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05mm"/>
    </style:style>
    <style:style style:name="co2" style:family="table-column">
      <style:table-column-properties fo:break-before="auto" style:column-width="17.29mm"/>
    </style:style>
    <style:style style:name="co3" style:family="table-column">
      <style:table-column-properties fo:break-before="auto" style:column-width="47.48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5.12mm"/>
    </style:style>
    <style:style style:name="co6" style:family="table-column">
      <style:table-column-properties fo:break-before="auto" style:column-width="15.7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_vill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 text:c="35"/>lz</text:p>
          </table:table-cell>
          <table:table-cell office:value-type="string" calcext:value-type="string">
            <text:p>mp_code</text:p>
          </table:table-cell>
          <table:table-cell office:value-type="string" calcext:value-type="string">
            <text:p><text:s text:c="15"/>mp_name</text:p>
          </table:table-cell>
          <table:table-cell office:value-type="string" calcext:value-type="string">
            <text:p><text:s text:c="4"/>mn_name</text:p>
          </table:table-cell>
          <table:table-cell office:value-type="string" calcext:value-type="string">
            <text:p><text:s text:c="5"/>dc_name</text:p>
          </table:table-cell>
          <table:table-cell office:value-type="string" calcext:value-type="string">
            <text:p><text:s/>pr_name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02" calcext:value-type="float">
            <text:p>970002</text:p>
          </table:table-cell>
          <table:table-cell office:value-type="string" calcext:value-type="string">
            <text:p>Aganang NU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70002" calcext:value-type="float">
            <text:p>970002</text:p>
          </table:table-cell>
          <table:table-cell office:value-type="string" calcext:value-type="string">
            <text:p>Aganang NU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9" calcext:value-type="float">
            <text:p>970059</text:p>
          </table:table-cell>
          <table:table-cell office:value-type="string" calcext:value-type="string">
            <text:p>Bako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7" calcext:value-type="float">
            <text:p>970047</text:p>
          </table:table-cell>
          <table:table-cell office:value-type="string" calcext:value-type="string">
            <text:p>Boratapelo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1" calcext:value-type="float">
            <text:p>970041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4" calcext:value-type="float">
            <text:p>970064</text:p>
          </table:table-cell>
          <table:table-cell office:value-type="string" calcext:value-type="string">
            <text:p>Corneli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8" calcext:value-type="float">
            <text:p>970048</text:p>
          </table:table-cell>
          <table:table-cell office:value-type="string" calcext:value-type="string">
            <text:p>Damplaats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7" calcext:value-type="float">
            <text:p>970077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2" calcext:value-type="float">
            <text:p>970062</text:p>
          </table:table-cell>
          <table:table-cell office:value-type="string" calcext:value-type="string">
            <text:p>Dibe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6" calcext:value-type="float">
            <text:p>970066</text:p>
          </table:table-cell>
          <table:table-cell office:value-type="string" calcext:value-type="string">
            <text:p>Ga-Diet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01" calcext:value-type="float">
            <text:p>970001</text:p>
          </table:table-cell>
          <table:table-cell office:value-type="string" calcext:value-type="string">
            <text:p>Ga-Dikgal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03" calcext:value-type="float">
            <text:p>970003</text:p>
          </table:table-cell>
          <table:table-cell office:value-type="string" calcext:value-type="string">
            <text:p>Ga-Keets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3" calcext:value-type="float">
            <text:p>970053</text:p>
          </table:table-cell>
          <table:table-cell office:value-type="string" calcext:value-type="string">
            <text:p>Ga-Kgorosh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0" calcext:value-type="float">
            <text:p>970010</text:p>
          </table:table-cell>
          <table:table-cell office:value-type="string" calcext:value-type="string">
            <text:p>Ga-Kolopo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3" calcext:value-type="float">
            <text:p>970013</text:p>
          </table:table-cell>
          <table:table-cell office:value-type="string" calcext:value-type="string">
            <text:p>Ga-Lamol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6" calcext:value-type="float">
            <text:p>970026</text:p>
          </table:table-cell>
          <table:table-cell office:value-type="string" calcext:value-type="string">
            <text:p>Ga-Lepadim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1" calcext:value-type="float">
            <text:p>970021</text:p>
          </table:table-cell>
          <table:table-cell office:value-type="string" calcext:value-type="string">
            <text:p>Ga-Mabitsel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8" calcext:value-type="float">
            <text:p>970078</text:p>
          </table:table-cell>
          <table:table-cell office:value-type="string" calcext:value-type="string">
            <text:p>Ga-Madib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0" calcext:value-type="float">
            <text:p>970070</text:p>
          </table:table-cell>
          <table:table-cell office:value-type="string" calcext:value-type="string">
            <text:p>Ga-Madiet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0" calcext:value-type="float">
            <text:p>970050</text:p>
          </table:table-cell>
          <table:table-cell office:value-type="string" calcext:value-type="string">
            <text:p>Ga-Mahoa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81" calcext:value-type="float">
            <text:p>970081</text:p>
          </table:table-cell>
          <table:table-cell office:value-type="string" calcext:value-type="string">
            <text:p>Ga-Mangou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70081" calcext:value-type="float">
            <text:p>970081</text:p>
          </table:table-cell>
          <table:table-cell office:value-type="string" calcext:value-type="string">
            <text:p>Ga-Mangou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05" calcext:value-type="float">
            <text:p>970005</text:p>
          </table:table-cell>
          <table:table-cell office:value-type="string" calcext:value-type="string">
            <text:p>Ga-Mankod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82" calcext:value-type="float">
            <text:p>970082</text:p>
          </table:table-cell>
          <table:table-cell office:value-type="string" calcext:value-type="string">
            <text:p>Ga-Manyapj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6" calcext:value-type="float">
            <text:p>970016</text:p>
          </table:table-cell>
          <table:table-cell office:value-type="string" calcext:value-type="string">
            <text:p>Ga-Mariban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2" calcext:value-type="float">
            <text:p>970012</text:p>
          </table:table-cell>
          <table:table-cell office:value-type="string" calcext:value-type="string">
            <text:p>Ga-Masehlo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86" calcext:value-type="float">
            <text:p>970086</text:p>
          </table:table-cell>
          <table:table-cell office:value-type="string" calcext:value-type="string">
            <text:p>Ga-Mashash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90" calcext:value-type="float">
            <text:p>970090</text:p>
          </table:table-cell>
          <table:table-cell office:value-type="string" calcext:value-type="string">
            <text:p>Ga-Matlap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1" calcext:value-type="float">
            <text:p>970011</text:p>
          </table:table-cell>
          <table:table-cell office:value-type="string" calcext:value-type="string">
            <text:p>Ga-Matlhod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9" calcext:value-type="float">
            <text:p>970029</text:p>
          </table:table-cell>
          <table:table-cell office:value-type="string" calcext:value-type="string">
            <text:p>Ga-Mmabatho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7" calcext:value-type="float">
            <text:p>970037</text:p>
          </table:table-cell>
          <table:table-cell office:value-type="string" calcext:value-type="string">
            <text:p>Ga-Mmathongwan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8" calcext:value-type="float">
            <text:p>970038</text:p>
          </table:table-cell>
          <table:table-cell office:value-type="string" calcext:value-type="string">
            <text:p>Ga-Modikan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5" calcext:value-type="float">
            <text:p>970025</text:p>
          </table:table-cell>
          <table:table-cell office:value-type="string" calcext:value-type="string">
            <text:p>Ga-Mokobod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06" calcext:value-type="float">
            <text:p>970006</text:p>
          </table:table-cell>
          <table:table-cell office:value-type="string" calcext:value-type="string">
            <text:p>Ga-Motlagomo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5" calcext:value-type="float">
            <text:p>970045</text:p>
          </table:table-cell>
          <table:table-cell office:value-type="string" calcext:value-type="string">
            <text:p>Ga-Ngwetsan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4" calcext:value-type="float">
            <text:p>970034</text:p>
          </table:table-cell>
          <table:table-cell office:value-type="string" calcext:value-type="string">
            <text:p>Ga-Nony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4" calcext:value-type="float">
            <text:p>970014</text:p>
          </table:table-cell>
          <table:table-cell office:value-type="string" calcext:value-type="string">
            <text:p>Ga-Phagod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0" calcext:value-type="float">
            <text:p>970030</text:p>
          </table:table-cell>
          <table:table-cell office:value-type="string" calcext:value-type="string">
            <text:p>Ga-Piet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6" calcext:value-type="float">
            <text:p>970056</text:p>
          </table:table-cell>
          <table:table-cell office:value-type="string" calcext:value-type="string">
            <text:p>Ga-Ramakar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6" calcext:value-type="float">
            <text:p>970036</text:p>
          </table:table-cell>
          <table:table-cell office:value-type="string" calcext:value-type="string">
            <text:p>Ga-Rametlwan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6" calcext:value-type="float">
            <text:p>970046</text:p>
          </table:table-cell>
          <table:table-cell office:value-type="string" calcext:value-type="string">
            <text:p>Ga-Ramokadi-Kad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5" calcext:value-type="float">
            <text:p>970035</text:p>
          </table:table-cell>
          <table:table-cell office:value-type="string" calcext:value-type="string">
            <text:p>Ga-Ramoshw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3" calcext:value-type="float">
            <text:p>970023</text:p>
          </table:table-cell>
          <table:table-cell office:value-type="string" calcext:value-type="string">
            <text:p>Ga-Ramotlokan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4" calcext:value-type="float">
            <text:p>970044</text:p>
          </table:table-cell>
          <table:table-cell office:value-type="string" calcext:value-type="string">
            <text:p>Ga-Rampuru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8" calcext:value-type="float">
            <text:p>970028</text:p>
          </table:table-cell>
          <table:table-cell office:value-type="string" calcext:value-type="string">
            <text:p>Ga-Rankuw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0" calcext:value-type="float">
            <text:p>970020</text:p>
          </table:table-cell>
          <table:table-cell office:value-type="string" calcext:value-type="string">
            <text:p>Ga-Sebots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4" calcext:value-type="float">
            <text:p>970054</text:p>
          </table:table-cell>
          <table:table-cell office:value-type="string" calcext:value-type="string">
            <text:p>Ga-Sechab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83" calcext:value-type="float">
            <text:p>970083</text:p>
          </table:table-cell>
          <table:table-cell office:value-type="string" calcext:value-type="string">
            <text:p>Glen-Roy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0" calcext:value-type="float">
            <text:p>970040</text:p>
          </table:table-cell>
          <table:table-cell office:value-type="string" calcext:value-type="string">
            <text:p>Goedgevonden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5" calcext:value-type="float">
            <text:p>970055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2" calcext:value-type="float">
            <text:p>970042</text:p>
          </table:table-cell>
          <table:table-cell office:value-type="string" calcext:value-type="string">
            <text:p>Hwib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2" calcext:value-type="float">
            <text:p>970032</text:p>
          </table:table-cell>
          <table:table-cell office:value-type="string" calcext:value-type="string">
            <text:p>Juno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5" calcext:value-type="float">
            <text:p>970075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1" calcext:value-type="float">
            <text:p>970061</text:p>
          </table:table-cell>
          <table:table-cell office:value-type="string" calcext:value-type="string">
            <text:p>Kalkspruit 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07" calcext:value-type="float">
            <text:p>970007</text:p>
          </table:table-cell>
          <table:table-cell office:value-type="string" calcext:value-type="string">
            <text:p>Kameelkop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09" calcext:value-type="float">
            <text:p>970009</text:p>
          </table:table-cell>
          <table:table-cell office:value-type="string" calcext:value-type="string">
            <text:p>Kanan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9" calcext:value-type="float">
            <text:p>970019</text:p>
          </table:table-cell>
          <table:table-cell office:value-type="string" calcext:value-type="string">
            <text:p>Leokano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3" calcext:value-type="float">
            <text:p>970063</text:p>
          </table:table-cell>
          <table:table-cell office:value-type="string" calcext:value-type="string">
            <text:p>Lepotlako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5" calcext:value-type="float">
            <text:p>970065</text:p>
          </table:table-cell>
          <table:table-cell office:value-type="string" calcext:value-type="string">
            <text:p>Madiet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7" calcext:value-type="float">
            <text:p>970057</text:p>
          </table:table-cell>
          <table:table-cell office:value-type="string" calcext:value-type="string">
            <text:p>Makgob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2" calcext:value-type="float">
            <text:p>970022</text:p>
          </table:table-cell>
          <table:table-cell office:value-type="string" calcext:value-type="string">
            <text:p>Mamehlab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4" calcext:value-type="float">
            <text:p>970074</text:p>
          </table:table-cell>
          <table:table-cell office:value-type="string" calcext:value-type="string">
            <text:p>Marab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3" calcext:value-type="float">
            <text:p>970043</text:p>
          </table:table-cell>
          <table:table-cell office:value-type="string" calcext:value-type="string">
            <text:p>Matlal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85" calcext:value-type="float">
            <text:p>970085</text:p>
          </table:table-cell>
          <table:table-cell office:value-type="string" calcext:value-type="string">
            <text:p>Matlale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7" calcext:value-type="float">
            <text:p>970017</text:p>
          </table:table-cell>
          <table:table-cell office:value-type="string" calcext:value-type="string">
            <text:p>Modderput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04" calcext:value-type="float">
            <text:p>970004</text:p>
          </table:table-cell>
          <table:table-cell office:value-type="string" calcext:value-type="string">
            <text:p>Mohlaje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9" calcext:value-type="float">
            <text:p>970079</text:p>
          </table:table-cell>
          <table:table-cell office:value-type="string" calcext:value-type="string">
            <text:p>Mohlono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4" calcext:value-type="float">
            <text:p>970024</text:p>
          </table:table-cell>
          <table:table-cell office:value-type="string" calcext:value-type="string">
            <text:p>Moletj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70024" calcext:value-type="float">
            <text:p>970024</text:p>
          </table:table-cell>
          <table:table-cell office:value-type="string" calcext:value-type="string">
            <text:p>Moletj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1" calcext:value-type="float">
            <text:p>970031</text:p>
          </table:table-cell>
          <table:table-cell office:value-type="string" calcext:value-type="string">
            <text:p>Moneywane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6" calcext:value-type="float">
            <text:p>970076</text:p>
          </table:table-cell>
          <table:table-cell office:value-type="string" calcext:value-type="string">
            <text:p>Monotw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5" calcext:value-type="float">
            <text:p>970015</text:p>
          </table:table-cell>
          <table:table-cell office:value-type="string" calcext:value-type="string">
            <text:p>Morow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1" calcext:value-type="float">
            <text:p>970071</text:p>
          </table:table-cell>
          <table:table-cell office:value-type="string" calcext:value-type="string">
            <text:p>Naled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18" calcext:value-type="float">
            <text:p>970018</text:p>
          </table:table-cell>
          <table:table-cell office:value-type="string" calcext:value-type="string">
            <text:p>Ngwanallel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8" calcext:value-type="float">
            <text:p>970068</text:p>
          </table:table-cell>
          <table:table-cell office:value-type="string" calcext:value-type="string">
            <text:p>Nokayamatlal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1" calcext:value-type="float">
            <text:p>970051</text:p>
          </table:table-cell>
          <table:table-cell office:value-type="string" calcext:value-type="string">
            <text:p>Ntlol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9" calcext:value-type="float">
            <text:p>970069</text:p>
          </table:table-cell>
          <table:table-cell office:value-type="string" calcext:value-type="string">
            <text:p>Phetol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7" calcext:value-type="float">
            <text:p>970067</text:p>
          </table:table-cell>
          <table:table-cell office:value-type="string" calcext:value-type="string">
            <text:p>Phofu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2" calcext:value-type="float">
            <text:p>970052</text:p>
          </table:table-cell>
          <table:table-cell office:value-type="string" calcext:value-type="string">
            <text:p>Ramalap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27" calcext:value-type="float">
            <text:p>970027</text:p>
          </table:table-cell>
          <table:table-cell office:value-type="string" calcext:value-type="string">
            <text:p>Rapitsi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3" calcext:value-type="float">
            <text:p>970033</text:p>
          </table:table-cell>
          <table:table-cell office:value-type="string" calcext:value-type="string">
            <text:p>Schoongelegen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2" calcext:value-type="float">
            <text:p>970072</text:p>
          </table:table-cell>
          <table:table-cell office:value-type="string" calcext:value-type="string">
            <text:p>Sefahl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87" calcext:value-type="float">
            <text:p>970087</text:p>
          </table:table-cell>
          <table:table-cell office:value-type="string" calcext:value-type="string">
            <text:p>Segwahle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08" calcext:value-type="float">
            <text:p>970008</text:p>
          </table:table-cell>
          <table:table-cell office:value-type="string" calcext:value-type="string">
            <text:p>Sekuruw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89" calcext:value-type="float">
            <text:p>970089</text:p>
          </table:table-cell>
          <table:table-cell office:value-type="string" calcext:value-type="string">
            <text:p>Seroba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58" calcext:value-type="float">
            <text:p>970058</text:p>
          </table:table-cell>
          <table:table-cell office:value-type="string" calcext:value-type="string">
            <text:p>Setumo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84" calcext:value-type="float">
            <text:p>970084</text:p>
          </table:table-cell>
          <table:table-cell office:value-type="string" calcext:value-type="string">
            <text:p>Takal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49" calcext:value-type="float">
            <text:p>970049</text:p>
          </table:table-cell>
          <table:table-cell office:value-type="string" calcext:value-type="string">
            <text:p>Taung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39" calcext:value-type="float">
            <text:p>970039</text:p>
          </table:table-cell>
          <table:table-cell office:value-type="string" calcext:value-type="string">
            <text:p>Tib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88" calcext:value-type="float">
            <text:p>970088</text:p>
          </table:table-cell>
          <table:table-cell office:value-type="string" calcext:value-type="string">
            <text:p>Utsane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73" calcext:value-type="float">
            <text:p>970073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0060" calcext:value-type="float">
            <text:p>970060</text:p>
          </table:table-cell>
          <table:table-cell office:value-type="string" calcext:value-type="string">
            <text:p>Waschbank</text:p>
          </table:table-cell>
          <table:table-cell office:value-type="string" calcext:value-type="string">
            <text:p>Aganan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9001" calcext:value-type="float">
            <text:p>969001</text:p>
          </table:table-cell>
          <table:table-cell office:value-type="string" calcext:value-type="string">
            <text:p>Alldays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2" calcext:value-type="float">
            <text:p>969102</text:p>
          </table:table-cell>
          <table:table-cell office:value-type="string" calcext:value-type="string">
            <text:p>Amosotho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31" calcext:value-type="float">
            <text:p>969031</text:p>
          </table:table-cell>
          <table:table-cell office:value-type="string" calcext:value-type="string">
            <text:p>Archibalt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24" calcext:value-type="float">
            <text:p>969124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9" calcext:value-type="float">
            <text:p>969059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9059" calcext:value-type="float">
            <text:p>969059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0" calcext:value-type="float">
            <text:p>969040</text:p>
          </table:table-cell>
          <table:table-cell office:value-type="string" calcext:value-type="string">
            <text:p>Bahanano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3" calcext:value-type="float">
            <text:p>969113</text:p>
          </table:table-cell>
          <table:table-cell office:value-type="string" calcext:value-type="string">
            <text:p>Bayswater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1" calcext:value-type="float">
            <text:p>969051</text:p>
          </table:table-cell>
          <table:table-cell office:value-type="string" calcext:value-type="string">
            <text:p>Bergendal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7" calcext:value-type="float">
            <text:p>969017</text:p>
          </table:table-cell>
          <table:table-cell office:value-type="string" calcext:value-type="string">
            <text:p>Berseb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5" calcext:value-type="float">
            <text:p>969055</text:p>
          </table:table-cell>
          <table:table-cell table:number-columns-repeated="2"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69002" calcext:value-type="float">
            <text:p>969002</text:p>
          </table:table-cell>
          <table:table-cell office:value-type="string" calcext:value-type="string">
            <text:p>Blouberg Munic N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02" calcext:value-type="float">
            <text:p>969002</text:p>
          </table:table-cell>
          <table:table-cell office:value-type="string" calcext:value-type="string">
            <text:p>Blouberg Munic N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69002" calcext:value-type="float">
            <text:p>969002</text:p>
          </table:table-cell>
          <table:table-cell office:value-type="string" calcext:value-type="string">
            <text:p>Blouberg Munic N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1 - ZALIC: Limpopo River intensive crop farming</text:p>
          </table:table-cell>
          <table:table-cell office:value-type="float" office:value="969002" calcext:value-type="float">
            <text:p>969002</text:p>
          </table:table-cell>
          <table:table-cell office:value-type="string" calcext:value-type="string">
            <text:p>Blouberg Munic N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9002" calcext:value-type="float">
            <text:p>969002</text:p>
          </table:table-cell>
          <table:table-cell office:value-type="string" calcext:value-type="string">
            <text:p>Blouberg Munic N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4" calcext:value-type="float">
            <text:p>969104</text:p>
          </table:table-cell>
          <table:table-cell office:value-type="string" calcext:value-type="string">
            <text:p>Bobirw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7" calcext:value-type="float">
            <text:p>969097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69097" calcext:value-type="float">
            <text:p>969097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9097" calcext:value-type="float">
            <text:p>969097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9097" calcext:value-type="float">
            <text:p>969097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4" calcext:value-type="float">
            <text:p>969074</text:p>
          </table:table-cell>
          <table:table-cell office:value-type="string" calcext:value-type="string">
            <text:p>Bod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6" calcext:value-type="float">
            <text:p>969046</text:p>
          </table:table-cell>
          <table:table-cell office:value-type="string" calcext:value-type="string">
            <text:p>Borwalathoto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3" calcext:value-type="float">
            <text:p>969063</text:p>
          </table:table-cell>
          <table:table-cell office:value-type="string" calcext:value-type="string">
            <text:p>Boshi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6" calcext:value-type="float">
            <text:p>969116</text:p>
          </table:table-cell>
          <table:table-cell office:value-type="string" calcext:value-type="string">
            <text:p>Botlokw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2" calcext:value-type="float">
            <text:p>969072</text:p>
          </table:table-cell>
          <table:table-cell office:value-type="string" calcext:value-type="string">
            <text:p>Brodie Hill 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8" calcext:value-type="float">
            <text:p>969078</text:p>
          </table:table-cell>
          <table:table-cell office:value-type="string" calcext:value-type="string">
            <text:p>Brodie Hill B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1" calcext:value-type="float">
            <text:p>969041</text:p>
          </table:table-cell>
          <table:table-cell office:value-type="string" calcext:value-type="string">
            <text:p>Buffelshoek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7" calcext:value-type="float">
            <text:p>969057</text:p>
          </table:table-cell>
          <table:table-cell office:value-type="string" calcext:value-type="string">
            <text:p>Bull-Bull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33" calcext:value-type="float">
            <text:p>969033</text:p>
          </table:table-cell>
          <table:table-cell office:value-type="string" calcext:value-type="string">
            <text:p>Burgerrecht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5" calcext:value-type="float">
            <text:p>969085</text:p>
          </table:table-cell>
          <table:table-cell office:value-type="string" calcext:value-type="string">
            <text:p>Callashield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3" calcext:value-type="float">
            <text:p>969043</text:p>
          </table:table-cell>
          <table:table-cell office:value-type="string" calcext:value-type="string">
            <text:p>Danzight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1" calcext:value-type="float">
            <text:p>969091</text:p>
          </table:table-cell>
          <table:table-cell office:value-type="string" calcext:value-type="string">
            <text:p>De Villiersdal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9" calcext:value-type="float">
            <text:p>969079</text:p>
          </table:table-cell>
          <table:table-cell office:value-type="string" calcext:value-type="string">
            <text:p>Ditats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6" calcext:value-type="float">
            <text:p>969086</text:p>
          </table:table-cell>
          <table:table-cell office:value-type="string" calcext:value-type="string">
            <text:p>Driekopies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32" calcext:value-type="float">
            <text:p>969032</text:p>
          </table:table-cell>
          <table:table-cell office:value-type="string" calcext:value-type="string">
            <text:p>Edwinsdal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8" calcext:value-type="float">
            <text:p>969018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20" calcext:value-type="float">
            <text:p>969020</text:p>
          </table:table-cell>
          <table:table-cell office:value-type="string" calcext:value-type="string">
            <text:p>Essoubinc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08" calcext:value-type="float">
            <text:p>969008</text:p>
          </table:table-cell>
          <table:table-cell office:value-type="string" calcext:value-type="string">
            <text:p>Ga-Danki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0" calcext:value-type="float">
            <text:p>969090</text:p>
          </table:table-cell>
          <table:table-cell office:value-type="string" calcext:value-type="string">
            <text:p>Ga-Hlako 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4" calcext:value-type="float">
            <text:p>969084</text:p>
          </table:table-cell>
          <table:table-cell office:value-type="string" calcext:value-type="string">
            <text:p>Ga-Hlako B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09" calcext:value-type="float">
            <text:p>969009</text:p>
          </table:table-cell>
          <table:table-cell office:value-type="string" calcext:value-type="string">
            <text:p>Ga-Kib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9" calcext:value-type="float">
            <text:p>969069</text:p>
          </table:table-cell>
          <table:table-cell office:value-type="string" calcext:value-type="string">
            <text:p>Ga-Kob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22" calcext:value-type="float">
            <text:p>969022</text:p>
          </table:table-cell>
          <table:table-cell office:value-type="string" calcext:value-type="string">
            <text:p>Ga-Mabelebel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5" calcext:value-type="float">
            <text:p>969105</text:p>
          </table:table-cell>
          <table:table-cell office:value-type="string" calcext:value-type="string">
            <text:p>Ga-Maboth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7" calcext:value-type="float">
            <text:p>969067</text:p>
          </table:table-cell>
          <table:table-cell office:value-type="string" calcext:value-type="string">
            <text:p>Ga-Machab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9067" calcext:value-type="float">
            <text:p>969067</text:p>
          </table:table-cell>
          <table:table-cell office:value-type="string" calcext:value-type="string">
            <text:p>Ga-Machab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7" calcext:value-type="float">
            <text:p>969077</text:p>
          </table:table-cell>
          <table:table-cell office:value-type="string" calcext:value-type="string">
            <text:p>Ga-Madibe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35" calcext:value-type="float">
            <text:p>969035</text:p>
          </table:table-cell>
          <table:table-cell office:value-type="string" calcext:value-type="string">
            <text:p>Ga-Motlan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0" calcext:value-type="float">
            <text:p>969080</text:p>
          </table:table-cell>
          <table:table-cell office:value-type="string" calcext:value-type="string">
            <text:p>Ga-Motshem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29" calcext:value-type="float">
            <text:p>969029</text:p>
          </table:table-cell>
          <table:table-cell office:value-type="string" calcext:value-type="string">
            <text:p>Ga-Moyag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3" calcext:value-type="float">
            <text:p>969083</text:p>
          </table:table-cell>
          <table:table-cell office:value-type="string" calcext:value-type="string">
            <text:p>Ga-Rammutla 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7" calcext:value-type="float">
            <text:p>969087</text:p>
          </table:table-cell>
          <table:table-cell office:value-type="string" calcext:value-type="string">
            <text:p>Ga-Rammutla B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0" calcext:value-type="float">
            <text:p>969100</text:p>
          </table:table-cell>
          <table:table-cell office:value-type="string" calcext:value-type="string">
            <text:p>Ga-Rampur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1" calcext:value-type="float">
            <text:p>969061</text:p>
          </table:table-cell>
          <table:table-cell office:value-type="string" calcext:value-type="string">
            <text:p>Ga-Tshabalal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7" calcext:value-type="float">
            <text:p>969107</text:p>
          </table:table-cell>
          <table:table-cell office:value-type="string" calcext:value-type="string">
            <text:p>GaMabeb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2" calcext:value-type="float">
            <text:p>969092</text:p>
          </table:table-cell>
          <table:table-cell office:value-type="string" calcext:value-type="string">
            <text:p>GaMakgwat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2" calcext:value-type="float">
            <text:p>969062</text:p>
          </table:table-cell>
          <table:table-cell office:value-type="string" calcext:value-type="string">
            <text:p>GaMalokel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1" calcext:value-type="float">
            <text:p>969011</text:p>
          </table:table-cell>
          <table:table-cell office:value-type="string" calcext:value-type="string">
            <text:p>GaMamad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6" calcext:value-type="float">
            <text:p>969056</text:p>
          </table:table-cell>
          <table:table-cell office:value-type="string" calcext:value-type="string">
            <text:p>GaMamokhwibid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0" calcext:value-type="float">
            <text:p>969050</text:p>
          </table:table-cell>
          <table:table-cell office:value-type="string" calcext:value-type="string">
            <text:p>GaMamolek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28" calcext:value-type="float">
            <text:p>969028</text:p>
          </table:table-cell>
          <table:table-cell office:value-type="string" calcext:value-type="string">
            <text:p>GaMaphoto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3" calcext:value-type="float">
            <text:p>969103</text:p>
          </table:table-cell>
          <table:table-cell office:value-type="string" calcext:value-type="string">
            <text:p>GaMasealel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5" calcext:value-type="float">
            <text:p>969115</text:p>
          </table:table-cell>
          <table:table-cell office:value-type="string" calcext:value-type="string">
            <text:p>GaMasekw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1" calcext:value-type="float">
            <text:p>969081</text:p>
          </table:table-cell>
          <table:table-cell office:value-type="string" calcext:value-type="string">
            <text:p>GaMmateman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06" calcext:value-type="float">
            <text:p>969006</text:p>
          </table:table-cell>
          <table:table-cell office:value-type="string" calcext:value-type="string">
            <text:p>GaMoisimane Ari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8" calcext:value-type="float">
            <text:p>969108</text:p>
          </table:table-cell>
          <table:table-cell office:value-type="string" calcext:value-type="string">
            <text:p>GaMojel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9" calcext:value-type="float">
            <text:p>969099</text:p>
          </table:table-cell>
          <table:table-cell office:value-type="string" calcext:value-type="string">
            <text:p>GaMonyebod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5" calcext:value-type="float">
            <text:p>969095</text:p>
          </table:table-cell>
          <table:table-cell office:value-type="string" calcext:value-type="string">
            <text:p>GaMoreis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9095" calcext:value-type="float">
            <text:p>969095</text:p>
          </table:table-cell>
          <table:table-cell office:value-type="string" calcext:value-type="string">
            <text:p>GaMoreis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0" calcext:value-type="float">
            <text:p>969110</text:p>
          </table:table-cell>
          <table:table-cell office:value-type="string" calcext:value-type="string">
            <text:p>GaNgwep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2" calcext:value-type="float">
            <text:p>969012</text:p>
          </table:table-cell>
          <table:table-cell office:value-type="string" calcext:value-type="string">
            <text:p>GaRakwel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03" calcext:value-type="float">
            <text:p>969003</text:p>
          </table:table-cell>
          <table:table-cell office:value-type="string" calcext:value-type="string">
            <text:p>GaRamaswikan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0" calcext:value-type="float">
            <text:p>969010</text:p>
          </table:table-cell>
          <table:table-cell office:value-type="string" calcext:value-type="string">
            <text:p>GaRamotsho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3" calcext:value-type="float">
            <text:p>969053</text:p>
          </table:table-cell>
          <table:table-cell office:value-type="string" calcext:value-type="string">
            <text:p>GaRamutl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21" calcext:value-type="float">
            <text:p>969121</text:p>
          </table:table-cell>
          <table:table-cell office:value-type="string" calcext:value-type="string">
            <text:p>GaRawesh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9" calcext:value-type="float">
            <text:p>969119</text:p>
          </table:table-cell>
          <table:table-cell office:value-type="string" calcext:value-type="string">
            <text:p>GaRawes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6" calcext:value-type="float">
            <text:p>969076</text:p>
          </table:table-cell>
          <table:table-cell office:value-type="string" calcext:value-type="string">
            <text:p>GaSebotlan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8" calcext:value-type="float">
            <text:p>969088</text:p>
          </table:table-cell>
          <table:table-cell office:value-type="string" calcext:value-type="string">
            <text:p>GaTef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4" calcext:value-type="float">
            <text:p>969044</text:p>
          </table:table-cell>
          <table:table-cell office:value-type="string" calcext:value-type="string">
            <text:p>GaTshabalal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8" calcext:value-type="float">
            <text:p>969098</text:p>
          </table:table-cell>
          <table:table-cell office:value-type="string" calcext:value-type="string">
            <text:p>Gamalebogo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21" calcext:value-type="float">
            <text:p>969021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37" calcext:value-type="float">
            <text:p>969037</text:p>
          </table:table-cell>
          <table:table-cell office:value-type="string" calcext:value-type="string">
            <text:p>Glenfernes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5" calcext:value-type="float">
            <text:p>969015</text:p>
          </table:table-cell>
          <table:table-cell office:value-type="string" calcext:value-type="string">
            <text:p>Goudmyn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7" calcext:value-type="float">
            <text:p>969047</text:p>
          </table:table-cell>
          <table:table-cell office:value-type="string" calcext:value-type="string">
            <text:p>Indermark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2" calcext:value-type="float">
            <text:p>969042</text:p>
          </table:table-cell>
          <table:table-cell office:value-type="string" calcext:value-type="string">
            <text:p>Inveraan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7" calcext:value-type="float">
            <text:p>969117</text:p>
          </table:table-cell>
          <table:table-cell office:value-type="string" calcext:value-type="string">
            <text:p>Kgat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4" calcext:value-type="float">
            <text:p>969114</text:p>
          </table:table-cell>
          <table:table-cell office:value-type="string" calcext:value-type="string">
            <text:p>Kgokonyan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24" calcext:value-type="float">
            <text:p>969024</text:p>
          </table:table-cell>
          <table:table-cell office:value-type="string" calcext:value-type="string">
            <text:p>Kromhoek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8" calcext:value-type="float">
            <text:p>969058</text:p>
          </table:table-cell>
          <table:table-cell office:value-type="string" calcext:value-type="string">
            <text:p>Lekgokgonok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22" calcext:value-type="float">
            <text:p>969122</text:p>
          </table:table-cell>
          <table:table-cell office:value-type="string" calcext:value-type="string">
            <text:p>Lekiti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39" calcext:value-type="float">
            <text:p>969039</text:p>
          </table:table-cell>
          <table:table-cell office:value-type="string" calcext:value-type="string">
            <text:p>Letshwatl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30" calcext:value-type="float">
            <text:p>969030</text:p>
          </table:table-cell>
          <table:table-cell office:value-type="string" calcext:value-type="string">
            <text:p>Lovely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6" calcext:value-type="float">
            <text:p>969106</text:p>
          </table:table-cell>
          <table:table-cell office:value-type="string" calcext:value-type="string">
            <text:p>Makgabe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25" calcext:value-type="float">
            <text:p>969025</text:p>
          </table:table-cell>
          <table:table-cell office:value-type="string" calcext:value-type="string">
            <text:p>Makgar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2" calcext:value-type="float">
            <text:p>969082</text:p>
          </table:table-cell>
          <table:table-cell office:value-type="string" calcext:value-type="string">
            <text:p>Mamelod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4" calcext:value-type="float">
            <text:p>969094</text:p>
          </table:table-cell>
          <table:table-cell office:value-type="string" calcext:value-type="string">
            <text:p>Mashale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2" calcext:value-type="float">
            <text:p>969052</text:p>
          </table:table-cell>
          <table:table-cell office:value-type="string" calcext:value-type="string">
            <text:p>Matekere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5" calcext:value-type="float">
            <text:p>969065</text:p>
          </table:table-cell>
          <table:table-cell office:value-type="string" calcext:value-type="string">
            <text:p>Mmankgod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05" calcext:value-type="float">
            <text:p>969005</text:p>
          </table:table-cell>
          <table:table-cell office:value-type="string" calcext:value-type="string">
            <text:p>Modimvuhus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36" calcext:value-type="float">
            <text:p>969036</text:p>
          </table:table-cell>
          <table:table-cell office:value-type="string" calcext:value-type="string">
            <text:p>Mokoena Maswike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3" calcext:value-type="float">
            <text:p>969093</text:p>
          </table:table-cell>
          <table:table-cell office:value-type="string" calcext:value-type="string">
            <text:p>Mokumuru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1" calcext:value-type="float">
            <text:p>969071</text:p>
          </table:table-cell>
          <table:table-cell office:value-type="string" calcext:value-type="string">
            <text:p>Mophamamon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25" calcext:value-type="float">
            <text:p>969125</text:p>
          </table:table-cell>
          <table:table-cell office:value-type="string" calcext:value-type="string">
            <text:p>Mosehle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1" calcext:value-type="float">
            <text:p>969111</text:p>
          </table:table-cell>
          <table:table-cell office:value-type="string" calcext:value-type="string">
            <text:p>Motsemosw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9" calcext:value-type="float">
            <text:p>969049</text:p>
          </table:table-cell>
          <table:table-cell office:value-type="string" calcext:value-type="string">
            <text:p>My Darli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9" calcext:value-type="float">
            <text:p>969109</text:p>
          </table:table-cell>
          <table:table-cell office:value-type="string" calcext:value-type="string">
            <text:p>Nontz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6" calcext:value-type="float">
            <text:p>969066</text:p>
          </table:table-cell>
          <table:table-cell office:value-type="string" calcext:value-type="string">
            <text:p>Papegaa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27" calcext:value-type="float">
            <text:p>969027</text:p>
          </table:table-cell>
          <table:table-cell office:value-type="string" calcext:value-type="string">
            <text:p>Pax Intrantibus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4" calcext:value-type="float">
            <text:p>969064</text:p>
          </table:table-cell>
          <table:table-cell office:value-type="string" calcext:value-type="string">
            <text:p>Pickum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07" calcext:value-type="float">
            <text:p>969007</text:p>
          </table:table-cell>
          <table:table-cell office:value-type="string" calcext:value-type="string">
            <text:p>Raditshab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23" calcext:value-type="float">
            <text:p>969123</text:p>
          </table:table-cell>
          <table:table-cell office:value-type="string" calcext:value-type="string">
            <text:p>Ror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8" calcext:value-type="float">
            <text:p>969068</text:p>
          </table:table-cell>
          <table:table-cell office:value-type="string" calcext:value-type="string">
            <text:p>Seborian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60" calcext:value-type="float">
            <text:p>969060</text:p>
          </table:table-cell>
          <table:table-cell office:value-type="string" calcext:value-type="string">
            <text:p>Sekhu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3" calcext:value-type="float">
            <text:p>969073</text:p>
          </table:table-cell>
          <table:table-cell office:value-type="string" calcext:value-type="string">
            <text:p>Sekidi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26" calcext:value-type="float">
            <text:p>969026</text:p>
          </table:table-cell>
          <table:table-cell office:value-type="string" calcext:value-type="string">
            <text:p>Sekwat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89" calcext:value-type="float">
            <text:p>969089</text:p>
          </table:table-cell>
          <table:table-cell office:value-type="string" calcext:value-type="string">
            <text:p>Selow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96" calcext:value-type="float">
            <text:p>969096</text:p>
          </table:table-cell>
          <table:table-cell office:value-type="string" calcext:value-type="string">
            <text:p>Senwabarwan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8" calcext:value-type="float">
            <text:p>969048</text:p>
          </table:table-cell>
          <table:table-cell office:value-type="string" calcext:value-type="string">
            <text:p>Sesuan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2" calcext:value-type="float">
            <text:p>969112</text:p>
          </table:table-cell>
          <table:table-cell office:value-type="string" calcext:value-type="string">
            <text:p>Setlaol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45" calcext:value-type="float">
            <text:p>969045</text:p>
          </table:table-cell>
          <table:table-cell office:value-type="string" calcext:value-type="string">
            <text:p>Setloki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04" calcext:value-type="float">
            <text:p>969004</text:p>
          </table:table-cell>
          <table:table-cell office:value-type="string" calcext:value-type="string">
            <text:p>Sias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6" calcext:value-type="float">
            <text:p>969016</text:p>
          </table:table-cell>
          <table:table-cell office:value-type="string" calcext:value-type="string">
            <text:p>Slaaphoek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01" calcext:value-type="float">
            <text:p>969101</text:p>
          </table:table-cell>
          <table:table-cell office:value-type="string" calcext:value-type="string">
            <text:p>Thabananhlan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34" calcext:value-type="float">
            <text:p>969034</text:p>
          </table:table-cell>
          <table:table-cell office:value-type="string" calcext:value-type="string">
            <text:p>Theber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54" calcext:value-type="float">
            <text:p>969054</text:p>
          </table:table-cell>
          <table:table-cell office:value-type="string" calcext:value-type="string">
            <text:p>Tiekielin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9" calcext:value-type="float">
            <text:p>969019</text:p>
          </table:table-cell>
          <table:table-cell office:value-type="string" calcext:value-type="string">
            <text:p>Tlhona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4" calcext:value-type="float">
            <text:p>969014</text:p>
          </table:table-cell>
          <table:table-cell office:value-type="string" calcext:value-type="string">
            <text:p>Tlhonasedimong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9038" calcext:value-type="float">
            <text:p>969038</text:p>
          </table:table-cell>
          <table:table-cell office:value-type="string" calcext:value-type="string">
            <text:p>Tolw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0" calcext:value-type="float">
            <text:p>969070</text:p>
          </table:table-cell>
          <table:table-cell office:value-type="string" calcext:value-type="string">
            <text:p>Tsolamets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75" calcext:value-type="float">
            <text:p>969075</text:p>
          </table:table-cell>
          <table:table-cell office:value-type="string" calcext:value-type="string">
            <text:p>Tswatsane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18" calcext:value-type="float">
            <text:p>969118</text:p>
          </table:table-cell>
          <table:table-cell office:value-type="string" calcext:value-type="string">
            <text:p>Uitkyk B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120" calcext:value-type="float">
            <text:p>969120</text:p>
          </table:table-cell>
          <table:table-cell office:value-type="string" calcext:value-type="string">
            <text:p>Vienen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9013" calcext:value-type="float">
            <text:p>969013</text:p>
          </table:table-cell>
          <table:table-cell office:value-type="string" calcext:value-type="string">
            <text:p>Wegdraai</text:p>
          </table:table-cell>
          <table:table-cell office:value-type="string" calcext:value-type="string">
            <text:p>Blouberg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7" calcext:value-type="float">
            <text:p>976027</text:p>
          </table:table-cell>
          <table:table-cell office:value-type="string" calcext:value-type="string">
            <text:p>Bodutul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2" calcext:value-type="float">
            <text:p>976072</text:p>
          </table:table-cell>
          <table:table-cell office:value-type="string" calcext:value-type="string">
            <text:p>Bolahlakgom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2" calcext:value-type="float">
            <text:p>976032</text:p>
          </table:table-cell>
          <table:table-cell office:value-type="string" calcext:value-type="string">
            <text:p>Bolop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81" calcext:value-type="float">
            <text:p>976081</text:p>
          </table:table-cell>
          <table:table-cell office:value-type="string" calcext:value-type="string">
            <text:p>Byldrift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50" calcext:value-type="float">
            <text:p>976050</text:p>
          </table:table-cell>
          <table:table-cell office:value-type="string" calcext:value-type="string">
            <text:p>Dithaban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05" calcext:value-type="float">
            <text:p>976005</text:p>
          </table:table-cell>
          <table:table-cell office:value-type="string" calcext:value-type="string">
            <text:p>Ditholo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9" calcext:value-type="float">
            <text:p>976079</text:p>
          </table:table-cell>
          <table:table-cell office:value-type="string" calcext:value-type="string">
            <text:p>Droogt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0" calcext:value-type="float">
            <text:p>976020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76001" calcext:value-type="float">
            <text:p>976001</text:p>
          </table:table-cell>
          <table:table-cell office:value-type="string" calcext:value-type="string">
            <text:p>Fertilis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6" calcext:value-type="float">
            <text:p>976066</text:p>
          </table:table-cell>
          <table:table-cell office:value-type="string" calcext:value-type="string">
            <text:p>Ga-Madisaleol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09" calcext:value-type="float">
            <text:p>976009</text:p>
          </table:table-cell>
          <table:table-cell office:value-type="string" calcext:value-type="string">
            <text:p>Ga-Mafef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76003" calcext:value-type="float">
            <text:p>976003</text:p>
          </table:table-cell>
          <table:table-cell office:value-type="string" calcext:value-type="string">
            <text:p>Ga-Mamp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04" calcext:value-type="float">
            <text:p>976004</text:p>
          </table:table-cell>
          <table:table-cell office:value-type="string" calcext:value-type="string">
            <text:p>Ga-Moil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6" calcext:value-type="float">
            <text:p>976016</text:p>
          </table:table-cell>
          <table:table-cell office:value-type="string" calcext:value-type="string">
            <text:p>GaMakgoba 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3" calcext:value-type="float">
            <text:p>976033</text:p>
          </table:table-cell>
          <table:table-cell office:value-type="string" calcext:value-type="string">
            <text:p>GaMakgoba B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4" calcext:value-type="float">
            <text:p>976034</text:p>
          </table:table-cell>
          <table:table-cell office:value-type="string" calcext:value-type="string">
            <text:p>GaMakgoth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8" calcext:value-type="float">
            <text:p>976068</text:p>
          </table:table-cell>
          <table:table-cell office:value-type="string" calcext:value-type="string">
            <text:p>GaMmamogwas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80" calcext:value-type="float">
            <text:p>976080</text:p>
          </table:table-cell>
          <table:table-cell office:value-type="string" calcext:value-type="string">
            <text:p>GaMolap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0" calcext:value-type="float">
            <text:p>976030</text:p>
          </table:table-cell>
          <table:table-cell office:value-type="string" calcext:value-type="string">
            <text:p>GaRakgoath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08" calcext:value-type="float">
            <text:p>976008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3" calcext:value-type="float">
            <text:p>976023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76054" calcext:value-type="float">
            <text:p>976054</text:p>
          </table:table-cell>
          <table:table-cell office:value-type="string" calcext:value-type="string">
            <text:p>Hweler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4" calcext:value-type="float">
            <text:p>976024</text:p>
          </table:table-cell>
          <table:table-cell office:value-type="string" calcext:value-type="string">
            <text:p>Hwelesan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86" calcext:value-type="float">
            <text:p>976086</text:p>
          </table:table-cell>
          <table:table-cell office:value-type="string" calcext:value-type="string">
            <text:p>Kgwarip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84" calcext:value-type="float">
            <text:p>976084</text:p>
          </table:table-cell>
          <table:table-cell office:value-type="string" calcext:value-type="string">
            <text:p>Khur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87" calcext:value-type="float">
            <text:p>976087</text:p>
          </table:table-cell>
          <table:table-cell office:value-type="string" calcext:value-type="string">
            <text:p>Klipheuvel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76042" calcext:value-type="float">
            <text:p>976042</text:p>
          </table:table-cell>
          <table:table-cell office:value-type="string" calcext:value-type="string">
            <text:p>Lebowakgom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76042" calcext:value-type="float">
            <text:p>976042</text:p>
          </table:table-cell>
          <table:table-cell office:value-type="string" calcext:value-type="string">
            <text:p>Lebowakgom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76042" calcext:value-type="float">
            <text:p>976042</text:p>
          </table:table-cell>
          <table:table-cell office:value-type="string" calcext:value-type="string">
            <text:p>Lebowakgom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6042" calcext:value-type="float">
            <text:p>976042</text:p>
          </table:table-cell>
          <table:table-cell office:value-type="string" calcext:value-type="string">
            <text:p>Lebowakgom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6042" calcext:value-type="float">
            <text:p>976042</text:p>
          </table:table-cell>
          <table:table-cell office:value-type="string" calcext:value-type="string">
            <text:p>Lebowakgom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45" calcext:value-type="float">
            <text:p>976045</text:p>
          </table:table-cell>
          <table:table-cell office:value-type="string" calcext:value-type="string">
            <text:p>Lehlokwan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59" calcext:value-type="float">
            <text:p>976059</text:p>
          </table:table-cell>
          <table:table-cell office:value-type="string" calcext:value-type="string">
            <text:p>Lekuru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3" calcext:value-type="float">
            <text:p>976073</text:p>
          </table:table-cell>
          <table:table-cell office:value-type="string" calcext:value-type="string">
            <text:p>Lenti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76002" calcext:value-type="float">
            <text:p>976002</text:p>
          </table:table-cell>
          <table:table-cell office:value-type="string" calcext:value-type="string">
            <text:p>Lepele-Nkumpi NU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02" calcext:value-type="float">
            <text:p>976002</text:p>
          </table:table-cell>
          <table:table-cell office:value-type="string" calcext:value-type="string">
            <text:p>Lepele-Nkumpi NU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6002" calcext:value-type="float">
            <text:p>976002</text:p>
          </table:table-cell>
          <table:table-cell office:value-type="string" calcext:value-type="string">
            <text:p>Lepele-Nkumpi NU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76002" calcext:value-type="float">
            <text:p>976002</text:p>
          </table:table-cell>
          <table:table-cell office:value-type="string" calcext:value-type="string">
            <text:p>Lepele-Nkumpi NU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52" calcext:value-type="float">
            <text:p>976052</text:p>
          </table:table-cell>
          <table:table-cell office:value-type="string" calcext:value-type="string">
            <text:p>Lesetsi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5" calcext:value-type="float">
            <text:p>976015</text:p>
          </table:table-cell>
          <table:table-cell office:value-type="string" calcext:value-type="string">
            <text:p>Madikel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5" calcext:value-type="float">
            <text:p>976065</text:p>
          </table:table-cell>
          <table:table-cell office:value-type="string" calcext:value-type="string">
            <text:p>Madisha-Ditor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8" calcext:value-type="float">
            <text:p>976038</text:p>
          </table:table-cell>
          <table:table-cell office:value-type="string" calcext:value-type="string">
            <text:p>Maejan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5" calcext:value-type="float">
            <text:p>976075</text:p>
          </table:table-cell>
          <table:table-cell office:value-type="string" calcext:value-type="string">
            <text:p>Magatl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06" calcext:value-type="float">
            <text:p>976006</text:p>
          </table:table-cell>
          <table:table-cell office:value-type="string" calcext:value-type="string">
            <text:p>Mahlatsani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55" calcext:value-type="float">
            <text:p>976055</text:p>
          </table:table-cell>
          <table:table-cell office:value-type="string" calcext:value-type="string">
            <text:p>Makhushan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1" calcext:value-type="float">
            <text:p>976031</text:p>
          </table:table-cell>
          <table:table-cell office:value-type="string" calcext:value-type="string">
            <text:p>Mako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43" calcext:value-type="float">
            <text:p>976043</text:p>
          </table:table-cell>
          <table:table-cell office:value-type="string" calcext:value-type="string">
            <text:p>Makots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49" calcext:value-type="float">
            <text:p>976049</text:p>
          </table:table-cell>
          <table:table-cell office:value-type="string" calcext:value-type="string">
            <text:p>Makuru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83" calcext:value-type="float">
            <text:p>976083</text:p>
          </table:table-cell>
          <table:table-cell office:value-type="string" calcext:value-type="string">
            <text:p>Malatan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3" calcext:value-type="float">
            <text:p>976063</text:p>
          </table:table-cell>
          <table:table-cell office:value-type="string" calcext:value-type="string">
            <text:p>Malekapan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1" calcext:value-type="float">
            <text:p>976021</text:p>
          </table:table-cell>
          <table:table-cell office:value-type="string" calcext:value-type="string">
            <text:p>Malema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41" calcext:value-type="float">
            <text:p>976041</text:p>
          </table:table-cell>
          <table:table-cell office:value-type="string" calcext:value-type="string">
            <text:p>Mamaol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7" calcext:value-type="float">
            <text:p>976077</text:p>
          </table:table-cell>
          <table:table-cell office:value-type="string" calcext:value-type="string">
            <text:p>Mamatony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4" calcext:value-type="float">
            <text:p>976064</text:p>
          </table:table-cell>
          <table:table-cell office:value-type="string" calcext:value-type="string">
            <text:p>Manail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51" calcext:value-type="float">
            <text:p>976051</text:p>
          </table:table-cell>
          <table:table-cell office:value-type="string" calcext:value-type="string">
            <text:p>Maralal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6" calcext:value-type="float">
            <text:p>976076</text:p>
          </table:table-cell>
          <table:table-cell office:value-type="string" calcext:value-type="string">
            <text:p>Marulan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7" calcext:value-type="float">
            <text:p>976017</text:p>
          </table:table-cell>
          <table:table-cell office:value-type="string" calcext:value-type="string">
            <text:p>Maselesel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9" calcext:value-type="float">
            <text:p>976039</text:p>
          </table:table-cell>
          <table:table-cell office:value-type="string" calcext:value-type="string">
            <text:p>Mashit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2" calcext:value-type="float">
            <text:p>976022</text:p>
          </table:table-cell>
          <table:table-cell office:value-type="string" calcext:value-type="string">
            <text:p>Masusel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07" calcext:value-type="float">
            <text:p>976007</text:p>
          </table:table-cell>
          <table:table-cell office:value-type="string" calcext:value-type="string">
            <text:p>Matau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44" calcext:value-type="float">
            <text:p>976044</text:p>
          </table:table-cell>
          <table:table-cell office:value-type="string" calcext:value-type="string">
            <text:p>Mathibel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6044" calcext:value-type="float">
            <text:p>976044</text:p>
          </table:table-cell>
          <table:table-cell office:value-type="string" calcext:value-type="string">
            <text:p>Mathibel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76044" calcext:value-type="float">
            <text:p>976044</text:p>
          </table:table-cell>
          <table:table-cell office:value-type="string" calcext:value-type="string">
            <text:p>Mathibel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9" calcext:value-type="float">
            <text:p>976029</text:p>
          </table:table-cell>
          <table:table-cell office:value-type="string" calcext:value-type="string">
            <text:p>Matom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48" calcext:value-type="float">
            <text:p>976048</text:p>
          </table:table-cell>
          <table:table-cell office:value-type="string" calcext:value-type="string">
            <text:p>Matshelan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4" calcext:value-type="float">
            <text:p>976014</text:p>
          </table:table-cell>
          <table:table-cell office:value-type="string" calcext:value-type="string">
            <text:p>Mmashadi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40" calcext:value-type="float">
            <text:p>976040</text:p>
          </table:table-cell>
          <table:table-cell office:value-type="string" calcext:value-type="string">
            <text:p>Mobosobohlog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6" calcext:value-type="float">
            <text:p>976026</text:p>
          </table:table-cell>
          <table:table-cell office:value-type="string" calcext:value-type="string">
            <text:p>Mogodi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82" calcext:value-type="float">
            <text:p>976082</text:p>
          </table:table-cell>
          <table:table-cell office:value-type="string" calcext:value-type="string">
            <text:p>Mogologol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47" calcext:value-type="float">
            <text:p>976047</text:p>
          </table:table-cell>
          <table:table-cell office:value-type="string" calcext:value-type="string">
            <text:p>Mogoto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8" calcext:value-type="float">
            <text:p>976078</text:p>
          </table:table-cell>
          <table:table-cell office:value-type="string" calcext:value-type="string">
            <text:p>Mokgopho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9" calcext:value-type="float">
            <text:p>976019</text:p>
          </table:table-cell>
          <table:table-cell office:value-type="string" calcext:value-type="string">
            <text:p>Molapo Matebel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1" calcext:value-type="float">
            <text:p>976011</text:p>
          </table:table-cell>
          <table:table-cell office:value-type="string" calcext:value-type="string">
            <text:p>Molek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56" calcext:value-type="float">
            <text:p>976056</text:p>
          </table:table-cell>
          <table:table-cell office:value-type="string" calcext:value-type="string">
            <text:p>Moletlan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8" calcext:value-type="float">
            <text:p>976018</text:p>
          </table:table-cell>
          <table:table-cell office:value-type="string" calcext:value-type="string">
            <text:p>Mooiplaas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2" calcext:value-type="float">
            <text:p>976062</text:p>
          </table:table-cell>
          <table:table-cell office:value-type="string" calcext:value-type="string">
            <text:p>Morots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58" calcext:value-type="float">
            <text:p>976058</text:p>
          </table:table-cell>
          <table:table-cell office:value-type="string" calcext:value-type="string">
            <text:p>Mosetamo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46" calcext:value-type="float">
            <text:p>976046</text:p>
          </table:table-cell>
          <table:table-cell office:value-type="string" calcext:value-type="string">
            <text:p>Motantanyan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0" calcext:value-type="float">
            <text:p>976070</text:p>
          </table:table-cell>
          <table:table-cell office:value-type="string" calcext:value-type="string">
            <text:p>Motserer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2" calcext:value-type="float">
            <text:p>976012</text:p>
          </table:table-cell>
          <table:table-cell office:value-type="string" calcext:value-type="string">
            <text:p>Mphaan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7" calcext:value-type="float">
            <text:p>976037</text:p>
          </table:table-cell>
          <table:table-cell office:value-type="string" calcext:value-type="string">
            <text:p>Mphahlel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6" calcext:value-type="float">
            <text:p>976036</text:p>
          </table:table-cell>
          <table:table-cell office:value-type="string" calcext:value-type="string">
            <text:p>Naauwpoort Ext1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7" calcext:value-type="float">
            <text:p>976067</text:p>
          </table:table-cell>
          <table:table-cell office:value-type="string" calcext:value-type="string">
            <text:p>Nkotokwan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35" calcext:value-type="float">
            <text:p>976035</text:p>
          </table:table-cell>
          <table:table-cell office:value-type="string" calcext:value-type="string">
            <text:p>Osterd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3" calcext:value-type="float">
            <text:p>976013</text:p>
          </table:table-cell>
          <table:table-cell office:value-type="string" calcext:value-type="string">
            <text:p>Phagan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53" calcext:value-type="float">
            <text:p>976053</text:p>
          </table:table-cell>
          <table:table-cell office:value-type="string" calcext:value-type="string">
            <text:p>Phosiri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10" calcext:value-type="float">
            <text:p>976010</text:p>
          </table:table-cell>
          <table:table-cell office:value-type="string" calcext:value-type="string">
            <text:p>Ramonwana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8" calcext:value-type="float">
            <text:p>976028</text:p>
          </table:table-cell>
          <table:table-cell office:value-type="string" calcext:value-type="string">
            <text:p>Schuinsrand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1" calcext:value-type="float">
            <text:p>976071</text:p>
          </table:table-cell>
          <table:table-cell office:value-type="string" calcext:value-type="string">
            <text:p>Sekgophokgopho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57" calcext:value-type="float">
            <text:p>976057</text:p>
          </table:table-cell>
          <table:table-cell office:value-type="string" calcext:value-type="string">
            <text:p>Sekimmi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25" calcext:value-type="float">
            <text:p>976025</text:p>
          </table:table-cell>
          <table:table-cell office:value-type="string" calcext:value-type="string">
            <text:p>Seroban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85" calcext:value-type="float">
            <text:p>976085</text:p>
          </table:table-cell>
          <table:table-cell office:value-type="string" calcext:value-type="string">
            <text:p>Serul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1" calcext:value-type="float">
            <text:p>976061</text:p>
          </table:table-cell>
          <table:table-cell office:value-type="string" calcext:value-type="string">
            <text:p>Thamangan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9" calcext:value-type="float">
            <text:p>976069</text:p>
          </table:table-cell>
          <table:table-cell office:value-type="string" calcext:value-type="string">
            <text:p>Tjiane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74" calcext:value-type="float">
            <text:p>976074</text:p>
          </table:table-cell>
          <table:table-cell office:value-type="string" calcext:value-type="string">
            <text:p>Tooseng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6060" calcext:value-type="float">
            <text:p>976060</text:p>
          </table:table-cell>
          <table:table-cell office:value-type="string" calcext:value-type="string">
            <text:p>Turfpan</text:p>
          </table:table-cell>
          <table:table-cell office:value-type="string" calcext:value-type="string">
            <text:p>Lepele-Nkumpi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26" calcext:value-type="float">
            <text:p>973026</text:p>
          </table:table-cell>
          <table:table-cell office:value-type="string" calcext:value-type="string">
            <text:p>Botlokwa (Mphakane)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73026" calcext:value-type="float">
            <text:p>973026</text:p>
          </table:table-cell>
          <table:table-cell office:value-type="string" calcext:value-type="string">
            <text:p>Botlokwa (Mphakane)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18" calcext:value-type="float">
            <text:p>9730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73035" calcext:value-type="float">
            <text:p>973035</text:p>
          </table:table-cell>
          <table:table-cell office:value-type="string" calcext:value-type="string">
            <text:p>Eisleben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21" calcext:value-type="float">
            <text:p>973021</text:p>
          </table:table-cell>
          <table:table-cell office:value-type="string" calcext:value-type="string">
            <text:p>Ga-Kgara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11" calcext:value-type="float">
            <text:p>973011</text:p>
          </table:table-cell>
          <table:table-cell office:value-type="string" calcext:value-type="string">
            <text:p>Ga-Mabotha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34" calcext:value-type="float">
            <text:p>973034</text:p>
          </table:table-cell>
          <table:table-cell office:value-type="string" calcext:value-type="string">
            <text:p>Ga-Makgato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03" calcext:value-type="float">
            <text:p>973003</text:p>
          </table:table-cell>
          <table:table-cell office:value-type="string" calcext:value-type="string">
            <text:p>Ga-Maponto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16" calcext:value-type="float">
            <text:p>973016</text:p>
          </table:table-cell>
          <table:table-cell office:value-type="string" calcext:value-type="string">
            <text:p>Ga-Mokgehl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10" calcext:value-type="float">
            <text:p>973010</text:p>
          </table:table-cell>
          <table:table-cell office:value-type="string" calcext:value-type="string">
            <text:p>Ga-Mokwel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06" calcext:value-type="float">
            <text:p>973006</text:p>
          </table:table-cell>
          <table:table-cell office:value-type="string" calcext:value-type="string">
            <text:p>Ga-Moleel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73023" calcext:value-type="float">
            <text:p>973023</text:p>
          </table:table-cell>
          <table:table-cell office:value-type="string" calcext:value-type="string">
            <text:p>Ga-Phasha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13" calcext:value-type="float">
            <text:p>973013</text:p>
          </table:table-cell>
          <table:table-cell office:value-type="string" calcext:value-type="string">
            <text:p>Ga-Poopedi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22" calcext:value-type="float">
            <text:p>973022</text:p>
          </table:table-cell>
          <table:table-cell office:value-type="string" calcext:value-type="string">
            <text:p>Ga-Sako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01" calcext:value-type="float">
            <text:p>973001</text:p>
          </table:table-cell>
          <table:table-cell office:value-type="string" calcext:value-type="string">
            <text:p>Ha-Madikana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09" calcext:value-type="float">
            <text:p>973009</text:p>
          </table:table-cell>
          <table:table-cell office:value-type="string" calcext:value-type="string">
            <text:p>Koekoek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33" calcext:value-type="float">
            <text:p>973033</text:p>
          </table:table-cell>
          <table:table-cell office:value-type="string" calcext:value-type="string">
            <text:p>Makgalong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25" calcext:value-type="float">
            <text:p>973025</text:p>
          </table:table-cell>
          <table:table-cell office:value-type="string" calcext:value-type="string">
            <text:p>Mangat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15" calcext:value-type="float">
            <text:p>973015</text:p>
          </table:table-cell>
          <table:table-cell office:value-type="string" calcext:value-type="string">
            <text:p>Manthata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29" calcext:value-type="float">
            <text:p>973029</text:p>
          </table:table-cell>
          <table:table-cell office:value-type="string" calcext:value-type="string">
            <text:p>Matsek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73029" calcext:value-type="float">
            <text:p>973029</text:p>
          </table:table-cell>
          <table:table-cell office:value-type="string" calcext:value-type="string">
            <text:p>Matsek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3017" calcext:value-type="float">
            <text:p>973017</text:p>
          </table:table-cell>
          <table:table-cell office:value-type="string" calcext:value-type="string">
            <text:p>Mogwadi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02" calcext:value-type="float">
            <text:p>973002</text:p>
          </table:table-cell>
          <table:table-cell office:value-type="string" calcext:value-type="string">
            <text:p>Mohodi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73002" calcext:value-type="float">
            <text:p>973002</text:p>
          </table:table-cell>
          <table:table-cell office:value-type="string" calcext:value-type="string">
            <text:p>Mohodi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04" calcext:value-type="float">
            <text:p>973004</text:p>
          </table:table-cell>
          <table:table-cell office:value-type="string" calcext:value-type="string">
            <text:p>Molemole NU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73004" calcext:value-type="float">
            <text:p>973004</text:p>
          </table:table-cell>
          <table:table-cell office:value-type="string" calcext:value-type="string">
            <text:p>Molemole NU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2 - ZALEM: Limpopo Escarpment Mixed Farming</text:p>
          </table:table-cell>
          <table:table-cell office:value-type="float" office:value="973004" calcext:value-type="float">
            <text:p>973004</text:p>
          </table:table-cell>
          <table:table-cell office:value-type="string" calcext:value-type="string">
            <text:p>Molemole NU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3032" calcext:value-type="float">
            <text:p>973032</text:p>
          </table:table-cell>
          <table:table-cell office:value-type="string" calcext:value-type="string">
            <text:p>Morbeng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3032" calcext:value-type="float">
            <text:p>973032</text:p>
          </table:table-cell>
          <table:table-cell office:value-type="string" calcext:value-type="string">
            <text:p>Morbeng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07" calcext:value-type="float">
            <text:p>973007</text:p>
          </table:table-cell>
          <table:table-cell office:value-type="string" calcext:value-type="string">
            <text:p>Moshasha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3031" calcext:value-type="float">
            <text:p>973031</text:p>
          </table:table-cell>
          <table:table-cell office:value-type="string" calcext:value-type="string">
            <text:p>Nthabiseng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28" calcext:value-type="float">
            <text:p>973028</text:p>
          </table:table-cell>
          <table:table-cell office:value-type="string" calcext:value-type="string">
            <text:p>Ramatjow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73030" calcext:value-type="float">
            <text:p>973030</text:p>
          </table:table-cell>
          <table:table-cell office:value-type="string" calcext:value-type="string">
            <text:p>Ramokgopa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20" calcext:value-type="float">
            <text:p>973020</text:p>
          </table:table-cell>
          <table:table-cell office:value-type="string" calcext:value-type="string">
            <text:p>Sakoleng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08" calcext:value-type="float">
            <text:p>973008</text:p>
          </table:table-cell>
          <table:table-cell office:value-type="string" calcext:value-type="string">
            <text:p>Schellenburg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19" calcext:value-type="float">
            <text:p>973019</text:p>
          </table:table-cell>
          <table:table-cell office:value-type="string" calcext:value-type="string">
            <text:p>Schoonveld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27" calcext:value-type="float">
            <text:p>973027</text:p>
          </table:table-cell>
          <table:table-cell office:value-type="string" calcext:value-type="string">
            <text:p>Sefen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24" calcext:value-type="float">
            <text:p>973024</text:p>
          </table:table-cell>
          <table:table-cell office:value-type="string" calcext:value-type="string">
            <text:p>Sekaken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12" calcext:value-type="float">
            <text:p>973012</text:p>
          </table:table-cell>
          <table:table-cell office:value-type="string" calcext:value-type="string">
            <text:p>Shash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73014" calcext:value-type="float">
            <text:p>973014</text:p>
          </table:table-cell>
          <table:table-cell office:value-type="string" calcext:value-type="string">
            <text:p>Tshitale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3005" calcext:value-type="float">
            <text:p>973005</text:p>
          </table:table-cell>
          <table:table-cell office:value-type="string" calcext:value-type="string">
            <text:p>Westphalia</text:p>
          </table:table-cell>
          <table:table-cell office:value-type="string" calcext:value-type="string">
            <text:p>Molemol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7" calcext:value-type="float">
            <text:p>974087</text:p>
          </table:table-cell>
          <table:table-cell office:value-type="string" calcext:value-type="string">
            <text:p>Badimo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4142" calcext:value-type="float">
            <text:p>974142</text:p>
          </table:table-cell>
          <table:table-cell office:value-type="string" calcext:value-type="string">
            <text:p>Bergnek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42" calcext:value-type="float">
            <text:p>974042</text:p>
          </table:table-cell>
          <table:table-cell office:value-type="string" calcext:value-type="string">
            <text:p>Bloodriver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4042" calcext:value-type="float">
            <text:p>974042</text:p>
          </table:table-cell>
          <table:table-cell office:value-type="string" calcext:value-type="string">
            <text:p>Bloodriver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096" calcext:value-type="float">
            <text:p>974096</text:p>
          </table:table-cell>
          <table:table-cell office:value-type="string" calcext:value-type="string">
            <text:p>Boskopies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40" calcext:value-type="float">
            <text:p>974140</text:p>
          </table:table-cell>
          <table:table-cell office:value-type="string" calcext:value-type="string">
            <text:p>Chuenespoort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08" calcext:value-type="float">
            <text:p>974008</text:p>
          </table:table-cell>
          <table:table-cell office:value-type="string" calcext:value-type="string">
            <text:p>Ditent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045" calcext:value-type="float">
            <text:p>974045</text:p>
          </table:table-cell>
          <table:table-cell office:value-type="string" calcext:value-type="string">
            <text:p>Doornbult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75" calcext:value-type="float">
            <text:p>974075</text:p>
          </table:table-cell>
          <table:table-cell office:value-type="string" calcext:value-type="string">
            <text:p>Doornspruit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107" calcext:value-type="float">
            <text:p>974107</text:p>
          </table:table-cell>
          <table:table-cell office:value-type="string" calcext:value-type="string">
            <text:p>Elmadal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41" calcext:value-type="float">
            <text:p>974141</text:p>
          </table:table-cell>
          <table:table-cell office:value-type="string" calcext:value-type="string">
            <text:p>Ga-Chue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74141" calcext:value-type="float">
            <text:p>974141</text:p>
          </table:table-cell>
          <table:table-cell office:value-type="string" calcext:value-type="string">
            <text:p>Ga-Chue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03" calcext:value-type="float">
            <text:p>974003</text:p>
          </table:table-cell>
          <table:table-cell office:value-type="string" calcext:value-type="string">
            <text:p>Ga-Hlah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23" calcext:value-type="float">
            <text:p>974023</text:p>
          </table:table-cell>
          <table:table-cell office:value-type="string" calcext:value-type="string">
            <text:p>Ga-Komap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28" calcext:value-type="float">
            <text:p>974128</text:p>
          </table:table-cell>
          <table:table-cell office:value-type="string" calcext:value-type="string">
            <text:p>Ga-Lekgotho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09" calcext:value-type="float">
            <text:p>974009</text:p>
          </table:table-cell>
          <table:table-cell office:value-type="string" calcext:value-type="string">
            <text:p>Ga-Mabitse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20" calcext:value-type="float">
            <text:p>974020</text:p>
          </table:table-cell>
          <table:table-cell office:value-type="string" calcext:value-type="string">
            <text:p>Ga-Maboth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7" calcext:value-type="float">
            <text:p>974137</text:p>
          </table:table-cell>
          <table:table-cell office:value-type="string" calcext:value-type="string">
            <text:p>Ga-Maj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04" calcext:value-type="float">
            <text:p>974004</text:p>
          </table:table-cell>
          <table:table-cell office:value-type="string" calcext:value-type="string">
            <text:p>Ga-Makibel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07" calcext:value-type="float">
            <text:p>974007</text:p>
          </table:table-cell>
          <table:table-cell office:value-type="string" calcext:value-type="string">
            <text:p>Ga-Matabany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79" calcext:value-type="float">
            <text:p>974079</text:p>
          </table:table-cell>
          <table:table-cell office:value-type="string" calcext:value-type="string">
            <text:p>Ga-Mothib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3" calcext:value-type="float">
            <text:p>974083</text:p>
          </table:table-cell>
          <table:table-cell office:value-type="string" calcext:value-type="string">
            <text:p>Ga-Mothol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74083" calcext:value-type="float">
            <text:p>974083</text:p>
          </table:table-cell>
          <table:table-cell office:value-type="string" calcext:value-type="string">
            <text:p>Ga-Mothol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05" calcext:value-type="float">
            <text:p>974005</text:p>
          </table:table-cell>
          <table:table-cell office:value-type="string" calcext:value-type="string">
            <text:p>Ga-Setati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58" calcext:value-type="float">
            <text:p>974058</text:p>
          </table:table-cell>
          <table:table-cell office:value-type="string" calcext:value-type="string">
            <text:p>Ga-Tjal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66" calcext:value-type="float">
            <text:p>974066</text:p>
          </table:table-cell>
          <table:table-cell office:value-type="string" calcext:value-type="string">
            <text:p>Ga-kgol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99" calcext:value-type="float">
            <text:p>974099</text:p>
          </table:table-cell>
          <table:table-cell office:value-type="string" calcext:value-type="string">
            <text:p>GaMagow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74099" calcext:value-type="float">
            <text:p>974099</text:p>
          </table:table-cell>
          <table:table-cell office:value-type="string" calcext:value-type="string">
            <text:p>GaMagow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90" calcext:value-type="float">
            <text:p>974090</text:p>
          </table:table-cell>
          <table:table-cell office:value-type="string" calcext:value-type="string">
            <text:p>GaMahlahl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57" calcext:value-type="float">
            <text:p>974057</text:p>
          </table:table-cell>
          <table:table-cell office:value-type="string" calcext:value-type="string">
            <text:p>GaMailu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3" calcext:value-type="float">
            <text:p>974113</text:p>
          </table:table-cell>
          <table:table-cell office:value-type="string" calcext:value-type="string">
            <text:p>GaMakany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71" calcext:value-type="float">
            <text:p>974071</text:p>
          </table:table-cell>
          <table:table-cell office:value-type="string" calcext:value-type="string">
            <text:p>GaMakgob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63" calcext:value-type="float">
            <text:p>974063</text:p>
          </table:table-cell>
          <table:table-cell office:value-type="string" calcext:value-type="string">
            <text:p>GaMakgobath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52" calcext:value-type="float">
            <text:p>974052</text:p>
          </table:table-cell>
          <table:table-cell office:value-type="string" calcext:value-type="string">
            <text:p>GaMakwey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48" calcext:value-type="float">
            <text:p>974048</text:p>
          </table:table-cell>
          <table:table-cell office:value-type="string" calcext:value-type="string">
            <text:p>GaMamadi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64" calcext:value-type="float">
            <text:p>974064</text:p>
          </table:table-cell>
          <table:table-cell office:value-type="string" calcext:value-type="string">
            <text:p>GaMamphak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11" calcext:value-type="float">
            <text:p>974011</text:p>
          </table:table-cell>
          <table:table-cell office:value-type="string" calcext:value-type="string">
            <text:p>GaManame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76" calcext:value-type="float">
            <text:p>974076</text:p>
          </table:table-cell>
          <table:table-cell office:value-type="string" calcext:value-type="string">
            <text:p>GaMapangu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2" calcext:value-type="float">
            <text:p>974132</text:p>
          </table:table-cell>
          <table:table-cell office:value-type="string" calcext:value-type="string">
            <text:p>GaMathib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2" calcext:value-type="float">
            <text:p>974112</text:p>
          </table:table-cell>
          <table:table-cell office:value-type="string" calcext:value-type="string">
            <text:p>GaMboi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9" calcext:value-type="float">
            <text:p>974119</text:p>
          </table:table-cell>
          <table:table-cell office:value-type="string" calcext:value-type="string">
            <text:p>GaMmamatsh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27" calcext:value-type="float">
            <text:p>974127</text:p>
          </table:table-cell>
          <table:table-cell office:value-type="string" calcext:value-type="string">
            <text:p>GaMogan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27" calcext:value-type="float">
            <text:p>974027</text:p>
          </table:table-cell>
          <table:table-cell office:value-type="string" calcext:value-type="string">
            <text:p>GaMokgop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0" calcext:value-type="float">
            <text:p>974110</text:p>
          </table:table-cell>
          <table:table-cell office:value-type="string" calcext:value-type="string">
            <text:p>GaMokw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974110" calcext:value-type="float">
            <text:p>974110</text:p>
          </table:table-cell>
          <table:table-cell office:value-type="string" calcext:value-type="string">
            <text:p>GaMokw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23" calcext:value-type="float">
            <text:p>974123</text:p>
          </table:table-cell>
          <table:table-cell office:value-type="string" calcext:value-type="string">
            <text:p>GaMolep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69" calcext:value-type="float">
            <text:p>974069</text:p>
          </table:table-cell>
          <table:table-cell office:value-type="string" calcext:value-type="string">
            <text:p>GaMorop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24" calcext:value-type="float">
            <text:p>974124</text:p>
          </table:table-cell>
          <table:table-cell office:value-type="string" calcext:value-type="string">
            <text:p>GaMothap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37" calcext:value-type="float">
            <text:p>974037</text:p>
          </table:table-cell>
          <table:table-cell office:value-type="string" calcext:value-type="string">
            <text:p>GaPots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15" calcext:value-type="float">
            <text:p>974015</text:p>
          </table:table-cell>
          <table:table-cell office:value-type="string" calcext:value-type="string">
            <text:p>GaRamongwan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20" calcext:value-type="float">
            <text:p>974120</text:p>
          </table:table-cell>
          <table:table-cell office:value-type="string" calcext:value-type="string">
            <text:p>GaRampher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25" calcext:value-type="float">
            <text:p>974125</text:p>
          </table:table-cell>
          <table:table-cell office:value-type="string" calcext:value-type="string">
            <text:p>GaSebati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12" calcext:value-type="float">
            <text:p>974012</text:p>
          </table:table-cell>
          <table:table-cell office:value-type="string" calcext:value-type="string">
            <text:p>GaSemeny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6" calcext:value-type="float">
            <text:p>974136</text:p>
          </table:table-cell>
          <table:table-cell office:value-type="string" calcext:value-type="string">
            <text:p>GaThab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5" calcext:value-type="float">
            <text:p>974085</text:p>
          </table:table-cell>
          <table:table-cell office:value-type="string" calcext:value-type="string">
            <text:p>GaThok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74085" calcext:value-type="float">
            <text:p>974085</text:p>
          </table:table-cell>
          <table:table-cell office:value-type="string" calcext:value-type="string">
            <text:p>GaThok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8" calcext:value-type="float">
            <text:p>974138</text:p>
          </table:table-cell>
          <table:table-cell office:value-type="string" calcext:value-type="string">
            <text:p>GaTshwene 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0" calcext:value-type="float">
            <text:p>974130</text:p>
          </table:table-cell>
          <table:table-cell office:value-type="string" calcext:value-type="string">
            <text:p>GaTshwene B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68" calcext:value-type="float">
            <text:p>974068</text:p>
          </table:table-cell>
          <table:table-cell office:value-type="string" calcext:value-type="string">
            <text:p>Gamalahle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39" calcext:value-type="float">
            <text:p>974039</text:p>
          </table:table-cell>
          <table:table-cell office:value-type="string" calcext:value-type="string">
            <text:p>Kgohlw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67" calcext:value-type="float">
            <text:p>974067</text:p>
          </table:table-cell>
          <table:table-cell office:value-type="string" calcext:value-type="string">
            <text:p>Kgoko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10" calcext:value-type="float">
            <text:p>974010</text:p>
          </table:table-cell>
          <table:table-cell office:value-type="string" calcext:value-type="string">
            <text:p>Kgoroshi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62" calcext:value-type="float">
            <text:p>974062</text:p>
          </table:table-cell>
          <table:table-cell office:value-type="string" calcext:value-type="string">
            <text:p>Kgwar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18" calcext:value-type="float">
            <text:p>974018</text:p>
          </table:table-cell>
          <table:table-cell office:value-type="string" calcext:value-type="string">
            <text:p>Kgwar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24" calcext:value-type="float">
            <text:p>974024</text:p>
          </table:table-cell>
          <table:table-cell office:value-type="string" calcext:value-type="string">
            <text:p>Koloti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9" calcext:value-type="float">
            <text:p>974089</text:p>
          </table:table-cell>
          <table:table-cell office:value-type="string" calcext:value-type="string">
            <text:p>Koman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51" calcext:value-type="float">
            <text:p>974051</text:p>
          </table:table-cell>
          <table:table-cell office:value-type="string" calcext:value-type="string">
            <text:p>Kotishi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74108" calcext:value-type="float">
            <text:p>974108</text:p>
          </table:table-cell>
          <table:table-cell office:value-type="string" calcext:value-type="string">
            <text:p>Kuschk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7" calcext:value-type="float">
            <text:p>974117</text:p>
          </table:table-cell>
          <table:table-cell office:value-type="string" calcext:value-type="string">
            <text:p>Laaste <text:s/>Hoop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8" calcext:value-type="float">
            <text:p>974118</text:p>
          </table:table-cell>
          <table:table-cell office:value-type="string" calcext:value-type="string">
            <text:p>Laaste Hoop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105" calcext:value-type="float">
            <text:p>974105</text:p>
          </table:table-cell>
          <table:table-cell office:value-type="string" calcext:value-type="string">
            <text:p>Leeukuil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33" calcext:value-type="float">
            <text:p>974033</text:p>
          </table:table-cell>
          <table:table-cell office:value-type="string" calcext:value-type="string">
            <text:p>Lenyeny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29" calcext:value-type="float">
            <text:p>974129</text:p>
          </table:table-cell>
          <table:table-cell office:value-type="string" calcext:value-type="string">
            <text:p>Lithupan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25" calcext:value-type="float">
            <text:p>974025</text:p>
          </table:table-cell>
          <table:table-cell office:value-type="string" calcext:value-type="string">
            <text:p>Mabokelel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04" calcext:value-type="float">
            <text:p>974104</text:p>
          </table:table-cell>
          <table:table-cell office:value-type="string" calcext:value-type="string">
            <text:p>Madig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50" calcext:value-type="float">
            <text:p>974050</text:p>
          </table:table-cell>
          <table:table-cell office:value-type="string" calcext:value-type="string">
            <text:p>Madiga 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49" calcext:value-type="float">
            <text:p>974049</text:p>
          </table:table-cell>
          <table:table-cell office:value-type="string" calcext:value-type="string">
            <text:p>Madiga B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14" calcext:value-type="float">
            <text:p>974014</text:p>
          </table:table-cell>
          <table:table-cell office:value-type="string" calcext:value-type="string">
            <text:p>Mahwibitsw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6" calcext:value-type="float">
            <text:p>974086</text:p>
          </table:table-cell>
          <table:table-cell office:value-type="string" calcext:value-type="string">
            <text:p>Makany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74086" calcext:value-type="float">
            <text:p>974086</text:p>
          </table:table-cell>
          <table:table-cell office:value-type="string" calcext:value-type="string">
            <text:p>Makany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5" calcext:value-type="float">
            <text:p>974135</text:p>
          </table:table-cell>
          <table:table-cell office:value-type="string" calcext:value-type="string">
            <text:p>Makati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1" calcext:value-type="float">
            <text:p>974081</text:p>
          </table:table-cell>
          <table:table-cell office:value-type="string" calcext:value-type="string">
            <text:p>Makekete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09" calcext:value-type="float">
            <text:p>974109</text:p>
          </table:table-cell>
          <table:table-cell office:value-type="string" calcext:value-type="string">
            <text:p>Makg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22" calcext:value-type="float">
            <text:p>974022</text:p>
          </table:table-cell>
          <table:table-cell office:value-type="string" calcext:value-type="string">
            <text:p>Makgob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40" calcext:value-type="float">
            <text:p>974040</text:p>
          </table:table-cell>
          <table:table-cell office:value-type="string" calcext:value-type="string">
            <text:p>Makgof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01" calcext:value-type="float">
            <text:p>974101</text:p>
          </table:table-cell>
          <table:table-cell office:value-type="string" calcext:value-type="string">
            <text:p>Makgwan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35" calcext:value-type="float">
            <text:p>974035</text:p>
          </table:table-cell>
          <table:table-cell office:value-type="string" calcext:value-type="string">
            <text:p>Makgwar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02" calcext:value-type="float">
            <text:p>974102</text:p>
          </table:table-cell>
          <table:table-cell office:value-type="string" calcext:value-type="string">
            <text:p>Makhwar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54" calcext:value-type="float">
            <text:p>974054</text:p>
          </table:table-cell>
          <table:table-cell office:value-type="string" calcext:value-type="string">
            <text:p>Makotopo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22" calcext:value-type="float">
            <text:p>974122</text:p>
          </table:table-cell>
          <table:table-cell office:value-type="string" calcext:value-type="string">
            <text:p>Makubu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2" calcext:value-type="float">
            <text:p>974082</text:p>
          </table:table-cell>
          <table:table-cell office:value-type="string" calcext:value-type="string">
            <text:p>Mamotint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5" calcext:value-type="float">
            <text:p>974115</text:p>
          </table:table-cell>
          <table:table-cell office:value-type="string" calcext:value-type="string">
            <text:p>Mankgail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4" calcext:value-type="float">
            <text:p>974084</text:p>
          </table:table-cell>
          <table:table-cell office:value-type="string" calcext:value-type="string">
            <text:p>Mankw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4 - ZAUED: Urban, education / health / services</text:p>
          </table:table-cell>
          <table:table-cell office:value-type="float" office:value="974084" calcext:value-type="float">
            <text:p>974084</text:p>
          </table:table-cell>
          <table:table-cell office:value-type="string" calcext:value-type="string">
            <text:p>Mankw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4084" calcext:value-type="float">
            <text:p>974084</text:p>
          </table:table-cell>
          <table:table-cell office:value-type="string" calcext:value-type="string">
            <text:p>Mankw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29" calcext:value-type="float">
            <text:p>974029</text:p>
          </table:table-cell>
          <table:table-cell office:value-type="string" calcext:value-type="string">
            <text:p>Mantheding 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19" calcext:value-type="float">
            <text:p>974019</text:p>
          </table:table-cell>
          <table:table-cell office:value-type="string" calcext:value-type="string">
            <text:p>Mantheding B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13" calcext:value-type="float">
            <text:p>974013</text:p>
          </table:table-cell>
          <table:table-cell office:value-type="string" calcext:value-type="string">
            <text:p>Maroba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61" calcext:value-type="float">
            <text:p>974061</text:p>
          </table:table-cell>
          <table:table-cell office:value-type="string" calcext:value-type="string">
            <text:p>Masealam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70" calcext:value-type="float">
            <text:p>974070</text:p>
          </table:table-cell>
          <table:table-cell office:value-type="string" calcext:value-type="string">
            <text:p>Masekwam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30" calcext:value-type="float">
            <text:p>974030</text:p>
          </table:table-cell>
          <table:table-cell office:value-type="string" calcext:value-type="string">
            <text:p>Maseny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06" calcext:value-type="float">
            <text:p>974006</text:p>
          </table:table-cell>
          <table:table-cell office:value-type="string" calcext:value-type="string">
            <text:p>Masobohl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3" calcext:value-type="float">
            <text:p>974133</text:p>
          </table:table-cell>
          <table:table-cell office:value-type="string" calcext:value-type="string">
            <text:p>Matobol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93" calcext:value-type="float">
            <text:p>974093</text:p>
          </table:table-cell>
          <table:table-cell office:value-type="string" calcext:value-type="string">
            <text:p>Megori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32" calcext:value-type="float">
            <text:p>974032</text:p>
          </table:table-cell>
          <table:table-cell office:value-type="string" calcext:value-type="string">
            <text:p>Mehlako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01" calcext:value-type="float">
            <text:p>974001</text:p>
          </table:table-cell>
          <table:table-cell office:value-type="string" calcext:value-type="string">
            <text:p>Mmadigoro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31" calcext:value-type="float">
            <text:p>974031</text:p>
          </table:table-cell>
          <table:table-cell office:value-type="string" calcext:value-type="string">
            <text:p>Mmoto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17" calcext:value-type="float">
            <text:p>974017</text:p>
          </table:table-cell>
          <table:table-cell office:value-type="string" calcext:value-type="string">
            <text:p>Mokgab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36" calcext:value-type="float">
            <text:p>974036</text:p>
          </table:table-cell>
          <table:table-cell office:value-type="string" calcext:value-type="string">
            <text:p>Mokgurutl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78" calcext:value-type="float">
            <text:p>974078</text:p>
          </table:table-cell>
          <table:table-cell office:value-type="string" calcext:value-type="string">
            <text:p>Molapi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38" calcext:value-type="float">
            <text:p>974038</text:p>
          </table:table-cell>
          <table:table-cell office:value-type="string" calcext:value-type="string">
            <text:p>Monyam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8" calcext:value-type="float">
            <text:p>974088</text:p>
          </table:table-cell>
          <table:table-cell office:value-type="string" calcext:value-type="string">
            <text:p>Monywan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34" calcext:value-type="float">
            <text:p>974034</text:p>
          </table:table-cell>
          <table:table-cell office:value-type="string" calcext:value-type="string">
            <text:p>Moshat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94" calcext:value-type="float">
            <text:p>974094</text:p>
          </table:table-cell>
          <table:table-cell office:value-type="string" calcext:value-type="string">
            <text:p>Mothak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56" calcext:value-type="float">
            <text:p>974056</text:p>
          </table:table-cell>
          <table:table-cell office:value-type="string" calcext:value-type="string">
            <text:p>Motlhatsw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1" calcext:value-type="float">
            <text:p>974111</text:p>
          </table:table-cell>
          <table:table-cell office:value-type="string" calcext:value-type="string">
            <text:p>Mountain View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1" calcext:value-type="float">
            <text:p>974131</text:p>
          </table:table-cell>
          <table:table-cell office:value-type="string" calcext:value-type="string">
            <text:p>Mphogodib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098" calcext:value-type="float">
            <text:p>974098</text:p>
          </table:table-cell>
          <table:table-cell office:value-type="string" calcext:value-type="string">
            <text:p>Myngenoegen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4" calcext:value-type="float">
            <text:p>974114</text:p>
          </table:table-cell>
          <table:table-cell office:value-type="string" calcext:value-type="string">
            <text:p>Nok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59" calcext:value-type="float">
            <text:p>974059</text:p>
          </table:table-cell>
          <table:table-cell office:value-type="string" calcext:value-type="string">
            <text:p>Ntsim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046" calcext:value-type="float">
            <text:p>974046</text:p>
          </table:table-cell>
          <table:table-cell office:value-type="string" calcext:value-type="string">
            <text:p>Palmietfontein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41" calcext:value-type="float">
            <text:p>974041</text:p>
          </table:table-cell>
          <table:table-cell office:value-type="string" calcext:value-type="string">
            <text:p>Perskebult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03" calcext:value-type="float">
            <text:p>974103</text:p>
          </table:table-cell>
          <table:table-cell office:value-type="string" calcext:value-type="string">
            <text:p>Phomolo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74044" calcext:value-type="float">
            <text:p>974044</text:p>
          </table:table-cell>
          <table:table-cell table:number-columns-repeated="2"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74044" calcext:value-type="float">
            <text:p>974044</text:p>
          </table:table-cell>
          <table:table-cell table:number-columns-repeated="2"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74044" calcext:value-type="float">
            <text:p>974044</text:p>
          </table:table-cell>
          <table:table-cell table:number-columns-repeated="2"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74044" calcext:value-type="float">
            <text:p>974044</text:p>
          </table:table-cell>
          <table:table-cell table:number-columns-repeated="2"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4044" calcext:value-type="float">
            <text:p>974044</text:p>
          </table:table-cell>
          <table:table-cell table:number-columns-repeated="2"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4044" calcext:value-type="float">
            <text:p>974044</text:p>
          </table:table-cell>
          <table:table-cell table:number-columns-repeated="2"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044" calcext:value-type="float">
            <text:p>974044</text:p>
          </table:table-cell>
          <table:table-cell table:number-columns-repeated="2"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74044" calcext:value-type="float">
            <text:p>974044</text:p>
          </table:table-cell>
          <table:table-cell table:number-columns-repeated="2"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74002" calcext:value-type="float">
            <text:p>974002</text:p>
          </table:table-cell>
          <table:table-cell office:value-type="string" calcext:value-type="string">
            <text:p>Polokwane NU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02" calcext:value-type="float">
            <text:p>974002</text:p>
          </table:table-cell>
          <table:table-cell office:value-type="string" calcext:value-type="string">
            <text:p>Polokwane NU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02" calcext:value-type="float">
            <text:p>974002</text:p>
          </table:table-cell>
          <table:table-cell office:value-type="string" calcext:value-type="string">
            <text:p>Polokwane NU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74002" calcext:value-type="float">
            <text:p>974002</text:p>
          </table:table-cell>
          <table:table-cell office:value-type="string" calcext:value-type="string">
            <text:p>Polokwane NU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2 - ZALEM: Limpopo Escarpment Mixed Farming</text:p>
          </table:table-cell>
          <table:table-cell office:value-type="float" office:value="974002" calcext:value-type="float">
            <text:p>974002</text:p>
          </table:table-cell>
          <table:table-cell office:value-type="string" calcext:value-type="string">
            <text:p>Polokwane NU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4 - ZAUED: Urban, education / health / services</text:p>
          </table:table-cell>
          <table:table-cell office:value-type="float" office:value="974002" calcext:value-type="float">
            <text:p>974002</text:p>
          </table:table-cell>
          <table:table-cell office:value-type="string" calcext:value-type="string">
            <text:p>Polokwane NU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74002" calcext:value-type="float">
            <text:p>974002</text:p>
          </table:table-cell>
          <table:table-cell office:value-type="string" calcext:value-type="string">
            <text:p>Polokwane NU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4002" calcext:value-type="float">
            <text:p>974002</text:p>
          </table:table-cell>
          <table:table-cell office:value-type="string" calcext:value-type="string">
            <text:p>Polokwane NU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002" calcext:value-type="float">
            <text:p>974002</text:p>
          </table:table-cell>
          <table:table-cell office:value-type="string" calcext:value-type="string">
            <text:p>Polokwane NU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26" calcext:value-type="float">
            <text:p>974026</text:p>
          </table:table-cell>
          <table:table-cell office:value-type="string" calcext:value-type="string">
            <text:p>Ramakgapho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00" calcext:value-type="float">
            <text:p>974100</text:p>
          </table:table-cell>
          <table:table-cell office:value-type="string" calcext:value-type="string">
            <text:p>Ramogal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106" calcext:value-type="float">
            <text:p>974106</text:p>
          </table:table-cell>
          <table:table-cell office:value-type="string" calcext:value-type="string">
            <text:p>Rietfontein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28" calcext:value-type="float">
            <text:p>974028</text:p>
          </table:table-cell>
          <table:table-cell office:value-type="string" calcext:value-type="string">
            <text:p>Sebay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74028" calcext:value-type="float">
            <text:p>974028</text:p>
          </table:table-cell>
          <table:table-cell office:value-type="string" calcext:value-type="string">
            <text:p>Sebay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4028" calcext:value-type="float">
            <text:p>974028</text:p>
          </table:table-cell>
          <table:table-cell office:value-type="string" calcext:value-type="string">
            <text:p>Sebay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43" calcext:value-type="float">
            <text:p>974143</text:p>
          </table:table-cell>
          <table:table-cell office:value-type="string" calcext:value-type="string">
            <text:p>Sebonapudi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95" calcext:value-type="float">
            <text:p>974095</text:p>
          </table:table-cell>
          <table:table-cell office:value-type="string" calcext:value-type="string">
            <text:p>Segwasi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4" calcext:value-type="float">
            <text:p>974134</text:p>
          </table:table-cell>
          <table:table-cell office:value-type="string" calcext:value-type="string">
            <text:p>Sekgw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74" calcext:value-type="float">
            <text:p>974074</text:p>
          </table:table-cell>
          <table:table-cell office:value-type="string" calcext:value-type="string">
            <text:p>Sencherer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60" calcext:value-type="float">
            <text:p>974060</text:p>
          </table:table-cell>
          <table:table-cell office:value-type="string" calcext:value-type="string">
            <text:p>Sengat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74043" calcext:value-type="float">
            <text:p>974043</text:p>
          </table:table-cell>
          <table:table-cell office:value-type="string" calcext:value-type="string">
            <text:p>Sesheg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74043" calcext:value-type="float">
            <text:p>974043</text:p>
          </table:table-cell>
          <table:table-cell office:value-type="string" calcext:value-type="string">
            <text:p>Sesheg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74043" calcext:value-type="float">
            <text:p>974043</text:p>
          </table:table-cell>
          <table:table-cell office:value-type="string" calcext:value-type="string">
            <text:p>Sesheg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4043" calcext:value-type="float">
            <text:p>974043</text:p>
          </table:table-cell>
          <table:table-cell office:value-type="string" calcext:value-type="string">
            <text:p>Sesheg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4043" calcext:value-type="float">
            <text:p>974043</text:p>
          </table:table-cell>
          <table:table-cell office:value-type="string" calcext:value-type="string">
            <text:p>Sesheg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74043" calcext:value-type="float">
            <text:p>974043</text:p>
          </table:table-cell>
          <table:table-cell office:value-type="string" calcext:value-type="string">
            <text:p>Sesheg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73" calcext:value-type="float">
            <text:p>974073</text:p>
          </table:table-cell>
          <table:table-cell office:value-type="string" calcext:value-type="string">
            <text:p>Setotolwa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16" calcext:value-type="float">
            <text:p>974116</text:p>
          </table:table-cell>
          <table:table-cell office:value-type="string" calcext:value-type="string">
            <text:p>Sobiago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77" calcext:value-type="float">
            <text:p>974077</text:p>
          </table:table-cell>
          <table:table-cell office:value-type="string" calcext:value-type="string">
            <text:p>Syferkuil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91" calcext:value-type="float">
            <text:p>974091</text:p>
          </table:table-cell>
          <table:table-cell office:value-type="string" calcext:value-type="string">
            <text:p>Thabakgo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80" calcext:value-type="float">
            <text:p>974080</text:p>
          </table:table-cell>
          <table:table-cell office:value-type="string" calcext:value-type="string">
            <text:p>Thakgala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92" calcext:value-type="float">
            <text:p>974092</text:p>
          </table:table-cell>
          <table:table-cell office:value-type="string" calcext:value-type="string">
            <text:p>Tholongw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65" calcext:value-type="float">
            <text:p>974065</text:p>
          </table:table-cell>
          <table:table-cell office:value-type="string" calcext:value-type="string">
            <text:p>Thu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16" calcext:value-type="float">
            <text:p>974016</text:p>
          </table:table-cell>
          <table:table-cell office:value-type="string" calcext:value-type="string">
            <text:p>Titib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21" calcext:value-type="float">
            <text:p>974121</text:p>
          </table:table-cell>
          <table:table-cell office:value-type="string" calcext:value-type="string">
            <text:p>Tsebela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53" calcext:value-type="float">
            <text:p>974053</text:p>
          </table:table-cell>
          <table:table-cell office:value-type="string" calcext:value-type="string">
            <text:p>Tshebeng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72" calcext:value-type="float">
            <text:p>974072</text:p>
          </table:table-cell>
          <table:table-cell office:value-type="string" calcext:value-type="string">
            <text:p>Tshwar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139" calcext:value-type="float">
            <text:p>974139</text:p>
          </table:table-cell>
          <table:table-cell office:value-type="string" calcext:value-type="string">
            <text:p>Tshwene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4047" calcext:value-type="float">
            <text:p>974047</text:p>
          </table:table-cell>
          <table:table-cell office:value-type="string" calcext:value-type="string">
            <text:p>Tweefontein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4055" calcext:value-type="float">
            <text:p>974055</text:p>
          </table:table-cell>
          <table:table-cell office:value-type="string" calcext:value-type="string">
            <text:p>Vaalkop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74021" calcext:value-type="float">
            <text:p>974021</text:p>
          </table:table-cell>
          <table:table-cell office:value-type="string" calcext:value-type="string">
            <text:p>Vierhoek</text:p>
          </table:table-cell>
          <table:table-cell office:value-type="string" calcext:value-type="string">
            <text:p>Polokwane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984046" calcext:value-type="float">
            <text:p>984046</text:p>
          </table:table-cell>
          <table:table-cell office:value-type="string" calcext:value-type="string">
            <text:p>Bankfontein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3" calcext:value-type="float">
            <text:p>984063</text:p>
          </table:table-cell>
          <table:table-cell office:value-type="string" calcext:value-type="string">
            <text:p>Dennilton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04" calcext:value-type="float">
            <text:p>984004</text:p>
          </table:table-cell>
          <table:table-cell office:value-type="string" calcext:value-type="string">
            <text:p>Dikgalaop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1" calcext:value-type="float">
            <text:p>984021</text:p>
          </table:table-cell>
          <table:table-cell office:value-type="string" calcext:value-type="string">
            <text:p>Dindel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70" calcext:value-type="float">
            <text:p>984070</text:p>
          </table:table-cell>
          <table:table-cell office:value-type="string" calcext:value-type="string">
            <text:p>Dithaban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59" calcext:value-type="float">
            <text:p>984059</text:p>
          </table:table-cell>
          <table:table-cell office:value-type="string" calcext:value-type="string">
            <text:p>Ditshego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9" calcext:value-type="float">
            <text:p>984069</text:p>
          </table:table-cell>
          <table:table-cell office:value-type="string" calcext:value-type="string">
            <text:p>Elandsdoorn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5" calcext:value-type="float">
            <text:p>984065</text:p>
          </table:table-cell>
          <table:table-cell office:value-type="string" calcext:value-type="string">
            <text:p>Elandsdori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4065" calcext:value-type="float">
            <text:p>984065</text:p>
          </table:table-cell>
          <table:table-cell office:value-type="string" calcext:value-type="string">
            <text:p>Elandsdori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4002" calcext:value-type="float">
            <text:p>984002</text:p>
          </table:table-cell>
          <table:table-cell office:value-type="string" calcext:value-type="string">
            <text:p>Elias Motsoaledi N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984002" calcext:value-type="float">
            <text:p>984002</text:p>
          </table:table-cell>
          <table:table-cell office:value-type="string" calcext:value-type="string">
            <text:p>Elias Motsoaledi N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02" calcext:value-type="float">
            <text:p>984002</text:p>
          </table:table-cell>
          <table:table-cell office:value-type="string" calcext:value-type="string">
            <text:p>Elias Motsoaledi N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02" calcext:value-type="float">
            <text:p>984002</text:p>
          </table:table-cell>
          <table:table-cell office:value-type="string" calcext:value-type="string">
            <text:p>Elias Motsoaledi N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2 - ZALEM: Limpopo Escarpment Mixed Farming</text:p>
          </table:table-cell>
          <table:table-cell office:value-type="float" office:value="984002" calcext:value-type="float">
            <text:p>984002</text:p>
          </table:table-cell>
          <table:table-cell office:value-type="string" calcext:value-type="string">
            <text:p>Elias Motsoaledi N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5 - ZAHOI: Highveld Olifants River irrigated farming</text:p>
          </table:table-cell>
          <table:table-cell office:value-type="float" office:value="984002" calcext:value-type="float">
            <text:p>984002</text:p>
          </table:table-cell>
          <table:table-cell office:value-type="string" calcext:value-type="string">
            <text:p>Elias Motsoaledi N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4002" calcext:value-type="float">
            <text:p>984002</text:p>
          </table:table-cell>
          <table:table-cell office:value-type="string" calcext:value-type="string">
            <text:p>Elias Motsoaledi N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54" calcext:value-type="float">
            <text:p>984054</text:p>
          </table:table-cell>
          <table:table-cell office:value-type="string" calcext:value-type="string">
            <text:p>Five Morgan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0" calcext:value-type="float">
            <text:p>984010</text:p>
          </table:table-cell>
          <table:table-cell office:value-type="string" calcext:value-type="string">
            <text:p>Frischgewaagd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42" calcext:value-type="float">
            <text:p>984042</text:p>
          </table:table-cell>
          <table:table-cell office:value-type="string" calcext:value-type="string">
            <text:p>GaMatlal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1" calcext:value-type="float">
            <text:p>984011</text:p>
          </table:table-cell>
          <table:table-cell office:value-type="string" calcext:value-type="string">
            <text:p>GaPamadi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01" calcext:value-type="float">
            <text:p>984001</text:p>
          </table:table-cell>
          <table:table-cell office:value-type="string" calcext:value-type="string">
            <text:p>Galgoloko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5 - ZAHOI: Highveld Olifants River irrigated farming</text:p>
          </table:table-cell>
          <table:table-cell office:value-type="float" office:value="984045" calcext:value-type="float">
            <text:p>984045</text:p>
          </table:table-cell>
          <table:table-cell office:value-type="string" calcext:value-type="string">
            <text:p>Groblersdal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84045" calcext:value-type="float">
            <text:p>984045</text:p>
          </table:table-cell>
          <table:table-cell office:value-type="string" calcext:value-type="string">
            <text:p>Groblersdal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4045" calcext:value-type="float">
            <text:p>984045</text:p>
          </table:table-cell>
          <table:table-cell office:value-type="string" calcext:value-type="string">
            <text:p>Groblersdal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0" calcext:value-type="float">
            <text:p>984020</text:p>
          </table:table-cell>
          <table:table-cell office:value-type="string" calcext:value-type="string">
            <text:p>Hlogotlo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4" calcext:value-type="float">
            <text:p>984014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4014" calcext:value-type="float">
            <text:p>984014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34" calcext:value-type="float">
            <text:p>984034</text:p>
          </table:table-cell>
          <table:table-cell office:value-type="string" calcext:value-type="string">
            <text:p>Keerom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39" calcext:value-type="float">
            <text:p>984039</text:p>
          </table:table-cell>
          <table:table-cell office:value-type="string" calcext:value-type="string">
            <text:p>Kgapamadi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38" calcext:value-type="float">
            <text:p>984038</text:p>
          </table:table-cell>
          <table:table-cell office:value-type="string" calcext:value-type="string">
            <text:p>Kgobokw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2" calcext:value-type="float">
            <text:p>984022</text:p>
          </table:table-cell>
          <table:table-cell office:value-type="string" calcext:value-type="string">
            <text:p>Khubetsw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1" calcext:value-type="float">
            <text:p>984061</text:p>
          </table:table-cell>
          <table:table-cell office:value-type="string" calcext:value-type="string">
            <text:p>Kikvorschfontein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5 - ZAHOI: Highveld Olifants River irrigated farming</text:p>
          </table:table-cell>
          <table:table-cell office:value-type="float" office:value="984037" calcext:value-type="float">
            <text:p>984037</text:p>
          </table:table-cell>
          <table:table-cell office:value-type="string" calcext:value-type="string">
            <text:p>Klipbank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2 - ZALEM: Limpopo Escarpment Mixed Farming</text:p>
          </table:table-cell>
          <table:table-cell office:value-type="float" office:value="984075" calcext:value-type="float">
            <text:p>984075</text:p>
          </table:table-cell>
          <table:table-cell office:value-type="string" calcext:value-type="string">
            <text:p>Laersdrift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03" calcext:value-type="float">
            <text:p>984003</text:p>
          </table:table-cell>
          <table:table-cell office:value-type="string" calcext:value-type="string">
            <text:p>Legolan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41" calcext:value-type="float">
            <text:p>984041</text:p>
          </table:table-cell>
          <table:table-cell office:value-type="string" calcext:value-type="string">
            <text:p>Lehweler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09" calcext:value-type="float">
            <text:p>984009</text:p>
          </table:table-cell>
          <table:table-cell office:value-type="string" calcext:value-type="string">
            <text:p>Lucka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53" calcext:value-type="float">
            <text:p>984053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52" calcext:value-type="float">
            <text:p>984052</text:p>
          </table:table-cell>
          <table:table-cell office:value-type="string" calcext:value-type="string">
            <text:p>Magakadim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7" calcext:value-type="float">
            <text:p>984017</text:p>
          </table:table-cell>
          <table:table-cell office:value-type="string" calcext:value-type="string">
            <text:p>Makaepe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05" calcext:value-type="float">
            <text:p>984005</text:p>
          </table:table-cell>
          <table:table-cell office:value-type="string" calcext:value-type="string">
            <text:p>Makgopho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3" calcext:value-type="float">
            <text:p>984013</text:p>
          </table:table-cell>
          <table:table-cell office:value-type="string" calcext:value-type="string">
            <text:p>Makgukubj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4071" calcext:value-type="float">
            <text:p>984071</text:p>
          </table:table-cell>
          <table:table-cell office:value-type="string" calcext:value-type="string">
            <text:p>Malaen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984058" calcext:value-type="float">
            <text:p>984058</text:p>
          </table:table-cell>
          <table:table-cell office:value-type="string" calcext:value-type="string">
            <text:p>Maleoskop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8" calcext:value-type="float">
            <text:p>984028</text:p>
          </table:table-cell>
          <table:table-cell office:value-type="string" calcext:value-type="string">
            <text:p>Manyang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4074" calcext:value-type="float">
            <text:p>984074</text:p>
          </table:table-cell>
          <table:table-cell office:value-type="string" calcext:value-type="string">
            <text:p>Marapo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5" calcext:value-type="float">
            <text:p>984025</text:p>
          </table:table-cell>
          <table:table-cell office:value-type="string" calcext:value-type="string">
            <text:p>Marath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4043" calcext:value-type="float">
            <text:p>984043</text:p>
          </table:table-cell>
          <table:table-cell office:value-type="string" calcext:value-type="string">
            <text:p>Masoy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31" calcext:value-type="float">
            <text:p>984031</text:p>
          </table:table-cell>
          <table:table-cell office:value-type="string" calcext:value-type="string">
            <text:p>Mathul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06" calcext:value-type="float">
            <text:p>984006</text:p>
          </table:table-cell>
          <table:table-cell office:value-type="string" calcext:value-type="string">
            <text:p>Mmotwan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50" calcext:value-type="float">
            <text:p>984050</text:p>
          </table:table-cell>
          <table:table-cell office:value-type="string" calcext:value-type="string">
            <text:p>Mogom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5" calcext:value-type="float">
            <text:p>984015</text:p>
          </table:table-cell>
          <table:table-cell office:value-type="string" calcext:value-type="string">
            <text:p>Monsterlus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4015" calcext:value-type="float">
            <text:p>984015</text:p>
          </table:table-cell>
          <table:table-cell office:value-type="string" calcext:value-type="string">
            <text:p>Monsterlus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6" calcext:value-type="float">
            <text:p>984016</text:p>
          </table:table-cell>
          <table:table-cell office:value-type="string" calcext:value-type="string">
            <text:p>Morwan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84033" calcext:value-type="float">
            <text:p>984033</text:p>
          </table:table-cell>
          <table:table-cell office:value-type="string" calcext:value-type="string">
            <text:p>Motetem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4033" calcext:value-type="float">
            <text:p>984033</text:p>
          </table:table-cell>
          <table:table-cell office:value-type="string" calcext:value-type="string">
            <text:p>Motetem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56" calcext:value-type="float">
            <text:p>984056</text:p>
          </table:table-cell>
          <table:table-cell office:value-type="string" calcext:value-type="string">
            <text:p>Moteti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07" calcext:value-type="float">
            <text:p>984007</text:p>
          </table:table-cell>
          <table:table-cell office:value-type="string" calcext:value-type="string">
            <text:p>Motsephiri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51" calcext:value-type="float">
            <text:p>984051</text:p>
          </table:table-cell>
          <table:table-cell office:value-type="string" calcext:value-type="string">
            <text:p>Mphel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32" calcext:value-type="float">
            <text:p>984032</text:p>
          </table:table-cell>
          <table:table-cell office:value-type="string" calcext:value-type="string">
            <text:p>Mphurom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44" calcext:value-type="float">
            <text:p>984044</text:p>
          </table:table-cell>
          <table:table-cell office:value-type="string" calcext:value-type="string">
            <text:p>Nagan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30" calcext:value-type="float">
            <text:p>984030</text:p>
          </table:table-cell>
          <table:table-cell office:value-type="string" calcext:value-type="string">
            <text:p>Nkadim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9" calcext:value-type="float">
            <text:p>984029</text:p>
          </table:table-cell>
          <table:table-cell office:value-type="string" calcext:value-type="string">
            <text:p>Nkosini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72" calcext:value-type="float">
            <text:p>984072</text:p>
          </table:table-cell>
          <table:table-cell office:value-type="string" calcext:value-type="string">
            <text:p>Ntw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4" calcext:value-type="float">
            <text:p>984064</text:p>
          </table:table-cell>
          <table:table-cell office:value-type="string" calcext:value-type="string">
            <text:p>Phooko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6" calcext:value-type="float">
            <text:p>984066</text:p>
          </table:table-cell>
          <table:table-cell office:value-type="string" calcext:value-type="string">
            <text:p>Phookw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2" calcext:value-type="float">
            <text:p>984062</text:p>
          </table:table-cell>
          <table:table-cell office:value-type="string" calcext:value-type="string">
            <text:p>Phukuk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08" calcext:value-type="float">
            <text:p>984008</text:p>
          </table:table-cell>
          <table:table-cell office:value-type="string" calcext:value-type="string">
            <text:p>Pos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8" calcext:value-type="float">
            <text:p>984018</text:p>
          </table:table-cell>
          <table:table-cell office:value-type="string" calcext:value-type="string">
            <text:p>Ramogwer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84049" calcext:value-type="float">
            <text:p>984049</text:p>
          </table:table-cell>
          <table:table-cell office:value-type="string" calcext:value-type="string">
            <text:p>Roossenekal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4049" calcext:value-type="float">
            <text:p>984049</text:p>
          </table:table-cell>
          <table:table-cell office:value-type="string" calcext:value-type="string">
            <text:p>Roossenekal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47" calcext:value-type="float">
            <text:p>984047</text:p>
          </table:table-cell>
          <table:table-cell office:value-type="string" calcext:value-type="string">
            <text:p>Saaiplaas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35" calcext:value-type="float">
            <text:p>984035</text:p>
          </table:table-cell>
          <table:table-cell office:value-type="string" calcext:value-type="string">
            <text:p>Sehlakw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4035" calcext:value-type="float">
            <text:p>984035</text:p>
          </table:table-cell>
          <table:table-cell office:value-type="string" calcext:value-type="string">
            <text:p>Sehlakw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2" calcext:value-type="float">
            <text:p>984012</text:p>
          </table:table-cell>
          <table:table-cell office:value-type="string" calcext:value-type="string">
            <text:p>Sephak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4012" calcext:value-type="float">
            <text:p>984012</text:p>
          </table:table-cell>
          <table:table-cell office:value-type="string" calcext:value-type="string">
            <text:p>Sephak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36" calcext:value-type="float">
            <text:p>984036</text:p>
          </table:table-cell>
          <table:table-cell office:value-type="string" calcext:value-type="string">
            <text:p>Sovolo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4" calcext:value-type="float">
            <text:p>984024</text:p>
          </table:table-cell>
          <table:table-cell office:value-type="string" calcext:value-type="string">
            <text:p>Sterkfontein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48" calcext:value-type="float">
            <text:p>984048</text:p>
          </table:table-cell>
          <table:table-cell office:value-type="string" calcext:value-type="string">
            <text:p>Stompo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6" calcext:value-type="float">
            <text:p>984026</text:p>
          </table:table-cell>
          <table:table-cell office:value-type="string" calcext:value-type="string">
            <text:p>Tafelkop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19" calcext:value-type="float">
            <text:p>984019</text:p>
          </table:table-cell>
          <table:table-cell office:value-type="string" calcext:value-type="string">
            <text:p>Talane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0" calcext:value-type="float">
            <text:p>984060</text:p>
          </table:table-cell>
          <table:table-cell office:value-type="string" calcext:value-type="string">
            <text:p>Ten Morgan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73" calcext:value-type="float">
            <text:p>984073</text:p>
          </table:table-cell>
          <table:table-cell office:value-type="string" calcext:value-type="string">
            <text:p>Thabakhubedu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3" calcext:value-type="float">
            <text:p>984023</text:p>
          </table:table-cell>
          <table:table-cell office:value-type="string" calcext:value-type="string">
            <text:p>Thabaleboto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55" calcext:value-type="float">
            <text:p>984055</text:p>
          </table:table-cell>
          <table:table-cell office:value-type="string" calcext:value-type="string">
            <text:p>Theareng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8" calcext:value-type="float">
            <text:p>984068</text:p>
          </table:table-cell>
          <table:table-cell office:value-type="string" calcext:value-type="string">
            <text:p>Uitspanning A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67" calcext:value-type="float">
            <text:p>984067</text:p>
          </table:table-cell>
          <table:table-cell office:value-type="string" calcext:value-type="string">
            <text:p>Uitspanning B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4027" calcext:value-type="float">
            <text:p>984027</text:p>
          </table:table-cell>
          <table:table-cell office:value-type="string" calcext:value-type="string">
            <text:p>Vlakfontein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4040" calcext:value-type="float">
            <text:p>984040</text:p>
          </table:table-cell>
          <table:table-cell office:value-type="string" calcext:value-type="string">
            <text:p>Waalkraal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4057" calcext:value-type="float">
            <text:p>984057</text:p>
          </table:table-cell>
          <table:table-cell office:value-type="string" calcext:value-type="string">
            <text:p>Witfontein</text:p>
          </table:table-cell>
          <table:table-cell office:value-type="string" calcext:value-type="string">
            <text:p>Elias Motsoaledi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83011" calcext:value-type="float">
            <text:p>983011</text:p>
          </table:table-cell>
          <table:table-cell office:value-type="string" calcext:value-type="string">
            <text:p>Arabi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01" calcext:value-type="float">
            <text:p>983001</text:p>
          </table:table-cell>
          <table:table-cell office:value-type="string" calcext:value-type="string">
            <text:p>Dichoeu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0" calcext:value-type="float">
            <text:p>983020</text:p>
          </table:table-cell>
          <table:table-cell office:value-type="string" calcext:value-type="string">
            <text:p>Ditholo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48" calcext:value-type="float">
            <text:p>983048</text:p>
          </table:table-cell>
          <table:table-cell office:value-type="string" calcext:value-type="string">
            <text:p>Doornlaagt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34" calcext:value-type="float">
            <text:p>983034</text:p>
          </table:table-cell>
          <table:table-cell office:value-type="string" calcext:value-type="string">
            <text:p>Doornspruit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37" calcext:value-type="float">
            <text:p>983037</text:p>
          </table:table-cell>
          <table:table-cell office:value-type="string" calcext:value-type="string">
            <text:p>Driefontein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3005" calcext:value-type="float">
            <text:p>983005</text:p>
          </table:table-cell>
          <table:table-cell office:value-type="string" calcext:value-type="string">
            <text:p>Elandskraal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16" calcext:value-type="float">
            <text:p>983016</text:p>
          </table:table-cell>
          <table:table-cell office:value-type="string" calcext:value-type="string">
            <text:p>Frischgewaagd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60" calcext:value-type="float">
            <text:p>983060</text:p>
          </table:table-cell>
          <table:table-cell office:value-type="string" calcext:value-type="string">
            <text:p>GaMaken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57" calcext:value-type="float">
            <text:p>983057</text:p>
          </table:table-cell>
          <table:table-cell office:value-type="string" calcext:value-type="string">
            <text:p>GaMakgatl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30" calcext:value-type="float">
            <text:p>983030</text:p>
          </table:table-cell>
          <table:table-cell office:value-type="string" calcext:value-type="string">
            <text:p>GaMakharankan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19" calcext:value-type="float">
            <text:p>983019</text:p>
          </table:table-cell>
          <table:table-cell office:value-type="string" calcext:value-type="string">
            <text:p>GaMash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7" calcext:value-type="float">
            <text:p>983027</text:p>
          </table:table-cell>
          <table:table-cell office:value-type="string" calcext:value-type="string">
            <text:p>GaMmel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18" calcext:value-type="float">
            <text:p>983018</text:p>
          </table:table-cell>
          <table:table-cell office:value-type="string" calcext:value-type="string">
            <text:p>Gereagopol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9" calcext:value-type="float">
            <text:p>983029</text:p>
          </table:table-cell>
          <table:table-cell office:value-type="string" calcext:value-type="string">
            <text:p>Goru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3006" calcext:value-type="float">
            <text:p>983006</text:p>
          </table:table-cell>
          <table:table-cell office:value-type="string" calcext:value-type="string">
            <text:p>Hinlopen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17" calcext:value-type="float">
            <text:p>983017</text:p>
          </table:table-cell>
          <table:table-cell office:value-type="string" calcext:value-type="string">
            <text:p>Klipspruit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5 - ZAHOI: Highveld Olifants River irrigated farming</text:p>
          </table:table-cell>
          <table:table-cell office:value-type="float" office:value="983055" calcext:value-type="float">
            <text:p>983055</text:p>
          </table:table-cell>
          <table:table-cell office:value-type="string" calcext:value-type="string">
            <text:p>Leeufontein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3055" calcext:value-type="float">
            <text:p>983055</text:p>
          </table:table-cell>
          <table:table-cell office:value-type="string" calcext:value-type="string">
            <text:p>Leeufontein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1" calcext:value-type="float">
            <text:p>983021</text:p>
          </table:table-cell>
          <table:table-cell office:value-type="string" calcext:value-type="string">
            <text:p>Letebejan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44" calcext:value-type="float">
            <text:p>983044</text:p>
          </table:table-cell>
          <table:table-cell office:value-type="string" calcext:value-type="string">
            <text:p>Mabitsi 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41" calcext:value-type="float">
            <text:p>983041</text:p>
          </table:table-cell>
          <table:table-cell office:value-type="string" calcext:value-type="string">
            <text:p>Mabitsi B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3010" calcext:value-type="float">
            <text:p>983010</text:p>
          </table:table-cell>
          <table:table-cell office:value-type="string" calcext:value-type="string">
            <text:p>Mafish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8" calcext:value-type="float">
            <text:p>983028</text:p>
          </table:table-cell>
          <table:table-cell office:value-type="string" calcext:value-type="string">
            <text:p>Makhutso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35" calcext:value-type="float">
            <text:p>983035</text:p>
          </table:table-cell>
          <table:table-cell office:value-type="string" calcext:value-type="string">
            <text:p>Malebits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39" calcext:value-type="float">
            <text:p>983039</text:p>
          </table:table-cell>
          <table:table-cell office:value-type="string" calcext:value-type="string">
            <text:p>Mamphokgo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54" calcext:value-type="float">
            <text:p>983054</text:p>
          </table:table-cell>
          <table:table-cell office:value-type="string" calcext:value-type="string">
            <text:p>Manapsan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5" calcext:value-type="float">
            <text:p>983025</text:p>
          </table:table-cell>
          <table:table-cell office:value-type="string" calcext:value-type="string">
            <text:p>Manotolwan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83059" calcext:value-type="float">
            <text:p>983059</text:p>
          </table:table-cell>
          <table:table-cell office:value-type="string" calcext:value-type="string">
            <text:p>Marble Hall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3059" calcext:value-type="float">
            <text:p>983059</text:p>
          </table:table-cell>
          <table:table-cell office:value-type="string" calcext:value-type="string">
            <text:p>Marble Hall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3002" calcext:value-type="float">
            <text:p>983002</text:p>
          </table:table-cell>
          <table:table-cell office:value-type="string" calcext:value-type="string">
            <text:p>Marble Hall NU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02" calcext:value-type="float">
            <text:p>983002</text:p>
          </table:table-cell>
          <table:table-cell office:value-type="string" calcext:value-type="string">
            <text:p>Marble Hall NU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3002" calcext:value-type="float">
            <text:p>983002</text:p>
          </table:table-cell>
          <table:table-cell office:value-type="string" calcext:value-type="string">
            <text:p>Marble Hall NU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02" calcext:value-type="float">
            <text:p>983002</text:p>
          </table:table-cell>
          <table:table-cell office:value-type="string" calcext:value-type="string">
            <text:p>Marble Hall NU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5 - ZAHOI: Highveld Olifants River irrigated farming</text:p>
          </table:table-cell>
          <table:table-cell office:value-type="float" office:value="983002" calcext:value-type="float">
            <text:p>983002</text:p>
          </table:table-cell>
          <table:table-cell office:value-type="string" calcext:value-type="string">
            <text:p>Marble Hall NU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83002" calcext:value-type="float">
            <text:p>983002</text:p>
          </table:table-cell>
          <table:table-cell office:value-type="string" calcext:value-type="string">
            <text:p>Marble Hall NU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3002" calcext:value-type="float">
            <text:p>983002</text:p>
          </table:table-cell>
          <table:table-cell office:value-type="string" calcext:value-type="string">
            <text:p>Marble Hall NU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12" calcext:value-type="float">
            <text:p>983012</text:p>
          </table:table-cell>
          <table:table-cell office:value-type="string" calcext:value-type="string">
            <text:p>Marel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49" calcext:value-type="float">
            <text:p>983049</text:p>
          </table:table-cell>
          <table:table-cell office:value-type="string" calcext:value-type="string">
            <text:p>Masant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6" calcext:value-type="float">
            <text:p>983026</text:p>
          </table:table-cell>
          <table:table-cell office:value-type="string" calcext:value-type="string">
            <text:p>Mathukuthel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36" calcext:value-type="float">
            <text:p>983036</text:p>
          </table:table-cell>
          <table:table-cell office:value-type="string" calcext:value-type="string">
            <text:p>Matilo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2" calcext:value-type="float">
            <text:p>983022</text:p>
          </table:table-cell>
          <table:table-cell office:value-type="string" calcext:value-type="string">
            <text:p>Matlal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4 - ZANWC: North western open access cattle crops</text:p>
          </table:table-cell>
          <table:table-cell office:value-type="float" office:value="983063" calcext:value-type="float">
            <text:p>983063</text:p>
          </table:table-cell>
          <table:table-cell office:value-type="string" calcext:value-type="string">
            <text:p>Matlala Ramoshebo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61" calcext:value-type="float">
            <text:p>983061</text:p>
          </table:table-cell>
          <table:table-cell office:value-type="string" calcext:value-type="string">
            <text:p>Matlerek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3061" calcext:value-type="float">
            <text:p>983061</text:p>
          </table:table-cell>
          <table:table-cell office:value-type="string" calcext:value-type="string">
            <text:p>Matlerek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3004" calcext:value-type="float">
            <text:p>983004</text:p>
          </table:table-cell>
          <table:table-cell office:value-type="string" calcext:value-type="string">
            <text:p>Mbuzini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47" calcext:value-type="float">
            <text:p>983047</text:p>
          </table:table-cell>
          <table:table-cell office:value-type="string" calcext:value-type="string">
            <text:p>Metsanangwan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31" calcext:value-type="float">
            <text:p>983031</text:p>
          </table:table-cell>
          <table:table-cell office:value-type="string" calcext:value-type="string">
            <text:p>Mmakgatl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40" calcext:value-type="float">
            <text:p>983040</text:p>
          </table:table-cell>
          <table:table-cell office:value-type="string" calcext:value-type="string">
            <text:p>Mmotwan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52" calcext:value-type="float">
            <text:p>983052</text:p>
          </table:table-cell>
          <table:table-cell office:value-type="string" calcext:value-type="string">
            <text:p>Moedi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08" calcext:value-type="float">
            <text:p>983008</text:p>
          </table:table-cell>
          <table:table-cell office:value-type="string" calcext:value-type="string">
            <text:p>Mogalatsan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53" calcext:value-type="float">
            <text:p>983053</text:p>
          </table:table-cell>
          <table:table-cell office:value-type="string" calcext:value-type="string">
            <text:p>Moganyak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32" calcext:value-type="float">
            <text:p>983032</text:p>
          </table:table-cell>
          <table:table-cell office:value-type="string" calcext:value-type="string">
            <text:p>Mohlalaotoan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3014" calcext:value-type="float">
            <text:p>983014</text:p>
          </table:table-cell>
          <table:table-cell office:value-type="string" calcext:value-type="string">
            <text:p>Mohlotsi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4" calcext:value-type="float">
            <text:p>983024</text:p>
          </table:table-cell>
          <table:table-cell office:value-type="string" calcext:value-type="string">
            <text:p>Mooihoek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13" calcext:value-type="float">
            <text:p>983013</text:p>
          </table:table-cell>
          <table:table-cell office:value-type="string" calcext:value-type="string">
            <text:p>Mooman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3007" calcext:value-type="float">
            <text:p>983007</text:p>
          </table:table-cell>
          <table:table-cell office:value-type="string" calcext:value-type="string">
            <text:p>Morarel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15" calcext:value-type="float">
            <text:p>983015</text:p>
          </table:table-cell>
          <table:table-cell office:value-type="string" calcext:value-type="string">
            <text:p>Motselop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58" calcext:value-type="float">
            <text:p>983058</text:p>
          </table:table-cell>
          <table:table-cell office:value-type="string" calcext:value-type="string">
            <text:p>Ngwalemo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50" calcext:value-type="float">
            <text:p>983050</text:p>
          </table:table-cell>
          <table:table-cell office:value-type="string" calcext:value-type="string">
            <text:p>Paardenzoek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09" calcext:value-type="float">
            <text:p>983009</text:p>
          </table:table-cell>
          <table:table-cell office:value-type="string" calcext:value-type="string">
            <text:p>Phetwan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56" calcext:value-type="float">
            <text:p>983056</text:p>
          </table:table-cell>
          <table:table-cell office:value-type="string" calcext:value-type="string">
            <text:p>Phul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43" calcext:value-type="float">
            <text:p>983043</text:p>
          </table:table-cell>
          <table:table-cell office:value-type="string" calcext:value-type="string">
            <text:p>Rathok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33" calcext:value-type="float">
            <text:p>983033</text:p>
          </table:table-cell>
          <table:table-cell office:value-type="string" calcext:value-type="string">
            <text:p>Seleban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38" calcext:value-type="float">
            <text:p>983038</text:p>
          </table:table-cell>
          <table:table-cell office:value-type="string" calcext:value-type="string">
            <text:p>Seriteng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51" calcext:value-type="float">
            <text:p>983051</text:p>
          </table:table-cell>
          <table:table-cell office:value-type="string" calcext:value-type="string">
            <text:p>Spitspunt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3003" calcext:value-type="float">
            <text:p>983003</text:p>
          </table:table-cell>
          <table:table-cell office:value-type="string" calcext:value-type="string">
            <text:p>Tsantsabela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62" calcext:value-type="float">
            <text:p>983062</text:p>
          </table:table-cell>
          <table:table-cell office:value-type="string" calcext:value-type="string">
            <text:p>Tshikanosi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23" calcext:value-type="float">
            <text:p>983023</text:p>
          </table:table-cell>
          <table:table-cell office:value-type="string" calcext:value-type="string">
            <text:p>Tsimanyan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3023" calcext:value-type="float">
            <text:p>983023</text:p>
          </table:table-cell>
          <table:table-cell office:value-type="string" calcext:value-type="string">
            <text:p>Tsimanyane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983042" calcext:value-type="float">
            <text:p>983042</text:p>
          </table:table-cell>
          <table:table-cell office:value-type="string" calcext:value-type="string">
            <text:p>Uitvlugt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3045" calcext:value-type="float">
            <text:p>983045</text:p>
          </table:table-cell>
          <table:table-cell office:value-type="string" calcext:value-type="string">
            <text:p>Vaalbank</text:p>
          </table:table-cell>
          <table:table-cell office:value-type="string" calcext:value-type="string">
            <text:p>Ephraim Mogal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06" calcext:value-type="float">
            <text:p>986006</text:p>
          </table:table-cell>
          <table:table-cell office:value-type="string" calcext:value-type="string">
            <text:p>Bogalatladi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8" calcext:value-type="float">
            <text:p>986028</text:p>
          </table:table-cell>
          <table:table-cell office:value-type="string" calcext:value-type="string">
            <text:p>Braamfontein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57" calcext:value-type="float">
            <text:p>986057</text:p>
          </table:table-cell>
          <table:table-cell office:value-type="string" calcext:value-type="string">
            <text:p>Debei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6002" calcext:value-type="float">
            <text:p>986002</text:p>
          </table:table-cell>
          <table:table-cell office:value-type="string" calcext:value-type="string">
            <text:p>Fetakgomo NU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02" calcext:value-type="float">
            <text:p>986002</text:p>
          </table:table-cell>
          <table:table-cell office:value-type="string" calcext:value-type="string">
            <text:p>Fetakgomo NU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86002" calcext:value-type="float">
            <text:p>986002</text:p>
          </table:table-cell>
          <table:table-cell office:value-type="string" calcext:value-type="string">
            <text:p>Fetakgomo NU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6002" calcext:value-type="float">
            <text:p>986002</text:p>
          </table:table-cell>
          <table:table-cell office:value-type="string" calcext:value-type="string">
            <text:p>Fetakgomo NU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6002" calcext:value-type="float">
            <text:p>986002</text:p>
          </table:table-cell>
          <table:table-cell office:value-type="string" calcext:value-type="string">
            <text:p>Fetakgomo NU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4" calcext:value-type="float">
            <text:p>986034</text:p>
          </table:table-cell>
          <table:table-cell office:value-type="string" calcext:value-type="string">
            <text:p>Foro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9" calcext:value-type="float">
            <text:p>986019</text:p>
          </table:table-cell>
          <table:table-cell office:value-type="string" calcext:value-type="string">
            <text:p>Ga-Moten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3" calcext:value-type="float">
            <text:p>986043</text:p>
          </table:table-cell>
          <table:table-cell office:value-type="string" calcext:value-type="string">
            <text:p>GaMaise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2" calcext:value-type="float">
            <text:p>986032</text:p>
          </table:table-cell>
          <table:table-cell office:value-type="string" calcext:value-type="string">
            <text:p>GaMamp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7" calcext:value-type="float">
            <text:p>986107</text:p>
          </table:table-cell>
          <table:table-cell office:value-type="string" calcext:value-type="string">
            <text:p>GaMme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6" calcext:value-type="float">
            <text:p>986046</text:p>
          </table:table-cell>
          <table:table-cell office:value-type="string" calcext:value-type="string">
            <text:p>GaNkoan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6" calcext:value-type="float">
            <text:p>986106</text:p>
          </table:table-cell>
          <table:table-cell office:value-type="string" calcext:value-type="string">
            <text:p>GaRadingwan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4" calcext:value-type="float">
            <text:p>986024</text:p>
          </table:table-cell>
          <table:table-cell office:value-type="string" calcext:value-type="string">
            <text:p>GaSelep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7" calcext:value-type="float">
            <text:p>986087</text:p>
          </table:table-cell>
          <table:table-cell office:value-type="string" calcext:value-type="string">
            <text:p>GaSerok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7" calcext:value-type="float">
            <text:p>986047</text:p>
          </table:table-cell>
          <table:table-cell office:value-type="string" calcext:value-type="string">
            <text:p>KaMapolan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4" calcext:value-type="float">
            <text:p>986014</text:p>
          </table:table-cell>
          <table:table-cell office:value-type="string" calcext:value-type="string">
            <text:p>Ledingw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0" calcext:value-type="float">
            <text:p>986040</text:p>
          </table:table-cell>
          <table:table-cell office:value-type="string" calcext:value-type="string">
            <text:p>Legwar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10" calcext:value-type="float">
            <text:p>986110</text:p>
          </table:table-cell>
          <table:table-cell office:value-type="string" calcext:value-type="string">
            <text:p>Lehlabil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2" calcext:value-type="float">
            <text:p>986092</text:p>
          </table:table-cell>
          <table:table-cell office:value-type="string" calcext:value-type="string">
            <text:p>Lehloko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2" calcext:value-type="float">
            <text:p>986072</text:p>
          </table:table-cell>
          <table:table-cell office:value-type="string" calcext:value-type="string">
            <text:p>Lekaza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0" calcext:value-type="float">
            <text:p>986030</text:p>
          </table:table-cell>
          <table:table-cell office:value-type="string" calcext:value-type="string">
            <text:p>Lekgwar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09" calcext:value-type="float">
            <text:p>986009</text:p>
          </table:table-cell>
          <table:table-cell office:value-type="string" calcext:value-type="string">
            <text:p>Lekgwareng 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1" calcext:value-type="float">
            <text:p>986101</text:p>
          </table:table-cell>
          <table:table-cell office:value-type="string" calcext:value-type="string">
            <text:p>Lekgwareng B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8" calcext:value-type="float">
            <text:p>986088</text:p>
          </table:table-cell>
          <table:table-cell office:value-type="string" calcext:value-type="string">
            <text:p>Lepellan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6" calcext:value-type="float">
            <text:p>986036</text:p>
          </table:table-cell>
          <table:table-cell office:value-type="string" calcext:value-type="string">
            <text:p>Lesets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8" calcext:value-type="float">
            <text:p>986098</text:p>
          </table:table-cell>
          <table:table-cell office:value-type="string" calcext:value-type="string">
            <text:p>Letolo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9" calcext:value-type="float">
            <text:p>986099</text:p>
          </table:table-cell>
          <table:table-cell office:value-type="string" calcext:value-type="string">
            <text:p>Mabatho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9" calcext:value-type="float">
            <text:p>986079</text:p>
          </table:table-cell>
          <table:table-cell office:value-type="string" calcext:value-type="string">
            <text:p>Mabotagal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2" calcext:value-type="float">
            <text:p>986082</text:p>
          </table:table-cell>
          <table:table-cell office:value-type="string" calcext:value-type="string">
            <text:p>Maeb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63" calcext:value-type="float">
            <text:p>986063</text:p>
          </table:table-cell>
          <table:table-cell office:value-type="string" calcext:value-type="string">
            <text:p>Magaka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64" calcext:value-type="float">
            <text:p>986064</text:p>
          </table:table-cell>
          <table:table-cell office:value-type="string" calcext:value-type="string">
            <text:p>Magotwan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54" calcext:value-type="float">
            <text:p>986054</text:p>
          </table:table-cell>
          <table:table-cell office:value-type="string" calcext:value-type="string">
            <text:p>Mahlabaphooko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04" calcext:value-type="float">
            <text:p>986004</text:p>
          </table:table-cell>
          <table:table-cell office:value-type="string" calcext:value-type="string">
            <text:p>Mahlab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2" calcext:value-type="float">
            <text:p>986012</text:p>
          </table:table-cell>
          <table:table-cell office:value-type="string" calcext:value-type="string">
            <text:p>Mahlahlan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68" calcext:value-type="float">
            <text:p>986068</text:p>
          </table:table-cell>
          <table:table-cell office:value-type="string" calcext:value-type="string">
            <text:p>Maise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50" calcext:value-type="float">
            <text:p>986050</text:p>
          </table:table-cell>
          <table:table-cell office:value-type="string" calcext:value-type="string">
            <text:p>Makgonyan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8" calcext:value-type="float">
            <text:p>986078</text:p>
          </table:table-cell>
          <table:table-cell office:value-type="string" calcext:value-type="string">
            <text:p>Mako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1" calcext:value-type="float">
            <text:p>986081</text:p>
          </table:table-cell>
          <table:table-cell office:value-type="string" calcext:value-type="string">
            <text:p>Maku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9" calcext:value-type="float">
            <text:p>986029</text:p>
          </table:table-cell>
          <table:table-cell office:value-type="string" calcext:value-type="string">
            <text:p>Malaen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2" calcext:value-type="float">
            <text:p>986022</text:p>
          </table:table-cell>
          <table:table-cell office:value-type="string" calcext:value-type="string">
            <text:p>Malep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3" calcext:value-type="float">
            <text:p>986033</text:p>
          </table:table-cell>
          <table:table-cell office:value-type="string" calcext:value-type="string">
            <text:p>Malog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0" calcext:value-type="float">
            <text:p>986020</text:p>
          </table:table-cell>
          <table:table-cell office:value-type="string" calcext:value-type="string">
            <text:p>Malomany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3" calcext:value-type="float">
            <text:p>986093</text:p>
          </table:table-cell>
          <table:table-cell office:value-type="string" calcext:value-type="string">
            <text:p>Manog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5" calcext:value-type="float">
            <text:p>986025</text:p>
          </table:table-cell>
          <table:table-cell office:value-type="string" calcext:value-type="string">
            <text:p>Manotwa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8" calcext:value-type="float">
            <text:p>986048</text:p>
          </table:table-cell>
          <table:table-cell office:value-type="string" calcext:value-type="string">
            <text:p>Mapodi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4" calcext:value-type="float">
            <text:p>986084</text:p>
          </table:table-cell>
          <table:table-cell office:value-type="string" calcext:value-type="string">
            <text:p>Maratham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1" calcext:value-type="float">
            <text:p>986021</text:p>
          </table:table-cell>
          <table:table-cell office:value-type="string" calcext:value-type="string">
            <text:p>Marop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7" calcext:value-type="float">
            <text:p>986077</text:p>
          </table:table-cell>
          <table:table-cell office:value-type="string" calcext:value-type="string">
            <text:p>Marot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5" calcext:value-type="float">
            <text:p>986105</text:p>
          </table:table-cell>
          <table:table-cell office:value-type="string" calcext:value-type="string">
            <text:p>Masehl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0" calcext:value-type="float">
            <text:p>986070</text:p>
          </table:table-cell>
          <table:table-cell office:value-type="string" calcext:value-type="string">
            <text:p>Mashabe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3" calcext:value-type="float">
            <text:p>986073</text:p>
          </table:table-cell>
          <table:table-cell office:value-type="string" calcext:value-type="string">
            <text:p>Mashabela 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9" calcext:value-type="float">
            <text:p>986089</text:p>
          </table:table-cell>
          <table:table-cell office:value-type="string" calcext:value-type="string">
            <text:p>Mashabela B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5" calcext:value-type="float">
            <text:p>986095</text:p>
          </table:table-cell>
          <table:table-cell office:value-type="string" calcext:value-type="string">
            <text:p>Mashabela C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61" calcext:value-type="float">
            <text:p>986061</text:p>
          </table:table-cell>
          <table:table-cell office:value-type="string" calcext:value-type="string">
            <text:p>Masharu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2" calcext:value-type="float">
            <text:p>986042</text:p>
          </table:table-cell>
          <table:table-cell office:value-type="string" calcext:value-type="string">
            <text:p>Masheg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2" calcext:value-type="float">
            <text:p>986102</text:p>
          </table:table-cell>
          <table:table-cell office:value-type="string" calcext:value-type="string">
            <text:p>Mashilabe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53" calcext:value-type="float">
            <text:p>986053</text:p>
          </table:table-cell>
          <table:table-cell office:value-type="string" calcext:value-type="string">
            <text:p>Mashu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6053" calcext:value-type="float">
            <text:p>986053</text:p>
          </table:table-cell>
          <table:table-cell office:value-type="string" calcext:value-type="string">
            <text:p>Mashu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1" calcext:value-type="float">
            <text:p>986011</text:p>
          </table:table-cell>
          <table:table-cell office:value-type="string" calcext:value-type="string">
            <text:p>Masikw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56" calcext:value-type="float">
            <text:p>986056</text:p>
          </table:table-cell>
          <table:table-cell office:value-type="string" calcext:value-type="string">
            <text:p>Maswen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4" calcext:value-type="float">
            <text:p>986074</text:p>
          </table:table-cell>
          <table:table-cell office:value-type="string" calcext:value-type="string">
            <text:p>Matla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1" calcext:value-type="float">
            <text:p>986091</text:p>
          </table:table-cell>
          <table:table-cell office:value-type="string" calcext:value-type="string">
            <text:p>Matlou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51" calcext:value-type="float">
            <text:p>986051</text:p>
          </table:table-cell>
          <table:table-cell office:value-type="string" calcext:value-type="string">
            <text:p>Matsh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6" calcext:value-type="float">
            <text:p>986076</text:p>
          </table:table-cell>
          <table:table-cell office:value-type="string" calcext:value-type="string">
            <text:p>Matshi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0" calcext:value-type="float">
            <text:p>986080</text:p>
          </table:table-cell>
          <table:table-cell office:value-type="string" calcext:value-type="string">
            <text:p>Matsi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69" calcext:value-type="float">
            <text:p>986069</text:p>
          </table:table-cell>
          <table:table-cell office:value-type="string" calcext:value-type="string">
            <text:p>Matsime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5" calcext:value-type="float">
            <text:p>986085</text:p>
          </table:table-cell>
          <table:table-cell office:value-type="string" calcext:value-type="string">
            <text:p>Mawet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6008" calcext:value-type="float">
            <text:p>986008</text:p>
          </table:table-cell>
          <table:table-cell office:value-type="string" calcext:value-type="string">
            <text:p>Modihul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3" calcext:value-type="float">
            <text:p>986023</text:p>
          </table:table-cell>
          <table:table-cell office:value-type="string" calcext:value-type="string">
            <text:p>Mogaban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05" calcext:value-type="float">
            <text:p>986005</text:p>
          </table:table-cell>
          <table:table-cell office:value-type="string" calcext:value-type="string">
            <text:p>Mohlahlan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62" calcext:value-type="float">
            <text:p>986062</text:p>
          </table:table-cell>
          <table:table-cell office:value-type="string" calcext:value-type="string">
            <text:p>Mokhulwan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7" calcext:value-type="float">
            <text:p>986027</text:p>
          </table:table-cell>
          <table:table-cell office:value-type="string" calcext:value-type="string">
            <text:p>Monametsi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6066" calcext:value-type="float">
            <text:p>986066</text:p>
          </table:table-cell>
          <table:table-cell office:value-type="string" calcext:value-type="string">
            <text:p>Mooiklip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6065" calcext:value-type="float">
            <text:p>986065</text:p>
          </table:table-cell>
          <table:table-cell office:value-type="string" calcext:value-type="string">
            <text:p>Mooiplaas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60" calcext:value-type="float">
            <text:p>986060</text:p>
          </table:table-cell>
          <table:table-cell office:value-type="string" calcext:value-type="string">
            <text:p>Morwasw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9" calcext:value-type="float">
            <text:p>986049</text:p>
          </table:table-cell>
          <table:table-cell office:value-type="string" calcext:value-type="string">
            <text:p>Moshate 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59" calcext:value-type="float">
            <text:p>986059</text:p>
          </table:table-cell>
          <table:table-cell office:value-type="string" calcext:value-type="string">
            <text:p>Moshate B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1" calcext:value-type="float">
            <text:p>986041</text:p>
          </table:table-cell>
          <table:table-cell office:value-type="string" calcext:value-type="string">
            <text:p>Mosotsi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8" calcext:value-type="float">
            <text:p>986108</text:p>
          </table:table-cell>
          <table:table-cell office:value-type="string" calcext:value-type="string">
            <text:p>Mpahanam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8" calcext:value-type="float">
            <text:p>986018</text:p>
          </table:table-cell>
          <table:table-cell office:value-type="string" calcext:value-type="string">
            <text:p>Mphaan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9" calcext:value-type="float">
            <text:p>986109</text:p>
          </table:table-cell>
          <table:table-cell office:value-type="string" calcext:value-type="string">
            <text:p>Mphanam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7" calcext:value-type="float">
            <text:p>986037</text:p>
          </table:table-cell>
          <table:table-cell office:value-type="string" calcext:value-type="string">
            <text:p>Myakel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26" calcext:value-type="float">
            <text:p>986026</text:p>
          </table:table-cell>
          <table:table-cell office:value-type="string" calcext:value-type="string">
            <text:p>Pashas Kraal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5" calcext:value-type="float">
            <text:p>986035</text:p>
          </table:table-cell>
          <table:table-cell office:value-type="string" calcext:value-type="string">
            <text:p>Pelangw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3" calcext:value-type="float">
            <text:p>986103</text:p>
          </table:table-cell>
          <table:table-cell office:value-type="string" calcext:value-type="string">
            <text:p>Pets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0" calcext:value-type="float">
            <text:p>986100</text:p>
          </table:table-cell>
          <table:table-cell office:value-type="string" calcext:value-type="string">
            <text:p>Phahlamanog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3" calcext:value-type="float">
            <text:p>986013</text:p>
          </table:table-cell>
          <table:table-cell office:value-type="string" calcext:value-type="string">
            <text:p>Ramallan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5" calcext:value-type="float">
            <text:p>986075</text:p>
          </table:table-cell>
          <table:table-cell office:value-type="string" calcext:value-type="string">
            <text:p>Rit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58" calcext:value-type="float">
            <text:p>986058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6003" calcext:value-type="float">
            <text:p>986003</text:p>
          </table:table-cell>
          <table:table-cell office:value-type="string" calcext:value-type="string">
            <text:p>Rostok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5" calcext:value-type="float">
            <text:p>986045</text:p>
          </table:table-cell>
          <table:table-cell office:value-type="string" calcext:value-type="string">
            <text:p>Sealan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6" calcext:value-type="float">
            <text:p>986096</text:p>
          </table:table-cell>
          <table:table-cell office:value-type="string" calcext:value-type="string">
            <text:p>Sefateng A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7" calcext:value-type="float">
            <text:p>986017</text:p>
          </table:table-cell>
          <table:table-cell office:value-type="string" calcext:value-type="string">
            <text:p>Sefeteng B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71" calcext:value-type="float">
            <text:p>986071</text:p>
          </table:table-cell>
          <table:table-cell office:value-type="string" calcext:value-type="string">
            <text:p>Sekat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1" calcext:value-type="float">
            <text:p>986031</text:p>
          </table:table-cell>
          <table:table-cell office:value-type="string" calcext:value-type="string">
            <text:p>Selap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6" calcext:value-type="float">
            <text:p>986086</text:p>
          </table:table-cell>
          <table:table-cell office:value-type="string" calcext:value-type="string">
            <text:p>Sentlan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6" calcext:value-type="float">
            <text:p>986016</text:p>
          </table:table-cell>
          <table:table-cell office:value-type="string" calcext:value-type="string">
            <text:p>Sentlhan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8" calcext:value-type="float">
            <text:p>986038</text:p>
          </table:table-cell>
          <table:table-cell office:value-type="string" calcext:value-type="string">
            <text:p>Seokodib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52" calcext:value-type="float">
            <text:p>986052</text:p>
          </table:table-cell>
          <table:table-cell office:value-type="string" calcext:value-type="string">
            <text:p>Seten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104" calcext:value-type="float">
            <text:p>986104</text:p>
          </table:table-cell>
          <table:table-cell office:value-type="string" calcext:value-type="string">
            <text:p>Shenyan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6001" calcext:value-type="float">
            <text:p>986001</text:p>
          </table:table-cell>
          <table:table-cell office:value-type="string" calcext:value-type="string">
            <text:p>Shubushubu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44" calcext:value-type="float">
            <text:p>986044</text:p>
          </table:table-cell>
          <table:table-cell office:value-type="string" calcext:value-type="string">
            <text:p>Skutlo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7" calcext:value-type="float">
            <text:p>986097</text:p>
          </table:table-cell>
          <table:table-cell office:value-type="string" calcext:value-type="string">
            <text:p>Stopo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6067" calcext:value-type="float">
            <text:p>986067</text:p>
          </table:table-cell>
          <table:table-cell office:value-type="string" calcext:value-type="string">
            <text:p>Strydkraal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0" calcext:value-type="float">
            <text:p>986090</text:p>
          </table:table-cell>
          <table:table-cell office:value-type="string" calcext:value-type="string">
            <text:p>Thabanaseso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94" calcext:value-type="float">
            <text:p>986094</text:p>
          </table:table-cell>
          <table:table-cell office:value-type="string" calcext:value-type="string">
            <text:p>Thobehlale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83" calcext:value-type="float">
            <text:p>986083</text:p>
          </table:table-cell>
          <table:table-cell office:value-type="string" calcext:value-type="string">
            <text:p>Tshewer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39" calcext:value-type="float">
            <text:p>986039</text:p>
          </table:table-cell>
          <table:table-cell office:value-type="string" calcext:value-type="string">
            <text:p>Tsidintsi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0" calcext:value-type="float">
            <text:p>986010</text:p>
          </table:table-cell>
          <table:table-cell office:value-type="string" calcext:value-type="string">
            <text:p>Tsim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15" calcext:value-type="float">
            <text:p>986015</text:p>
          </table:table-cell>
          <table:table-cell office:value-type="string" calcext:value-type="string">
            <text:p>Tswereng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6007" calcext:value-type="float">
            <text:p>986007</text:p>
          </table:table-cell>
          <table:table-cell office:value-type="string" calcext:value-type="string">
            <text:p>Zeekoegat</text:p>
          </table:table-cell>
          <table:table-cell office:value-type="string" calcext:value-type="string">
            <text:p>Fetakgomo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2" calcext:value-type="float">
            <text:p>987112</text:p>
          </table:table-cell>
          <table:table-cell office:value-type="string" calcext:value-type="string">
            <text:p>Alverton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36" calcext:value-type="float">
            <text:p>987136</text:p>
          </table:table-cell>
          <table:table-cell office:value-type="string" calcext:value-type="string">
            <text:p>Apiesdori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87136" calcext:value-type="float">
            <text:p>987136</text:p>
          </table:table-cell>
          <table:table-cell office:value-type="string" calcext:value-type="string">
            <text:p>Apiesdori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7136" calcext:value-type="float">
            <text:p>987136</text:p>
          </table:table-cell>
          <table:table-cell office:value-type="string" calcext:value-type="string">
            <text:p>Apiesdori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4" calcext:value-type="float">
            <text:p>987064</text:p>
          </table:table-cell>
          <table:table-cell office:value-type="string" calcext:value-type="string">
            <text:p>Banar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3" calcext:value-type="float">
            <text:p>987063</text:p>
          </table:table-cell>
          <table:table-cell office:value-type="string" calcext:value-type="string">
            <text:p>Boshoek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1" calcext:value-type="float">
            <text:p>987101</text:p>
          </table:table-cell>
          <table:table-cell office:value-type="string" calcext:value-type="string">
            <text:p>Bothashoek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7144" calcext:value-type="float">
            <text:p>987144</text:p>
          </table:table-cell>
          <table:table-cell office:value-type="string" calcext:value-type="string">
            <text:p>Bottom Villag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87137" calcext:value-type="float">
            <text:p>987137</text:p>
          </table:table-cell>
          <table:table-cell office:value-type="string" calcext:value-type="string">
            <text:p>Burgersfort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87137" calcext:value-type="float">
            <text:p>987137</text:p>
          </table:table-cell>
          <table:table-cell office:value-type="string" calcext:value-type="string">
            <text:p>Burgersfort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7137" calcext:value-type="float">
            <text:p>987137</text:p>
          </table:table-cell>
          <table:table-cell office:value-type="string" calcext:value-type="string">
            <text:p>Burgersfort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1" calcext:value-type="float">
            <text:p>987061</text:p>
          </table:table-cell>
          <table:table-cell office:value-type="string" calcext:value-type="string">
            <text:p>Diphal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7" calcext:value-type="float">
            <text:p>987097</text:p>
          </table:table-cell>
          <table:table-cell office:value-type="string" calcext:value-type="string">
            <text:p>Dithabe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7152" calcext:value-type="float">
            <text:p>987152</text:p>
          </table:table-cell>
          <table:table-cell office:value-type="string" calcext:value-type="string">
            <text:p>Dithamaga Trust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9" calcext:value-type="float">
            <text:p>987039</text:p>
          </table:table-cell>
          <table:table-cell office:value-type="string" calcext:value-type="string">
            <text:p>Ditobel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0" calcext:value-type="float">
            <text:p>987020</text:p>
          </table:table-cell>
          <table:table-cell office:value-type="string" calcext:value-type="string">
            <text:p>Ditwail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5" calcext:value-type="float">
            <text:p>987075</text:p>
          </table:table-cell>
          <table:table-cell office:value-type="string" calcext:value-type="string">
            <text:p>Driekop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8" calcext:value-type="float">
            <text:p>987028</text:p>
          </table:table-cell>
          <table:table-cell office:value-type="string" calcext:value-type="string">
            <text:p>Ga-Kgoet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55" calcext:value-type="float">
            <text:p>987155</text:p>
          </table:table-cell>
          <table:table-cell office:value-type="string" calcext:value-type="string">
            <text:p>Ga-Maep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6" calcext:value-type="float">
            <text:p>987106</text:p>
          </table:table-cell>
          <table:table-cell office:value-type="string" calcext:value-type="string">
            <text:p>Ga-Mahlokw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6" calcext:value-type="float">
            <text:p>987056</text:p>
          </table:table-cell>
          <table:table-cell office:value-type="string" calcext:value-type="string">
            <text:p>Ga-Makof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2" calcext:value-type="float">
            <text:p>987022</text:p>
          </table:table-cell>
          <table:table-cell office:value-type="string" calcext:value-type="string">
            <text:p>Ga-Makop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9" calcext:value-type="float">
            <text:p>987119</text:p>
          </table:table-cell>
          <table:table-cell office:value-type="string" calcext:value-type="string">
            <text:p>Ga-Makub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4" calcext:value-type="float">
            <text:p>987084</text:p>
          </table:table-cell>
          <table:table-cell office:value-type="string" calcext:value-type="string">
            <text:p>Ga-Makw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58" calcext:value-type="float">
            <text:p>987158</text:p>
          </table:table-cell>
          <table:table-cell office:value-type="string" calcext:value-type="string">
            <text:p>Ga-Malekan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6" calcext:value-type="float">
            <text:p>987036</text:p>
          </table:table-cell>
          <table:table-cell office:value-type="string" calcext:value-type="string">
            <text:p>Ga-Malep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51" calcext:value-type="float">
            <text:p>987151</text:p>
          </table:table-cell>
          <table:table-cell office:value-type="string" calcext:value-type="string">
            <text:p>Ga-Mampuru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0" calcext:value-type="float">
            <text:p>987030</text:p>
          </table:table-cell>
          <table:table-cell office:value-type="string" calcext:value-type="string">
            <text:p>Ga-Manyak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7" calcext:value-type="float">
            <text:p>987107</text:p>
          </table:table-cell>
          <table:table-cell office:value-type="string" calcext:value-type="string">
            <text:p>Ga-Mapea 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3" calcext:value-type="float">
            <text:p>987033</text:p>
          </table:table-cell>
          <table:table-cell office:value-type="string" calcext:value-type="string">
            <text:p>Ga-Mapea B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2" calcext:value-type="float">
            <text:p>987082</text:p>
          </table:table-cell>
          <table:table-cell office:value-type="string" calcext:value-type="string">
            <text:p>Ga-Marog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57" calcext:value-type="float">
            <text:p>987157</text:p>
          </table:table-cell>
          <table:table-cell office:value-type="string" calcext:value-type="string">
            <text:p>Ga-Mash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2" calcext:value-type="float">
            <text:p>987102</text:p>
          </table:table-cell>
          <table:table-cell office:value-type="string" calcext:value-type="string">
            <text:p>Ga-Mashampt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9" calcext:value-type="float">
            <text:p>987029</text:p>
          </table:table-cell>
          <table:table-cell office:value-type="string" calcext:value-type="string">
            <text:p>Ga-Mashish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1" calcext:value-type="float">
            <text:p>987081</text:p>
          </table:table-cell>
          <table:table-cell office:value-type="string" calcext:value-type="string">
            <text:p>Ga-Mashukw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6" calcext:value-type="float">
            <text:p>987026</text:p>
          </table:table-cell>
          <table:table-cell office:value-type="string" calcext:value-type="string">
            <text:p>Ga-Mongato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3" calcext:value-type="float">
            <text:p>987043</text:p>
          </table:table-cell>
          <table:table-cell office:value-type="string" calcext:value-type="string">
            <text:p>Ga-Moraba 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7" calcext:value-type="float">
            <text:p>987047</text:p>
          </table:table-cell>
          <table:table-cell office:value-type="string" calcext:value-type="string">
            <text:p>Ga-Moraba B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1" calcext:value-type="float">
            <text:p>987091</text:p>
          </table:table-cell>
          <table:table-cell office:value-type="string" calcext:value-type="string">
            <text:p>Ga-Motod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3" calcext:value-type="float">
            <text:p>987053</text:p>
          </table:table-cell>
          <table:table-cell office:value-type="string" calcext:value-type="string">
            <text:p>Ga-Motshan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2" calcext:value-type="float">
            <text:p>987032</text:p>
          </table:table-cell>
          <table:table-cell office:value-type="string" calcext:value-type="string">
            <text:p>Ga-Mpheth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5" calcext:value-type="float">
            <text:p>987085</text:p>
          </table:table-cell>
          <table:table-cell office:value-type="string" calcext:value-type="string">
            <text:p>Ga-Mpuru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0" calcext:value-type="float">
            <text:p>987010</text:p>
          </table:table-cell>
          <table:table-cell office:value-type="string" calcext:value-type="string">
            <text:p>Ga-Pha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49" calcext:value-type="float">
            <text:p>987149</text:p>
          </table:table-cell>
          <table:table-cell office:value-type="string" calcext:value-type="string">
            <text:p>Ga-Phash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2" calcext:value-type="float">
            <text:p>987052</text:p>
          </table:table-cell>
          <table:table-cell office:value-type="string" calcext:value-type="string">
            <text:p>Ga-Podel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2" calcext:value-type="float">
            <text:p>987072</text:p>
          </table:table-cell>
          <table:table-cell office:value-type="string" calcext:value-type="string">
            <text:p>Ga-Ragopo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8" calcext:value-type="float">
            <text:p>987088</text:p>
          </table:table-cell>
          <table:table-cell office:value-type="string" calcext:value-type="string">
            <text:p>Ga-Rib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1" calcext:value-type="float">
            <text:p>987031</text:p>
          </table:table-cell>
          <table:table-cell office:value-type="string" calcext:value-type="string">
            <text:p>Ga-Sela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39" calcext:value-type="float">
            <text:p>987139</text:p>
          </table:table-cell>
          <table:table-cell office:value-type="string" calcext:value-type="string">
            <text:p>Genokakop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7002" calcext:value-type="float">
            <text:p>987002</text:p>
          </table:table-cell>
          <table:table-cell office:value-type="string" calcext:value-type="string">
            <text:p>Greater Tubatse NU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02" calcext:value-type="float">
            <text:p>987002</text:p>
          </table:table-cell>
          <table:table-cell office:value-type="string" calcext:value-type="string">
            <text:p>Greater Tubatse NU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3 - ZAEMA: Eastern mountains mixed agriculture</text:p>
          </table:table-cell>
          <table:table-cell office:value-type="float" office:value="987002" calcext:value-type="float">
            <text:p>987002</text:p>
          </table:table-cell>
          <table:table-cell office:value-type="string" calcext:value-type="string">
            <text:p>Greater Tubatse NU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87002" calcext:value-type="float">
            <text:p>987002</text:p>
          </table:table-cell>
          <table:table-cell office:value-type="string" calcext:value-type="string">
            <text:p>Greater Tubatse NU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4" calcext:value-type="float">
            <text:p>987094</text:p>
          </table:table-cell>
          <table:table-cell office:value-type="string" calcext:value-type="string">
            <text:p>Hopekraals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7138" calcext:value-type="float">
            <text:p>987138</text:p>
          </table:table-cell>
          <table:table-cell office:value-type="string" calcext:value-type="string">
            <text:p>Hwash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1" calcext:value-type="float">
            <text:p>987041</text:p>
          </table:table-cell>
          <table:table-cell office:value-type="string" calcext:value-type="string">
            <text:p>Itabal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7" calcext:value-type="float">
            <text:p>987117</text:p>
          </table:table-cell>
          <table:table-cell office:value-type="string" calcext:value-type="string">
            <text:p>Kgautswan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2" calcext:value-type="float">
            <text:p>987012</text:p>
          </table:table-cell>
          <table:table-cell office:value-type="string" calcext:value-type="string">
            <text:p>Kgopa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8" calcext:value-type="float">
            <text:p>987108</text:p>
          </table:table-cell>
          <table:table-cell office:value-type="string" calcext:value-type="string">
            <text:p>Kgotlopo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29" calcext:value-type="float">
            <text:p>987129</text:p>
          </table:table-cell>
          <table:table-cell office:value-type="string" calcext:value-type="string">
            <text:p>Kgwed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20" calcext:value-type="float">
            <text:p>987120</text:p>
          </table:table-cell>
          <table:table-cell office:value-type="string" calcext:value-type="string">
            <text:p>Khulw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30" calcext:value-type="float">
            <text:p>987130</text:p>
          </table:table-cell>
          <table:table-cell office:value-type="string" calcext:value-type="string">
            <text:p>Lebalel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8" calcext:value-type="float">
            <text:p>987048</text:p>
          </table:table-cell>
          <table:table-cell office:value-type="string" calcext:value-type="string">
            <text:p>Lebo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7048" calcext:value-type="float">
            <text:p>987048</text:p>
          </table:table-cell>
          <table:table-cell office:value-type="string" calcext:value-type="string">
            <text:p>Lebo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04" calcext:value-type="float">
            <text:p>987004</text:p>
          </table:table-cell>
          <table:table-cell office:value-type="string" calcext:value-type="string">
            <text:p>Legwar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2" calcext:value-type="float">
            <text:p>987062</text:p>
          </table:table-cell>
          <table:table-cell office:value-type="string" calcext:value-type="string">
            <text:p>Lehab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3" calcext:value-type="float">
            <text:p>987113</text:p>
          </table:table-cell>
          <table:table-cell office:value-type="string" calcext:value-type="string">
            <text:p>Lekgwab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9" calcext:value-type="float">
            <text:p>987059</text:p>
          </table:table-cell>
          <table:table-cell office:value-type="string" calcext:value-type="string">
            <text:p>Lekgwar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8" calcext:value-type="float">
            <text:p>987078</text:p>
          </table:table-cell>
          <table:table-cell office:value-type="string" calcext:value-type="string">
            <text:p>Lenar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01" calcext:value-type="float">
            <text:p>987001</text:p>
          </table:table-cell>
          <table:table-cell office:value-type="string" calcext:value-type="string">
            <text:p>Lwal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3" calcext:value-type="float">
            <text:p>987083</text:p>
          </table:table-cell>
          <table:table-cell office:value-type="string" calcext:value-type="string">
            <text:p>Maahlash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7" calcext:value-type="float">
            <text:p>987037</text:p>
          </table:table-cell>
          <table:table-cell office:value-type="string" calcext:value-type="string">
            <text:p>Maakgak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9" calcext:value-type="float">
            <text:p>987109</text:p>
          </table:table-cell>
          <table:table-cell office:value-type="string" calcext:value-type="string">
            <text:p>Maakubu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6" calcext:value-type="float">
            <text:p>987086</text:p>
          </table:table-cell>
          <table:table-cell office:value-type="string" calcext:value-type="string">
            <text:p>Maandagshoek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87086" calcext:value-type="float">
            <text:p>987086</text:p>
          </table:table-cell>
          <table:table-cell office:value-type="string" calcext:value-type="string">
            <text:p>Maandagshoek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8" calcext:value-type="float">
            <text:p>987068</text:p>
          </table:table-cell>
          <table:table-cell office:value-type="string" calcext:value-type="string">
            <text:p>Mabotsh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4" calcext:value-type="float">
            <text:p>987074</text:p>
          </table:table-cell>
          <table:table-cell office:value-type="string" calcext:value-type="string">
            <text:p>Madetam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60" calcext:value-type="float">
            <text:p>987160</text:p>
          </table:table-cell>
          <table:table-cell office:value-type="string" calcext:value-type="string">
            <text:p>Madib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59" calcext:value-type="float">
            <text:p>987159</text:p>
          </table:table-cell>
          <table:table-cell office:value-type="string" calcext:value-type="string">
            <text:p>Madidimo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3" calcext:value-type="float">
            <text:p>987103</text:p>
          </table:table-cell>
          <table:table-cell office:value-type="string" calcext:value-type="string">
            <text:p>Madis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7142" calcext:value-type="float">
            <text:p>987142</text:p>
          </table:table-cell>
          <table:table-cell office:value-type="string" calcext:value-type="string">
            <text:p>Maep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5" calcext:value-type="float">
            <text:p>987045</text:p>
          </table:table-cell>
          <table:table-cell office:value-type="string" calcext:value-type="string">
            <text:p>Mafarafar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8" calcext:value-type="float">
            <text:p>987058</text:p>
          </table:table-cell>
          <table:table-cell office:value-type="string" calcext:value-type="string">
            <text:p>Magaba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8" calcext:value-type="float">
            <text:p>987018</text:p>
          </table:table-cell>
          <table:table-cell office:value-type="string" calcext:value-type="string">
            <text:p>Magaka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3" calcext:value-type="float">
            <text:p>987073</text:p>
          </table:table-cell>
          <table:table-cell office:value-type="string" calcext:value-type="string">
            <text:p>Maglop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5" calcext:value-type="float">
            <text:p>987115</text:p>
          </table:table-cell>
          <table:table-cell office:value-type="string" calcext:value-type="string">
            <text:p>Magwar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7161" calcext:value-type="float">
            <text:p>987161</text:p>
          </table:table-cell>
          <table:table-cell office:value-type="string" calcext:value-type="string">
            <text:p>Mahlagar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26" calcext:value-type="float">
            <text:p>987126</text:p>
          </table:table-cell>
          <table:table-cell office:value-type="string" calcext:value-type="string">
            <text:p>Mahlag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0" calcext:value-type="float">
            <text:p>987070</text:p>
          </table:table-cell>
          <table:table-cell office:value-type="string" calcext:value-type="string">
            <text:p>Makgel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7124" calcext:value-type="float">
            <text:p>987124</text:p>
          </table:table-cell>
          <table:table-cell office:value-type="string" calcext:value-type="string">
            <text:p>Makgem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24" calcext:value-type="float">
            <text:p>987124</text:p>
          </table:table-cell>
          <table:table-cell office:value-type="string" calcext:value-type="string">
            <text:p>Makgem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5" calcext:value-type="float">
            <text:p>987065</text:p>
          </table:table-cell>
          <table:table-cell office:value-type="string" calcext:value-type="string">
            <text:p>Makopu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4" calcext:value-type="float">
            <text:p>987034</text:p>
          </table:table-cell>
          <table:table-cell office:value-type="string" calcext:value-type="string">
            <text:p>Makubu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2" calcext:value-type="float">
            <text:p>987042</text:p>
          </table:table-cell>
          <table:table-cell office:value-type="string" calcext:value-type="string">
            <text:p>Malae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1" calcext:value-type="float">
            <text:p>987011</text:p>
          </table:table-cell>
          <table:table-cell office:value-type="string" calcext:value-type="string">
            <text:p>Maloke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07" calcext:value-type="float">
            <text:p>987007</text:p>
          </table:table-cell>
          <table:table-cell office:value-type="string" calcext:value-type="string">
            <text:p>Mamogol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7" calcext:value-type="float">
            <text:p>987087</text:p>
          </table:table-cell>
          <table:table-cell office:value-type="string" calcext:value-type="string">
            <text:p>Mamphahl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21" calcext:value-type="float">
            <text:p>987121</text:p>
          </table:table-cell>
          <table:table-cell office:value-type="string" calcext:value-type="string">
            <text:p>Manawa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7125" calcext:value-type="float">
            <text:p>987125</text:p>
          </table:table-cell>
          <table:table-cell office:value-type="string" calcext:value-type="string">
            <text:p>Mangab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34" calcext:value-type="float">
            <text:p>987134</text:p>
          </table:table-cell>
          <table:table-cell office:value-type="string" calcext:value-type="string">
            <text:p>Manok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0" calcext:value-type="float">
            <text:p>987050</text:p>
          </table:table-cell>
          <table:table-cell office:value-type="string" calcext:value-type="string">
            <text:p>Mantsak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9" calcext:value-type="float">
            <text:p>987089</text:p>
          </table:table-cell>
          <table:table-cell office:value-type="string" calcext:value-type="string">
            <text:p>Mapar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7089" calcext:value-type="float">
            <text:p>987089</text:p>
          </table:table-cell>
          <table:table-cell office:value-type="string" calcext:value-type="string">
            <text:p>Mapar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6" calcext:value-type="float">
            <text:p>987046</text:p>
          </table:table-cell>
          <table:table-cell office:value-type="string" calcext:value-type="string">
            <text:p>Maphok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53" calcext:value-type="float">
            <text:p>987153</text:p>
          </table:table-cell>
          <table:table-cell office:value-type="string" calcext:value-type="string">
            <text:p>Maphoph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80" calcext:value-type="float">
            <text:p>987080</text:p>
          </table:table-cell>
          <table:table-cell office:value-type="string" calcext:value-type="string">
            <text:p>Marakala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08" calcext:value-type="float">
            <text:p>987008</text:p>
          </table:table-cell>
          <table:table-cell office:value-type="string" calcext:value-type="string">
            <text:p>Maretiw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40" calcext:value-type="float">
            <text:p>987140</text:p>
          </table:table-cell>
          <table:table-cell office:value-type="string" calcext:value-type="string">
            <text:p>Marisil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6" calcext:value-type="float">
            <text:p>987016</text:p>
          </table:table-cell>
          <table:table-cell office:value-type="string" calcext:value-type="string">
            <text:p>Marobajin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7016" calcext:value-type="float">
            <text:p>987016</text:p>
          </table:table-cell>
          <table:table-cell office:value-type="string" calcext:value-type="string">
            <text:p>Marobajin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0" calcext:value-type="float">
            <text:p>987090</text:p>
          </table:table-cell>
          <table:table-cell office:value-type="string" calcext:value-type="string">
            <text:p>Marot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23" calcext:value-type="float">
            <text:p>987123</text:p>
          </table:table-cell>
          <table:table-cell office:value-type="string" calcext:value-type="string">
            <text:p>Marota 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28" calcext:value-type="float">
            <text:p>987128</text:p>
          </table:table-cell>
          <table:table-cell office:value-type="string" calcext:value-type="string">
            <text:p>Masak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0" calcext:value-type="float">
            <text:p>987040</text:p>
          </table:table-cell>
          <table:table-cell office:value-type="string" calcext:value-type="string">
            <text:p>Maset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5" calcext:value-type="float">
            <text:p>987025</text:p>
          </table:table-cell>
          <table:table-cell office:value-type="string" calcext:value-type="string">
            <text:p>Mashabe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41" calcext:value-type="float">
            <text:p>987141</text:p>
          </table:table-cell>
          <table:table-cell office:value-type="string" calcext:value-type="string">
            <text:p>Matimatjaj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9" calcext:value-type="float">
            <text:p>987069</text:p>
          </table:table-cell>
          <table:table-cell office:value-type="string" calcext:value-type="string">
            <text:p>Matokom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9" calcext:value-type="float">
            <text:p>987049</text:p>
          </table:table-cell>
          <table:table-cell office:value-type="string" calcext:value-type="string">
            <text:p>Mela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62" calcext:value-type="float">
            <text:p>987162</text:p>
          </table:table-cell>
          <table:table-cell office:value-type="string" calcext:value-type="string">
            <text:p>Mmaphok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06" calcext:value-type="float">
            <text:p>987006</text:p>
          </table:table-cell>
          <table:table-cell office:value-type="string" calcext:value-type="string">
            <text:p>Moduber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32" calcext:value-type="float">
            <text:p>987132</text:p>
          </table:table-cell>
          <table:table-cell office:value-type="string" calcext:value-type="string">
            <text:p>Mohlak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7105" calcext:value-type="float">
            <text:p>987105</text:p>
          </table:table-cell>
          <table:table-cell office:value-type="string" calcext:value-type="string">
            <text:p>Mokgorw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5" calcext:value-type="float">
            <text:p>987105</text:p>
          </table:table-cell>
          <table:table-cell office:value-type="string" calcext:value-type="string">
            <text:p>Mokgorw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7" calcext:value-type="float">
            <text:p>987067</text:p>
          </table:table-cell>
          <table:table-cell office:value-type="string" calcext:value-type="string">
            <text:p>Mokobo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22" calcext:value-type="float">
            <text:p>987122</text:p>
          </table:table-cell>
          <table:table-cell office:value-type="string" calcext:value-type="string">
            <text:p>Mokutu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6" calcext:value-type="float">
            <text:p>987116</text:p>
          </table:table-cell>
          <table:table-cell office:value-type="string" calcext:value-type="string">
            <text:p>Molaw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6" calcext:value-type="float">
            <text:p>987076</text:p>
          </table:table-cell>
          <table:table-cell office:value-type="string" calcext:value-type="string">
            <text:p>Mooihoek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8" calcext:value-type="float">
            <text:p>987038</text:p>
          </table:table-cell>
          <table:table-cell office:value-type="string" calcext:value-type="string">
            <text:p>Morapa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1" calcext:value-type="float">
            <text:p>987111</text:p>
          </table:table-cell>
          <table:table-cell office:value-type="string" calcext:value-type="string">
            <text:p>Morethus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7" calcext:value-type="float">
            <text:p>987017</text:p>
          </table:table-cell>
          <table:table-cell office:value-type="string" calcext:value-type="string">
            <text:p>Morok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4" calcext:value-type="float">
            <text:p>987054</text:p>
          </table:table-cell>
          <table:table-cell office:value-type="string" calcext:value-type="string">
            <text:p>Moseg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3" calcext:value-type="float">
            <text:p>987013</text:p>
          </table:table-cell>
          <table:table-cell office:value-type="string" calcext:value-type="string">
            <text:p>Moshir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50" calcext:value-type="float">
            <text:p>987150</text:p>
          </table:table-cell>
          <table:table-cell office:value-type="string" calcext:value-type="string">
            <text:p>Motat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0" calcext:value-type="float">
            <text:p>987110</text:p>
          </table:table-cell>
          <table:table-cell office:value-type="string" calcext:value-type="string">
            <text:p>Motlail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1" calcext:value-type="float">
            <text:p>987071</text:p>
          </table:table-cell>
          <table:table-cell office:value-type="string" calcext:value-type="string">
            <text:p>Motlol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03" calcext:value-type="float">
            <text:p>987003</text:p>
          </table:table-cell>
          <table:table-cell office:value-type="string" calcext:value-type="string">
            <text:p>Motloule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5" calcext:value-type="float">
            <text:p>987055</text:p>
          </table:table-cell>
          <table:table-cell office:value-type="string" calcext:value-type="string">
            <text:p>Mtsa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6" calcext:value-type="float">
            <text:p>987066</text:p>
          </table:table-cell>
          <table:table-cell office:value-type="string" calcext:value-type="string">
            <text:p>Murola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8" calcext:value-type="float">
            <text:p>987098</text:p>
          </table:table-cell>
          <table:table-cell office:value-type="string" calcext:value-type="string">
            <text:p>Naledi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3 - ZAEMA: Eastern mountains mixed agriculture</text:p>
          </table:table-cell>
          <table:table-cell office:value-type="float" office:value="987143" calcext:value-type="float">
            <text:p>987143</text:p>
          </table:table-cell>
          <table:table-cell office:value-type="string" calcext:value-type="string">
            <text:p>Ohrigstad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7143" calcext:value-type="float">
            <text:p>987143</text:p>
          </table:table-cell>
          <table:table-cell office:value-type="string" calcext:value-type="string">
            <text:p>Ohrigstad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31" calcext:value-type="float">
            <text:p>987131</text:p>
          </table:table-cell>
          <table:table-cell office:value-type="string" calcext:value-type="string">
            <text:p>Pa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46" calcext:value-type="float">
            <text:p>987146</text:p>
          </table:table-cell>
          <table:table-cell office:value-type="string" calcext:value-type="string">
            <text:p>Pala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09" calcext:value-type="float">
            <text:p>987009</text:p>
          </table:table-cell>
          <table:table-cell office:value-type="string" calcext:value-type="string">
            <text:p>Peng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7009" calcext:value-type="float">
            <text:p>987009</text:p>
          </table:table-cell>
          <table:table-cell office:value-type="string" calcext:value-type="string">
            <text:p>Peng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4" calcext:value-type="float">
            <text:p>987024</text:p>
          </table:table-cell>
          <table:table-cell office:value-type="string" calcext:value-type="string">
            <text:p>Phashaskraal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9" calcext:value-type="float">
            <text:p>987079</text:p>
          </table:table-cell>
          <table:table-cell office:value-type="string" calcext:value-type="string">
            <text:p>Phiri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7079" calcext:value-type="float">
            <text:p>987079</text:p>
          </table:table-cell>
          <table:table-cell office:value-type="string" calcext:value-type="string">
            <text:p>Phiri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27" calcext:value-type="float">
            <text:p>987127</text:p>
          </table:table-cell>
          <table:table-cell office:value-type="string" calcext:value-type="string">
            <text:p>Polaseng 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5" calcext:value-type="float">
            <text:p>987095</text:p>
          </table:table-cell>
          <table:table-cell office:value-type="string" calcext:value-type="string">
            <text:p>Pologo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3" calcext:value-type="float">
            <text:p>987093</text:p>
          </table:table-cell>
          <table:table-cell office:value-type="string" calcext:value-type="string">
            <text:p>Prakteseer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87093" calcext:value-type="float">
            <text:p>987093</text:p>
          </table:table-cell>
          <table:table-cell office:value-type="string" calcext:value-type="string">
            <text:p>Prakteseer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7093" calcext:value-type="float">
            <text:p>987093</text:p>
          </table:table-cell>
          <table:table-cell office:value-type="string" calcext:value-type="string">
            <text:p>Prakteseer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54" calcext:value-type="float">
            <text:p>987154</text:p>
          </table:table-cell>
          <table:table-cell office:value-type="string" calcext:value-type="string">
            <text:p>Ranth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4" calcext:value-type="float">
            <text:p>987104</text:p>
          </table:table-cell>
          <table:table-cell office:value-type="string" calcext:value-type="string">
            <text:p>Riba Cross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8" calcext:value-type="float">
            <text:p>987118</text:p>
          </table:table-cell>
          <table:table-cell office:value-type="string" calcext:value-type="string">
            <text:p>Rietfontein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00" calcext:value-type="float">
            <text:p>987100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9" calcext:value-type="float">
            <text:p>987099</text:p>
          </table:table-cell>
          <table:table-cell office:value-type="string" calcext:value-type="string">
            <text:p>Sant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3" calcext:value-type="float">
            <text:p>987023</text:p>
          </table:table-cell>
          <table:table-cell office:value-type="string" calcext:value-type="string">
            <text:p>Seal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1" calcext:value-type="float">
            <text:p>987021</text:p>
          </table:table-cell>
          <table:table-cell office:value-type="string" calcext:value-type="string">
            <text:p>Segoro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87021" calcext:value-type="float">
            <text:p>987021</text:p>
          </table:table-cell>
          <table:table-cell office:value-type="string" calcext:value-type="string">
            <text:p>Segoro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77" calcext:value-type="float">
            <text:p>987077</text:p>
          </table:table-cell>
          <table:table-cell office:value-type="string" calcext:value-type="string">
            <text:p>Sehlaku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4" calcext:value-type="float">
            <text:p>987014</text:p>
          </table:table-cell>
          <table:table-cell office:value-type="string" calcext:value-type="string">
            <text:p>Sehunyan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14" calcext:value-type="float">
            <text:p>987114</text:p>
          </table:table-cell>
          <table:table-cell office:value-type="string" calcext:value-type="string">
            <text:p>Senthl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9" calcext:value-type="float">
            <text:p>987019</text:p>
          </table:table-cell>
          <table:table-cell office:value-type="string" calcext:value-type="string">
            <text:p>Seraf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60" calcext:value-type="float">
            <text:p>987060</text:p>
          </table:table-cell>
          <table:table-cell office:value-type="string" calcext:value-type="string">
            <text:p>Seuw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35" calcext:value-type="float">
            <text:p>987035</text:p>
          </table:table-cell>
          <table:table-cell office:value-type="string" calcext:value-type="string">
            <text:p>Shaku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2" calcext:value-type="float">
            <text:p>987092</text:p>
          </table:table-cell>
          <table:table-cell office:value-type="string" calcext:value-type="string">
            <text:p>Shushumel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96" calcext:value-type="float">
            <text:p>987096</text:p>
          </table:table-cell>
          <table:table-cell office:value-type="string" calcext:value-type="string">
            <text:p>Sofaya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15" calcext:value-type="float">
            <text:p>987015</text:p>
          </table:table-cell>
          <table:table-cell office:value-type="string" calcext:value-type="string">
            <text:p>Sokodim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7145" calcext:value-type="float">
            <text:p>987145</text:p>
          </table:table-cell>
          <table:table-cell office:value-type="string" calcext:value-type="string">
            <text:p>Steelpoort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48" calcext:value-type="float">
            <text:p>987148</text:p>
          </table:table-cell>
          <table:table-cell office:value-type="string" calcext:value-type="string">
            <text:p>Stocki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44" calcext:value-type="float">
            <text:p>987044</text:p>
          </table:table-cell>
          <table:table-cell office:value-type="string" calcext:value-type="string">
            <text:p>Tau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7" calcext:value-type="float">
            <text:p>987057</text:p>
          </table:table-cell>
          <table:table-cell office:value-type="string" calcext:value-type="string">
            <text:p>Tedintetj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33" calcext:value-type="float">
            <text:p>987133</text:p>
          </table:table-cell>
          <table:table-cell office:value-type="string" calcext:value-type="string">
            <text:p>Thabaneng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27" calcext:value-type="float">
            <text:p>987027</text:p>
          </table:table-cell>
          <table:table-cell office:value-type="string" calcext:value-type="string">
            <text:p>Thokw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35" calcext:value-type="float">
            <text:p>987135</text:p>
          </table:table-cell>
          <table:table-cell office:value-type="string" calcext:value-type="string">
            <text:p>Trusti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56" calcext:value-type="float">
            <text:p>987156</text:p>
          </table:table-cell>
          <table:table-cell office:value-type="string" calcext:value-type="string">
            <text:p>Tsak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51" calcext:value-type="float">
            <text:p>987051</text:p>
          </table:table-cell>
          <table:table-cell office:value-type="string" calcext:value-type="string">
            <text:p>Tshenyane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147" calcext:value-type="float">
            <text:p>987147</text:p>
          </table:table-cell>
          <table:table-cell office:value-type="string" calcext:value-type="string">
            <text:p>Tukakgom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7147" calcext:value-type="float">
            <text:p>987147</text:p>
          </table:table-cell>
          <table:table-cell office:value-type="string" calcext:value-type="string">
            <text:p>Tukakgom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7147" calcext:value-type="float">
            <text:p>987147</text:p>
          </table:table-cell>
          <table:table-cell office:value-type="string" calcext:value-type="string">
            <text:p>Tukakgomo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7005" calcext:value-type="float">
            <text:p>987005</text:p>
          </table:table-cell>
          <table:table-cell office:value-type="string" calcext:value-type="string">
            <text:p>Wismar</text:p>
          </table:table-cell>
          <table:table-cell office:value-type="string" calcext:value-type="string">
            <text:p>Greater Tubatse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07" calcext:value-type="float">
            <text:p>985007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5007" calcext:value-type="float">
            <text:p>985007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2" calcext:value-type="float">
            <text:p>985142</text:p>
          </table:table-cell>
          <table:table-cell office:value-type="string" calcext:value-type="string">
            <text:p>Bochabel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7" calcext:value-type="float">
            <text:p>98514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6" calcext:value-type="float">
            <text:p>98507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4" calcext:value-type="float">
            <text:p>985064</text:p>
          </table:table-cell>
          <table:table-cell office:value-type="string" calcext:value-type="string">
            <text:p>Dia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3" calcext:value-type="float">
            <text:p>985083</text:p>
          </table:table-cell>
          <table:table-cell office:value-type="string" calcext:value-type="string">
            <text:p>Dihlab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3" calcext:value-type="float">
            <text:p>985113</text:p>
          </table:table-cell>
          <table:table-cell office:value-type="string" calcext:value-type="string">
            <text:p>Dingw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9" calcext:value-type="float">
            <text:p>985029</text:p>
          </table:table-cell>
          <table:table-cell office:value-type="string" calcext:value-type="string">
            <text:p>Dinots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3" calcext:value-type="float">
            <text:p>985023</text:p>
          </table:table-cell>
          <table:table-cell office:value-type="string" calcext:value-type="string">
            <text:p>Dipaka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9" calcext:value-type="float">
            <text:p>985069</text:p>
          </table:table-cell>
          <table:table-cell office:value-type="string" calcext:value-type="string">
            <text:p>Diphag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63" calcext:value-type="float">
            <text:p>985163</text:p>
          </table:table-cell>
          <table:table-cell office:value-type="string" calcext:value-type="string">
            <text:p>Diplas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4" calcext:value-type="float">
            <text:p>985014</text:p>
          </table:table-cell>
          <table:table-cell office:value-type="string" calcext:value-type="string">
            <text:p>Ditab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2" calcext:value-type="float">
            <text:p>985062</text:p>
          </table:table-cell>
          <table:table-cell office:value-type="string" calcext:value-type="string">
            <text:p>Emkhondwen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3" calcext:value-type="float">
            <text:p>985093</text:p>
          </table:table-cell>
          <table:table-cell office:value-type="string" calcext:value-type="string">
            <text:p>Flak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1" calcext:value-type="float">
            <text:p>985021</text:p>
          </table:table-cell>
          <table:table-cell office:value-type="string" calcext:value-type="string">
            <text:p>Ga-Machach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4" calcext:value-type="float">
            <text:p>985104</text:p>
          </table:table-cell>
          <table:table-cell office:value-type="string" calcext:value-type="string">
            <text:p>Ga-Moseh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5104" calcext:value-type="float">
            <text:p>985104</text:p>
          </table:table-cell>
          <table:table-cell office:value-type="string" calcext:value-type="string">
            <text:p>Ga-Moseh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5" calcext:value-type="float">
            <text:p>985075</text:p>
          </table:table-cell>
          <table:table-cell office:value-type="string" calcext:value-type="string">
            <text:p>Ga-Tisan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8" calcext:value-type="float">
            <text:p>985118</text:p>
          </table:table-cell>
          <table:table-cell office:value-type="string" calcext:value-type="string">
            <text:p>GaMalom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4" calcext:value-type="float">
            <text:p>985094</text:p>
          </table:table-cell>
          <table:table-cell office:value-type="string" calcext:value-type="string">
            <text:p>GaMampan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0" calcext:value-type="float">
            <text:p>985010</text:p>
          </table:table-cell>
          <table:table-cell office:value-type="string" calcext:value-type="string">
            <text:p>GaMarosh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4" calcext:value-type="float">
            <text:p>985044</text:p>
          </table:table-cell>
          <table:table-cell office:value-type="string" calcext:value-type="string">
            <text:p>GaMashabe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9" calcext:value-type="float">
            <text:p>985099</text:p>
          </table:table-cell>
          <table:table-cell office:value-type="string" calcext:value-type="string">
            <text:p>GaMohla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7" calcext:value-type="float">
            <text:p>985137</text:p>
          </table:table-cell>
          <table:table-cell office:value-type="string" calcext:value-type="string">
            <text:p>GaMolo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0" calcext:value-type="float">
            <text:p>985140</text:p>
          </table:table-cell>
          <table:table-cell office:value-type="string" calcext:value-type="string">
            <text:p>GaMolop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7" calcext:value-type="float">
            <text:p>985107</text:p>
          </table:table-cell>
          <table:table-cell office:value-type="string" calcext:value-type="string">
            <text:p>GaMoretse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0" calcext:value-type="float">
            <text:p>985090</text:p>
          </table:table-cell>
          <table:table-cell office:value-type="string" calcext:value-type="string">
            <text:p>GaSeka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6" calcext:value-type="float">
            <text:p>985056</text:p>
          </table:table-cell>
          <table:table-cell office:value-type="string" calcext:value-type="string">
            <text:p>GaSelep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2" calcext:value-type="float">
            <text:p>985082</text:p>
          </table:table-cell>
          <table:table-cell office:value-type="string" calcext:value-type="string">
            <text:p>GaSeope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65" calcext:value-type="float">
            <text:p>985165</text:p>
          </table:table-cell>
          <table:table-cell office:value-type="string" calcext:value-type="string">
            <text:p>GaTsheh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8" calcext:value-type="float">
            <text:p>985138</text:p>
          </table:table-cell>
          <table:table-cell office:value-type="string" calcext:value-type="string">
            <text:p>Glen Cowi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67" calcext:value-type="float">
            <text:p>985167</text:p>
          </table:table-cell>
          <table:table-cell office:value-type="string" calcext:value-type="string">
            <text:p>Hlalanikah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6" calcext:value-type="float">
            <text:p>985106</text:p>
          </table:table-cell>
          <table:table-cell office:value-type="string" calcext:value-type="string">
            <text:p>Jane Furs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62" calcext:value-type="float">
            <text:p>985162</text:p>
          </table:table-cell>
          <table:table-cell office:value-type="string" calcext:value-type="string">
            <text:p>Katlego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9" calcext:value-type="float">
            <text:p>985039</text:p>
          </table:table-cell>
          <table:table-cell office:value-type="string" calcext:value-type="string">
            <text:p>Kgol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2" calcext:value-type="float">
            <text:p>985122</text:p>
          </table:table-cell>
          <table:table-cell office:value-type="string" calcext:value-type="string">
            <text:p>Kgop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03" calcext:value-type="float">
            <text:p>985003</text:p>
          </table:table-cell>
          <table:table-cell office:value-type="string" calcext:value-type="string">
            <text:p>Kgwarip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3" calcext:value-type="float">
            <text:p>985053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6" calcext:value-type="float">
            <text:p>985086</text:p>
          </table:table-cell>
          <table:table-cell office:value-type="string" calcext:value-type="string">
            <text:p>Kolokote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9" calcext:value-type="float">
            <text:p>985049</text:p>
          </table:table-cell>
          <table:table-cell office:value-type="string" calcext:value-type="string">
            <text:p>Kom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8" calcext:value-type="float">
            <text:p>985108</text:p>
          </table:table-cell>
          <table:table-cell office:value-type="string" calcext:value-type="string">
            <text:p>Kom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5" calcext:value-type="float">
            <text:p>985085</text:p>
          </table:table-cell>
          <table:table-cell office:value-type="string" calcext:value-type="string">
            <text:p>Kotsir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9" calcext:value-type="float">
            <text:p>985159</text:p>
          </table:table-cell>
          <table:table-cell office:value-type="string" calcext:value-type="string">
            <text:p>Kutupu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1" calcext:value-type="float">
            <text:p>985101</text:p>
          </table:table-cell>
          <table:table-cell office:value-type="string" calcext:value-type="string">
            <text:p>Lebej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1" calcext:value-type="float">
            <text:p>985111</text:p>
          </table:table-cell>
          <table:table-cell office:value-type="string" calcext:value-type="string">
            <text:p>Legoto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8" calcext:value-type="float">
            <text:p>985158</text:p>
          </table:table-cell>
          <table:table-cell office:value-type="string" calcext:value-type="string">
            <text:p>Lehlako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1" calcext:value-type="float">
            <text:p>985031</text:p>
          </table:table-cell>
          <table:table-cell office:value-type="string" calcext:value-type="string">
            <text:p>Lekgwar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05" calcext:value-type="float">
            <text:p>985005</text:p>
          </table:table-cell>
          <table:table-cell office:value-type="string" calcext:value-type="string">
            <text:p>Lekoro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2" calcext:value-type="float">
            <text:p>985132</text:p>
          </table:table-cell>
          <table:table-cell office:value-type="string" calcext:value-type="string">
            <text:p>Lekwag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6" calcext:value-type="float">
            <text:p>985156</text:p>
          </table:table-cell>
          <table:table-cell office:value-type="string" calcext:value-type="string">
            <text:p>Mabintw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9" calcext:value-type="float">
            <text:p>985089</text:p>
          </table:table-cell>
          <table:table-cell office:value-type="string" calcext:value-type="string">
            <text:p>Mabo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2" calcext:value-type="float">
            <text:p>985012</text:p>
          </table:table-cell>
          <table:table-cell office:value-type="string" calcext:value-type="string">
            <text:p>Mabop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0" calcext:value-type="float">
            <text:p>985030</text:p>
          </table:table-cell>
          <table:table-cell office:value-type="string" calcext:value-type="string">
            <text:p>Madib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9" calcext:value-type="float">
            <text:p>985059</text:p>
          </table:table-cell>
          <table:table-cell office:value-type="string" calcext:value-type="string">
            <text:p>Madisal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8" calcext:value-type="float">
            <text:p>985128</text:p>
          </table:table-cell>
          <table:table-cell office:value-type="string" calcext:value-type="string">
            <text:p>Mafat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8" calcext:value-type="float">
            <text:p>985028</text:p>
          </table:table-cell>
          <table:table-cell office:value-type="string" calcext:value-type="string">
            <text:p>Magab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9" calcext:value-type="float">
            <text:p>985129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7" calcext:value-type="float">
            <text:p>985097</text:p>
          </table:table-cell>
          <table:table-cell office:value-type="string" calcext:value-type="string">
            <text:p>Magol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3" calcext:value-type="float">
            <text:p>985073</text:p>
          </table:table-cell>
          <table:table-cell office:value-type="string" calcext:value-type="string">
            <text:p>Magor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1" calcext:value-type="float">
            <text:p>985131</text:p>
          </table:table-cell>
          <table:table-cell office:value-type="string" calcext:value-type="string">
            <text:p>Magoro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1" calcext:value-type="float">
            <text:p>985071</text:p>
          </table:table-cell>
          <table:table-cell office:value-type="string" calcext:value-type="string">
            <text:p>Magukubu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6" calcext:value-type="float">
            <text:p>985026</text:p>
          </table:table-cell>
          <table:table-cell office:value-type="string" calcext:value-type="string">
            <text:p>Mahab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3" calcext:value-type="float">
            <text:p>985043</text:p>
          </table:table-cell>
          <table:table-cell office:value-type="string" calcext:value-type="string">
            <text:p>Mahlakane Sol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09" calcext:value-type="float">
            <text:p>985009</text:p>
          </table:table-cell>
          <table:table-cell office:value-type="string" calcext:value-type="string">
            <text:p>Mahlako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0" calcext:value-type="float">
            <text:p>985020</text:p>
          </table:table-cell>
          <table:table-cell office:value-type="string" calcext:value-type="string">
            <text:p>Mahlal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6" calcext:value-type="float">
            <text:p>985066</text:p>
          </table:table-cell>
          <table:table-cell office:value-type="string" calcext:value-type="string">
            <text:p>Maila Modikets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6" calcext:value-type="float">
            <text:p>985046</text:p>
          </table:table-cell>
          <table:table-cell office:value-type="string" calcext:value-type="string">
            <text:p>Mailasegol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2" calcext:value-type="float">
            <text:p>985042</text:p>
          </table:table-cell>
          <table:table-cell office:value-type="string" calcext:value-type="string">
            <text:p>Makap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02" calcext:value-type="float">
            <text:p>985002</text:p>
          </table:table-cell>
          <table:table-cell office:value-type="string" calcext:value-type="string">
            <text:p>Makhuduthamaga NU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985002" calcext:value-type="float">
            <text:p>985002</text:p>
          </table:table-cell>
          <table:table-cell office:value-type="string" calcext:value-type="string">
            <text:p>Makhuduthamaga NU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5" calcext:value-type="float">
            <text:p>985095</text:p>
          </table:table-cell>
          <table:table-cell office:value-type="string" calcext:value-type="string">
            <text:p>Makhuts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2" calcext:value-type="float">
            <text:p>985022</text:p>
          </table:table-cell>
          <table:table-cell office:value-type="string" calcext:value-type="string">
            <text:p>Makwag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5" calcext:value-type="float">
            <text:p>985115</text:p>
          </table:table-cell>
          <table:table-cell office:value-type="string" calcext:value-type="string">
            <text:p>Malae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1" calcext:value-type="float">
            <text:p>985151</text:p>
          </table:table-cell>
          <table:table-cell office:value-type="string" calcext:value-type="string">
            <text:p>Malak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6" calcext:value-type="float">
            <text:p>985016</text:p>
          </table:table-cell>
          <table:table-cell office:value-type="string" calcext:value-type="string">
            <text:p>Malop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5" calcext:value-type="float">
            <text:p>985045</text:p>
          </table:table-cell>
          <table:table-cell office:value-type="string" calcext:value-type="string">
            <text:p>Mamatsikil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4" calcext:value-type="float">
            <text:p>985134</text:p>
          </table:table-cell>
          <table:table-cell office:value-type="string" calcext:value-type="string">
            <text:p>Mamp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8" calcext:value-type="float">
            <text:p>985038</text:p>
          </table:table-cell>
          <table:table-cell office:value-type="string" calcext:value-type="string">
            <text:p>Mang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6" calcext:value-type="float">
            <text:p>985126</text:p>
          </table:table-cell>
          <table:table-cell office:value-type="string" calcext:value-type="string">
            <text:p>Mangwanyan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8" calcext:value-type="float">
            <text:p>985098</text:p>
          </table:table-cell>
          <table:table-cell office:value-type="string" calcext:value-type="string">
            <text:p>Manyelet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4" calcext:value-type="float">
            <text:p>985054</text:p>
          </table:table-cell>
          <table:table-cell office:value-type="string" calcext:value-type="string">
            <text:p>Maolol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7" calcext:value-type="float">
            <text:p>985057</text:p>
          </table:table-cell>
          <table:table-cell office:value-type="string" calcext:value-type="string">
            <text:p>Marag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64" calcext:value-type="float">
            <text:p>985164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0" calcext:value-type="float">
            <text:p>985070</text:p>
          </table:table-cell>
          <table:table-cell office:value-type="string" calcext:value-type="string">
            <text:p>Maretlw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8" calcext:value-type="float">
            <text:p>985078</text:p>
          </table:table-cell>
          <table:table-cell office:value-type="string" calcext:value-type="string">
            <text:p>Marul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0" calcext:value-type="float">
            <text:p>985120</text:p>
          </table:table-cell>
          <table:table-cell office:value-type="string" calcext:value-type="string">
            <text:p>Masak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4" calcext:value-type="float">
            <text:p>985114</text:p>
          </table:table-cell>
          <table:table-cell office:value-type="string" calcext:value-type="string">
            <text:p>Masat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7" calcext:value-type="float">
            <text:p>985087</text:p>
          </table:table-cell>
          <table:table-cell office:value-type="string" calcext:value-type="string">
            <text:p>Masehl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5" calcext:value-type="float">
            <text:p>985055</text:p>
          </table:table-cell>
          <table:table-cell office:value-type="string" calcext:value-type="string">
            <text:p>Maselesel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5" calcext:value-type="float">
            <text:p>985015</text:p>
          </table:table-cell>
          <table:table-cell office:value-type="string" calcext:value-type="string">
            <text:p>Masemo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4" calcext:value-type="float">
            <text:p>985084</text:p>
          </table:table-cell>
          <table:table-cell office:value-type="string" calcext:value-type="string">
            <text:p>Mashegw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7" calcext:value-type="float">
            <text:p>985067</text:p>
          </table:table-cell>
          <table:table-cell office:value-type="string" calcext:value-type="string">
            <text:p>Mashil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5" calcext:value-type="float">
            <text:p>985105</text:p>
          </table:table-cell>
          <table:table-cell office:value-type="string" calcext:value-type="string">
            <text:p>Mashishi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7" calcext:value-type="float">
            <text:p>985047</text:p>
          </table:table-cell>
          <table:table-cell office:value-type="string" calcext:value-type="string">
            <text:p>Mashwany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2" calcext:value-type="float">
            <text:p>985052</text:p>
          </table:table-cell>
          <table:table-cell office:value-type="string" calcext:value-type="string">
            <text:p>Maswat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9" calcext:value-type="float">
            <text:p>985139</text:p>
          </table:table-cell>
          <table:table-cell office:value-type="string" calcext:value-type="string">
            <text:p>Maswiaka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985139" calcext:value-type="float">
            <text:p>985139</text:p>
          </table:table-cell>
          <table:table-cell office:value-type="string" calcext:value-type="string">
            <text:p>Maswiaka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9" calcext:value-type="float">
            <text:p>985109</text:p>
          </table:table-cell>
          <table:table-cell office:value-type="string" calcext:value-type="string">
            <text:p>Mathapis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0" calcext:value-type="float">
            <text:p>985040</text:p>
          </table:table-cell>
          <table:table-cell office:value-type="string" calcext:value-type="string">
            <text:p>Mathib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3" calcext:value-type="float">
            <text:p>985033</text:p>
          </table:table-cell>
          <table:table-cell office:value-type="string" calcext:value-type="string">
            <text:p>Mathib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9" calcext:value-type="float">
            <text:p>985079</text:p>
          </table:table-cell>
          <table:table-cell office:value-type="string" calcext:value-type="string">
            <text:p>Matimatjaj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5" calcext:value-type="float">
            <text:p>985155</text:p>
          </table:table-cell>
          <table:table-cell office:value-type="string" calcext:value-type="string">
            <text:p>Matlakat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2" calcext:value-type="float">
            <text:p>985032</text:p>
          </table:table-cell>
          <table:table-cell office:value-type="string" calcext:value-type="string">
            <text:p>Matolokwa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0" calcext:value-type="float">
            <text:p>985080</text:p>
          </table:table-cell>
          <table:table-cell office:value-type="string" calcext:value-type="string">
            <text:p>Matshit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3" calcext:value-type="float">
            <text:p>985123</text:p>
          </table:table-cell>
          <table:table-cell office:value-type="string" calcext:value-type="string">
            <text:p>Matshup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7" calcext:value-type="float">
            <text:p>985077</text:p>
          </table:table-cell>
          <table:table-cell office:value-type="string" calcext:value-type="string">
            <text:p>Matsok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6" calcext:value-type="float">
            <text:p>985146</text:p>
          </table:table-cell>
          <table:table-cell office:value-type="string" calcext:value-type="string">
            <text:p>Mmakosha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3" calcext:value-type="float">
            <text:p>985143</text:p>
          </table:table-cell>
          <table:table-cell office:value-type="string" calcext:value-type="string">
            <text:p>Mmantlany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5" calcext:value-type="float">
            <text:p>985065</text:p>
          </table:table-cell>
          <table:table-cell office:value-type="string" calcext:value-type="string">
            <text:p>Mmatseke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4" calcext:value-type="float">
            <text:p>985124</text:p>
          </table:table-cell>
          <table:table-cell office:value-type="string" calcext:value-type="string">
            <text:p>Moe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7" calcext:value-type="float">
            <text:p>985117</text:p>
          </table:table-cell>
          <table:table-cell office:value-type="string" calcext:value-type="string">
            <text:p>Mogalab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0" calcext:value-type="float">
            <text:p>985130</text:p>
          </table:table-cell>
          <table:table-cell office:value-type="string" calcext:value-type="string">
            <text:p>Mogasho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3" calcext:value-type="float">
            <text:p>985103</text:p>
          </table:table-cell>
          <table:table-cell office:value-type="string" calcext:value-type="string">
            <text:p>Mogorw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8" calcext:value-type="float">
            <text:p>985058</text:p>
          </table:table-cell>
          <table:table-cell office:value-type="string" calcext:value-type="string">
            <text:p>Mohak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1" calcext:value-type="float">
            <text:p>985081</text:p>
          </table:table-cell>
          <table:table-cell office:value-type="string" calcext:value-type="string">
            <text:p>Mohla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8" calcext:value-type="float">
            <text:p>985148</text:p>
          </table:table-cell>
          <table:table-cell office:value-type="string" calcext:value-type="string">
            <text:p>Mohlarekom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4" calcext:value-type="float">
            <text:p>985024</text:p>
          </table:table-cell>
          <table:table-cell office:value-type="string" calcext:value-type="string">
            <text:p>Mohweler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1" calcext:value-type="float">
            <text:p>985051</text:p>
          </table:table-cell>
          <table:table-cell office:value-type="string" calcext:value-type="string">
            <text:p>Mokad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7" calcext:value-type="float">
            <text:p>985127</text:p>
          </table:table-cell>
          <table:table-cell office:value-type="string" calcext:value-type="string">
            <text:p>Mokwet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5" calcext:value-type="float">
            <text:p>985025</text:p>
          </table:table-cell>
          <table:table-cell office:value-type="string" calcext:value-type="string">
            <text:p>Molal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8" calcext:value-type="float">
            <text:p>985068</text:p>
          </table:table-cell>
          <table:table-cell office:value-type="string" calcext:value-type="string">
            <text:p>Molapo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27" calcext:value-type="float">
            <text:p>985027</text:p>
          </table:table-cell>
          <table:table-cell office:value-type="string" calcext:value-type="string">
            <text:p>Molebeled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8" calcext:value-type="float">
            <text:p>985018</text:p>
          </table:table-cell>
          <table:table-cell office:value-type="string" calcext:value-type="string">
            <text:p>Molelem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5" calcext:value-type="float">
            <text:p>985145</text:p>
          </table:table-cell>
          <table:table-cell office:value-type="string" calcext:value-type="string">
            <text:p>Molod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5168" calcext:value-type="float">
            <text:p>985168</text:p>
          </table:table-cell>
          <table:table-cell office:value-type="string" calcext:value-type="string">
            <text:p>Monsterlus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1" calcext:value-type="float">
            <text:p>985011</text:p>
          </table:table-cell>
          <table:table-cell office:value-type="string" calcext:value-type="string">
            <text:p>Moraled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9" calcext:value-type="float">
            <text:p>985019</text:p>
          </table:table-cell>
          <table:table-cell office:value-type="string" calcext:value-type="string">
            <text:p>Morip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6" calcext:value-type="float">
            <text:p>985036</text:p>
          </table:table-cell>
          <table:table-cell office:value-type="string" calcext:value-type="string">
            <text:p>Mosat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2" calcext:value-type="float">
            <text:p>985102</text:p>
          </table:table-cell>
          <table:table-cell office:value-type="string" calcext:value-type="string">
            <text:p>Moshate 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7" calcext:value-type="float">
            <text:p>985017</text:p>
          </table:table-cell>
          <table:table-cell office:value-type="string" calcext:value-type="string">
            <text:p>Moshate B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5" calcext:value-type="float">
            <text:p>985125</text:p>
          </table:table-cell>
          <table:table-cell office:value-type="string" calcext:value-type="string">
            <text:p>Motselop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6" calcext:value-type="float">
            <text:p>985116</text:p>
          </table:table-cell>
          <table:table-cell office:value-type="string" calcext:value-type="string">
            <text:p>Motsiphir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5" calcext:value-type="float">
            <text:p>985135</text:p>
          </table:table-cell>
          <table:table-cell office:value-type="string" calcext:value-type="string">
            <text:p>Motsonk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66" calcext:value-type="float">
            <text:p>985166</text:p>
          </table:table-cell>
          <table:table-cell office:value-type="string" calcext:value-type="string">
            <text:p>Motw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1" calcext:value-type="float">
            <text:p>985141</text:p>
          </table:table-cell>
          <table:table-cell office:value-type="string" calcext:value-type="string">
            <text:p>Mphofots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21" calcext:value-type="float">
            <text:p>985121</text:p>
          </table:table-cell>
          <table:table-cell office:value-type="string" calcext:value-type="string">
            <text:p>Mtshu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0" calcext:value-type="float">
            <text:p>985150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7" calcext:value-type="float">
            <text:p>985037</text:p>
          </table:table-cell>
          <table:table-cell office:value-type="string" calcext:value-type="string">
            <text:p>Ngaw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4" calcext:value-type="float">
            <text:p>985144</text:p>
          </table:table-cell>
          <table:table-cell office:value-type="string" calcext:value-type="string">
            <text:p>Ngwaritsan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60" calcext:value-type="float">
            <text:p>985160</text:p>
          </table:table-cell>
          <table:table-cell office:value-type="string" calcext:value-type="string">
            <text:p>Ngwarits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06" calcext:value-type="float">
            <text:p>985006</text:p>
          </table:table-cell>
          <table:table-cell office:value-type="string" calcext:value-type="string">
            <text:p>Ntokotw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7" calcext:value-type="float">
            <text:p>985157</text:p>
          </table:table-cell>
          <table:table-cell office:value-type="string" calcext:value-type="string">
            <text:p>Patantshw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01" calcext:value-type="float">
            <text:p>985001</text:p>
          </table:table-cell>
          <table:table-cell office:value-type="string" calcext:value-type="string">
            <text:p>Pelindab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49" calcext:value-type="float">
            <text:p>985149</text:p>
          </table:table-cell>
          <table:table-cell office:value-type="string" calcext:value-type="string">
            <text:p>Phoko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50" calcext:value-type="float">
            <text:p>985050</text:p>
          </table:table-cell>
          <table:table-cell office:value-type="string" calcext:value-type="string">
            <text:p>Pits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6" calcext:value-type="float">
            <text:p>985136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8" calcext:value-type="float">
            <text:p>985048</text:p>
          </table:table-cell>
          <table:table-cell office:value-type="string" calcext:value-type="string">
            <text:p>Sebeto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08" calcext:value-type="float">
            <text:p>985008</text:p>
          </table:table-cell>
          <table:table-cell office:value-type="string" calcext:value-type="string">
            <text:p>Seka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1" calcext:value-type="float">
            <text:p>985061</text:p>
          </table:table-cell>
          <table:table-cell office:value-type="string" calcext:value-type="string">
            <text:p>Sekotini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2" calcext:value-type="float">
            <text:p>985092</text:p>
          </table:table-cell>
          <table:table-cell office:value-type="string" calcext:value-type="string">
            <text:p>Selow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1" calcext:value-type="float">
            <text:p>985091</text:p>
          </table:table-cell>
          <table:table-cell office:value-type="string" calcext:value-type="string">
            <text:p>Semahlakol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0" calcext:value-type="float">
            <text:p>985060</text:p>
          </table:table-cell>
          <table:table-cell office:value-type="string" calcext:value-type="string">
            <text:p>Semonok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96" calcext:value-type="float">
            <text:p>985096</text:p>
          </table:table-cell>
          <table:table-cell office:value-type="string" calcext:value-type="string">
            <text:p>Serag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63" calcext:value-type="float">
            <text:p>985063</text:p>
          </table:table-cell>
          <table:table-cell office:value-type="string" calcext:value-type="string">
            <text:p>Setas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2" calcext:value-type="float">
            <text:p>985152</text:p>
          </table:table-cell>
          <table:table-cell office:value-type="string" calcext:value-type="string">
            <text:p>Setebo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0" calcext:value-type="float">
            <text:p>985110</text:p>
          </table:table-cell>
          <table:table-cell office:value-type="string" calcext:value-type="string">
            <text:p>Soetveld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00" calcext:value-type="float">
            <text:p>985100</text:p>
          </table:table-cell>
          <table:table-cell office:value-type="string" calcext:value-type="string">
            <text:p>Stocki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61" calcext:value-type="float">
            <text:p>985161</text:p>
          </table:table-cell>
          <table:table-cell office:value-type="string" calcext:value-type="string">
            <text:p>Takatak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13" calcext:value-type="float">
            <text:p>985013</text:p>
          </table:table-cell>
          <table:table-cell office:value-type="string" calcext:value-type="string">
            <text:p>Thabampje Ga Sefoka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2" calcext:value-type="float">
            <text:p>985072</text:p>
          </table:table-cell>
          <table:table-cell office:value-type="string" calcext:value-type="string">
            <text:p>Thab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3" calcext:value-type="float">
            <text:p>985153</text:p>
          </table:table-cell>
          <table:table-cell office:value-type="string" calcext:value-type="string">
            <text:p>Thiratho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54" calcext:value-type="float">
            <text:p>985154</text:p>
          </table:table-cell>
          <table:table-cell office:value-type="string" calcext:value-type="string">
            <text:p>Thot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74" calcext:value-type="float">
            <text:p>985074</text:p>
          </table:table-cell>
          <table:table-cell office:value-type="string" calcext:value-type="string">
            <text:p>Tis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5" calcext:value-type="float">
            <text:p>985035</text:p>
          </table:table-cell>
          <table:table-cell office:value-type="string" calcext:value-type="string">
            <text:p>Tsat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34" calcext:value-type="float">
            <text:p>985034</text:p>
          </table:table-cell>
          <table:table-cell office:value-type="string" calcext:value-type="string">
            <text:p>Tsata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33" calcext:value-type="float">
            <text:p>985133</text:p>
          </table:table-cell>
          <table:table-cell office:value-type="string" calcext:value-type="string">
            <text:p>Tshehlw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2" calcext:value-type="float">
            <text:p>985112</text:p>
          </table:table-cell>
          <table:table-cell office:value-type="string" calcext:value-type="string">
            <text:p>Tshesane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119" calcext:value-type="float">
            <text:p>985119</text:p>
          </table:table-cell>
          <table:table-cell office:value-type="string" calcext:value-type="string">
            <text:p>Tshopane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88" calcext:value-type="float">
            <text:p>985088</text:p>
          </table:table-cell>
          <table:table-cell office:value-type="string" calcext:value-type="string">
            <text:p>Tshukudu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04" calcext:value-type="float">
            <text:p>985004</text:p>
          </table:table-cell>
          <table:table-cell office:value-type="string" calcext:value-type="string">
            <text:p>Tswaing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85041" calcext:value-type="float">
            <text:p>985041</text:p>
          </table:table-cell>
          <table:table-cell office:value-type="string" calcext:value-type="string">
            <text:p>Tswatago</text:p>
          </table:table-cell>
          <table:table-cell office:value-type="string" calcext:value-type="string">
            <text:p>Makhuduthamaga</text:p>
          </table:table-cell>
          <table:table-cell office:value-type="string" calcext:value-type="string">
            <text:p>Greater Sekhukhune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963002" calcext:value-type="float">
            <text:p>963002</text:p>
          </table:table-cell>
          <table:table-cell office:value-type="string" calcext:value-type="string">
            <text:p>Ba-Phalaborwa NU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3002" calcext:value-type="float">
            <text:p>963002</text:p>
          </table:table-cell>
          <table:table-cell office:value-type="string" calcext:value-type="string">
            <text:p>Ba-Phalaborwa NU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3002" calcext:value-type="float">
            <text:p>963002</text:p>
          </table:table-cell>
          <table:table-cell office:value-type="string" calcext:value-type="string">
            <text:p>Ba-Phalaborwa NU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2 - ZALFF: North eastern Limpopo intensive fruit farming</text:p>
          </table:table-cell>
          <table:table-cell office:value-type="float" office:value="963002" calcext:value-type="float">
            <text:p>963002</text:p>
          </table:table-cell>
          <table:table-cell office:value-type="string" calcext:value-type="string">
            <text:p>Ba-Phalaborwa NU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3002" calcext:value-type="float">
            <text:p>963002</text:p>
          </table:table-cell>
          <table:table-cell office:value-type="string" calcext:value-type="string">
            <text:p>Ba-Phalaborwa NU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3002" calcext:value-type="float">
            <text:p>963002</text:p>
          </table:table-cell>
          <table:table-cell office:value-type="string" calcext:value-type="string">
            <text:p>Ba-Phalaborwa NU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963010" calcext:value-type="float">
            <text:p>963010</text:p>
          </table:table-cell>
          <table:table-cell office:value-type="string" calcext:value-type="string">
            <text:p>Ben Farm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3010" calcext:value-type="float">
            <text:p>963010</text:p>
          </table:table-cell>
          <table:table-cell office:value-type="string" calcext:value-type="string">
            <text:p>Ben Farm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3010" calcext:value-type="float">
            <text:p>963010</text:p>
          </table:table-cell>
          <table:table-cell office:value-type="string" calcext:value-type="string">
            <text:p>Ben Farm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963012" calcext:value-type="float">
            <text:p>963012</text:p>
          </table:table-cell>
          <table:table-cell office:value-type="string" calcext:value-type="string">
            <text:p>Ga-Makhushan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963014" calcext:value-type="float">
            <text:p>963014</text:p>
          </table:table-cell>
          <table:table-cell office:value-type="string" calcext:value-type="string">
            <text:p>Ga-Mashishimal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3003" calcext:value-type="float">
            <text:p>963003</text:p>
          </table:table-cell>
          <table:table-cell office:value-type="string" calcext:value-type="string">
            <text:p>Ga-Selwana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3013" calcext:value-type="float">
            <text:p>963013</text:p>
          </table:table-cell>
          <table:table-cell office:value-type="string" calcext:value-type="string">
            <text:p>Gravelott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3006" calcext:value-type="float">
            <text:p>963006</text:p>
          </table:table-cell>
          <table:table-cell office:value-type="string" calcext:value-type="string">
            <text:p>Kruger National Park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3004" calcext:value-type="float">
            <text:p>963004</text:p>
          </table:table-cell>
          <table:table-cell office:value-type="string" calcext:value-type="string">
            <text:p>Mahal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3004" calcext:value-type="float">
            <text:p>963004</text:p>
          </table:table-cell>
          <table:table-cell office:value-type="string" calcext:value-type="string">
            <text:p>Mahal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963008" calcext:value-type="float">
            <text:p>963008</text:p>
          </table:table-cell>
          <table:table-cell office:value-type="string" calcext:value-type="string">
            <text:p>Majej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3008" calcext:value-type="float">
            <text:p>963008</text:p>
          </table:table-cell>
          <table:table-cell office:value-type="string" calcext:value-type="string">
            <text:p>Majej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963015" calcext:value-type="float">
            <text:p>963015</text:p>
          </table:table-cell>
          <table:table-cell office:value-type="string" calcext:value-type="string">
            <text:p>Masek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3009" calcext:value-type="float">
            <text:p>963009</text:p>
          </table:table-cell>
          <table:table-cell office:value-type="string" calcext:value-type="string">
            <text:p>Murchison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3009" calcext:value-type="float">
            <text:p>963009</text:p>
          </table:table-cell>
          <table:table-cell office:value-type="string" calcext:value-type="string">
            <text:p>Murchison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963011" calcext:value-type="float">
            <text:p>963011</text:p>
          </table:table-cell>
          <table:table-cell office:value-type="string" calcext:value-type="string">
            <text:p>Namakgal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963011" calcext:value-type="float">
            <text:p>963011</text:p>
          </table:table-cell>
          <table:table-cell office:value-type="string" calcext:value-type="string">
            <text:p>Namakgal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3011" calcext:value-type="float">
            <text:p>963011</text:p>
          </table:table-cell>
          <table:table-cell office:value-type="string" calcext:value-type="string">
            <text:p>Namakgal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3011" calcext:value-type="float">
            <text:p>963011</text:p>
          </table:table-cell>
          <table:table-cell office:value-type="string" calcext:value-type="string">
            <text:p>Namakgal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3005" calcext:value-type="float">
            <text:p>963005</text:p>
          </table:table-cell>
          <table:table-cell office:value-type="string" calcext:value-type="string">
            <text:p>Nondweni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3005" calcext:value-type="float">
            <text:p>963005</text:p>
          </table:table-cell>
          <table:table-cell office:value-type="string" calcext:value-type="string">
            <text:p>Nondweni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3007" calcext:value-type="float">
            <text:p>963007</text:p>
          </table:table-cell>
          <table:table-cell office:value-type="string" calcext:value-type="string">
            <text:p>Phalaborwa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63007" calcext:value-type="float">
            <text:p>963007</text:p>
          </table:table-cell>
          <table:table-cell office:value-type="string" calcext:value-type="string">
            <text:p>Phalaborwa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63007" calcext:value-type="float">
            <text:p>963007</text:p>
          </table:table-cell>
          <table:table-cell office:value-type="string" calcext:value-type="string">
            <text:p>Phalaborwa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3007" calcext:value-type="float">
            <text:p>963007</text:p>
          </table:table-cell>
          <table:table-cell office:value-type="string" calcext:value-type="string">
            <text:p>Phalaborwa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3007" calcext:value-type="float">
            <text:p>963007</text:p>
          </table:table-cell>
          <table:table-cell office:value-type="string" calcext:value-type="string">
            <text:p>Phalaborwa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3007" calcext:value-type="float">
            <text:p>963007</text:p>
          </table:table-cell>
          <table:table-cell office:value-type="string" calcext:value-type="string">
            <text:p>Phalaborwa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963001" calcext:value-type="float">
            <text:p>963001</text:p>
          </table:table-cell>
          <table:table-cell office:value-type="string" calcext:value-type="string">
            <text:p>Priska-Majeje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963016" calcext:value-type="float">
            <text:p>963016</text:p>
          </table:table-cell>
          <table:table-cell office:value-type="string" calcext:value-type="string">
            <text:p>Vuyelani</text:p>
          </table:table-cell>
          <table:table-cell office:value-type="string" calcext:value-type="string">
            <text:p>Ba-Phalaborw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25" calcext:value-type="float">
            <text:p>960025</text:p>
          </table:table-cell>
          <table:table-cell office:value-type="string" calcext:value-type="string">
            <text:p>Babangu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2" calcext:value-type="float">
            <text:p>960062</text:p>
          </table:table-cell>
          <table:table-cell office:value-type="string" calcext:value-type="string">
            <text:p>Bambe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42" calcext:value-type="float">
            <text:p>960042</text:p>
          </table:table-cell>
          <table:table-cell office:value-type="string" calcext:value-type="string">
            <text:p>Bas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54" calcext:value-type="float">
            <text:p>960054</text:p>
          </table:table-cell>
          <table:table-cell office:value-type="string" calcext:value-type="string">
            <text:p>Blinkwater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0036" calcext:value-type="float">
            <text:p>960036</text:p>
          </table:table-cell>
          <table:table-cell office:value-type="string" calcext:value-type="string">
            <text:p>Bod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56" calcext:value-type="float">
            <text:p>960056</text:p>
          </table:table-cell>
          <table:table-cell office:value-type="string" calcext:value-type="string">
            <text:p>Botshabelo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2" calcext:value-type="float">
            <text:p>960072</text:p>
          </table:table-cell>
          <table:table-cell office:value-type="string" calcext:value-type="string">
            <text:p>Daniel Rababele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47" calcext:value-type="float">
            <text:p>960047</text:p>
          </table:table-cell>
          <table:table-cell office:value-type="string" calcext:value-type="string">
            <text:p>Dingamanz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39" calcext:value-type="float">
            <text:p>960039</text:p>
          </table:table-cell>
          <table:table-cell office:value-type="string" calcext:value-type="string">
            <text:p>Ghandlan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60029" calcext:value-type="float">
            <text:p>960029</text:p>
          </table:table-cell>
          <table:table-cell office:value-type="string" calcext:value-type="string">
            <text:p>Giy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60029" calcext:value-type="float">
            <text:p>960029</text:p>
          </table:table-cell>
          <table:table-cell office:value-type="string" calcext:value-type="string">
            <text:p>Giy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0029" calcext:value-type="float">
            <text:p>960029</text:p>
          </table:table-cell>
          <table:table-cell office:value-type="string" calcext:value-type="string">
            <text:p>Giy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0029" calcext:value-type="float">
            <text:p>960029</text:p>
          </table:table-cell>
          <table:table-cell office:value-type="string" calcext:value-type="string">
            <text:p>Giy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23" calcext:value-type="float">
            <text:p>960023</text:p>
          </table:table-cell>
          <table:table-cell office:value-type="string" calcext:value-type="string">
            <text:p>Gonono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02" calcext:value-type="float">
            <text:p>960002</text:p>
          </table:table-cell>
          <table:table-cell office:value-type="string" calcext:value-type="string">
            <text:p>Greater Giyani NU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0002" calcext:value-type="float">
            <text:p>960002</text:p>
          </table:table-cell>
          <table:table-cell office:value-type="string" calcext:value-type="string">
            <text:p>Greater Giyani NU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58" calcext:value-type="float">
            <text:p>960058</text:p>
          </table:table-cell>
          <table:table-cell office:value-type="string" calcext:value-type="string">
            <text:p>Hlome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30" calcext:value-type="float">
            <text:p>960030</text:p>
          </table:table-cell>
          <table:table-cell office:value-type="string" calcext:value-type="string">
            <text:p>Hlopek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60030" calcext:value-type="float">
            <text:p>960030</text:p>
          </table:table-cell>
          <table:table-cell office:value-type="string" calcext:value-type="string">
            <text:p>Hlopek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0030" calcext:value-type="float">
            <text:p>960030</text:p>
          </table:table-cell>
          <table:table-cell office:value-type="string" calcext:value-type="string">
            <text:p>Hlopek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60031" calcext:value-type="float">
            <text:p>960031</text:p>
          </table:table-cell>
          <table:table-cell office:value-type="string" calcext:value-type="string">
            <text:p>Hluphek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0037" calcext:value-type="float">
            <text:p>960037</text:p>
          </table:table-cell>
          <table:table-cell office:value-type="string" calcext:value-type="string">
            <text:p>KaDizingidzing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0" calcext:value-type="float">
            <text:p>960070</text:p>
          </table:table-cell>
          <table:table-cell office:value-type="string" calcext:value-type="string">
            <text:p>KaDzumer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32" calcext:value-type="float">
            <text:p>960032</text:p>
          </table:table-cell>
          <table:table-cell office:value-type="string" calcext:value-type="string">
            <text:p>KaGau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6" calcext:value-type="float">
            <text:p>960066</text:p>
          </table:table-cell>
          <table:table-cell office:value-type="string" calcext:value-type="string">
            <text:p>KaGidy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0027" calcext:value-type="float">
            <text:p>960027</text:p>
          </table:table-cell>
          <table:table-cell office:value-type="string" calcext:value-type="string">
            <text:p>KaHhlanek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34" calcext:value-type="float">
            <text:p>960034</text:p>
          </table:table-cell>
          <table:table-cell office:value-type="string" calcext:value-type="string">
            <text:p>KaHomu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83" calcext:value-type="float">
            <text:p>960083</text:p>
          </table:table-cell>
          <table:table-cell office:value-type="string" calcext:value-type="string">
            <text:p>KaKhax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3" calcext:value-type="float">
            <text:p>960073</text:p>
          </table:table-cell>
          <table:table-cell office:value-type="string" calcext:value-type="string">
            <text:p>KaKhey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4" calcext:value-type="float">
            <text:p>960074</text:p>
          </table:table-cell>
          <table:table-cell office:value-type="string" calcext:value-type="string">
            <text:p>KaMakhuv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17" calcext:value-type="float">
            <text:p>960017</text:p>
          </table:table-cell>
          <table:table-cell office:value-type="string" calcext:value-type="string">
            <text:p>KaMakox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44" calcext:value-type="float">
            <text:p>960044</text:p>
          </table:table-cell>
          <table:table-cell office:value-type="string" calcext:value-type="string">
            <text:p>KaMapaye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26" calcext:value-type="float">
            <text:p>960026</text:p>
          </table:table-cell>
          <table:table-cell office:value-type="string" calcext:value-type="string">
            <text:p>KaMapuv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0026" calcext:value-type="float">
            <text:p>960026</text:p>
          </table:table-cell>
          <table:table-cell office:value-type="string" calcext:value-type="string">
            <text:p>KaMapuv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0033" calcext:value-type="float">
            <text:p>960033</text:p>
          </table:table-cell>
          <table:table-cell office:value-type="string" calcext:value-type="string">
            <text:p>KaMaswangany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8" calcext:value-type="float">
            <text:p>960078</text:p>
          </table:table-cell>
          <table:table-cell office:value-type="string" calcext:value-type="string">
            <text:p>KaMatsotsose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08" calcext:value-type="float">
            <text:p>960008</text:p>
          </table:table-cell>
          <table:table-cell office:value-type="string" calcext:value-type="string">
            <text:p>KaMaval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5" calcext:value-type="float">
            <text:p>960075</text:p>
          </table:table-cell>
          <table:table-cell office:value-type="string" calcext:value-type="string">
            <text:p>KaMayephu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7" calcext:value-type="float">
            <text:p>960067</text:p>
          </table:table-cell>
          <table:table-cell office:value-type="string" calcext:value-type="string">
            <text:p>KaMbedlh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04" calcext:value-type="float">
            <text:p>960004</text:p>
          </table:table-cell>
          <table:table-cell office:value-type="string" calcext:value-type="string">
            <text:p>KaMininginis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80" calcext:value-type="float">
            <text:p>960080</text:p>
          </table:table-cell>
          <table:table-cell office:value-type="string" calcext:value-type="string">
            <text:p>KaMpak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5" calcext:value-type="float">
            <text:p>960065</text:p>
          </table:table-cell>
          <table:table-cell office:value-type="string" calcext:value-type="string">
            <text:p>KaMunghonghom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7" calcext:value-type="float">
            <text:p>960077</text:p>
          </table:table-cell>
          <table:table-cell office:value-type="string" calcext:value-type="string">
            <text:p>KaMushiy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6" calcext:value-type="float">
            <text:p>960076</text:p>
          </table:table-cell>
          <table:table-cell office:value-type="string" calcext:value-type="string">
            <text:p>KaMzile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20" calcext:value-type="float">
            <text:p>960020</text:p>
          </table:table-cell>
          <table:table-cell office:value-type="string" calcext:value-type="string">
            <text:p>KaNdengez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0020" calcext:value-type="float">
            <text:p>960020</text:p>
          </table:table-cell>
          <table:table-cell office:value-type="string" calcext:value-type="string">
            <text:p>KaNdengez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11" calcext:value-type="float">
            <text:p>960011</text:p>
          </table:table-cell>
          <table:table-cell office:value-type="string" calcext:value-type="string">
            <text:p>KaNghalalum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0045" calcext:value-type="float">
            <text:p>960045</text:p>
          </table:table-cell>
          <table:table-cell office:value-type="string" calcext:value-type="string">
            <text:p>KaNgov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55" calcext:value-type="float">
            <text:p>960055</text:p>
          </table:table-cell>
          <table:table-cell office:value-type="string" calcext:value-type="string">
            <text:p>KaNkomo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16" calcext:value-type="float">
            <text:p>960016</text:p>
          </table:table-cell>
          <table:table-cell office:value-type="string" calcext:value-type="string">
            <text:p>KaNkur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0016" calcext:value-type="float">
            <text:p>960016</text:p>
          </table:table-cell>
          <table:table-cell office:value-type="string" calcext:value-type="string">
            <text:p>KaNkur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01" calcext:value-type="float">
            <text:p>960001</text:p>
          </table:table-cell>
          <table:table-cell office:value-type="string" calcext:value-type="string">
            <text:p>KaNwadzekudzeku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46" calcext:value-type="float">
            <text:p>960046</text:p>
          </table:table-cell>
          <table:table-cell office:value-type="string" calcext:value-type="string">
            <text:p>KaNwamaken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4" calcext:value-type="float">
            <text:p>960064</text:p>
          </table:table-cell>
          <table:table-cell office:value-type="string" calcext:value-type="string">
            <text:p>KaSabulan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28" calcext:value-type="float">
            <text:p>960028</text:p>
          </table:table-cell>
          <table:table-cell office:value-type="string" calcext:value-type="string">
            <text:p>KaSiandan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0052" calcext:value-type="float">
            <text:p>960052</text:p>
          </table:table-cell>
          <table:table-cell office:value-type="string" calcext:value-type="string">
            <text:p>KaSikhunyan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06" calcext:value-type="float">
            <text:p>960006</text:p>
          </table:table-cell>
          <table:table-cell office:value-type="string" calcext:value-type="string">
            <text:p>KaTomu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1" calcext:value-type="float">
            <text:p>960061</text:p>
          </table:table-cell>
          <table:table-cell office:value-type="string" calcext:value-type="string">
            <text:p>KaXikhumb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12" calcext:value-type="float">
            <text:p>960012</text:p>
          </table:table-cell>
          <table:table-cell office:value-type="string" calcext:value-type="string">
            <text:p>KaXikukw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82" calcext:value-type="float">
            <text:p>960082</text:p>
          </table:table-cell>
          <table:table-cell office:value-type="string" calcext:value-type="string">
            <text:p>KaXitlakat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22" calcext:value-type="float">
            <text:p>960022</text:p>
          </table:table-cell>
          <table:table-cell office:value-type="string" calcext:value-type="string">
            <text:p>Khakha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0019" calcext:value-type="float">
            <text:p>960019</text:p>
          </table:table-cell>
          <table:table-cell office:value-type="string" calcext:value-type="string">
            <text:p>Khoman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0024" calcext:value-type="float">
            <text:p>960024</text:p>
          </table:table-cell>
          <table:table-cell office:value-type="string" calcext:value-type="string">
            <text:p>Kruger National Park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8" calcext:value-type="float">
            <text:p>960068</text:p>
          </table:table-cell>
          <table:table-cell office:value-type="string" calcext:value-type="string">
            <text:p>Lolok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3" calcext:value-type="float">
            <text:p>960063</text:p>
          </table:table-cell>
          <table:table-cell office:value-type="string" calcext:value-type="string">
            <text:p>MaPhat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9" calcext:value-type="float">
            <text:p>960069</text:p>
          </table:table-cell>
          <table:table-cell office:value-type="string" calcext:value-type="string">
            <text:p>Magev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0069" calcext:value-type="float">
            <text:p>960069</text:p>
          </table:table-cell>
          <table:table-cell office:value-type="string" calcext:value-type="string">
            <text:p>Magev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0069" calcext:value-type="float">
            <text:p>960069</text:p>
          </table:table-cell>
          <table:table-cell office:value-type="string" calcext:value-type="string">
            <text:p>Magev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40" calcext:value-type="float">
            <text:p>960040</text:p>
          </table:table-cell>
          <table:table-cell office:value-type="string" calcext:value-type="string">
            <text:p>Mahlath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38" calcext:value-type="float">
            <text:p>960038</text:p>
          </table:table-cell>
          <table:table-cell office:value-type="string" calcext:value-type="string">
            <text:p>Maxabe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05" calcext:value-type="float">
            <text:p>960005</text:p>
          </table:table-cell>
          <table:table-cell office:value-type="string" calcext:value-type="string">
            <text:p>Mbatlo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9" calcext:value-type="float">
            <text:p>960079</text:p>
          </table:table-cell>
          <table:table-cell office:value-type="string" calcext:value-type="string">
            <text:p>Mbau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09" calcext:value-type="float">
            <text:p>960009</text:p>
          </table:table-cell>
          <table:table-cell office:value-type="string" calcext:value-type="string">
            <text:p>Mlhav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41" calcext:value-type="float">
            <text:p>960041</text:p>
          </table:table-cell>
          <table:table-cell office:value-type="string" calcext:value-type="string">
            <text:p>Muhlahlandle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07" calcext:value-type="float">
            <text:p>960007</text:p>
          </table:table-cell>
          <table:table-cell office:value-type="string" calcext:value-type="string">
            <text:p>Muyex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81" calcext:value-type="float">
            <text:p>960081</text:p>
          </table:table-cell>
          <table:table-cell office:value-type="string" calcext:value-type="string">
            <text:p>Namenwamarhang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50" calcext:value-type="float">
            <text:p>960050</text:p>
          </table:table-cell>
          <table:table-cell office:value-type="string" calcext:value-type="string">
            <text:p>Ndindani 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59" calcext:value-type="float">
            <text:p>960059</text:p>
          </table:table-cell>
          <table:table-cell office:value-type="string" calcext:value-type="string">
            <text:p>Northhampton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60021" calcext:value-type="float">
            <text:p>960021</text:p>
          </table:table-cell>
          <table:table-cell office:value-type="string" calcext:value-type="string">
            <text:p>Ntsanwis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18" calcext:value-type="float">
            <text:p>960018</text:p>
          </table:table-cell>
          <table:table-cell office:value-type="string" calcext:value-type="string">
            <text:p>Ntsuk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49" calcext:value-type="float">
            <text:p>960049</text:p>
          </table:table-cell>
          <table:table-cell office:value-type="string" calcext:value-type="string">
            <text:p>Nwakhuw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13" calcext:value-type="float">
            <text:p>960013</text:p>
          </table:table-cell>
          <table:table-cell office:value-type="string" calcext:value-type="string">
            <text:p>Nwamatatan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71" calcext:value-type="float">
            <text:p>960071</text:p>
          </table:table-cell>
          <table:table-cell office:value-type="string" calcext:value-type="string">
            <text:p>Phalakube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35" calcext:value-type="float">
            <text:p>960035</text:p>
          </table:table-cell>
          <table:table-cell office:value-type="string" calcext:value-type="string">
            <text:p>Phike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43" calcext:value-type="float">
            <text:p>960043</text:p>
          </table:table-cell>
          <table:table-cell office:value-type="string" calcext:value-type="string">
            <text:p>Riva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57" calcext:value-type="float">
            <text:p>960057</text:p>
          </table:table-cell>
          <table:table-cell office:value-type="string" calcext:value-type="string">
            <text:p>Sekhiming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51" calcext:value-type="float">
            <text:p>960051</text:p>
          </table:table-cell>
          <table:table-cell office:value-type="string" calcext:value-type="string">
            <text:p>Shimang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03" calcext:value-type="float">
            <text:p>960003</text:p>
          </table:table-cell>
          <table:table-cell office:value-type="string" calcext:value-type="string">
            <text:p>Shivulan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10" calcext:value-type="float">
            <text:p>960010</text:p>
          </table:table-cell>
          <table:table-cell office:value-type="string" calcext:value-type="string">
            <text:p>Sifasonke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15" calcext:value-type="float">
            <text:p>960015</text:p>
          </table:table-cell>
          <table:table-cell office:value-type="string" calcext:value-type="string">
            <text:p>Thomo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53" calcext:value-type="float">
            <text:p>960053</text:p>
          </table:table-cell>
          <table:table-cell office:value-type="string" calcext:value-type="string">
            <text:p>Vuhehli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14" calcext:value-type="float">
            <text:p>960014</text:p>
          </table:table-cell>
          <table:table-cell office:value-type="string" calcext:value-type="string">
            <text:p>Wagendrift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60" calcext:value-type="float">
            <text:p>960060</text:p>
          </table:table-cell>
          <table:table-cell office:value-type="string" calcext:value-type="string">
            <text:p>Xawe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0060" calcext:value-type="float">
            <text:p>960060</text:p>
          </table:table-cell>
          <table:table-cell office:value-type="string" calcext:value-type="string">
            <text:p>Xawel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0048" calcext:value-type="float">
            <text:p>960048</text:p>
          </table:table-cell>
          <table:table-cell office:value-type="string" calcext:value-type="string">
            <text:p>Ximausa</text:p>
          </table:table-cell>
          <table:table-cell office:value-type="string" calcext:value-type="string">
            <text:p>Greater Giyani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2" calcext:value-type="float">
            <text:p>961032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0" calcext:value-type="float">
            <text:p>961030</text:p>
          </table:table-cell>
          <table:table-cell office:value-type="string" calcext:value-type="string">
            <text:p>Blinkwater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99" calcext:value-type="float">
            <text:p>961099</text:p>
          </table:table-cell>
          <table:table-cell office:value-type="string" calcext:value-type="string">
            <text:p>Bolobedu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68" calcext:value-type="float">
            <text:p>961068</text:p>
          </table:table-cell>
          <table:table-cell office:value-type="string" calcext:value-type="string">
            <text:p>Boshakg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60" calcext:value-type="float">
            <text:p>961060</text:p>
          </table:table-cell>
          <table:table-cell office:value-type="string" calcext:value-type="string">
            <text:p>Bulasin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63" calcext:value-type="float">
            <text:p>961063</text:p>
          </table:table-cell>
          <table:table-cell office:value-type="string" calcext:value-type="string">
            <text:p>Buq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7" calcext:value-type="float">
            <text:p>961017</text:p>
          </table:table-cell>
          <table:table-cell office:value-type="string" calcext:value-type="string">
            <text:p>Chabela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1" calcext:value-type="float">
            <text:p>961021</text:p>
          </table:table-cell>
          <table:table-cell office:value-type="string" calcext:value-type="string">
            <text:p>Dinkat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50" calcext:value-type="float">
            <text:p>961050</text:p>
          </table:table-cell>
          <table:table-cell office:value-type="string" calcext:value-type="string">
            <text:p>Ditshos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3" calcext:value-type="float">
            <text:p>961023</text:p>
          </table:table-cell>
          <table:table-cell office:value-type="string" calcext:value-type="string">
            <text:p>Duvul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52" calcext:value-type="float">
            <text:p>961052</text:p>
          </table:table-cell>
          <table:table-cell office:value-type="string" calcext:value-type="string">
            <text:p>Ga-Abel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56" calcext:value-type="float">
            <text:p>961056</text:p>
          </table:table-cell>
          <table:table-cell office:value-type="string" calcext:value-type="string">
            <text:p>Ga-Fema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1097" calcext:value-type="float">
            <text:p>961097</text:p>
          </table:table-cell>
          <table:table-cell office:value-type="string" calcext:value-type="string">
            <text:p>Ga-Kgapa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51" calcext:value-type="float">
            <text:p>961051</text:p>
          </table:table-cell>
          <table:table-cell office:value-type="string" calcext:value-type="string">
            <text:p>Ga-Mothel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0" calcext:value-type="float">
            <text:p>961080</text:p>
          </table:table-cell>
          <table:table-cell office:value-type="string" calcext:value-type="string">
            <text:p>Ga-Mothombek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61" calcext:value-type="float">
            <text:p>961061</text:p>
          </table:table-cell>
          <table:table-cell office:value-type="string" calcext:value-type="string">
            <text:p>GaMamanyoh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45" calcext:value-type="float">
            <text:p>961045</text:p>
          </table:table-cell>
          <table:table-cell office:value-type="string" calcext:value-type="string">
            <text:p>GaMaphal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94" calcext:value-type="float">
            <text:p>961094</text:p>
          </table:table-cell>
          <table:table-cell office:value-type="string" calcext:value-type="string">
            <text:p>GaMatlou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1" calcext:value-type="float">
            <text:p>961031</text:p>
          </table:table-cell>
          <table:table-cell office:value-type="string" calcext:value-type="string">
            <text:p>GaMaup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3" calcext:value-type="float">
            <text:p>961103</text:p>
          </table:table-cell>
          <table:table-cell office:value-type="string" calcext:value-type="string">
            <text:p>GaMokwasel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79" calcext:value-type="float">
            <text:p>961079</text:p>
          </table:table-cell>
          <table:table-cell office:value-type="string" calcext:value-type="string">
            <text:p>GaMoroko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47" calcext:value-type="float">
            <text:p>961047</text:p>
          </table:table-cell>
          <table:table-cell office:value-type="string" calcext:value-type="string">
            <text:p>GaNtat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03" calcext:value-type="float">
            <text:p>961003</text:p>
          </table:table-cell>
          <table:table-cell office:value-type="string" calcext:value-type="string">
            <text:p>GaPhooko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58" calcext:value-type="float">
            <text:p>961058</text:p>
          </table:table-cell>
          <table:table-cell office:value-type="string" calcext:value-type="string">
            <text:p>GaRamarok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48" calcext:value-type="float">
            <text:p>961048</text:p>
          </table:table-cell>
          <table:table-cell office:value-type="string" calcext:value-type="string">
            <text:p>GaRamodumo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0" calcext:value-type="float">
            <text:p>961010</text:p>
          </table:table-cell>
          <table:table-cell office:value-type="string" calcext:value-type="string">
            <text:p>Greater Letaba NU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10" calcext:value-type="float">
            <text:p>961010</text:p>
          </table:table-cell>
          <table:table-cell office:value-type="string" calcext:value-type="string">
            <text:p>Greater Letaba NU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61010" calcext:value-type="float">
            <text:p>961010</text:p>
          </table:table-cell>
          <table:table-cell office:value-type="string" calcext:value-type="string">
            <text:p>Greater Letaba NU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2 - ZALEM: Limpopo Escarpment Mixed Farming</text:p>
          </table:table-cell>
          <table:table-cell office:value-type="float" office:value="961010" calcext:value-type="float">
            <text:p>961010</text:p>
          </table:table-cell>
          <table:table-cell office:value-type="string" calcext:value-type="string">
            <text:p>Greater Letaba NU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1" calcext:value-type="float">
            <text:p>961081</text:p>
          </table:table-cell>
          <table:table-cell office:value-type="string" calcext:value-type="string">
            <text:p>Hlohlokw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01" calcext:value-type="float">
            <text:p>961001</text:p>
          </table:table-cell>
          <table:table-cell office:value-type="string" calcext:value-type="string">
            <text:p>Iketl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64" calcext:value-type="float">
            <text:p>961064</text:p>
          </table:table-cell>
          <table:table-cell office:value-type="string" calcext:value-type="string">
            <text:p>Jamel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64" calcext:value-type="float">
            <text:p>961064</text:p>
          </table:table-cell>
          <table:table-cell office:value-type="string" calcext:value-type="string">
            <text:p>Jamel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3" calcext:value-type="float">
            <text:p>961033</text:p>
          </table:table-cell>
          <table:table-cell office:value-type="string" calcext:value-type="string">
            <text:p>Joko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72" calcext:value-type="float">
            <text:p>961072</text:p>
          </table:table-cell>
          <table:table-cell office:value-type="string" calcext:value-type="string">
            <text:p>Kopj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42" calcext:value-type="float">
            <text:p>961042</text:p>
          </table:table-cell>
          <table:table-cell office:value-type="string" calcext:value-type="string">
            <text:p>Kurant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02" calcext:value-type="float">
            <text:p>961002</text:p>
          </table:table-cell>
          <table:table-cell office:value-type="string" calcext:value-type="string">
            <text:p>Kwata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40" calcext:value-type="float">
            <text:p>961040</text:p>
          </table:table-cell>
          <table:table-cell office:value-type="string" calcext:value-type="string">
            <text:p>Lebak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3" calcext:value-type="float">
            <text:p>961083</text:p>
          </table:table-cell>
          <table:table-cell office:value-type="string" calcext:value-type="string">
            <text:p>Legwar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5" calcext:value-type="float">
            <text:p>961085</text:p>
          </table:table-cell>
          <table:table-cell office:value-type="string" calcext:value-type="string">
            <text:p>Lehlar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9" calcext:value-type="float">
            <text:p>961029</text:p>
          </table:table-cell>
          <table:table-cell office:value-type="string" calcext:value-type="string">
            <text:p>Lemondokop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71" calcext:value-type="float">
            <text:p>961071</text:p>
          </table:table-cell>
          <table:table-cell office:value-type="string" calcext:value-type="string">
            <text:p>Lenokw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71" calcext:value-type="float">
            <text:p>961071</text:p>
          </table:table-cell>
          <table:table-cell office:value-type="string" calcext:value-type="string">
            <text:p>Lenokw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74" calcext:value-type="float">
            <text:p>961074</text:p>
          </table:table-cell>
          <table:table-cell office:value-type="string" calcext:value-type="string">
            <text:p>Mabumul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77" calcext:value-type="float">
            <text:p>961077</text:p>
          </table:table-cell>
          <table:table-cell office:value-type="string" calcext:value-type="string">
            <text:p>Madib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54" calcext:value-type="float">
            <text:p>961054</text:p>
          </table:table-cell>
          <table:table-cell office:value-type="string" calcext:value-type="string">
            <text:p>Maekgw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06" calcext:value-type="float">
            <text:p>961006</text:p>
          </table:table-cell>
          <table:table-cell office:value-type="string" calcext:value-type="string">
            <text:p>Mahemben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8" calcext:value-type="float">
            <text:p>961038</text:p>
          </table:table-cell>
          <table:table-cell office:value-type="string" calcext:value-type="string">
            <text:p>Makgakab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4" calcext:value-type="float">
            <text:p>961014</text:p>
          </table:table-cell>
          <table:table-cell office:value-type="string" calcext:value-type="string">
            <text:p>Makgakgapats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4" calcext:value-type="float">
            <text:p>961104</text:p>
          </table:table-cell>
          <table:table-cell office:value-type="string" calcext:value-type="string">
            <text:p>Makhup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07" calcext:value-type="float">
            <text:p>961007</text:p>
          </table:table-cell>
          <table:table-cell office:value-type="string" calcext:value-type="string">
            <text:p>Makwidibu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95" calcext:value-type="float">
            <text:p>961095</text:p>
          </table:table-cell>
          <table:table-cell office:value-type="string" calcext:value-type="string">
            <text:p>Malemats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2" calcext:value-type="float">
            <text:p>961012</text:p>
          </table:table-cell>
          <table:table-cell office:value-type="string" calcext:value-type="string">
            <text:p>Mamail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5" calcext:value-type="float">
            <text:p>961105</text:p>
          </table:table-cell>
          <table:table-cell office:value-type="string" calcext:value-type="string">
            <text:p>Mamakat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5" calcext:value-type="float">
            <text:p>961035</text:p>
          </table:table-cell>
          <table:table-cell office:value-type="string" calcext:value-type="string">
            <text:p>Mamokgad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10" calcext:value-type="float">
            <text:p>961110</text:p>
          </table:table-cell>
          <table:table-cell office:value-type="string" calcext:value-type="string">
            <text:p>Mamphakath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93" calcext:value-type="float">
            <text:p>961093</text:p>
          </table:table-cell>
          <table:table-cell office:value-type="string" calcext:value-type="string">
            <text:p>Mantsh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1" calcext:value-type="float">
            <text:p>961101</text:p>
          </table:table-cell>
          <table:table-cell office:value-type="string" calcext:value-type="string">
            <text:p>Marak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6" calcext:value-type="float">
            <text:p>961086</text:p>
          </table:table-cell>
          <table:table-cell office:value-type="string" calcext:value-type="string">
            <text:p>Marotholo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2" calcext:value-type="float">
            <text:p>961082</text:p>
          </table:table-cell>
          <table:table-cell office:value-type="string" calcext:value-type="string">
            <text:p>Mathipa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9" calcext:value-type="float">
            <text:p>961089</text:p>
          </table:table-cell>
          <table:table-cell office:value-type="string" calcext:value-type="string">
            <text:p>Matshoboko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70" calcext:value-type="float">
            <text:p>961070</text:p>
          </table:table-cell>
          <table:table-cell office:value-type="string" calcext:value-type="string">
            <text:p>Matshw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70" calcext:value-type="float">
            <text:p>961070</text:p>
          </table:table-cell>
          <table:table-cell office:value-type="string" calcext:value-type="string">
            <text:p>Matshw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61070" calcext:value-type="float">
            <text:p>961070</text:p>
          </table:table-cell>
          <table:table-cell office:value-type="string" calcext:value-type="string">
            <text:p>Matshw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96" calcext:value-type="float">
            <text:p>961096</text:p>
          </table:table-cell>
          <table:table-cell office:value-type="string" calcext:value-type="string">
            <text:p>Meding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61096" calcext:value-type="float">
            <text:p>961096</text:p>
          </table:table-cell>
          <table:table-cell office:value-type="string" calcext:value-type="string">
            <text:p>Meding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1096" calcext:value-type="float">
            <text:p>961096</text:p>
          </table:table-cell>
          <table:table-cell office:value-type="string" calcext:value-type="string">
            <text:p>Meding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65" calcext:value-type="float">
            <text:p>961065</text:p>
          </table:table-cell>
          <table:table-cell office:value-type="string" calcext:value-type="string">
            <text:p>Mobungu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98" calcext:value-type="float">
            <text:p>961098</text:p>
          </table:table-cell>
          <table:table-cell office:value-type="string" calcext:value-type="string">
            <text:p>Modjadji Head Kraal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1111" calcext:value-type="float">
            <text:p>961111</text:p>
          </table:table-cell>
          <table:table-cell office:value-type="string" calcext:value-type="string">
            <text:p>Modjadjiskloof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9" calcext:value-type="float">
            <text:p>961039</text:p>
          </table:table-cell>
          <table:table-cell office:value-type="string" calcext:value-type="string">
            <text:p>Mohlab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57" calcext:value-type="float">
            <text:p>961057</text:p>
          </table:table-cell>
          <table:table-cell office:value-type="string" calcext:value-type="string">
            <text:p>Mohoko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4" calcext:value-type="float">
            <text:p>961084</text:p>
          </table:table-cell>
          <table:table-cell office:value-type="string" calcext:value-type="string">
            <text:p>Mojeketl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61112" calcext:value-type="float">
            <text:p>961112</text:p>
          </table:table-cell>
          <table:table-cell office:value-type="string" calcext:value-type="string">
            <text:p>Mokgob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1112" calcext:value-type="float">
            <text:p>961112</text:p>
          </table:table-cell>
          <table:table-cell office:value-type="string" calcext:value-type="string">
            <text:p>Mokgob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0" calcext:value-type="float">
            <text:p>961100</text:p>
          </table:table-cell>
          <table:table-cell office:value-type="string" calcext:value-type="string">
            <text:p>Mollo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0" calcext:value-type="float">
            <text:p>961020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5" calcext:value-type="float">
            <text:p>961025</text:p>
          </table:table-cell>
          <table:table-cell office:value-type="string" calcext:value-type="string">
            <text:p>Morak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67" calcext:value-type="float">
            <text:p>961067</text:p>
          </table:table-cell>
          <table:table-cell office:value-type="string" calcext:value-type="string">
            <text:p>Moropen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9" calcext:value-type="float">
            <text:p>961109</text:p>
          </table:table-cell>
          <table:table-cell office:value-type="string" calcext:value-type="string">
            <text:p>Moshakg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08" calcext:value-type="float">
            <text:p>961008</text:p>
          </table:table-cell>
          <table:table-cell office:value-type="string" calcext:value-type="string">
            <text:p>Moshat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92" calcext:value-type="float">
            <text:p>961092</text:p>
          </table:table-cell>
          <table:table-cell office:value-type="string" calcext:value-type="string">
            <text:p>Moshate Head Kraal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6" calcext:value-type="float">
            <text:p>961026</text:p>
          </table:table-cell>
          <table:table-cell office:value-type="string" calcext:value-type="string">
            <text:p>Mothatsohl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75" calcext:value-type="float">
            <text:p>961075</text:p>
          </table:table-cell>
          <table:table-cell office:value-type="string" calcext:value-type="string">
            <text:p>Motlhakamasom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7" calcext:value-type="float">
            <text:p>961027</text:p>
          </table:table-cell>
          <table:table-cell office:value-type="string" calcext:value-type="string">
            <text:p>Motsemokol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90" calcext:value-type="float">
            <text:p>961090</text:p>
          </table:table-cell>
          <table:table-cell office:value-type="string" calcext:value-type="string">
            <text:p>Motshel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6" calcext:value-type="float">
            <text:p>961106</text:p>
          </table:table-cell>
          <table:table-cell office:value-type="string" calcext:value-type="string">
            <text:p>Motsinon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6" calcext:value-type="float">
            <text:p>961036</text:p>
          </table:table-cell>
          <table:table-cell office:value-type="string" calcext:value-type="string">
            <text:p>Mpepul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1059" calcext:value-type="float">
            <text:p>961059</text:p>
          </table:table-cell>
          <table:table-cell office:value-type="string" calcext:value-type="string">
            <text:p>Mukwakwail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3" calcext:value-type="float">
            <text:p>961013</text:p>
          </table:table-cell>
          <table:table-cell office:value-type="string" calcext:value-type="string">
            <text:p>Nakamp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61013" calcext:value-type="float">
            <text:p>961013</text:p>
          </table:table-cell>
          <table:table-cell office:value-type="string" calcext:value-type="string">
            <text:p>Nakamp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46" calcext:value-type="float">
            <text:p>961046</text:p>
          </table:table-cell>
          <table:table-cell office:value-type="string" calcext:value-type="string">
            <text:p>Northampton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4" calcext:value-type="float">
            <text:p>961024</text:p>
          </table:table-cell>
          <table:table-cell office:value-type="string" calcext:value-type="string">
            <text:p>Phongololo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2" calcext:value-type="float">
            <text:p>961102</text:p>
          </table:table-cell>
          <table:table-cell office:value-type="string" calcext:value-type="string">
            <text:p>Rabothath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1" calcext:value-type="float">
            <text:p>961011</text:p>
          </table:table-cell>
          <table:table-cell office:value-type="string" calcext:value-type="string">
            <text:p>Rakgar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7" calcext:value-type="float">
            <text:p>961087</text:p>
          </table:table-cell>
          <table:table-cell office:value-type="string" calcext:value-type="string">
            <text:p>Ramogakw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7" calcext:value-type="float">
            <text:p>961107</text:p>
          </table:table-cell>
          <table:table-cell office:value-type="string" calcext:value-type="string">
            <text:p>Ramphenya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05" calcext:value-type="float">
            <text:p>961005</text:p>
          </table:table-cell>
          <table:table-cell office:value-type="string" calcext:value-type="string">
            <text:p>Raphahlelo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61076" calcext:value-type="float">
            <text:p>961076</text:p>
          </table:table-cell>
          <table:table-cell office:value-type="string" calcext:value-type="string">
            <text:p>Rasob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55" calcext:value-type="float">
            <text:p>961055</text:p>
          </table:table-cell>
          <table:table-cell office:value-type="string" calcext:value-type="string">
            <text:p>Ratjek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09" calcext:value-type="float">
            <text:p>961009</text:p>
          </table:table-cell>
          <table:table-cell office:value-type="string" calcext:value-type="string">
            <text:p>Roerfontein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2" calcext:value-type="float">
            <text:p>961022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66" calcext:value-type="float">
            <text:p>961066</text:p>
          </table:table-cell>
          <table:table-cell office:value-type="string" calcext:value-type="string">
            <text:p>Satlalen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53" calcext:value-type="float">
            <text:p>961053</text:p>
          </table:table-cell>
          <table:table-cell office:value-type="string" calcext:value-type="string">
            <text:p>Seaphol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73" calcext:value-type="float">
            <text:p>961073</text:p>
          </table:table-cell>
          <table:table-cell office:value-type="string" calcext:value-type="string">
            <text:p>Sebep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73" calcext:value-type="float">
            <text:p>961073</text:p>
          </table:table-cell>
          <table:table-cell office:value-type="string" calcext:value-type="string">
            <text:p>Sebep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5" calcext:value-type="float">
            <text:p>961015</text:p>
          </table:table-cell>
          <table:table-cell office:value-type="string" calcext:value-type="string">
            <text:p>Sedib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1044" calcext:value-type="float">
            <text:p>961044</text:p>
          </table:table-cell>
          <table:table-cell office:value-type="string" calcext:value-type="string">
            <text:p>Sekgoses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7" calcext:value-type="float">
            <text:p>961037</text:p>
          </table:table-cell>
          <table:table-cell office:value-type="string" calcext:value-type="string">
            <text:p>Sekhimi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28" calcext:value-type="float">
            <text:p>961028</text:p>
          </table:table-cell>
          <table:table-cell office:value-type="string" calcext:value-type="string">
            <text:p>Senwamokgop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1028" calcext:value-type="float">
            <text:p>961028</text:p>
          </table:table-cell>
          <table:table-cell office:value-type="string" calcext:value-type="string">
            <text:p>Senwamokgop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108" calcext:value-type="float">
            <text:p>961108</text:p>
          </table:table-cell>
          <table:table-cell office:value-type="string" calcext:value-type="string">
            <text:p>Sephatwe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108" calcext:value-type="float">
            <text:p>961108</text:p>
          </table:table-cell>
          <table:table-cell office:value-type="string" calcext:value-type="string">
            <text:p>Sephatwe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9" calcext:value-type="float">
            <text:p>961019</text:p>
          </table:table-cell>
          <table:table-cell office:value-type="string" calcext:value-type="string">
            <text:p>Sephukubj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88" calcext:value-type="float">
            <text:p>961088</text:p>
          </table:table-cell>
          <table:table-cell office:value-type="string" calcext:value-type="string">
            <text:p>Setase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43" calcext:value-type="float">
            <text:p>961043</text:p>
          </table:table-cell>
          <table:table-cell office:value-type="string" calcext:value-type="string">
            <text:p>Shamfan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78" calcext:value-type="float">
            <text:p>961078</text:p>
          </table:table-cell>
          <table:table-cell office:value-type="string" calcext:value-type="string">
            <text:p>Shoto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78" calcext:value-type="float">
            <text:p>961078</text:p>
          </table:table-cell>
          <table:table-cell office:value-type="string" calcext:value-type="string">
            <text:p>Shotong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04" calcext:value-type="float">
            <text:p>961004</text:p>
          </table:table-cell>
          <table:table-cell office:value-type="string" calcext:value-type="string">
            <text:p>Stasen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62" calcext:value-type="float">
            <text:p>961062</text:p>
          </table:table-cell>
          <table:table-cell office:value-type="string" calcext:value-type="string">
            <text:p>Taulom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41" calcext:value-type="float">
            <text:p>961041</text:p>
          </table:table-cell>
          <table:table-cell office:value-type="string" calcext:value-type="string">
            <text:p>Thakgalane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1069" calcext:value-type="float">
            <text:p>961069</text:p>
          </table:table-cell>
          <table:table-cell office:value-type="string" calcext:value-type="string">
            <text:p>Tlats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8" calcext:value-type="float">
            <text:p>961018</text:p>
          </table:table-cell>
          <table:table-cell office:value-type="string" calcext:value-type="string">
            <text:p>Tshamahansi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34" calcext:value-type="float">
            <text:p>961034</text:p>
          </table:table-cell>
          <table:table-cell office:value-type="string" calcext:value-type="string">
            <text:p>Tshamisek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16" calcext:value-type="float">
            <text:p>961016</text:p>
          </table:table-cell>
          <table:table-cell office:value-type="string" calcext:value-type="string">
            <text:p>Vaalwater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1049" calcext:value-type="float">
            <text:p>961049</text:p>
          </table:table-cell>
          <table:table-cell office:value-type="string" calcext:value-type="string">
            <text:p>Xawela</text:p>
          </table:table-cell>
          <table:table-cell office:value-type="string" calcext:value-type="string">
            <text:p>Greater Letaba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40" calcext:value-type="float">
            <text:p>962040</text:p>
          </table:table-cell>
          <table:table-cell office:value-type="string" calcext:value-type="string">
            <text:p>Babanan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7" calcext:value-type="float">
            <text:p>962097</text:p>
          </table:table-cell>
          <table:table-cell office:value-type="string" calcext:value-type="string">
            <text:p>Bodwen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30" calcext:value-type="float">
            <text:p>962030</text:p>
          </table:table-cell>
          <table:table-cell office:value-type="string" calcext:value-type="string">
            <text:p>Bokhut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2" calcext:value-type="float">
            <text:p>962072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1" calcext:value-type="float">
            <text:p>962021</text:p>
          </table:table-cell>
          <table:table-cell office:value-type="string" calcext:value-type="string">
            <text:p>Botlud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1" calcext:value-type="float">
            <text:p>962081</text:p>
          </table:table-cell>
          <table:table-cell office:value-type="string" calcext:value-type="string">
            <text:p>Burgersdorp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62062" calcext:value-type="float">
            <text:p>962062</text:p>
          </table:table-cell>
          <table:table-cell office:value-type="string" calcext:value-type="string">
            <text:p>Clearwaters Cov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51" calcext:value-type="float">
            <text:p>962051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61" calcext:value-type="float">
            <text:p>962061</text:p>
          </table:table-cell>
          <table:table-cell office:value-type="string" calcext:value-type="string">
            <text:p>Driekoppies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62061" calcext:value-type="float">
            <text:p>962061</text:p>
          </table:table-cell>
          <table:table-cell office:value-type="string" calcext:value-type="string">
            <text:p>Driekoppies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38" calcext:value-type="float">
            <text:p>962038</text:p>
          </table:table-cell>
          <table:table-cell office:value-type="string" calcext:value-type="string">
            <text:p>Foben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32" calcext:value-type="float">
            <text:p>962032</text:p>
          </table:table-cell>
          <table:table-cell office:value-type="string" calcext:value-type="string">
            <text:p>Ga-Kubjan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02" calcext:value-type="float">
            <text:p>962002</text:p>
          </table:table-cell>
          <table:table-cell office:value-type="string" calcext:value-type="string">
            <text:p>Ga-Matipa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0" calcext:value-type="float">
            <text:p>962010</text:p>
          </table:table-cell>
          <table:table-cell office:value-type="string" calcext:value-type="string">
            <text:p>Ga-Modjadj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4" calcext:value-type="float">
            <text:p>962014</text:p>
          </table:table-cell>
          <table:table-cell office:value-type="string" calcext:value-type="string">
            <text:p>Ga-Mookgo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06" calcext:value-type="float">
            <text:p>962006</text:p>
          </table:table-cell>
          <table:table-cell office:value-type="string" calcext:value-type="string">
            <text:p>GaMokgwath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04" calcext:value-type="float">
            <text:p>962004</text:p>
          </table:table-cell>
          <table:table-cell office:value-type="string" calcext:value-type="string">
            <text:p>GaMoloko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3" calcext:value-type="float">
            <text:p>962083</text:p>
          </table:table-cell>
          <table:table-cell office:value-type="string" calcext:value-type="string">
            <text:p>GaRakom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7" calcext:value-type="float">
            <text:p>962017</text:p>
          </table:table-cell>
          <table:table-cell office:value-type="string" calcext:value-type="string">
            <text:p>GaWally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0" calcext:value-type="float">
            <text:p>962080</text:p>
          </table:table-cell>
          <table:table-cell office:value-type="string" calcext:value-type="string">
            <text:p>Gabaz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62068" calcext:value-type="float">
            <text:p>962068</text:p>
          </table:table-cell>
          <table:table-cell office:value-type="string" calcext:value-type="string">
            <text:p>Haenertsburg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9" calcext:value-type="float">
            <text:p>962099</text:p>
          </table:table-cell>
          <table:table-cell office:value-type="string" calcext:value-type="string">
            <text:p>Hoven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4" calcext:value-type="float">
            <text:p>962024</text:p>
          </table:table-cell>
          <table:table-cell office:value-type="string" calcext:value-type="string">
            <text:p>Jokong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36" calcext:value-type="float">
            <text:p>962036</text:p>
          </table:table-cell>
          <table:table-cell office:value-type="string" calcext:value-type="string">
            <text:p>Joppi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34" calcext:value-type="float">
            <text:p>962034</text:p>
          </table:table-cell>
          <table:table-cell office:value-type="string" calcext:value-type="string">
            <text:p>Ka-Xihoko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52" calcext:value-type="float">
            <text:p>962052</text:p>
          </table:table-cell>
          <table:table-cell office:value-type="string" calcext:value-type="string">
            <text:p>KaMayomel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2" calcext:value-type="float">
            <text:p>962012</text:p>
          </table:table-cell>
          <table:table-cell office:value-type="string" calcext:value-type="string">
            <text:p>Kgwekgw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63" calcext:value-type="float">
            <text:p>962063</text:p>
          </table:table-cell>
          <table:table-cell office:value-type="string" calcext:value-type="string">
            <text:p>Khujwan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3" calcext:value-type="float">
            <text:p>962073</text:p>
          </table:table-cell>
          <table:table-cell office:value-type="string" calcext:value-type="string">
            <text:p>Lefar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54" calcext:value-type="float">
            <text:p>962054</text:p>
          </table:table-cell>
          <table:table-cell office:value-type="string" calcext:value-type="string">
            <text:p>Lenyeny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2054" calcext:value-type="float">
            <text:p>962054</text:p>
          </table:table-cell>
          <table:table-cell office:value-type="string" calcext:value-type="string">
            <text:p>Lenyeny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37" calcext:value-type="float">
            <text:p>962037</text:p>
          </table:table-cell>
          <table:table-cell office:value-type="string" calcext:value-type="string">
            <text:p>Leokw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2 - ZALFF: North eastern Limpopo intensive fruit farming</text:p>
          </table:table-cell>
          <table:table-cell office:value-type="float" office:value="962057" calcext:value-type="float">
            <text:p>962057</text:p>
          </table:table-cell>
          <table:table-cell office:value-type="string" calcext:value-type="string">
            <text:p>Letsitel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64" calcext:value-type="float">
            <text:p>962064</text:p>
          </table:table-cell>
          <table:table-cell office:value-type="string" calcext:value-type="string">
            <text:p>Longvalley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44" calcext:value-type="float">
            <text:p>962044</text:p>
          </table:table-cell>
          <table:table-cell office:value-type="string" calcext:value-type="string">
            <text:p>Lwandlamun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0" calcext:value-type="float">
            <text:p>962090</text:p>
          </table:table-cell>
          <table:table-cell office:value-type="string" calcext:value-type="string">
            <text:p>Maak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05" calcext:value-type="float">
            <text:p>962005</text:p>
          </table:table-cell>
          <table:table-cell office:value-type="string" calcext:value-type="string">
            <text:p>Mabyepelong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0" calcext:value-type="float">
            <text:p>962070</text:p>
          </table:table-cell>
          <table:table-cell office:value-type="string" calcext:value-type="string">
            <text:p>Mafaran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65" calcext:value-type="float">
            <text:p>962065</text:p>
          </table:table-cell>
          <table:table-cell office:value-type="string" calcext:value-type="string">
            <text:p>Magoboy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8" calcext:value-type="float">
            <text:p>962088</text:p>
          </table:table-cell>
          <table:table-cell office:value-type="string" calcext:value-type="string">
            <text:p>Makudibung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45" calcext:value-type="float">
            <text:p>962045</text:p>
          </table:table-cell>
          <table:table-cell office:value-type="string" calcext:value-type="string">
            <text:p>Mandlhakaz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9" calcext:value-type="float">
            <text:p>962079</text:p>
          </table:table-cell>
          <table:table-cell office:value-type="string" calcext:value-type="string">
            <text:p>Mangwen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31" calcext:value-type="float">
            <text:p>962031</text:p>
          </table:table-cell>
          <table:table-cell office:value-type="string" calcext:value-type="string">
            <text:p>Mapitul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7" calcext:value-type="float">
            <text:p>962027</text:p>
          </table:table-cell>
          <table:table-cell office:value-type="string" calcext:value-type="string">
            <text:p>Mariron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58" calcext:value-type="float">
            <text:p>962058</text:p>
          </table:table-cell>
          <table:table-cell office:value-type="string" calcext:value-type="string">
            <text:p>Mariven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6" calcext:value-type="float">
            <text:p>962076</text:p>
          </table:table-cell>
          <table:table-cell office:value-type="string" calcext:value-type="string">
            <text:p>Marumufas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100" calcext:value-type="float">
            <text:p>962100</text:p>
          </table:table-cell>
          <table:table-cell office:value-type="string" calcext:value-type="string">
            <text:p>Mashilwa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35" calcext:value-type="float">
            <text:p>962035</text:p>
          </table:table-cell>
          <table:table-cell office:value-type="string" calcext:value-type="string">
            <text:p>Mavel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08" calcext:value-type="float">
            <text:p>962008</text:p>
          </table:table-cell>
          <table:table-cell office:value-type="string" calcext:value-type="string">
            <text:p>Maw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8" calcext:value-type="float">
            <text:p>962018</text:p>
          </table:table-cell>
          <table:table-cell office:value-type="string" calcext:value-type="string">
            <text:p>Miragom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2066" calcext:value-type="float">
            <text:p>962066</text:p>
          </table:table-cell>
          <table:table-cell office:value-type="string" calcext:value-type="string">
            <text:p>Misty Crown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09" calcext:value-type="float">
            <text:p>962009</text:p>
          </table:table-cell>
          <table:table-cell office:value-type="string" calcext:value-type="string">
            <text:p>Modjadj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5" calcext:value-type="float">
            <text:p>962095</text:p>
          </table:table-cell>
          <table:table-cell office:value-type="string" calcext:value-type="string">
            <text:p>Mogapeng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55" calcext:value-type="float">
            <text:p>962055</text:p>
          </table:table-cell>
          <table:table-cell office:value-type="string" calcext:value-type="string">
            <text:p>Mohlab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56" calcext:value-type="float">
            <text:p>962056</text:p>
          </table:table-cell>
          <table:table-cell office:value-type="string" calcext:value-type="string">
            <text:p>Moim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50" calcext:value-type="float">
            <text:p>962050</text:p>
          </table:table-cell>
          <table:table-cell office:value-type="string" calcext:value-type="string">
            <text:p>Mokgolobotho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2" calcext:value-type="float">
            <text:p>962082</text:p>
          </table:table-cell>
          <table:table-cell office:value-type="string" calcext:value-type="string">
            <text:p>Mokomots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5" calcext:value-type="float">
            <text:p>962025</text:p>
          </table:table-cell>
          <table:table-cell office:value-type="string" calcext:value-type="string">
            <text:p>Moleketl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8" calcext:value-type="float">
            <text:p>962098</text:p>
          </table:table-cell>
          <table:table-cell office:value-type="string" calcext:value-type="string">
            <text:p>Monam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07" calcext:value-type="float">
            <text:p>962007</text:p>
          </table:table-cell>
          <table:table-cell office:value-type="string" calcext:value-type="string">
            <text:p>Morapalal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2" calcext:value-type="float">
            <text:p>962022</text:p>
          </table:table-cell>
          <table:table-cell office:value-type="string" calcext:value-type="string">
            <text:p>Moruj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41" calcext:value-type="float">
            <text:p>962041</text:p>
          </table:table-cell>
          <table:table-cell office:value-type="string" calcext:value-type="string">
            <text:p>Mosipha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1" calcext:value-type="float">
            <text:p>962011</text:p>
          </table:table-cell>
          <table:table-cell office:value-type="string" calcext:value-type="string">
            <text:p>Mothomeng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2011" calcext:value-type="float">
            <text:p>962011</text:p>
          </table:table-cell>
          <table:table-cell office:value-type="string" calcext:value-type="string">
            <text:p>Mothomeng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6" calcext:value-type="float">
            <text:p>962026</text:p>
          </table:table-cell>
          <table:table-cell office:value-type="string" calcext:value-type="string">
            <text:p>Motup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46" calcext:value-type="float">
            <text:p>962046</text:p>
          </table:table-cell>
          <table:table-cell office:value-type="string" calcext:value-type="string">
            <text:p>Mugwazin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69" calcext:value-type="float">
            <text:p>962069</text:p>
          </table:table-cell>
          <table:table-cell office:value-type="string" calcext:value-type="string">
            <text:p>Mulat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7" calcext:value-type="float">
            <text:p>962087</text:p>
          </table:table-cell>
          <table:table-cell office:value-type="string" calcext:value-type="string">
            <text:p>Myakayak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2 - ZALFF: North eastern Limpopo intensive fruit farming</text:p>
          </table:table-cell>
          <table:table-cell office:value-type="float" office:value="962087" calcext:value-type="float">
            <text:p>962087</text:p>
          </table:table-cell>
          <table:table-cell office:value-type="string" calcext:value-type="string">
            <text:p>Myakayak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2067" calcext:value-type="float">
            <text:p>962067</text:p>
          </table:table-cell>
          <table:table-cell office:value-type="string" calcext:value-type="string">
            <text:p>Nature Reserv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2" calcext:value-type="float">
            <text:p>962092</text:p>
          </table:table-cell>
          <table:table-cell office:value-type="string" calcext:value-type="string">
            <text:p>New Phepeng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42" calcext:value-type="float">
            <text:p>962042</text:p>
          </table:table-cell>
          <table:table-cell office:value-type="string" calcext:value-type="string">
            <text:p>Nganganoyi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47" calcext:value-type="float">
            <text:p>962047</text:p>
          </table:table-cell>
          <table:table-cell office:value-type="string" calcext:value-type="string">
            <text:p>Nkamboko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62049" calcext:value-type="float">
            <text:p>962049</text:p>
          </table:table-cell>
          <table:table-cell office:value-type="string" calcext:value-type="string">
            <text:p>Nkowakow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2049" calcext:value-type="float">
            <text:p>962049</text:p>
          </table:table-cell>
          <table:table-cell office:value-type="string" calcext:value-type="string">
            <text:p>Nkowakow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2049" calcext:value-type="float">
            <text:p>962049</text:p>
          </table:table-cell>
          <table:table-cell office:value-type="string" calcext:value-type="string">
            <text:p>Nkowakow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2049" calcext:value-type="float">
            <text:p>962049</text:p>
          </table:table-cell>
          <table:table-cell office:value-type="string" calcext:value-type="string">
            <text:p>Nkowakow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62049" calcext:value-type="float">
            <text:p>962049</text:p>
          </table:table-cell>
          <table:table-cell office:value-type="string" calcext:value-type="string">
            <text:p>Nkowakow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1" calcext:value-type="float">
            <text:p>962071</text:p>
          </table:table-cell>
          <table:table-cell office:value-type="string" calcext:value-type="string">
            <text:p>Ntsako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43" calcext:value-type="float">
            <text:p>962043</text:p>
          </table:table-cell>
          <table:table-cell office:value-type="string" calcext:value-type="string">
            <text:p>Nwamitw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3" calcext:value-type="float">
            <text:p>962093</text:p>
          </table:table-cell>
          <table:table-cell office:value-type="string" calcext:value-type="string">
            <text:p>Nyanyoka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53" calcext:value-type="float">
            <text:p>962053</text:p>
          </table:table-cell>
          <table:table-cell office:value-type="string" calcext:value-type="string">
            <text:p>Petaneng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4" calcext:value-type="float">
            <text:p>962094</text:p>
          </table:table-cell>
          <table:table-cell office:value-type="string" calcext:value-type="string">
            <text:p>Pharar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9" calcext:value-type="float">
            <text:p>962019</text:p>
          </table:table-cell>
          <table:table-cell office:value-type="string" calcext:value-type="string">
            <text:p>Pjapjamel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8" calcext:value-type="float">
            <text:p>962028</text:p>
          </table:table-cell>
          <table:table-cell office:value-type="string" calcext:value-type="string">
            <text:p>Relel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6" calcext:value-type="float">
            <text:p>962096</text:p>
          </table:table-cell>
          <table:table-cell office:value-type="string" calcext:value-type="string">
            <text:p>Rhula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5" calcext:value-type="float">
            <text:p>962075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8" calcext:value-type="float">
            <text:p>962078</text:p>
          </table:table-cell>
          <table:table-cell office:value-type="string" calcext:value-type="string">
            <text:p>Ritakop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6" calcext:value-type="float">
            <text:p>962016</text:p>
          </table:table-cell>
          <table:table-cell office:value-type="string" calcext:value-type="string">
            <text:p>Runnymed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4" calcext:value-type="float">
            <text:p>962074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01" calcext:value-type="float">
            <text:p>962001</text:p>
          </table:table-cell>
          <table:table-cell office:value-type="string" calcext:value-type="string">
            <text:p>Senakw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9" calcext:value-type="float">
            <text:p>962089</text:p>
          </table:table-cell>
          <table:table-cell office:value-type="string" calcext:value-type="string">
            <text:p>Serar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0" calcext:value-type="float">
            <text:p>962020</text:p>
          </table:table-cell>
          <table:table-cell office:value-type="string" calcext:value-type="string">
            <text:p>Sethone 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9" calcext:value-type="float">
            <text:p>962029</text:p>
          </table:table-cell>
          <table:table-cell office:value-type="string" calcext:value-type="string">
            <text:p>Sethone B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59" calcext:value-type="float">
            <text:p>962059</text:p>
          </table:table-cell>
          <table:table-cell office:value-type="string" calcext:value-type="string">
            <text:p>Shihungu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91" calcext:value-type="float">
            <text:p>962091</text:p>
          </table:table-cell>
          <table:table-cell office:value-type="string" calcext:value-type="string">
            <text:p>Shiluva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5" calcext:value-type="float">
            <text:p>962015</text:p>
          </table:table-cell>
          <table:table-cell office:value-type="string" calcext:value-type="string">
            <text:p>Shirulurulu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13" calcext:value-type="float">
            <text:p>962013</text:p>
          </table:table-cell>
          <table:table-cell office:value-type="string" calcext:value-type="string">
            <text:p>Shotong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6" calcext:value-type="float">
            <text:p>962086</text:p>
          </table:table-cell>
          <table:table-cell office:value-type="string" calcext:value-type="string">
            <text:p>Sunnysid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23" calcext:value-type="float">
            <text:p>962023</text:p>
          </table:table-cell>
          <table:table-cell office:value-type="string" calcext:value-type="string">
            <text:p>Thako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39" calcext:value-type="float">
            <text:p>962039</text:p>
          </table:table-cell>
          <table:table-cell office:value-type="string" calcext:value-type="string">
            <text:p>Thapa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77" calcext:value-type="float">
            <text:p>962077</text:p>
          </table:table-cell>
          <table:table-cell office:value-type="string" calcext:value-type="string">
            <text:p>Tikili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62077" calcext:value-type="float">
            <text:p>962077</text:p>
          </table:table-cell>
          <table:table-cell office:value-type="string" calcext:value-type="string">
            <text:p>Tikili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4" calcext:value-type="float">
            <text:p>962084</text:p>
          </table:table-cell>
          <table:table-cell office:value-type="string" calcext:value-type="string">
            <text:p>Tlhabin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62048" calcext:value-type="float">
            <text:p>962048</text:p>
          </table:table-cell>
          <table:table-cell office:value-type="string" calcext:value-type="string">
            <text:p>Tzaneen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62048" calcext:value-type="float">
            <text:p>962048</text:p>
          </table:table-cell>
          <table:table-cell office:value-type="string" calcext:value-type="string">
            <text:p>Tzaneen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2048" calcext:value-type="float">
            <text:p>962048</text:p>
          </table:table-cell>
          <table:table-cell office:value-type="string" calcext:value-type="string">
            <text:p>Tzaneen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62003" calcext:value-type="float">
            <text:p>962003</text:p>
          </table:table-cell>
          <table:table-cell office:value-type="string" calcext:value-type="string">
            <text:p>Tzaneen NU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2003" calcext:value-type="float">
            <text:p>962003</text:p>
          </table:table-cell>
          <table:table-cell office:value-type="string" calcext:value-type="string">
            <text:p>Tzaneen NU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2003" calcext:value-type="float">
            <text:p>962003</text:p>
          </table:table-cell>
          <table:table-cell office:value-type="string" calcext:value-type="string">
            <text:p>Tzaneen NU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03" calcext:value-type="float">
            <text:p>962003</text:p>
          </table:table-cell>
          <table:table-cell office:value-type="string" calcext:value-type="string">
            <text:p>Tzaneen NU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2 - ZALEM: Limpopo Escarpment Mixed Farming</text:p>
          </table:table-cell>
          <table:table-cell office:value-type="float" office:value="962003" calcext:value-type="float">
            <text:p>962003</text:p>
          </table:table-cell>
          <table:table-cell office:value-type="string" calcext:value-type="string">
            <text:p>Tzaneen NU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2 - ZALFF: North eastern Limpopo intensive fruit farming</text:p>
          </table:table-cell>
          <table:table-cell office:value-type="float" office:value="962003" calcext:value-type="float">
            <text:p>962003</text:p>
          </table:table-cell>
          <table:table-cell office:value-type="string" calcext:value-type="string">
            <text:p>Tzaneen NU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2003" calcext:value-type="float">
            <text:p>962003</text:p>
          </table:table-cell>
          <table:table-cell office:value-type="string" calcext:value-type="string">
            <text:p>Tzaneen NU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85" calcext:value-type="float">
            <text:p>962085</text:p>
          </table:table-cell>
          <table:table-cell office:value-type="string" calcext:value-type="string">
            <text:p>Yosmite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2060" calcext:value-type="float">
            <text:p>962060</text:p>
          </table:table-cell>
          <table:table-cell office:value-type="string" calcext:value-type="string">
            <text:p>Zangoma</text:p>
          </table:table-cell>
          <table:table-cell office:value-type="string" calcext:value-type="string">
            <text:p>Greater Tzaneen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10" calcext:value-type="float">
            <text:p>964010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11" calcext:value-type="float">
            <text:p>964011</text:p>
          </table:table-cell>
          <table:table-cell office:value-type="string" calcext:value-type="string">
            <text:p>Bismark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3" calcext:value-type="float">
            <text:p>964023</text:p>
          </table:table-cell>
          <table:table-cell office:value-type="string" calcext:value-type="string">
            <text:p>Butchwana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2 - ZALFF: North eastern Limpopo intensive fruit farming</text:p>
          </table:table-cell>
          <table:table-cell office:value-type="float" office:value="964001" calcext:value-type="float">
            <text:p>964001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18" calcext:value-type="float">
            <text:p>96401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9" calcext:value-type="float">
            <text:p>964029</text:p>
          </table:table-cell>
          <table:table-cell office:value-type="string" calcext:value-type="string">
            <text:p>Finale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1" calcext:value-type="float">
            <text:p>96402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07" calcext:value-type="float">
            <text:p>964007</text:p>
          </table:table-cell>
          <table:table-cell office:value-type="string" calcext:value-type="string">
            <text:p>Hlohlokwe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4033" calcext:value-type="float">
            <text:p>964033</text:p>
          </table:table-cell>
          <table:table-cell office:value-type="string" calcext:value-type="string">
            <text:p>Hoedspruit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4033" calcext:value-type="float">
            <text:p>964033</text:p>
          </table:table-cell>
          <table:table-cell office:value-type="string" calcext:value-type="string">
            <text:p>Hoedspruit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05" calcext:value-type="float">
            <text:p>964005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4034" calcext:value-type="float">
            <text:p>964034</text:p>
          </table:table-cell>
          <table:table-cell office:value-type="string" calcext:value-type="string">
            <text:p>Kampersrus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06" calcext:value-type="float">
            <text:p>964006</text:p>
          </table:table-cell>
          <table:table-cell office:value-type="string" calcext:value-type="string">
            <text:p>Kanana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0" calcext:value-type="float">
            <text:p>964020</text:p>
          </table:table-cell>
          <table:table-cell office:value-type="string" calcext:value-type="string">
            <text:p>Khutsong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03" calcext:value-type="float">
            <text:p>964003</text:p>
          </table:table-cell>
          <table:table-cell office:value-type="string" calcext:value-type="string">
            <text:p>Loraine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8" calcext:value-type="float">
            <text:p>964028</text:p>
          </table:table-cell>
          <table:table-cell office:value-type="string" calcext:value-type="string">
            <text:p>Mabins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17" calcext:value-type="float">
            <text:p>964017</text:p>
          </table:table-cell>
          <table:table-cell office:value-type="string" calcext:value-type="string">
            <text:p>Madeira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15" calcext:value-type="float">
            <text:p>964015</text:p>
          </table:table-cell>
          <table:table-cell office:value-type="string" calcext:value-type="string">
            <text:p>Makgaung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7" calcext:value-type="float">
            <text:p>964027</text:p>
          </table:table-cell>
          <table:table-cell office:value-type="string" calcext:value-type="string">
            <text:p>Mamietja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4002" calcext:value-type="float">
            <text:p>964002</text:p>
          </table:table-cell>
          <table:table-cell office:value-type="string" calcext:value-type="string">
            <text:p>Maruleng NU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02" calcext:value-type="float">
            <text:p>964002</text:p>
          </table:table-cell>
          <table:table-cell office:value-type="string" calcext:value-type="string">
            <text:p>Maruleng NU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2 - ZALFF: North eastern Limpopo intensive fruit farming</text:p>
          </table:table-cell>
          <table:table-cell office:value-type="float" office:value="964002" calcext:value-type="float">
            <text:p>964002</text:p>
          </table:table-cell>
          <table:table-cell office:value-type="string" calcext:value-type="string">
            <text:p>Maruleng NU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4 - ZAHFC: Hoedspruit Fruit and Cereal</text:p>
          </table:table-cell>
          <table:table-cell office:value-type="float" office:value="964002" calcext:value-type="float">
            <text:p>964002</text:p>
          </table:table-cell>
          <table:table-cell office:value-type="string" calcext:value-type="string">
            <text:p>Maruleng NU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4002" calcext:value-type="float">
            <text:p>964002</text:p>
          </table:table-cell>
          <table:table-cell office:value-type="string" calcext:value-type="string">
            <text:p>Maruleng NU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12" calcext:value-type="float">
            <text:p>964012</text:p>
          </table:table-cell>
          <table:table-cell office:value-type="string" calcext:value-type="string">
            <text:p>Mathlomelong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13" calcext:value-type="float">
            <text:p>964013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14" calcext:value-type="float">
            <text:p>964014</text:p>
          </table:table-cell>
          <table:table-cell office:value-type="string" calcext:value-type="string">
            <text:p>Moetladimo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4" calcext:value-type="float">
            <text:p>964024</text:p>
          </table:table-cell>
          <table:table-cell office:value-type="string" calcext:value-type="string">
            <text:p>Molalane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04" calcext:value-type="float">
            <text:p>964004</text:p>
          </table:table-cell>
          <table:table-cell office:value-type="string" calcext:value-type="string">
            <text:p>Moshate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6" calcext:value-type="float">
            <text:p>964026</text:p>
          </table:table-cell>
          <table:table-cell office:value-type="string" calcext:value-type="string">
            <text:p>Sadawa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5" calcext:value-type="float">
            <text:p>964025</text:p>
          </table:table-cell>
          <table:table-cell office:value-type="string" calcext:value-type="string">
            <text:p>Sandton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08" calcext:value-type="float">
            <text:p>964008</text:p>
          </table:table-cell>
          <table:table-cell office:value-type="string" calcext:value-type="string">
            <text:p>Shikwane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09" calcext:value-type="float">
            <text:p>964009</text:p>
          </table:table-cell>
          <table:table-cell office:value-type="string" calcext:value-type="string">
            <text:p>Sofaya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31" calcext:value-type="float">
            <text:p>964031</text:p>
          </table:table-cell>
          <table:table-cell office:value-type="string" calcext:value-type="string">
            <text:p>The Oaks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32" calcext:value-type="float">
            <text:p>964032</text:p>
          </table:table-cell>
          <table:table-cell office:value-type="string" calcext:value-type="string">
            <text:p>The Willows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22" calcext:value-type="float">
            <text:p>96402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3 - ZASLC: Southern Limpopo open access cattle and crops</text:p>
          </table:table-cell>
          <table:table-cell office:value-type="float" office:value="964019" calcext:value-type="float">
            <text:p>964019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ruleng</text:p>
          </table:table-cell>
          <table:table-cell office:value-type="string" calcext:value-type="string">
            <text:p>Mopani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83" calcext:value-type="float">
            <text:p>968083</text:p>
          </table:table-cell>
          <table:table-cell office:value-type="string" calcext:value-type="string">
            <text:p>15 South African Military base/15 SA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0" calcext:value-type="float">
            <text:p>968010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68087" calcext:value-type="float">
            <text:p>968087</text:p>
          </table:table-cell>
          <table:table-cell office:value-type="string" calcext:value-type="string">
            <text:p>Buisdorp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1" calcext:value-type="float">
            <text:p>968101</text:p>
          </table:table-cell>
          <table:table-cell office:value-type="string" calcext:value-type="string">
            <text:p>Bunge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2" calcext:value-type="float">
            <text:p>968102</text:p>
          </table:table-cell>
          <table:table-cell office:value-type="string" calcext:value-type="string">
            <text:p>Chav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70" calcext:value-type="float">
            <text:p>968070</text:p>
          </table:table-cell>
          <table:table-cell office:value-type="string" calcext:value-type="string">
            <text:p>DeHoop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5" calcext:value-type="float">
            <text:p>968015</text:p>
          </table:table-cell>
          <table:table-cell office:value-type="string" calcext:value-type="string">
            <text:p>Divh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04" calcext:value-type="float">
            <text:p>968004</text:p>
          </table:table-cell>
          <table:table-cell office:value-type="string" calcext:value-type="string">
            <text:p>Dolidol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27" calcext:value-type="float">
            <text:p>968027</text:p>
          </table:table-cell>
          <table:table-cell office:value-type="string" calcext:value-type="string">
            <text:p>Dzan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27" calcext:value-type="float">
            <text:p>968027</text:p>
          </table:table-cell>
          <table:table-cell office:value-type="string" calcext:value-type="string">
            <text:p>Dzan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968027" calcext:value-type="float">
            <text:p>968027</text:p>
          </table:table-cell>
          <table:table-cell office:value-type="string" calcext:value-type="string">
            <text:p>Dzan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8027" calcext:value-type="float">
            <text:p>968027</text:p>
          </table:table-cell>
          <table:table-cell office:value-type="string" calcext:value-type="string">
            <text:p>Dzan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4" calcext:value-type="float">
            <text:p>968094</text:p>
          </table:table-cell>
          <table:table-cell office:value-type="string" calcext:value-type="string">
            <text:p>Elim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8094" calcext:value-type="float">
            <text:p>968094</text:p>
          </table:table-cell>
          <table:table-cell office:value-type="string" calcext:value-type="string">
            <text:p>Elim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03" calcext:value-type="float">
            <text:p>968003</text:p>
          </table:table-cell>
          <table:table-cell office:value-type="string" calcext:value-type="string">
            <text:p>Gaarsid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8" calcext:value-type="float">
            <text:p>968138</text:p>
          </table:table-cell>
          <table:table-cell office:value-type="string" calcext:value-type="string">
            <text:p>Goedverwacht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6" calcext:value-type="float">
            <text:p>968136</text:p>
          </table:table-cell>
          <table:table-cell office:value-type="string" calcext:value-type="string">
            <text:p>Ha-Mamphag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49" calcext:value-type="float">
            <text:p>968049</text:p>
          </table:table-cell>
          <table:table-cell office:value-type="string" calcext:value-type="string">
            <text:p>Ha-Mapil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69" calcext:value-type="float">
            <text:p>968069</text:p>
          </table:table-cell>
          <table:table-cell office:value-type="string" calcext:value-type="string">
            <text:p>Ha-Masha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69" calcext:value-type="float">
            <text:p>968069</text:p>
          </table:table-cell>
          <table:table-cell office:value-type="string" calcext:value-type="string">
            <text:p>Ha-Masha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35" calcext:value-type="float">
            <text:p>968035</text:p>
          </table:table-cell>
          <table:table-cell office:value-type="string" calcext:value-type="string">
            <text:p>Ha-Matidz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23" calcext:value-type="float">
            <text:p>968023</text:p>
          </table:table-cell>
          <table:table-cell office:value-type="string" calcext:value-type="string">
            <text:p>Ha-Mats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51" calcext:value-type="float">
            <text:p>968051</text:p>
          </table:table-cell>
          <table:table-cell office:value-type="string" calcext:value-type="string">
            <text:p>Ha-Mphail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40" calcext:value-type="float">
            <text:p>968140</text:p>
          </table:table-cell>
          <table:table-cell office:value-type="string" calcext:value-type="string">
            <text:p>Ha-Muila 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2 - ZALEM: Limpopo Escarpment Mixed Farming</text:p>
          </table:table-cell>
          <table:table-cell office:value-type="float" office:value="968144" calcext:value-type="float">
            <text:p>968144</text:p>
          </table:table-cell>
          <table:table-cell office:value-type="string" calcext:value-type="string">
            <text:p>Ha-Muila B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0" calcext:value-type="float">
            <text:p>968120</text:p>
          </table:table-cell>
          <table:table-cell office:value-type="string" calcext:value-type="string">
            <text:p>Ha-Nthabalal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39" calcext:value-type="float">
            <text:p>968039</text:p>
          </table:table-cell>
          <table:table-cell office:value-type="string" calcext:value-type="string">
            <text:p>Ha-Rabal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39" calcext:value-type="float">
            <text:p>968039</text:p>
          </table:table-cell>
          <table:table-cell office:value-type="string" calcext:value-type="string">
            <text:p>Ha-Rabal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7" calcext:value-type="float">
            <text:p>968107</text:p>
          </table:table-cell>
          <table:table-cell office:value-type="string" calcext:value-type="string">
            <text:p>HaDavhan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2" calcext:value-type="float">
            <text:p>968112</text:p>
          </table:table-cell>
          <table:table-cell office:value-type="string" calcext:value-type="string">
            <text:p>HaMashamb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0" calcext:value-type="float">
            <text:p>968100</text:p>
          </table:table-cell>
          <table:table-cell office:value-type="string" calcext:value-type="string">
            <text:p>HaMasha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6" calcext:value-type="float">
            <text:p>968106</text:p>
          </table:table-cell>
          <table:table-cell office:value-type="string" calcext:value-type="string">
            <text:p>HaMatsil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84" calcext:value-type="float">
            <text:p>968084</text:p>
          </table:table-cell>
          <table:table-cell office:value-type="string" calcext:value-type="string">
            <text:p>HaNeseng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84" calcext:value-type="float">
            <text:p>968084</text:p>
          </table:table-cell>
          <table:table-cell office:value-type="string" calcext:value-type="string">
            <text:p>HaNeseng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81" calcext:value-type="float">
            <text:p>968081</text:p>
          </table:table-cell>
          <table:table-cell office:value-type="string" calcext:value-type="string">
            <text:p>Hakutam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9" calcext:value-type="float">
            <text:p>968099</text:p>
          </table:table-cell>
          <table:table-cell office:value-type="string" calcext:value-type="string">
            <text:p>Han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5" calcext:value-type="float">
            <text:p>968105</text:p>
          </table:table-cell>
          <table:table-cell office:value-type="string" calcext:value-type="string">
            <text:p>Hlangan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75" calcext:value-type="float">
            <text:p>968075</text:p>
          </table:table-cell>
          <table:table-cell office:value-type="string" calcext:value-type="string">
            <text:p>Honingfontein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4" calcext:value-type="float">
            <text:p>968104</text:p>
          </table:table-cell>
          <table:table-cell office:value-type="string" calcext:value-type="string">
            <text:p>KaBunge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9" calcext:value-type="float">
            <text:p>968109</text:p>
          </table:table-cell>
          <table:table-cell office:value-type="string" calcext:value-type="string">
            <text:p>KaMajos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06" calcext:value-type="float">
            <text:p>968006</text:p>
          </table:table-cell>
          <table:table-cell office:value-type="string" calcext:value-type="string">
            <text:p>Kharivh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8" calcext:value-type="float">
            <text:p>968108</text:p>
          </table:table-cell>
          <table:table-cell office:value-type="string" calcext:value-type="string">
            <text:p>Khoman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8108" calcext:value-type="float">
            <text:p>968108</text:p>
          </table:table-cell>
          <table:table-cell office:value-type="string" calcext:value-type="string">
            <text:p>Khoman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05" calcext:value-type="float">
            <text:p>968005</text:p>
          </table:table-cell>
          <table:table-cell office:value-type="string" calcext:value-type="string">
            <text:p>Khomel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63" calcext:value-type="float">
            <text:p>968063</text:p>
          </table:table-cell>
          <table:table-cell office:value-type="string" calcext:value-type="string">
            <text:p>Khund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7" calcext:value-type="float">
            <text:p>968097</text:p>
          </table:table-cell>
          <table:table-cell office:value-type="string" calcext:value-type="string">
            <text:p>Kurhule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97" calcext:value-type="float">
            <text:p>968097</text:p>
          </table:table-cell>
          <table:table-cell office:value-type="string" calcext:value-type="string">
            <text:p>Kurhule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80" calcext:value-type="float">
            <text:p>968080</text:p>
          </table:table-cell>
          <table:table-cell office:value-type="string" calcext:value-type="string">
            <text:p>Kutam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8088" calcext:value-type="float">
            <text:p>968088</text:p>
          </table:table-cell>
          <table:table-cell office:value-type="string" calcext:value-type="string">
            <text:p>Levub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30" calcext:value-type="float">
            <text:p>968030</text:p>
          </table:table-cell>
          <table:table-cell office:value-type="string" calcext:value-type="string">
            <text:p>Lugungulo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53" calcext:value-type="float">
            <text:p>968053</text:p>
          </table:table-cell>
          <table:table-cell office:value-type="string" calcext:value-type="string">
            <text:p>Luvhal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9" calcext:value-type="float">
            <text:p>968019</text:p>
          </table:table-cell>
          <table:table-cell office:value-type="string" calcext:value-type="string">
            <text:p>Maang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43" calcext:value-type="float">
            <text:p>968043</text:p>
          </table:table-cell>
          <table:table-cell office:value-type="string" calcext:value-type="string">
            <text:p>Mabirimis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21" calcext:value-type="float">
            <text:p>968021</text:p>
          </table:table-cell>
          <table:table-cell office:value-type="string" calcext:value-type="string">
            <text:p>Mabvuka Jazz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58" calcext:value-type="float">
            <text:p>968058</text:p>
          </table:table-cell>
          <table:table-cell office:value-type="string" calcext:value-type="string">
            <text:p>Madang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3" calcext:value-type="float">
            <text:p>968133</text:p>
          </table:table-cell>
          <table:table-cell office:value-type="string" calcext:value-type="string">
            <text:p>Madazh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6" calcext:value-type="float">
            <text:p>968126</text:p>
          </table:table-cell>
          <table:table-cell office:value-type="string" calcext:value-type="string">
            <text:p>Maduw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5" calcext:value-type="float">
            <text:p>968125</text:p>
          </table:table-cell>
          <table:table-cell office:value-type="string" calcext:value-type="string">
            <text:p>Magobo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20" calcext:value-type="float">
            <text:p>968020</text:p>
          </table:table-cell>
          <table:table-cell office:value-type="string" calcext:value-type="string">
            <text:p>Maholo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1" calcext:value-type="float">
            <text:p>968111</text:p>
          </table:table-cell>
          <table:table-cell office:value-type="string" calcext:value-type="string">
            <text:p>Mail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2 - ZALEM: Limpopo Escarpment Mixed Farming</text:p>
          </table:table-cell>
          <table:table-cell office:value-type="float" office:value="968111" calcext:value-type="float">
            <text:p>968111</text:p>
          </table:table-cell>
          <table:table-cell office:value-type="string" calcext:value-type="string">
            <text:p>Mail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29" calcext:value-type="float">
            <text:p>968029</text:p>
          </table:table-cell>
          <table:table-cell office:value-type="string" calcext:value-type="string">
            <text:p>Makat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68079" calcext:value-type="float">
            <text:p>968079</text:p>
          </table:table-cell>
          <table:table-cell table:number-columns-repeated="2"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68079" calcext:value-type="float">
            <text:p>968079</text:p>
          </table:table-cell>
          <table:table-cell table:number-columns-repeated="2"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8079" calcext:value-type="float">
            <text:p>968079</text:p>
          </table:table-cell>
          <table:table-cell table:number-columns-repeated="2"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1 - ZALCV: North central Limpopo cattle and vegetables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52 - ZALEM: Limpopo Escarpment Mixed Farming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2 - ZALFF: North eastern Limpopo intensive fruit farming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68002" calcext:value-type="float">
            <text:p>968002</text:p>
          </table:table-cell>
          <table:table-cell office:value-type="string" calcext:value-type="string">
            <text:p>Makhado N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56" calcext:value-type="float">
            <text:p>968056</text:p>
          </table:table-cell>
          <table:table-cell office:value-type="string" calcext:value-type="string">
            <text:p>Makungw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09" calcext:value-type="float">
            <text:p>968009</text:p>
          </table:table-cell>
          <table:table-cell office:value-type="string" calcext:value-type="string">
            <text:p>Makush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24" calcext:value-type="float">
            <text:p>968024</text:p>
          </table:table-cell>
          <table:table-cell office:value-type="string" calcext:value-type="string">
            <text:p>Mamuhoy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50" calcext:value-type="float">
            <text:p>968050</text:p>
          </table:table-cell>
          <table:table-cell office:value-type="string" calcext:value-type="string">
            <text:p>Manam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25" calcext:value-type="float">
            <text:p>968025</text:p>
          </table:table-cell>
          <table:table-cell office:value-type="string" calcext:value-type="string">
            <text:p>Mandiwan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44" calcext:value-type="float">
            <text:p>968044</text:p>
          </table:table-cell>
          <table:table-cell office:value-type="string" calcext:value-type="string">
            <text:p>Manngo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22" calcext:value-type="float">
            <text:p>968022</text:p>
          </table:table-cell>
          <table:table-cell office:value-type="string" calcext:value-type="string">
            <text:p>Manyi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4" calcext:value-type="float">
            <text:p>968124</text:p>
          </table:table-cell>
          <table:table-cell office:value-type="string" calcext:value-type="string">
            <text:p>Manyim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47" calcext:value-type="float">
            <text:p>968047</text:p>
          </table:table-cell>
          <table:table-cell office:value-type="string" calcext:value-type="string">
            <text:p>Mapakophel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08" calcext:value-type="float">
            <text:p>968008</text:p>
          </table:table-cell>
          <table:table-cell office:value-type="string" calcext:value-type="string">
            <text:p>Maranikhw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2" calcext:value-type="float">
            <text:p>968122</text:p>
          </table:table-cell>
          <table:table-cell office:value-type="string" calcext:value-type="string">
            <text:p>Masakon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6" calcext:value-type="float">
            <text:p>968116</text:p>
          </table:table-cell>
          <table:table-cell office:value-type="string" calcext:value-type="string">
            <text:p>Maseth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68" calcext:value-type="float">
            <text:p>968068</text:p>
          </table:table-cell>
          <table:table-cell office:value-type="string" calcext:value-type="string">
            <text:p>Masi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40" calcext:value-type="float">
            <text:p>968040</text:p>
          </table:table-cell>
          <table:table-cell office:value-type="string" calcext:value-type="string">
            <text:p>Matand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40" calcext:value-type="float">
            <text:p>968040</text:p>
          </table:table-cell>
          <table:table-cell office:value-type="string" calcext:value-type="string">
            <text:p>Matand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2" calcext:value-type="float">
            <text:p>968132</text:p>
          </table:table-cell>
          <table:table-cell office:value-type="string" calcext:value-type="string">
            <text:p>Mathatj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41" calcext:value-type="float">
            <text:p>968041</text:p>
          </table:table-cell>
          <table:table-cell office:value-type="string" calcext:value-type="string">
            <text:p>Matsa B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71" calcext:value-type="float">
            <text:p>968071</text:p>
          </table:table-cell>
          <table:table-cell office:value-type="string" calcext:value-type="string">
            <text:p>Matshavhaw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61" calcext:value-type="float">
            <text:p>968061</text:p>
          </table:table-cell>
          <table:table-cell office:value-type="string" calcext:value-type="string">
            <text:p>Maulum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55" calcext:value-type="float">
            <text:p>968055</text:p>
          </table:table-cell>
          <table:table-cell office:value-type="string" calcext:value-type="string">
            <text:p>Mavhung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8055" calcext:value-type="float">
            <text:p>968055</text:p>
          </table:table-cell>
          <table:table-cell office:value-type="string" calcext:value-type="string">
            <text:p>Mavhung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48" calcext:value-type="float">
            <text:p>968048</text:p>
          </table:table-cell>
          <table:table-cell office:value-type="string" calcext:value-type="string">
            <text:p>Mawo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3" calcext:value-type="float">
            <text:p>968093</text:p>
          </table:table-cell>
          <table:table-cell office:value-type="string" calcext:value-type="string">
            <text:p>Mphe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1" calcext:value-type="float">
            <text:p>968121</text:p>
          </table:table-cell>
          <table:table-cell office:value-type="string" calcext:value-type="string">
            <text:p>Mpof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8" calcext:value-type="float">
            <text:p>968018</text:p>
          </table:table-cell>
          <table:table-cell office:value-type="string" calcext:value-type="string">
            <text:p>Mudimel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9" calcext:value-type="float">
            <text:p>968129</text:p>
          </table:table-cell>
          <table:table-cell office:value-type="string" calcext:value-type="string">
            <text:p>Mufunz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82" calcext:value-type="float">
            <text:p>968082</text:p>
          </table:table-cell>
          <table:table-cell office:value-type="string" calcext:value-type="string">
            <text:p>Mugivh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5" calcext:value-type="float">
            <text:p>968115</text:p>
          </table:table-cell>
          <table:table-cell office:value-type="string" calcext:value-type="string">
            <text:p>Mukonde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36" calcext:value-type="float">
            <text:p>968036</text:p>
          </table:table-cell>
          <table:table-cell office:value-type="string" calcext:value-type="string">
            <text:p>Mulel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42" calcext:value-type="float">
            <text:p>968042</text:p>
          </table:table-cell>
          <table:table-cell office:value-type="string" calcext:value-type="string">
            <text:p>Muleng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60" calcext:value-type="float">
            <text:p>968060</text:p>
          </table:table-cell>
          <table:table-cell office:value-type="string" calcext:value-type="string">
            <text:p>Mungom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66" calcext:value-type="float">
            <text:p>968066</text:p>
          </table:table-cell>
          <table:table-cell office:value-type="string" calcext:value-type="string">
            <text:p>Murunw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3" calcext:value-type="float">
            <text:p>968013</text:p>
          </table:table-cell>
          <table:table-cell office:value-type="string" calcext:value-type="string">
            <text:p>Musekw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43" calcext:value-type="float">
            <text:p>968143</text:p>
          </table:table-cell>
          <table:table-cell office:value-type="string" calcext:value-type="string">
            <text:p>Muumo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5" calcext:value-type="float">
            <text:p>968135</text:p>
          </table:table-cell>
          <table:table-cell office:value-type="string" calcext:value-type="string">
            <text:p>Muwawe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1" calcext:value-type="float">
            <text:p>968011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5" calcext:value-type="float">
            <text:p>968095</text:p>
          </table:table-cell>
          <table:table-cell office:value-type="string" calcext:value-type="string">
            <text:p>Njhakanjhak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1" calcext:value-type="float">
            <text:p>968131</text:p>
          </table:table-cell>
          <table:table-cell office:value-type="string" calcext:value-type="string">
            <text:p>Nkany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03" calcext:value-type="float">
            <text:p>968103</text:p>
          </table:table-cell>
          <table:table-cell office:value-type="string" calcext:value-type="string">
            <text:p>Nkhens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86" calcext:value-type="float">
            <text:p>968086</text:p>
          </table:table-cell>
          <table:table-cell office:value-type="string" calcext:value-type="string">
            <text:p>Nngwekhul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8" calcext:value-type="float">
            <text:p>968118</text:p>
          </table:table-cell>
          <table:table-cell office:value-type="string" calcext:value-type="string">
            <text:p>Nooitgedacht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3" calcext:value-type="float">
            <text:p>968113</text:p>
          </table:table-cell>
          <table:table-cell office:value-type="string" calcext:value-type="string">
            <text:p>Nwamatat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7" calcext:value-type="float">
            <text:p>968137</text:p>
          </table:table-cell>
          <table:table-cell office:value-type="string" calcext:value-type="string">
            <text:p>Olifantshoek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4" calcext:value-type="float">
            <text:p>968134</text:p>
          </table:table-cell>
          <table:table-cell office:value-type="string" calcext:value-type="string">
            <text:p>Pfanan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62" calcext:value-type="float">
            <text:p>968062</text:p>
          </table:table-cell>
          <table:table-cell office:value-type="string" calcext:value-type="string">
            <text:p>Phadzim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7" calcext:value-type="float">
            <text:p>968017</text:p>
          </table:table-cell>
          <table:table-cell office:value-type="string" calcext:value-type="string">
            <text:p>Posaito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9" calcext:value-type="float">
            <text:p>968119</text:p>
          </table:table-cell>
          <table:table-cell office:value-type="string" calcext:value-type="string">
            <text:p>Ramar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37" calcext:value-type="float">
            <text:p>968037</text:p>
          </table:table-cell>
          <table:table-cell office:value-type="string" calcext:value-type="string">
            <text:p>Ramavhoy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3" calcext:value-type="float">
            <text:p>968123</text:p>
          </table:table-cell>
          <table:table-cell office:value-type="string" calcext:value-type="string">
            <text:p>Ribungw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8" calcext:value-type="float">
            <text:p>968128</text:p>
          </table:table-cell>
          <table:table-cell office:value-type="string" calcext:value-type="string">
            <text:p>Salaunavh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2" calcext:value-type="float">
            <text:p>968012</text:p>
          </table:table-cell>
          <table:table-cell office:value-type="string" calcext:value-type="string">
            <text:p>San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32" calcext:value-type="float">
            <text:p>968032</text:p>
          </table:table-cell>
          <table:table-cell office:value-type="string" calcext:value-type="string">
            <text:p>Sendedz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6" calcext:value-type="float">
            <text:p>968096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33" calcext:value-type="float">
            <text:p>968033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67" calcext:value-type="float">
            <text:p>968067</text:p>
          </table:table-cell>
          <table:table-cell office:value-type="string" calcext:value-type="string">
            <text:p>Sinthumul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67" calcext:value-type="float">
            <text:p>968067</text:p>
          </table:table-cell>
          <table:table-cell office:value-type="string" calcext:value-type="string">
            <text:p>Sinthumul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67" calcext:value-type="float">
            <text:p>968067</text:p>
          </table:table-cell>
          <table:table-cell office:value-type="string" calcext:value-type="string">
            <text:p>Sinthumul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01" calcext:value-type="float">
            <text:p>968001</text:p>
          </table:table-cell>
          <table:table-cell office:value-type="string" calcext:value-type="string">
            <text:p>Smokey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07" calcext:value-type="float">
            <text:p>968007</text:p>
          </table:table-cell>
          <table:table-cell office:value-type="string" calcext:value-type="string">
            <text:p>Starlight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38" calcext:value-type="float">
            <text:p>968038</text:p>
          </table:table-cell>
          <table:table-cell office:value-type="string" calcext:value-type="string">
            <text:p>Themba Luvhilo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41" calcext:value-type="float">
            <text:p>968141</text:p>
          </table:table-cell>
          <table:table-cell office:value-type="string" calcext:value-type="string">
            <text:p>Thembis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74" calcext:value-type="float">
            <text:p>968074</text:p>
          </table:table-cell>
          <table:table-cell office:value-type="string" calcext:value-type="string">
            <text:p>Thondo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42" calcext:value-type="float">
            <text:p>968142</text:p>
          </table:table-cell>
          <table:table-cell office:value-type="string" calcext:value-type="string">
            <text:p>Thothololo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27" calcext:value-type="float">
            <text:p>968127</text:p>
          </table:table-cell>
          <table:table-cell office:value-type="string" calcext:value-type="string">
            <text:p>Thovhalas-Kraal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0" calcext:value-type="float">
            <text:p>968130</text:p>
          </table:table-cell>
          <table:table-cell office:value-type="string" calcext:value-type="string">
            <text:p>Tiy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78" calcext:value-type="float">
            <text:p>968078</text:p>
          </table:table-cell>
          <table:table-cell office:value-type="string" calcext:value-type="string">
            <text:p>Tshakhum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73" calcext:value-type="float">
            <text:p>968073</text:p>
          </table:table-cell>
          <table:table-cell office:value-type="string" calcext:value-type="string">
            <text:p>Tshamavhudz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31" calcext:value-type="float">
            <text:p>968031</text:p>
          </table:table-cell>
          <table:table-cell office:value-type="string" calcext:value-type="string">
            <text:p>Tshavhalovhedz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65" calcext:value-type="float">
            <text:p>968065</text:p>
          </table:table-cell>
          <table:table-cell office:value-type="string" calcext:value-type="string">
            <text:p>Tshedz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72" calcext:value-type="float">
            <text:p>968072</text:p>
          </table:table-cell>
          <table:table-cell office:value-type="string" calcext:value-type="string">
            <text:p>Tshiendeul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72" calcext:value-type="float">
            <text:p>968072</text:p>
          </table:table-cell>
          <table:table-cell office:value-type="string" calcext:value-type="string">
            <text:p>Tshiendeul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28" calcext:value-type="float">
            <text:p>968028</text:p>
          </table:table-cell>
          <table:table-cell office:value-type="string" calcext:value-type="string">
            <text:p>Tshikhudo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28" calcext:value-type="float">
            <text:p>968028</text:p>
          </table:table-cell>
          <table:table-cell office:value-type="string" calcext:value-type="string">
            <text:p>Tshikhudo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45" calcext:value-type="float">
            <text:p>968045</text:p>
          </table:table-cell>
          <table:table-cell office:value-type="string" calcext:value-type="string">
            <text:p>Tshikikini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7" calcext:value-type="float">
            <text:p>968117</text:p>
          </table:table-cell>
          <table:table-cell office:value-type="string" calcext:value-type="string">
            <text:p>Tshikumb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52" calcext:value-type="float">
            <text:p>968052</text:p>
          </table:table-cell>
          <table:table-cell office:value-type="string" calcext:value-type="string">
            <text:p>Tshikuw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0" calcext:value-type="float">
            <text:p>968090</text:p>
          </table:table-cell>
          <table:table-cell office:value-type="string" calcext:value-type="string">
            <text:p>Tshilaphal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1" calcext:value-type="float">
            <text:p>968091</text:p>
          </table:table-cell>
          <table:table-cell office:value-type="string" calcext:value-type="string">
            <text:p>Tshimbupf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54" calcext:value-type="float">
            <text:p>968054</text:p>
          </table:table-cell>
          <table:table-cell office:value-type="string" calcext:value-type="string">
            <text:p>Tshirenzhe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46" calcext:value-type="float">
            <text:p>968046</text:p>
          </table:table-cell>
          <table:table-cell office:value-type="string" calcext:value-type="string">
            <text:p>Tshirolw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59" calcext:value-type="float">
            <text:p>968059</text:p>
          </table:table-cell>
          <table:table-cell office:value-type="string" calcext:value-type="string">
            <text:p>Tshiswend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4" calcext:value-type="float">
            <text:p>968014</text:p>
          </table:table-cell>
          <table:table-cell office:value-type="string" calcext:value-type="string">
            <text:p>Tshitad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39" calcext:value-type="float">
            <text:p>968139</text:p>
          </table:table-cell>
          <table:table-cell office:value-type="string" calcext:value-type="string">
            <text:p>Tshital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57" calcext:value-type="float">
            <text:p>968057</text:p>
          </table:table-cell>
          <table:table-cell office:value-type="string" calcext:value-type="string">
            <text:p>Tshituni 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34" calcext:value-type="float">
            <text:p>968034</text:p>
          </table:table-cell>
          <table:table-cell office:value-type="string" calcext:value-type="string">
            <text:p>Tshituni B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16" calcext:value-type="float">
            <text:p>968016</text:p>
          </table:table-cell>
          <table:table-cell office:value-type="string" calcext:value-type="string">
            <text:p>Tshitw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8" calcext:value-type="float">
            <text:p>968098</text:p>
          </table:table-cell>
          <table:table-cell office:value-type="string" calcext:value-type="string">
            <text:p>Tshivhade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4" calcext:value-type="float">
            <text:p>968114</text:p>
          </table:table-cell>
          <table:table-cell office:value-type="string" calcext:value-type="string">
            <text:p>Tshivhuyu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77" calcext:value-type="float">
            <text:p>968077</text:p>
          </table:table-cell>
          <table:table-cell office:value-type="string" calcext:value-type="string">
            <text:p>Tsiand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89" calcext:value-type="float">
            <text:p>968089</text:p>
          </table:table-cell>
          <table:table-cell office:value-type="string" calcext:value-type="string">
            <text:p>Valdezi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64" calcext:value-type="float">
            <text:p>968064</text:p>
          </table:table-cell>
          <table:table-cell office:value-type="string" calcext:value-type="string">
            <text:p>Vhulaudz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8026" calcext:value-type="float">
            <text:p>968026</text:p>
          </table:table-cell>
          <table:table-cell office:value-type="string" calcext:value-type="string">
            <text:p>Vhutuwa nga Dzeb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26" calcext:value-type="float">
            <text:p>968026</text:p>
          </table:table-cell>
          <table:table-cell office:value-type="string" calcext:value-type="string">
            <text:p>Vhutuwa nga Dzebu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110" calcext:value-type="float">
            <text:p>968110</text:p>
          </table:table-cell>
          <table:table-cell office:value-type="string" calcext:value-type="string">
            <text:p>Vleifontein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8110" calcext:value-type="float">
            <text:p>968110</text:p>
          </table:table-cell>
          <table:table-cell office:value-type="string" calcext:value-type="string">
            <text:p>Vleifontein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76" calcext:value-type="float">
            <text:p>968076</text:p>
          </table:table-cell>
          <table:table-cell office:value-type="string" calcext:value-type="string">
            <text:p>Vuvha A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92" calcext:value-type="float">
            <text:p>968092</text:p>
          </table:table-cell>
          <table:table-cell office:value-type="string" calcext:value-type="string">
            <text:p>Vuw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8092" calcext:value-type="float">
            <text:p>968092</text:p>
          </table:table-cell>
          <table:table-cell office:value-type="string" calcext:value-type="string">
            <text:p>Vuwani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8085" calcext:value-type="float">
            <text:p>968085</text:p>
          </table:table-cell>
          <table:table-cell office:value-type="string" calcext:value-type="string">
            <text:p>Vyeboom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8085" calcext:value-type="float">
            <text:p>968085</text:p>
          </table:table-cell>
          <table:table-cell office:value-type="string" calcext:value-type="string">
            <text:p>Vyeboom</text:p>
          </table:table-cell>
          <table:table-cell office:value-type="string" calcext:value-type="string">
            <text:p>Makhado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67003" calcext:value-type="float">
            <text:p>967003</text:p>
          </table:table-cell>
          <table:table-cell office:value-type="string" calcext:value-type="string">
            <text:p>Beit Bridge</text:p>
          </table:table-cell>
          <table:table-cell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1 - ZALIC: Limpopo River intensive crop farming</text:p>
          </table:table-cell>
          <table:table-cell office:value-type="float" office:value="967006" calcext:value-type="float">
            <text:p>967006</text:p>
          </table:table-cell>
          <table:table-cell office:value-type="string" calcext:value-type="string">
            <text:p>Madimbo</text:p>
          </table:table-cell>
          <table:table-cell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1 - ZALIC: Limpopo River intensive crop farming</text:p>
          </table:table-cell>
          <table:table-cell office:value-type="float" office:value="967005" calcext:value-type="float">
            <text:p>967005</text:p>
          </table:table-cell>
          <table:table-cell office:value-type="string" calcext:value-type="string">
            <text:p>Malale</text:p>
          </table:table-cell>
          <table:table-cell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7001" calcext:value-type="float">
            <text:p>967001</text:p>
          </table:table-cell>
          <table:table-cell office:value-type="string" calcext:value-type="string">
            <text:p>Mapungubwe Nature Reserve</text:p>
          </table:table-cell>
          <table:table-cell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67007" calcext:value-type="float">
            <text:p>967007</text:p>
          </table:table-cell>
          <table:table-cell office:value-type="string" calcext:value-type="string">
            <text:p>Mopane</text:p>
          </table:table-cell>
          <table:table-cell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67004" calcext:value-type="float">
            <text:p>967004</text:p>
          </table:table-cell>
          <table:table-cell table:number-columns-repeated="2"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7004" calcext:value-type="float">
            <text:p>967004</text:p>
          </table:table-cell>
          <table:table-cell table:number-columns-repeated="2"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7004" calcext:value-type="float">
            <text:p>967004</text:p>
          </table:table-cell>
          <table:table-cell table:number-columns-repeated="2"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7004" calcext:value-type="float">
            <text:p>967004</text:p>
          </table:table-cell>
          <table:table-cell table:number-columns-repeated="2"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67002" calcext:value-type="float">
            <text:p>967002</text:p>
          </table:table-cell>
          <table:table-cell office:value-type="string" calcext:value-type="string">
            <text:p>Musina NU</text:p>
          </table:table-cell>
          <table:table-cell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7002" calcext:value-type="float">
            <text:p>967002</text:p>
          </table:table-cell>
          <table:table-cell office:value-type="string" calcext:value-type="string">
            <text:p>Musina NU</text:p>
          </table:table-cell>
          <table:table-cell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1 - ZALIC: Limpopo River intensive crop farming</text:p>
          </table:table-cell>
          <table:table-cell office:value-type="float" office:value="967002" calcext:value-type="float">
            <text:p>967002</text:p>
          </table:table-cell>
          <table:table-cell office:value-type="string" calcext:value-type="string">
            <text:p>Musina NU</text:p>
          </table:table-cell>
          <table:table-cell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7002" calcext:value-type="float">
            <text:p>967002</text:p>
          </table:table-cell>
          <table:table-cell office:value-type="string" calcext:value-type="string">
            <text:p>Musina NU</text:p>
          </table:table-cell>
          <table:table-cell office:value-type="string" calcext:value-type="string">
            <text:p>Musin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3" calcext:value-type="float">
            <text:p>965013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05" calcext:value-type="float">
            <text:p>965005</text:p>
          </table:table-cell>
          <table:table-cell office:value-type="string" calcext:value-type="string">
            <text:p>Bende Mutal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6" calcext:value-type="float">
            <text:p>965016</text:p>
          </table:table-cell>
          <table:table-cell office:value-type="string" calcext:value-type="string">
            <text:p>Bile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31" calcext:value-type="float">
            <text:p>965031</text:p>
          </table:table-cell>
          <table:table-cell office:value-type="string" calcext:value-type="string">
            <text:p>Dambal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8" calcext:value-type="float">
            <text:p>965028</text:p>
          </table:table-cell>
          <table:table-cell office:value-type="string" calcext:value-type="string">
            <text:p>Dombo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4" calcext:value-type="float">
            <text:p>965074</text:p>
          </table:table-cell>
          <table:table-cell office:value-type="string" calcext:value-type="string">
            <text:p>Doth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1" calcext:value-type="float">
            <text:p>965011</text:p>
          </table:table-cell>
          <table:table-cell office:value-type="string" calcext:value-type="string">
            <text:p>Dovh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122" calcext:value-type="float">
            <text:p>965122</text:p>
          </table:table-cell>
          <table:table-cell office:value-type="string" calcext:value-type="string">
            <text:p>Dzamb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13" calcext:value-type="float">
            <text:p>965113</text:p>
          </table:table-cell>
          <table:table-cell office:value-type="string" calcext:value-type="string">
            <text:p>Dzimaul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113" calcext:value-type="float">
            <text:p>965113</text:p>
          </table:table-cell>
          <table:table-cell office:value-type="string" calcext:value-type="string">
            <text:p>Dzimaul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5113" calcext:value-type="float">
            <text:p>965113</text:p>
          </table:table-cell>
          <table:table-cell office:value-type="string" calcext:value-type="string">
            <text:p>Dzimaul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8" calcext:value-type="float">
            <text:p>965108</text:p>
          </table:table-cell>
          <table:table-cell office:value-type="string" calcext:value-type="string">
            <text:p>Fef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4" calcext:value-type="float">
            <text:p>965044</text:p>
          </table:table-cell>
          <table:table-cell office:value-type="string" calcext:value-type="string">
            <text:p>Folovhod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965044" calcext:value-type="float">
            <text:p>965044</text:p>
          </table:table-cell>
          <table:table-cell office:value-type="string" calcext:value-type="string">
            <text:p>Folovhod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10" calcext:value-type="float">
            <text:p>965110</text:p>
          </table:table-cell>
          <table:table-cell office:value-type="string" calcext:value-type="string">
            <text:p>Gogogo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4" calcext:value-type="float">
            <text:p>965104</text:p>
          </table:table-cell>
          <table:table-cell office:value-type="string" calcext:value-type="string">
            <text:p>Gom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7" calcext:value-type="float">
            <text:p>965087</text:p>
          </table:table-cell>
          <table:table-cell office:value-type="string" calcext:value-type="string">
            <text:p>Gomb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01" calcext:value-type="float">
            <text:p>965001</text:p>
          </table:table-cell>
          <table:table-cell office:value-type="string" calcext:value-type="string">
            <text:p>Gumb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3" calcext:value-type="float">
            <text:p>965063</text:p>
          </table:table-cell>
          <table:table-cell office:value-type="string" calcext:value-type="string">
            <text:p>Gumel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7" calcext:value-type="float">
            <text:p>965067</text:p>
          </table:table-cell>
          <table:table-cell office:value-type="string" calcext:value-type="string">
            <text:p>Gund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1" calcext:value-type="float">
            <text:p>965071</text:p>
          </table:table-cell>
          <table:table-cell office:value-type="string" calcext:value-type="string">
            <text:p>Guyu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5" calcext:value-type="float">
            <text:p>965085</text:p>
          </table:table-cell>
          <table:table-cell office:value-type="string" calcext:value-type="string">
            <text:p>Gwagwathi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2" calcext:value-type="float">
            <text:p>965042</text:p>
          </table:table-cell>
          <table:table-cell office:value-type="string" calcext:value-type="string">
            <text:p>Gwakw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0" calcext:value-type="float">
            <text:p>965090</text:p>
          </table:table-cell>
          <table:table-cell office:value-type="string" calcext:value-type="string">
            <text:p>Ha-Mabil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7" calcext:value-type="float">
            <text:p>965057</text:p>
          </table:table-cell>
          <table:table-cell office:value-type="string" calcext:value-type="string">
            <text:p>Ha-Makuy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09" calcext:value-type="float">
            <text:p>965009</text:p>
          </table:table-cell>
          <table:table-cell office:value-type="string" calcext:value-type="string">
            <text:p>Ha-Nkotsw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9" calcext:value-type="float">
            <text:p>965089</text:p>
          </table:table-cell>
          <table:table-cell office:value-type="string" calcext:value-type="string">
            <text:p>Helula 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2" calcext:value-type="float">
            <text:p>965072</text:p>
          </table:table-cell>
          <table:table-cell office:value-type="string" calcext:value-type="string">
            <text:p>Helula B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25" calcext:value-type="float">
            <text:p>965125</text:p>
          </table:table-cell>
          <table:table-cell office:value-type="string" calcext:value-type="string">
            <text:p>Khakh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5" calcext:value-type="float">
            <text:p>965065</text:p>
          </table:table-cell>
          <table:table-cell office:value-type="string" calcext:value-type="string">
            <text:p>Khavhamb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8" calcext:value-type="float">
            <text:p>965098</text:p>
          </table:table-cell>
          <table:table-cell office:value-type="string" calcext:value-type="string">
            <text:p>Khungu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5039" calcext:value-type="float">
            <text:p>965039</text:p>
          </table:table-cell>
          <table:table-cell office:value-type="string" calcext:value-type="string">
            <text:p>Kruger National Park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2" calcext:value-type="float">
            <text:p>965062</text:p>
          </table:table-cell>
          <table:table-cell office:value-type="string" calcext:value-type="string">
            <text:p>Lamv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12" calcext:value-type="float">
            <text:p>965112</text:p>
          </table:table-cell>
          <table:table-cell office:value-type="string" calcext:value-type="string">
            <text:p>Ludzi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121" calcext:value-type="float">
            <text:p>965121</text:p>
          </table:table-cell>
          <table:table-cell office:value-type="string" calcext:value-type="string">
            <text:p>Luhe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7" calcext:value-type="float">
            <text:p>965077</text:p>
          </table:table-cell>
          <table:table-cell office:value-type="string" calcext:value-type="string">
            <text:p>Lurang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119" calcext:value-type="float">
            <text:p>965119</text:p>
          </table:table-cell>
          <table:table-cell office:value-type="string" calcext:value-type="string">
            <text:p>Mabulo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9" calcext:value-type="float">
            <text:p>965019</text:p>
          </table:table-cell>
          <table:table-cell office:value-type="string" calcext:value-type="string">
            <text:p>Mabvet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06" calcext:value-type="float">
            <text:p>965006</text:p>
          </table:table-cell>
          <table:table-cell office:value-type="string" calcext:value-type="string">
            <text:p>Madang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2" calcext:value-type="float">
            <text:p>965102</text:p>
          </table:table-cell>
          <table:table-cell office:value-type="string" calcext:value-type="string">
            <text:p>Madashish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6" calcext:value-type="float">
            <text:p>965106</text:p>
          </table:table-cell>
          <table:table-cell office:value-type="string" calcext:value-type="string">
            <text:p>Mafhoho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0" calcext:value-type="float">
            <text:p>965080</text:p>
          </table:table-cell>
          <table:table-cell office:value-type="string" calcext:value-type="string">
            <text:p>Mafuk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6" calcext:value-type="float">
            <text:p>965096</text:p>
          </table:table-cell>
          <table:table-cell office:value-type="string" calcext:value-type="string">
            <text:p>Mahe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4" calcext:value-type="float">
            <text:p>965014</text:p>
          </table:table-cell>
          <table:table-cell office:value-type="string" calcext:value-type="string">
            <text:p>Makavhi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5" calcext:value-type="float">
            <text:p>965095</text:p>
          </table:table-cell>
          <table:table-cell office:value-type="string" calcext:value-type="string">
            <text:p>Makwilidz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4" calcext:value-type="float">
            <text:p>965094</text:p>
          </table:table-cell>
          <table:table-cell office:value-type="string" calcext:value-type="string">
            <text:p>Mangay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14" calcext:value-type="float">
            <text:p>965114</text:p>
          </table:table-cell>
          <table:table-cell office:value-type="string" calcext:value-type="string">
            <text:p>Mangwel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7" calcext:value-type="float">
            <text:p>965017</text:p>
          </table:table-cell>
          <table:table-cell office:value-type="string" calcext:value-type="string">
            <text:p>Mapako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1" calcext:value-type="float">
            <text:p>965081</text:p>
          </table:table-cell>
          <table:table-cell office:value-type="string" calcext:value-type="string">
            <text:p>Mapat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117" calcext:value-type="float">
            <text:p>965117</text:p>
          </table:table-cell>
          <table:table-cell office:value-type="string" calcext:value-type="string">
            <text:p>Mapulo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2" calcext:value-type="float">
            <text:p>965012</text:p>
          </table:table-cell>
          <table:table-cell office:value-type="string" calcext:value-type="string">
            <text:p>Maramanzh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9" calcext:value-type="float">
            <text:p>965049</text:p>
          </table:table-cell>
          <table:table-cell office:value-type="string" calcext:value-type="string">
            <text:p>Marul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0" calcext:value-type="float">
            <text:p>965020</text:p>
          </table:table-cell>
          <table:table-cell office:value-type="string" calcext:value-type="string">
            <text:p>Maseh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5007" calcext:value-type="float">
            <text:p>965007</text:p>
          </table:table-cell>
          <table:table-cell office:value-type="string" calcext:value-type="string">
            <text:p>Masis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0" calcext:value-type="float">
            <text:p>965060</text:p>
          </table:table-cell>
          <table:table-cell office:value-type="string" calcext:value-type="string">
            <text:p>Masund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0" calcext:value-type="float">
            <text:p>965040</text:p>
          </table:table-cell>
          <table:table-cell office:value-type="string" calcext:value-type="string">
            <text:p>Matat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8" calcext:value-type="float">
            <text:p>965018</text:p>
          </table:table-cell>
          <table:table-cell office:value-type="string" calcext:value-type="string">
            <text:p>Mataul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6" calcext:value-type="float">
            <text:p>965076</text:p>
          </table:table-cell>
          <table:table-cell office:value-type="string" calcext:value-type="string">
            <text:p>Matavhel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3" calcext:value-type="float">
            <text:p>965093</text:p>
          </table:table-cell>
          <table:table-cell office:value-type="string" calcext:value-type="string">
            <text:p>Matsheketshek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1" calcext:value-type="float">
            <text:p>965021</text:p>
          </table:table-cell>
          <table:table-cell office:value-type="string" calcext:value-type="string">
            <text:p>Matshen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3" calcext:value-type="float">
            <text:p>965103</text:p>
          </table:table-cell>
          <table:table-cell office:value-type="string" calcext:value-type="string">
            <text:p>Mavhod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9" calcext:value-type="float">
            <text:p>965109</text:p>
          </table:table-cell>
          <table:table-cell office:value-type="string" calcext:value-type="string">
            <text:p>Mavhuw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27" calcext:value-type="float">
            <text:p>965127</text:p>
          </table:table-cell>
          <table:table-cell office:value-type="string" calcext:value-type="string">
            <text:p>Mazwimb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38" calcext:value-type="float">
            <text:p>965038</text:p>
          </table:table-cell>
          <table:table-cell office:value-type="string" calcext:value-type="string">
            <text:p>Mbod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37" calcext:value-type="float">
            <text:p>965037</text:p>
          </table:table-cell>
          <table:table-cell office:value-type="string" calcext:value-type="string">
            <text:p>Mbodi Tsha Fas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2" calcext:value-type="float">
            <text:p>965052</text:p>
          </table:table-cell>
          <table:table-cell office:value-type="string" calcext:value-type="string">
            <text:p>Mbuyu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11" calcext:value-type="float">
            <text:p>965111</text:p>
          </table:table-cell>
          <table:table-cell office:value-type="string" calcext:value-type="string">
            <text:p>Mokolol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3" calcext:value-type="float">
            <text:p>965053</text:p>
          </table:table-cell>
          <table:table-cell office:value-type="string" calcext:value-type="string">
            <text:p>Mpobule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5" calcext:value-type="float">
            <text:p>965075</text:p>
          </table:table-cell>
          <table:table-cell office:value-type="string" calcext:value-type="string">
            <text:p>Mufulw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15" calcext:value-type="float">
            <text:p>965115</text:p>
          </table:table-cell>
          <table:table-cell office:value-type="string" calcext:value-type="string">
            <text:p>Mufungud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8" calcext:value-type="float">
            <text:p>965068</text:p>
          </table:table-cell>
          <table:table-cell office:value-type="string" calcext:value-type="string">
            <text:p>Muhoto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24" calcext:value-type="float">
            <text:p>965124</text:p>
          </table:table-cell>
          <table:table-cell office:value-type="string" calcext:value-type="string">
            <text:p>Muilad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1" calcext:value-type="float">
            <text:p>965091</text:p>
          </table:table-cell>
          <table:table-cell office:value-type="string" calcext:value-type="string">
            <text:p>Mukonde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7" calcext:value-type="float">
            <text:p>965047</text:p>
          </table:table-cell>
          <table:table-cell office:value-type="string" calcext:value-type="string">
            <text:p>Mukovhabal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5" calcext:value-type="float">
            <text:p>965025</text:p>
          </table:table-cell>
          <table:table-cell office:value-type="string" calcext:value-type="string">
            <text:p>Mukumawaban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2" calcext:value-type="float">
            <text:p>965022</text:p>
          </table:table-cell>
          <table:table-cell office:value-type="string" calcext:value-type="string">
            <text:p>Mukunund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3" calcext:value-type="float">
            <text:p>965083</text:p>
          </table:table-cell>
          <table:table-cell office:value-type="string" calcext:value-type="string">
            <text:p>Muledzh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6" calcext:value-type="float">
            <text:p>965046</text:p>
          </table:table-cell>
          <table:table-cell office:value-type="string" calcext:value-type="string">
            <text:p>Muralu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7" calcext:value-type="float">
            <text:p>965027</text:p>
          </table:table-cell>
          <table:table-cell office:value-type="string" calcext:value-type="string">
            <text:p>Mushith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0" calcext:value-type="float">
            <text:p>965050</text:p>
          </table:table-cell>
          <table:table-cell office:value-type="string" calcext:value-type="string">
            <text:p>Musund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8" calcext:value-type="float">
            <text:p>965048</text:p>
          </table:table-cell>
          <table:table-cell office:value-type="string" calcext:value-type="string">
            <text:p>Muswod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5002" calcext:value-type="float">
            <text:p>965002</text:p>
          </table:table-cell>
          <table:table-cell office:value-type="string" calcext:value-type="string">
            <text:p>Mutale Munic N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02" calcext:value-type="float">
            <text:p>965002</text:p>
          </table:table-cell>
          <table:table-cell office:value-type="string" calcext:value-type="string">
            <text:p>Mutale Munic N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002" calcext:value-type="float">
            <text:p>965002</text:p>
          </table:table-cell>
          <table:table-cell office:value-type="string" calcext:value-type="string">
            <text:p>Mutale Munic N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5002" calcext:value-type="float">
            <text:p>965002</text:p>
          </table:table-cell>
          <table:table-cell office:value-type="string" calcext:value-type="string">
            <text:p>Mutale Munic N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5002" calcext:value-type="float">
            <text:p>965002</text:p>
          </table:table-cell>
          <table:table-cell office:value-type="string" calcext:value-type="string">
            <text:p>Mutale Munic N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3" calcext:value-type="float">
            <text:p>965023</text:p>
          </table:table-cell>
          <table:table-cell office:value-type="string" calcext:value-type="string">
            <text:p>Mutel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118" calcext:value-type="float">
            <text:p>965118</text:p>
          </table:table-cell>
          <table:table-cell office:value-type="string" calcext:value-type="string">
            <text:p>Mutshavha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4" calcext:value-type="float">
            <text:p>965064</text:p>
          </table:table-cell>
          <table:table-cell office:value-type="string" calcext:value-type="string">
            <text:p>Mutshikili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9" calcext:value-type="float">
            <text:p>965059</text:p>
          </table:table-cell>
          <table:table-cell office:value-type="string" calcext:value-type="string">
            <text:p>Mutsulud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0" calcext:value-type="float">
            <text:p>965070</text:p>
          </table:table-cell>
          <table:table-cell office:value-type="string" calcext:value-type="string">
            <text:p>Mval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3" calcext:value-type="float">
            <text:p>965073</text:p>
          </table:table-cell>
          <table:table-cell office:value-type="string" calcext:value-type="string">
            <text:p>Netshitondo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4" calcext:value-type="float">
            <text:p>965084</text:p>
          </table:table-cell>
          <table:table-cell office:value-type="string" calcext:value-type="string">
            <text:p>Ngalavh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9" calcext:value-type="float">
            <text:p>965079</text:p>
          </table:table-cell>
          <table:table-cell office:value-type="string" calcext:value-type="string">
            <text:p>Nghwengo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6" calcext:value-type="float">
            <text:p>965026</text:p>
          </table:table-cell>
          <table:table-cell office:value-type="string" calcext:value-type="string">
            <text:p>Sanar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5" calcext:value-type="float">
            <text:p>965055</text:p>
          </table:table-cell>
          <table:table-cell office:value-type="string" calcext:value-type="string">
            <text:p>Shakadz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123" calcext:value-type="float">
            <text:p>965123</text:p>
          </table:table-cell>
          <table:table-cell office:value-type="string" calcext:value-type="string">
            <text:p>Shesh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03" calcext:value-type="float">
            <text:p>965003</text:p>
          </table:table-cell>
          <table:table-cell office:value-type="string" calcext:value-type="string">
            <text:p>Sigond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5" calcext:value-type="float">
            <text:p>965045</text:p>
          </table:table-cell>
          <table:table-cell office:value-type="string" calcext:value-type="string">
            <text:p>Tahar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0" calcext:value-type="float">
            <text:p>965100</text:p>
          </table:table-cell>
          <table:table-cell office:value-type="string" calcext:value-type="string">
            <text:p>Theng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5100" calcext:value-type="float">
            <text:p>965100</text:p>
          </table:table-cell>
          <table:table-cell office:value-type="string" calcext:value-type="string">
            <text:p>Theng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5100" calcext:value-type="float">
            <text:p>965100</text:p>
          </table:table-cell>
          <table:table-cell office:value-type="string" calcext:value-type="string">
            <text:p>Theng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78" calcext:value-type="float">
            <text:p>965078</text:p>
          </table:table-cell>
          <table:table-cell office:value-type="string" calcext:value-type="string">
            <text:p>Thog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4" calcext:value-type="float">
            <text:p>965024</text:p>
          </table:table-cell>
          <table:table-cell office:value-type="string" calcext:value-type="string">
            <text:p>Thondo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3" calcext:value-type="float">
            <text:p>965043</text:p>
          </table:table-cell>
          <table:table-cell office:value-type="string" calcext:value-type="string">
            <text:p>Travenn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8" calcext:value-type="float">
            <text:p>965088</text:p>
          </table:table-cell>
          <table:table-cell office:value-type="string" calcext:value-type="string">
            <text:p>Tsaande B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120" calcext:value-type="float">
            <text:p>965120</text:p>
          </table:table-cell>
          <table:table-cell office:value-type="string" calcext:value-type="string">
            <text:p>Tshagw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8" calcext:value-type="float">
            <text:p>965058</text:p>
          </table:table-cell>
          <table:table-cell office:value-type="string" calcext:value-type="string">
            <text:p>Tshambuk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5" calcext:value-type="float">
            <text:p>965105</text:p>
          </table:table-cell>
          <table:table-cell office:value-type="string" calcext:value-type="string">
            <text:p>Tshamulungw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5" calcext:value-type="float">
            <text:p>965015</text:p>
          </table:table-cell>
          <table:table-cell office:value-type="string" calcext:value-type="string">
            <text:p>Tshamutavh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6" calcext:value-type="float">
            <text:p>965056</text:p>
          </table:table-cell>
          <table:table-cell office:value-type="string" calcext:value-type="string">
            <text:p>Tshamutor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2" calcext:value-type="float">
            <text:p>965092</text:p>
          </table:table-cell>
          <table:table-cell office:value-type="string" calcext:value-type="string">
            <text:p>Tshanzh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04" calcext:value-type="float">
            <text:p>965004</text:p>
          </table:table-cell>
          <table:table-cell office:value-type="string" calcext:value-type="string">
            <text:p>Tshenzhel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26" calcext:value-type="float">
            <text:p>965126</text:p>
          </table:table-cell>
          <table:table-cell office:value-type="string" calcext:value-type="string">
            <text:p>Tshiavh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36" calcext:value-type="float">
            <text:p>965036</text:p>
          </table:table-cell>
          <table:table-cell office:value-type="string" calcext:value-type="string">
            <text:p>Tshifunguduw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2 - ZALGR: Lowveld game ranching</text:p>
          </table:table-cell>
          <table:table-cell office:value-type="float" office:value="965030" calcext:value-type="float">
            <text:p>965030</text:p>
          </table:table-cell>
          <table:table-cell office:value-type="string" calcext:value-type="string">
            <text:p>Tshikondeni 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5032" calcext:value-type="float">
            <text:p>965032</text:p>
          </table:table-cell>
          <table:table-cell office:value-type="string" calcext:value-type="string">
            <text:p>Tshikondeni B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08" calcext:value-type="float">
            <text:p>965008</text:p>
          </table:table-cell>
          <table:table-cell office:value-type="string" calcext:value-type="string">
            <text:p>Tshikuy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1" calcext:value-type="float">
            <text:p>965101</text:p>
          </table:table-cell>
          <table:table-cell office:value-type="string" calcext:value-type="string">
            <text:p>Tshilamb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5101" calcext:value-type="float">
            <text:p>965101</text:p>
          </table:table-cell>
          <table:table-cell office:value-type="string" calcext:value-type="string">
            <text:p>Tshilamb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10" calcext:value-type="float">
            <text:p>965010</text:p>
          </table:table-cell>
          <table:table-cell office:value-type="string" calcext:value-type="string">
            <text:p>Tshilamus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107" calcext:value-type="float">
            <text:p>965107</text:p>
          </table:table-cell>
          <table:table-cell office:value-type="string" calcext:value-type="string">
            <text:p>Tshilavulu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2" calcext:value-type="float">
            <text:p>965082</text:p>
          </table:table-cell>
          <table:table-cell office:value-type="string" calcext:value-type="string">
            <text:p>Tshiozw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34" calcext:value-type="float">
            <text:p>965034</text:p>
          </table:table-cell>
          <table:table-cell office:value-type="string" calcext:value-type="string">
            <text:p>Tshipal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35" calcext:value-type="float">
            <text:p>965035</text:p>
          </table:table-cell>
          <table:table-cell office:value-type="string" calcext:value-type="string">
            <text:p>Tshipis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1" calcext:value-type="float">
            <text:p>965051</text:p>
          </table:table-cell>
          <table:table-cell office:value-type="string" calcext:value-type="string">
            <text:p>Tshirunzi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9" calcext:value-type="float">
            <text:p>965069</text:p>
          </table:table-cell>
          <table:table-cell office:value-type="string" calcext:value-type="string">
            <text:p>Tshitamb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9" calcext:value-type="float">
            <text:p>965099</text:p>
          </table:table-cell>
          <table:table-cell office:value-type="string" calcext:value-type="string">
            <text:p>Tshitandani <text:s/>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97" calcext:value-type="float">
            <text:p>965097</text:p>
          </table:table-cell>
          <table:table-cell office:value-type="string" calcext:value-type="string">
            <text:p>Tshitandani B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1" calcext:value-type="float">
            <text:p>965061</text:p>
          </table:table-cell>
          <table:table-cell office:value-type="string" calcext:value-type="string">
            <text:p>Tshitanzhe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29" calcext:value-type="float">
            <text:p>965029</text:p>
          </table:table-cell>
          <table:table-cell office:value-type="string" calcext:value-type="string">
            <text:p>Tshiunga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41" calcext:value-type="float">
            <text:p>965041</text:p>
          </table:table-cell>
          <table:table-cell office:value-type="string" calcext:value-type="string">
            <text:p>Tshivhongwe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5116" calcext:value-type="float">
            <text:p>965116</text:p>
          </table:table-cell>
          <table:table-cell office:value-type="string" calcext:value-type="string">
            <text:p>Tshixwadza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54" calcext:value-type="float">
            <text:p>965054</text:p>
          </table:table-cell>
          <table:table-cell office:value-type="string" calcext:value-type="string">
            <text:p>Tshokotshoko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66" calcext:value-type="float">
            <text:p>965066</text:p>
          </table:table-cell>
          <table:table-cell office:value-type="string" calcext:value-type="string">
            <text:p>Vhurivhur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86" calcext:value-type="float">
            <text:p>965086</text:p>
          </table:table-cell>
          <table:table-cell office:value-type="string" calcext:value-type="string">
            <text:p>Vuvha B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5033" calcext:value-type="float">
            <text:p>965033</text:p>
          </table:table-cell>
          <table:table-cell office:value-type="string" calcext:value-type="string">
            <text:p>Zwigodini</text:p>
          </table:table-cell>
          <table:table-cell office:value-type="string" calcext:value-type="string">
            <text:p>Mutale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25" calcext:value-type="float">
            <text:p>966225</text:p>
          </table:table-cell>
          <table:table-cell office:value-type="string" calcext:value-type="string">
            <text:p>Altein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92" calcext:value-type="float">
            <text:p>966092</text:p>
          </table:table-cell>
          <table:table-cell office:value-type="string" calcext:value-type="string">
            <text:p>Bas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15" calcext:value-type="float">
            <text:p>966015</text:p>
          </table:table-cell>
          <table:table-cell office:value-type="string" calcext:value-type="string">
            <text:p>Begw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36" calcext:value-type="float">
            <text:p>966136</text:p>
          </table:table-cell>
          <table:table-cell office:value-type="string" calcext:value-type="string">
            <text:p>Bevu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26" calcext:value-type="float">
            <text:p>966026</text:p>
          </table:table-cell>
          <table:table-cell office:value-type="string" calcext:value-type="string">
            <text:p>Botsol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63" calcext:value-type="float">
            <text:p>966163</text:p>
          </table:table-cell>
          <table:table-cell office:value-type="string" calcext:value-type="string">
            <text:p>Budel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42" calcext:value-type="float">
            <text:p>966042</text:p>
          </table:table-cell>
          <table:table-cell office:value-type="string" calcext:value-type="string">
            <text:p>Bulu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20" calcext:value-type="float">
            <text:p>966220</text:p>
          </table:table-cell>
          <table:table-cell office:value-type="string" calcext:value-type="string">
            <text:p>Bulwi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52" calcext:value-type="float">
            <text:p>966052</text:p>
          </table:table-cell>
          <table:table-cell office:value-type="string" calcext:value-type="string">
            <text:p>Dam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80" calcext:value-type="float">
            <text:p>966180</text:p>
          </table:table-cell>
          <table:table-cell office:value-type="string" calcext:value-type="string">
            <text:p>Didid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44" calcext:value-type="float">
            <text:p>966044</text:p>
          </table:table-cell>
          <table:table-cell office:value-type="string" calcext:value-type="string">
            <text:p>Dim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23" calcext:value-type="float">
            <text:p>966123</text:p>
          </table:table-cell>
          <table:table-cell office:value-type="string" calcext:value-type="string">
            <text:p>Dlami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02" calcext:value-type="float">
            <text:p>966102</text:p>
          </table:table-cell>
          <table:table-cell office:value-type="string" calcext:value-type="string">
            <text:p>Dop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76" calcext:value-type="float">
            <text:p>966176</text:p>
          </table:table-cell>
          <table:table-cell office:value-type="string" calcext:value-type="string">
            <text:p>Dov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49" calcext:value-type="float">
            <text:p>966149</text:p>
          </table:table-cell>
          <table:table-cell office:value-type="string" calcext:value-type="string">
            <text:p>Dumas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66" calcext:value-type="float">
            <text:p>966166</text:p>
          </table:table-cell>
          <table:table-cell office:value-type="string" calcext:value-type="string">
            <text:p>Duthu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92" calcext:value-type="float">
            <text:p>966192</text:p>
          </table:table-cell>
          <table:table-cell office:value-type="string" calcext:value-type="string">
            <text:p>Dzind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21" calcext:value-type="float">
            <text:p>966121</text:p>
          </table:table-cell>
          <table:table-cell office:value-type="string" calcext:value-type="string">
            <text:p>Dzingah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39" calcext:value-type="float">
            <text:p>966039</text:p>
          </table:table-cell>
          <table:table-cell office:value-type="string" calcext:value-type="string">
            <text:p>Dzivhadol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21" calcext:value-type="float">
            <text:p>966021</text:p>
          </table:table-cell>
          <table:table-cell office:value-type="string" calcext:value-type="string">
            <text:p>Dzwabo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205" calcext:value-type="float">
            <text:p>966205</text:p>
          </table:table-cell>
          <table:table-cell office:value-type="string" calcext:value-type="string">
            <text:p>Dzwer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05" calcext:value-type="float">
            <text:p>966105</text:p>
          </table:table-cell>
          <table:table-cell office:value-type="string" calcext:value-type="string">
            <text:p>Fondw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18" calcext:value-type="float">
            <text:p>966018</text:p>
          </table:table-cell>
          <table:table-cell office:value-type="string" calcext:value-type="string">
            <text:p>Gab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18" calcext:value-type="float">
            <text:p>966018</text:p>
          </table:table-cell>
          <table:table-cell office:value-type="string" calcext:value-type="string">
            <text:p>Gab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60" calcext:value-type="float">
            <text:p>966160</text:p>
          </table:table-cell>
          <table:table-cell office:value-type="string" calcext:value-type="string">
            <text:p>Gandlan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89" calcext:value-type="float">
            <text:p>966189</text:p>
          </table:table-cell>
          <table:table-cell office:value-type="string" calcext:value-type="string">
            <text:p>Gidjan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87" calcext:value-type="float">
            <text:p>966187</text:p>
          </table:table-cell>
          <table:table-cell office:value-type="string" calcext:value-type="string">
            <text:p>Gijamhandz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48" calcext:value-type="float">
            <text:p>966048</text:p>
          </table:table-cell>
          <table:table-cell office:value-type="string" calcext:value-type="string">
            <text:p>Gon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35" calcext:value-type="float">
            <text:p>966135</text:p>
          </table:table-cell>
          <table:table-cell office:value-type="string" calcext:value-type="string">
            <text:p>Gondeni 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14" calcext:value-type="float">
            <text:p>966114</text:p>
          </table:table-cell>
          <table:table-cell office:value-type="string" calcext:value-type="string">
            <text:p>Gondeni B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91" calcext:value-type="float">
            <text:p>966191</text:p>
          </table:table-cell>
          <table:table-cell office:value-type="string" calcext:value-type="string">
            <text:p>Gov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58" calcext:value-type="float">
            <text:p>966158</text:p>
          </table:table-cell>
          <table:table-cell office:value-type="string" calcext:value-type="string">
            <text:p>Green Farm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3" calcext:value-type="float">
            <text:p>966213</text:p>
          </table:table-cell>
          <table:table-cell office:value-type="string" calcext:value-type="string">
            <text:p>Gumb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07" calcext:value-type="float">
            <text:p>966007</text:p>
          </table:table-cell>
          <table:table-cell office:value-type="string" calcext:value-type="string">
            <text:p>Ha-Lamb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81" calcext:value-type="float">
            <text:p>966081</text:p>
          </table:table-cell>
          <table:table-cell office:value-type="string" calcext:value-type="string">
            <text:p>Ha-Matsik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9" calcext:value-type="float">
            <text:p>966079</text:p>
          </table:table-cell>
          <table:table-cell office:value-type="string" calcext:value-type="string">
            <text:p>Ha-Radal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4" calcext:value-type="float">
            <text:p>966214</text:p>
          </table:table-cell>
          <table:table-cell office:value-type="string" calcext:value-type="string">
            <text:p>Hasan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51" calcext:value-type="float">
            <text:p>966151</text:p>
          </table:table-cell>
          <table:table-cell office:value-type="string" calcext:value-type="string">
            <text:p>Hatshisel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70" calcext:value-type="float">
            <text:p>966170</text:p>
          </table:table-cell>
          <table:table-cell office:value-type="string" calcext:value-type="string">
            <text:p>Its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61" calcext:value-type="float">
            <text:p>96616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96" calcext:value-type="float">
            <text:p>966196</text:p>
          </table:table-cell>
          <table:table-cell office:value-type="string" calcext:value-type="string">
            <text:p>Jimmy Jones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03" calcext:value-type="float">
            <text:p>966203</text:p>
          </table:table-cell>
          <table:table-cell office:value-type="string" calcext:value-type="string">
            <text:p>Ka-Bazela SP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94" calcext:value-type="float">
            <text:p>966194</text:p>
          </table:table-cell>
          <table:table-cell office:value-type="string" calcext:value-type="string">
            <text:p>Ka-Ding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9" calcext:value-type="float">
            <text:p>966219</text:p>
          </table:table-cell>
          <table:table-cell office:value-type="string" calcext:value-type="string">
            <text:p>Ka-Hasan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2" calcext:value-type="float">
            <text:p>966212</text:p>
          </table:table-cell>
          <table:table-cell office:value-type="string" calcext:value-type="string">
            <text:p>Ka-Jilong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08" calcext:value-type="float">
            <text:p>966208</text:p>
          </table:table-cell>
          <table:table-cell office:value-type="string" calcext:value-type="string">
            <text:p>Ka-Mabay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99" calcext:value-type="float">
            <text:p>966199</text:p>
          </table:table-cell>
          <table:table-cell office:value-type="string" calcext:value-type="string">
            <text:p>Ka-Mahonis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199" calcext:value-type="float">
            <text:p>966199</text:p>
          </table:table-cell>
          <table:table-cell office:value-type="string" calcext:value-type="string">
            <text:p>Ka-Mahonis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00" calcext:value-type="float">
            <text:p>966200</text:p>
          </table:table-cell>
          <table:table-cell office:value-type="string" calcext:value-type="string">
            <text:p>Ka-Mapapi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09" calcext:value-type="float">
            <text:p>966009</text:p>
          </table:table-cell>
          <table:table-cell office:value-type="string" calcext:value-type="string">
            <text:p>Ka-Mati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97" calcext:value-type="float">
            <text:p>966197</text:p>
          </table:table-cell>
          <table:table-cell office:value-type="string" calcext:value-type="string">
            <text:p>Ka-Matsakal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82" calcext:value-type="float">
            <text:p>966182</text:p>
          </table:table-cell>
          <table:table-cell office:value-type="string" calcext:value-type="string">
            <text:p>Ka-Mchipis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22" calcext:value-type="float">
            <text:p>966222</text:p>
          </table:table-cell>
          <table:table-cell office:value-type="string" calcext:value-type="string">
            <text:p>Ka-Mdabu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13" calcext:value-type="float">
            <text:p>966013</text:p>
          </table:table-cell>
          <table:table-cell office:value-type="string" calcext:value-type="string">
            <text:p>Ka-Mhing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013" calcext:value-type="float">
            <text:p>966013</text:p>
          </table:table-cell>
          <table:table-cell office:value-type="string" calcext:value-type="string">
            <text:p>Ka-Mhing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09" calcext:value-type="float">
            <text:p>966209</text:p>
          </table:table-cell>
          <table:table-cell office:value-type="string" calcext:value-type="string">
            <text:p>Ka-Mphamb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6" calcext:value-type="float">
            <text:p>966216</text:p>
          </table:table-cell>
          <table:table-cell office:value-type="string" calcext:value-type="string">
            <text:p>Ka-Mulamu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26" calcext:value-type="float">
            <text:p>966226</text:p>
          </table:table-cell>
          <table:table-cell office:value-type="string" calcext:value-type="string">
            <text:p>Ka-Muswan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19" calcext:value-type="float">
            <text:p>966119</text:p>
          </table:table-cell>
          <table:table-cell office:value-type="string" calcext:value-type="string">
            <text:p>Ka-Nghezim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93" calcext:value-type="float">
            <text:p>966093</text:p>
          </table:table-cell>
          <table:table-cell office:value-type="string" calcext:value-type="string">
            <text:p>Ka-Nyav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24" calcext:value-type="float">
            <text:p>966024</text:p>
          </table:table-cell>
          <table:table-cell office:value-type="string" calcext:value-type="string">
            <text:p>Ka-Sunduz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09" calcext:value-type="float">
            <text:p>966109</text:p>
          </table:table-cell>
          <table:table-cell office:value-type="string" calcext:value-type="string">
            <text:p>Ka-Vhel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1" calcext:value-type="float">
            <text:p>966211</text:p>
          </table:table-cell>
          <table:table-cell office:value-type="string" calcext:value-type="string">
            <text:p>Ka-Xigam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27" calcext:value-type="float">
            <text:p>966227</text:p>
          </table:table-cell>
          <table:table-cell office:value-type="string" calcext:value-type="string">
            <text:p>Ka-Xihosan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50" calcext:value-type="float">
            <text:p>966050</text:p>
          </table:table-cell>
          <table:table-cell office:value-type="string" calcext:value-type="string">
            <text:p>Ka-Xikund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49" calcext:value-type="float">
            <text:p>966049</text:p>
          </table:table-cell>
          <table:table-cell office:value-type="string" calcext:value-type="string">
            <text:p>Ka-Xikundu B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85" calcext:value-type="float">
            <text:p>966185</text:p>
          </table:table-cell>
          <table:table-cell office:value-type="string" calcext:value-type="string">
            <text:p>Ka-Xitlhel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88" calcext:value-type="float">
            <text:p>966188</text:p>
          </table:table-cell>
          <table:table-cell office:value-type="string" calcext:value-type="string">
            <text:p>Khakhanw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66" calcext:value-type="float">
            <text:p>966066</text:p>
          </table:table-cell>
          <table:table-cell office:value-type="string" calcext:value-type="string">
            <text:p>Khakh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06" calcext:value-type="float">
            <text:p>966106</text:p>
          </table:table-cell>
          <table:table-cell office:value-type="string" calcext:value-type="string">
            <text:p>Khalavh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95" calcext:value-type="float">
            <text:p>966095</text:p>
          </table:table-cell>
          <table:table-cell office:value-type="string" calcext:value-type="string">
            <text:p>Khambe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51" calcext:value-type="float">
            <text:p>966051</text:p>
          </table:table-cell>
          <table:table-cell office:value-type="string" calcext:value-type="string">
            <text:p>Khubv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51" calcext:value-type="float">
            <text:p>966051</text:p>
          </table:table-cell>
          <table:table-cell office:value-type="string" calcext:value-type="string">
            <text:p>Khubv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66155" calcext:value-type="float">
            <text:p>966155</text:p>
          </table:table-cell>
          <table:table-cell office:value-type="string" calcext:value-type="string">
            <text:p>Kruger National Park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12" calcext:value-type="float">
            <text:p>966012</text:p>
          </table:table-cell>
          <table:table-cell office:value-type="string" calcext:value-type="string">
            <text:p>Lamb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12" calcext:value-type="float">
            <text:p>966012</text:p>
          </table:table-cell>
          <table:table-cell office:value-type="string" calcext:value-type="string">
            <text:p>Lamb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01" calcext:value-type="float">
            <text:p>966001</text:p>
          </table:table-cell>
          <table:table-cell office:value-type="string" calcext:value-type="string">
            <text:p>Lamv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42" calcext:value-type="float">
            <text:p>966142</text:p>
          </table:table-cell>
          <table:table-cell office:value-type="string" calcext:value-type="string">
            <text:p>Luful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16" calcext:value-type="float">
            <text:p>966016</text:p>
          </table:table-cell>
          <table:table-cell office:value-type="string" calcext:value-type="string">
            <text:p>Lukal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0" calcext:value-type="float">
            <text:p>966210</text:p>
          </table:table-cell>
          <table:table-cell office:value-type="string" calcext:value-type="string">
            <text:p>Lulam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85" calcext:value-type="float">
            <text:p>966085</text:p>
          </table:table-cell>
          <table:table-cell office:value-type="string" calcext:value-type="string">
            <text:p>Lutombo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35" calcext:value-type="float">
            <text:p>966035</text:p>
          </table:table-cell>
          <table:table-cell office:value-type="string" calcext:value-type="string">
            <text:p>Luvhimb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71" calcext:value-type="float">
            <text:p>966171</text:p>
          </table:table-cell>
          <table:table-cell office:value-type="string" calcext:value-type="string">
            <text:p>Lwamond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66171" calcext:value-type="float">
            <text:p>966171</text:p>
          </table:table-cell>
          <table:table-cell office:value-type="string" calcext:value-type="string">
            <text:p>Lwamond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171" calcext:value-type="float">
            <text:p>966171</text:p>
          </table:table-cell>
          <table:table-cell office:value-type="string" calcext:value-type="string">
            <text:p>Lwamond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58" calcext:value-type="float">
            <text:p>966058</text:p>
          </table:table-cell>
          <table:table-cell office:value-type="string" calcext:value-type="string">
            <text:p>Mabaligw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7" calcext:value-type="float">
            <text:p>966217</text:p>
          </table:table-cell>
          <table:table-cell office:value-type="string" calcext:value-type="string">
            <text:p>Mabokor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23" calcext:value-type="float">
            <text:p>966223</text:p>
          </table:table-cell>
          <table:table-cell office:value-type="string" calcext:value-type="string">
            <text:p>Machel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81" calcext:value-type="float">
            <text:p>966181</text:p>
          </table:table-cell>
          <table:table-cell office:value-type="string" calcext:value-type="string">
            <text:p>Madons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45" calcext:value-type="float">
            <text:p>966045</text:p>
          </table:table-cell>
          <table:table-cell office:value-type="string" calcext:value-type="string">
            <text:p>Madzim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40" calcext:value-type="float">
            <text:p>966040</text:p>
          </table:table-cell>
          <table:table-cell office:value-type="string" calcext:value-type="string">
            <text:p>Magom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25" calcext:value-type="float">
            <text:p>966025</text:p>
          </table:table-cell>
          <table:table-cell office:value-type="string" calcext:value-type="string">
            <text:p>Mahunguhw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13" calcext:value-type="float">
            <text:p>966113</text:p>
          </table:table-cell>
          <table:table-cell office:value-type="string" calcext:value-type="string">
            <text:p>Makahlul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44" calcext:value-type="float">
            <text:p>966144</text:p>
          </table:table-cell>
          <table:table-cell office:value-type="string" calcext:value-type="string">
            <text:p>Makhas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06" calcext:value-type="float">
            <text:p>966006</text:p>
          </table:table-cell>
          <table:table-cell office:value-type="string" calcext:value-type="string">
            <text:p>Makhumb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48" calcext:value-type="float">
            <text:p>966148</text:p>
          </table:table-cell>
          <table:table-cell office:value-type="string" calcext:value-type="string">
            <text:p>Makhuvha 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3" calcext:value-type="float">
            <text:p>966073</text:p>
          </table:table-cell>
          <table:table-cell office:value-type="string" calcext:value-type="string">
            <text:p>Makhuvha B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34" calcext:value-type="float">
            <text:p>966034</text:p>
          </table:table-cell>
          <table:table-cell office:value-type="string" calcext:value-type="string">
            <text:p>Makond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34" calcext:value-type="float">
            <text:p>966034</text:p>
          </table:table-cell>
          <table:table-cell office:value-type="string" calcext:value-type="string">
            <text:p>Makond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66034" calcext:value-type="float">
            <text:p>966034</text:p>
          </table:table-cell>
          <table:table-cell office:value-type="string" calcext:value-type="string">
            <text:p>Makond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95" calcext:value-type="float">
            <text:p>966195</text:p>
          </table:table-cell>
          <table:table-cell office:value-type="string" calcext:value-type="string">
            <text:p>Makovh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83" calcext:value-type="float">
            <text:p>966083</text:p>
          </table:table-cell>
          <table:table-cell office:value-type="string" calcext:value-type="string">
            <text:p>Makulek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67" calcext:value-type="float">
            <text:p>966167</text:p>
          </table:table-cell>
          <table:table-cell office:value-type="string" calcext:value-type="string">
            <text:p>Makumban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74" calcext:value-type="float">
            <text:p>966174</text:p>
          </table:table-cell>
          <table:table-cell office:value-type="string" calcext:value-type="string">
            <text:p>Makumek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68" calcext:value-type="float">
            <text:p>966068</text:p>
          </table:table-cell>
          <table:table-cell office:value-type="string" calcext:value-type="string">
            <text:p>Makwar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15" calcext:value-type="float">
            <text:p>966115</text:p>
          </table:table-cell>
          <table:table-cell office:value-type="string" calcext:value-type="string">
            <text:p>Malamangw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04" calcext:value-type="float">
            <text:p>966204</text:p>
          </table:table-cell>
          <table:table-cell office:value-type="string" calcext:value-type="string">
            <text:p>Malamha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966184" calcext:value-type="float">
            <text:p>966184</text:p>
          </table:table-cell>
          <table:table-cell office:value-type="string" calcext:value-type="string">
            <text:p>Malamulel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6184" calcext:value-type="float">
            <text:p>966184</text:p>
          </table:table-cell>
          <table:table-cell office:value-type="string" calcext:value-type="string">
            <text:p>Malamulel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87" calcext:value-type="float">
            <text:p>966087</text:p>
          </table:table-cell>
          <table:table-cell office:value-type="string" calcext:value-type="string">
            <text:p>Malavuw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93" calcext:value-type="float">
            <text:p>966193</text:p>
          </table:table-cell>
          <table:table-cell office:value-type="string" calcext:value-type="string">
            <text:p>Manaman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6063" calcext:value-type="float">
            <text:p>966063</text:p>
          </table:table-cell>
          <table:table-cell office:value-type="string" calcext:value-type="string">
            <text:p>Manam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04" calcext:value-type="float">
            <text:p>966104</text:p>
          </table:table-cell>
          <table:table-cell office:value-type="string" calcext:value-type="string">
            <text:p>Manda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86" calcext:value-type="float">
            <text:p>966186</text:p>
          </table:table-cell>
          <table:table-cell office:value-type="string" calcext:value-type="string">
            <text:p>Manel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47" calcext:value-type="float">
            <text:p>966147</text:p>
          </table:table-cell>
          <table:table-cell office:value-type="string" calcext:value-type="string">
            <text:p>Mangondi 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88" calcext:value-type="float">
            <text:p>966088</text:p>
          </table:table-cell>
          <table:table-cell office:value-type="string" calcext:value-type="string">
            <text:p>Mangondi B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56" calcext:value-type="float">
            <text:p>966156</text:p>
          </table:table-cell>
          <table:table-cell office:value-type="string" calcext:value-type="string">
            <text:p>Manyuw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43" calcext:value-type="float">
            <text:p>966043</text:p>
          </table:table-cell>
          <table:table-cell office:value-type="string" calcext:value-type="string">
            <text:p>Manzemb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77" calcext:value-type="float">
            <text:p>966177</text:p>
          </table:table-cell>
          <table:table-cell office:value-type="string" calcext:value-type="string">
            <text:p>Mapat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21" calcext:value-type="float">
            <text:p>966221</text:p>
          </table:table-cell>
          <table:table-cell office:value-type="string" calcext:value-type="string">
            <text:p>Mapimel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25" calcext:value-type="float">
            <text:p>966125</text:p>
          </table:table-cell>
          <table:table-cell office:value-type="string" calcext:value-type="string">
            <text:p>Maranzh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31" calcext:value-type="float">
            <text:p>966031</text:p>
          </table:table-cell>
          <table:table-cell office:value-type="string" calcext:value-type="string">
            <text:p>Maraxw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202" calcext:value-type="float">
            <text:p>966202</text:p>
          </table:table-cell>
          <table:table-cell office:value-type="string" calcext:value-type="string">
            <text:p>Mashawan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65" calcext:value-type="float">
            <text:p>966165</text:p>
          </table:table-cell>
          <table:table-cell office:value-type="string" calcext:value-type="string">
            <text:p>Mashoby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41" calcext:value-type="float">
            <text:p>966041</text:p>
          </table:table-cell>
          <table:table-cell office:value-type="string" calcext:value-type="string">
            <text:p>Masiwan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28" calcext:value-type="float">
            <text:p>966028</text:p>
          </table:table-cell>
          <table:table-cell office:value-type="string" calcext:value-type="string">
            <text:p>Matangar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30" calcext:value-type="float">
            <text:p>966130</text:p>
          </table:table-cell>
          <table:table-cell office:value-type="string" calcext:value-type="string">
            <text:p>Maung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75" calcext:value-type="float">
            <text:p>966175</text:p>
          </table:table-cell>
          <table:table-cell office:value-type="string" calcext:value-type="string">
            <text:p>Mavamb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39" calcext:value-type="float">
            <text:p>966139</text:p>
          </table:table-cell>
          <table:table-cell office:value-type="string" calcext:value-type="string">
            <text:p>Mavhunda 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27" calcext:value-type="float">
            <text:p>966027</text:p>
          </table:table-cell>
          <table:table-cell office:value-type="string" calcext:value-type="string">
            <text:p>Mavhuw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05" calcext:value-type="float">
            <text:p>966005</text:p>
          </table:table-cell>
          <table:table-cell office:value-type="string" calcext:value-type="string">
            <text:p>Mavund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11" calcext:value-type="float">
            <text:p>966111</text:p>
          </table:table-cell>
          <table:table-cell office:value-type="string" calcext:value-type="string">
            <text:p>Mbah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32" calcext:value-type="float">
            <text:p>966032</text:p>
          </table:table-cell>
          <table:table-cell office:value-type="string" calcext:value-type="string">
            <text:p>Mbahe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33" calcext:value-type="float">
            <text:p>966133</text:p>
          </table:table-cell>
          <table:table-cell office:value-type="string" calcext:value-type="string">
            <text:p>Mbilw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6133" calcext:value-type="float">
            <text:p>966133</text:p>
          </table:table-cell>
          <table:table-cell office:value-type="string" calcext:value-type="string">
            <text:p>Mbilw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30" calcext:value-type="float">
            <text:p>966030</text:p>
          </table:table-cell>
          <table:table-cell office:value-type="string" calcext:value-type="string">
            <text:p>Mianzw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98" calcext:value-type="float">
            <text:p>966098</text:p>
          </table:table-cell>
          <table:table-cell office:value-type="string" calcext:value-type="string">
            <text:p>Milabo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53" calcext:value-type="float">
            <text:p>966153</text:p>
          </table:table-cell>
          <table:table-cell office:value-type="string" calcext:value-type="string">
            <text:p>Mpheg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5" calcext:value-type="float">
            <text:p>966215</text:p>
          </table:table-cell>
          <table:table-cell office:value-type="string" calcext:value-type="string">
            <text:p>Mtitit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215" calcext:value-type="float">
            <text:p>966215</text:p>
          </table:table-cell>
          <table:table-cell office:value-type="string" calcext:value-type="string">
            <text:p>Mtitit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14" calcext:value-type="float">
            <text:p>966014</text:p>
          </table:table-cell>
          <table:table-cell office:value-type="string" calcext:value-type="string">
            <text:p>Mubvumo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99" calcext:value-type="float">
            <text:p>966099</text:p>
          </table:table-cell>
          <table:table-cell office:value-type="string" calcext:value-type="string">
            <text:p>Mudunung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60" calcext:value-type="float">
            <text:p>966060</text:p>
          </table:table-cell>
          <table:table-cell office:value-type="string" calcext:value-type="string">
            <text:p>Mudzidzidz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33" calcext:value-type="float">
            <text:p>966033</text:p>
          </table:table-cell>
          <table:table-cell office:value-type="string" calcext:value-type="string">
            <text:p>Muhoto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46" calcext:value-type="float">
            <text:p>966046</text:p>
          </table:table-cell>
          <table:table-cell office:value-type="string" calcext:value-type="string">
            <text:p>Muhuy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07" calcext:value-type="float">
            <text:p>966207</text:p>
          </table:table-cell>
          <table:table-cell office:value-type="string" calcext:value-type="string">
            <text:p>Mukhom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17" calcext:value-type="float">
            <text:p>966117</text:p>
          </table:table-cell>
          <table:table-cell office:value-type="string" calcext:value-type="string">
            <text:p>Mukomasiand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03" calcext:value-type="float">
            <text:p>966003</text:p>
          </table:table-cell>
          <table:table-cell office:value-type="string" calcext:value-type="string">
            <text:p>Mukond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1" calcext:value-type="float">
            <text:p>966071</text:p>
          </table:table-cell>
          <table:table-cell office:value-type="string" calcext:value-type="string">
            <text:p>Muku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80" calcext:value-type="float">
            <text:p>966080</text:p>
          </table:table-cell>
          <table:table-cell office:value-type="string" calcext:value-type="string">
            <text:p>Mukumb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64" calcext:value-type="float">
            <text:p>966164</text:p>
          </table:table-cell>
          <table:table-cell office:value-type="string" calcext:value-type="string">
            <text:p>Mulenzh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36" calcext:value-type="float">
            <text:p>966036</text:p>
          </table:table-cell>
          <table:table-cell office:value-type="string" calcext:value-type="string">
            <text:p>Munangw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24" calcext:value-type="float">
            <text:p>966124</text:p>
          </table:table-cell>
          <table:table-cell office:value-type="string" calcext:value-type="string">
            <text:p>Murag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17" calcext:value-type="float">
            <text:p>966017</text:p>
          </table:table-cell>
          <table:table-cell office:value-type="string" calcext:value-type="string">
            <text:p>Mushir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62" calcext:value-type="float">
            <text:p>966162</text:p>
          </table:table-cell>
          <table:table-cell office:value-type="string" calcext:value-type="string">
            <text:p>Mutot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11" calcext:value-type="float">
            <text:p>966011</text:p>
          </table:table-cell>
          <table:table-cell office:value-type="string" calcext:value-type="string">
            <text:p>Mutshenzh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11" calcext:value-type="float">
            <text:p>966011</text:p>
          </table:table-cell>
          <table:table-cell office:value-type="string" calcext:value-type="string">
            <text:p>Mutshenzh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20" calcext:value-type="float">
            <text:p>966020</text:p>
          </table:table-cell>
          <table:table-cell office:value-type="string" calcext:value-type="string">
            <text:p>Mutshetsh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206" calcext:value-type="float">
            <text:p>966206</text:p>
          </table:table-cell>
          <table:table-cell office:value-type="string" calcext:value-type="string">
            <text:p>Mvelaphand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57" calcext:value-type="float">
            <text:p>966157</text:p>
          </table:table-cell>
          <table:table-cell office:value-type="string" calcext:value-type="string">
            <text:p>Nghomunghom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29" calcext:value-type="float">
            <text:p>966129</text:p>
          </table:table-cell>
          <table:table-cell office:value-type="string" calcext:value-type="string">
            <text:p>Ngovhe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20" calcext:value-type="float">
            <text:p>966120</text:p>
          </table:table-cell>
          <table:table-cell office:value-type="string" calcext:value-type="string">
            <text:p>Ngudz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7" calcext:value-type="float">
            <text:p>966077</text:p>
          </table:table-cell>
          <table:table-cell office:value-type="string" calcext:value-type="string">
            <text:p>Ngwen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89" calcext:value-type="float">
            <text:p>966089</text:p>
          </table:table-cell>
          <table:table-cell office:value-type="string" calcext:value-type="string">
            <text:p>Nsimbh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34" calcext:value-type="float">
            <text:p>966134</text:p>
          </table:table-cell>
          <table:table-cell office:value-type="string" calcext:value-type="string">
            <text:p>Ntlhaveni 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86" calcext:value-type="float">
            <text:p>966086</text:p>
          </table:table-cell>
          <table:table-cell office:value-type="string" calcext:value-type="string">
            <text:p>Ntlhaveni B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94" calcext:value-type="float">
            <text:p>966094</text:p>
          </table:table-cell>
          <table:table-cell office:value-type="string" calcext:value-type="string">
            <text:p>Nyavh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90" calcext:value-type="float">
            <text:p>966190</text:p>
          </table:table-cell>
          <table:table-cell office:value-type="string" calcext:value-type="string">
            <text:p>Peninghots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01" calcext:value-type="float">
            <text:p>966201</text:p>
          </table:table-cell>
          <table:table-cell office:value-type="string" calcext:value-type="string">
            <text:p>Phaphazel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37" calcext:value-type="float">
            <text:p>966037</text:p>
          </table:table-cell>
          <table:table-cell office:value-type="string" calcext:value-type="string">
            <text:p>Phaswan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97" calcext:value-type="float">
            <text:p>966097</text:p>
          </table:table-cell>
          <table:table-cell office:value-type="string" calcext:value-type="string">
            <text:p>Phaw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097" calcext:value-type="float">
            <text:p>966097</text:p>
          </table:table-cell>
          <table:table-cell office:value-type="string" calcext:value-type="string">
            <text:p>Phaw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28" calcext:value-type="float">
            <text:p>966128</text:p>
          </table:table-cell>
          <table:table-cell office:value-type="string" calcext:value-type="string">
            <text:p>Phiphid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52" calcext:value-type="float">
            <text:p>966152</text:p>
          </table:table-cell>
          <table:table-cell office:value-type="string" calcext:value-type="string">
            <text:p>Phug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73" calcext:value-type="float">
            <text:p>966173</text:p>
          </table:table-cell>
          <table:table-cell office:value-type="string" calcext:value-type="string">
            <text:p>Phugwan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59" calcext:value-type="float">
            <text:p>966159</text:p>
          </table:table-cell>
          <table:table-cell office:value-type="string" calcext:value-type="string">
            <text:p>Roadhous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18" calcext:value-type="float">
            <text:p>966218</text:p>
          </table:table-cell>
          <table:table-cell office:value-type="string" calcext:value-type="string">
            <text:p>Sal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62" calcext:value-type="float">
            <text:p>966062</text:p>
          </table:table-cell>
          <table:table-cell office:value-type="string" calcext:value-type="string">
            <text:p>Salem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08" calcext:value-type="float">
            <text:p>966008</text:p>
          </table:table-cell>
          <table:table-cell office:value-type="string" calcext:value-type="string">
            <text:p>Sambando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069" calcext:value-type="float">
            <text:p>966069</text:p>
          </table:table-cell>
          <table:table-cell office:value-type="string" calcext:value-type="string">
            <text:p>Saselam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03" calcext:value-type="float">
            <text:p>966103</text:p>
          </table:table-cell>
          <table:table-cell office:value-type="string" calcext:value-type="string">
            <text:p>Shanzh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66169" calcext:value-type="float">
            <text:p>966169</text:p>
          </table:table-cell>
          <table:table-cell office:value-type="string" calcext:value-type="string">
            <text:p>Shayandim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6169" calcext:value-type="float">
            <text:p>966169</text:p>
          </table:table-cell>
          <table:table-cell office:value-type="string" calcext:value-type="string">
            <text:p>Shayandim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43" calcext:value-type="float">
            <text:p>966143</text:p>
          </table:table-cell>
          <table:table-cell office:value-type="string" calcext:value-type="string">
            <text:p>Shigal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46" calcext:value-type="float">
            <text:p>966146</text:p>
          </table:table-cell>
          <table:table-cell office:value-type="string" calcext:value-type="string">
            <text:p>Shikund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83" calcext:value-type="float">
            <text:p>966183</text:p>
          </table:table-cell>
          <table:table-cell office:value-type="string" calcext:value-type="string">
            <text:p>Shingwidz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38" calcext:value-type="float">
            <text:p>966138</text:p>
          </table:table-cell>
          <table:table-cell office:value-type="string" calcext:value-type="string">
            <text:p>Siamb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0" calcext:value-type="float">
            <text:p>966070</text:p>
          </table:table-cell>
          <table:table-cell office:value-type="string" calcext:value-type="string">
            <text:p>Sindand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18" calcext:value-type="float">
            <text:p>966118</text:p>
          </table:table-cell>
          <table:table-cell office:value-type="string" calcext:value-type="string">
            <text:p>Sterkstroom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98" calcext:value-type="float">
            <text:p>966198</text:p>
          </table:table-cell>
          <table:table-cell office:value-type="string" calcext:value-type="string">
            <text:p>Tambaulat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90" calcext:value-type="float">
            <text:p>966090</text:p>
          </table:table-cell>
          <table:table-cell office:value-type="string" calcext:value-type="string">
            <text:p>Thathe Vond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6057" calcext:value-type="float">
            <text:p>966057</text:p>
          </table:table-cell>
          <table:table-cell office:value-type="string" calcext:value-type="string">
            <text:p>Thembaluvhil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47" calcext:value-type="float">
            <text:p>966047</text:p>
          </table:table-cell>
          <table:table-cell office:value-type="string" calcext:value-type="string">
            <text:p>Thenzh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31" calcext:value-type="float">
            <text:p>966131</text:p>
          </table:table-cell>
          <table:table-cell office:value-type="string" calcext:value-type="string">
            <text:p>Thohoyando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2 - ZALFF: North eastern Limpopo intensive fruit farming</text:p>
          </table:table-cell>
          <table:table-cell office:value-type="float" office:value="966131" calcext:value-type="float">
            <text:p>966131</text:p>
          </table:table-cell>
          <table:table-cell office:value-type="string" calcext:value-type="string">
            <text:p>Thohoyando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66131" calcext:value-type="float">
            <text:p>966131</text:p>
          </table:table-cell>
          <table:table-cell office:value-type="string" calcext:value-type="string">
            <text:p>Thohoyando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66131" calcext:value-type="float">
            <text:p>966131</text:p>
          </table:table-cell>
          <table:table-cell office:value-type="string" calcext:value-type="string">
            <text:p>Thohoyando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6131" calcext:value-type="float">
            <text:p>966131</text:p>
          </table:table-cell>
          <table:table-cell office:value-type="string" calcext:value-type="string">
            <text:p>Thohoyando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66131" calcext:value-type="float">
            <text:p>966131</text:p>
          </table:table-cell>
          <table:table-cell office:value-type="string" calcext:value-type="string">
            <text:p>Thohoyando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82" calcext:value-type="float">
            <text:p>966082</text:p>
          </table:table-cell>
          <table:table-cell office:value-type="string" calcext:value-type="string">
            <text:p>Thonond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02" calcext:value-type="float">
            <text:p>966002</text:p>
          </table:table-cell>
          <table:table-cell office:value-type="string" calcext:value-type="string">
            <text:p>Thulamela N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66002" calcext:value-type="float">
            <text:p>966002</text:p>
          </table:table-cell>
          <table:table-cell office:value-type="string" calcext:value-type="string">
            <text:p>Thulamela N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02" calcext:value-type="float">
            <text:p>966002</text:p>
          </table:table-cell>
          <table:table-cell office:value-type="string" calcext:value-type="string">
            <text:p>Thulamela N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02" calcext:value-type="float">
            <text:p>966002</text:p>
          </table:table-cell>
          <table:table-cell office:value-type="string" calcext:value-type="string">
            <text:p>Thulamela N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002" calcext:value-type="float">
            <text:p>966002</text:p>
          </table:table-cell>
          <table:table-cell office:value-type="string" calcext:value-type="string">
            <text:p>Thulamela N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40" calcext:value-type="float">
            <text:p>966140</text:p>
          </table:table-cell>
          <table:table-cell office:value-type="string" calcext:value-type="string">
            <text:p>Tshabvum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08" calcext:value-type="float">
            <text:p>966108</text:p>
          </table:table-cell>
          <table:table-cell office:value-type="string" calcext:value-type="string">
            <text:p>Tshamutavh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10" calcext:value-type="float">
            <text:p>966110</text:p>
          </table:table-cell>
          <table:table-cell office:value-type="string" calcext:value-type="string">
            <text:p>Tshamutilikw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19" calcext:value-type="float">
            <text:p>966019</text:p>
          </table:table-cell>
          <table:table-cell office:value-type="string" calcext:value-type="string">
            <text:p>Tshaul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53" calcext:value-type="float">
            <text:p>966053</text:p>
          </table:table-cell>
          <table:table-cell office:value-type="string" calcext:value-type="string">
            <text:p>Tshiavh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2" calcext:value-type="float">
            <text:p>966072</text:p>
          </table:table-cell>
          <table:table-cell office:value-type="string" calcext:value-type="string">
            <text:p>Tshidimbi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72" calcext:value-type="float">
            <text:p>966172</text:p>
          </table:table-cell>
          <table:table-cell office:value-type="string" calcext:value-type="string">
            <text:p>Tshidzat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54" calcext:value-type="float">
            <text:p>966054</text:p>
          </table:table-cell>
          <table:table-cell office:value-type="string" calcext:value-type="string">
            <text:p>Tshidzi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67" calcext:value-type="float">
            <text:p>966067</text:p>
          </table:table-cell>
          <table:table-cell office:value-type="string" calcext:value-type="string">
            <text:p>Tshidzivh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37" calcext:value-type="float">
            <text:p>966137</text:p>
          </table:table-cell>
          <table:table-cell office:value-type="string" calcext:value-type="string">
            <text:p>Tshifif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38" calcext:value-type="float">
            <text:p>966038</text:p>
          </table:table-cell>
          <table:table-cell office:value-type="string" calcext:value-type="string">
            <text:p>Tshifud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22" calcext:value-type="float">
            <text:p>966022</text:p>
          </table:table-cell>
          <table:table-cell office:value-type="string" calcext:value-type="string">
            <text:p>Tshihalw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96" calcext:value-type="float">
            <text:p>966096</text:p>
          </table:table-cell>
          <table:table-cell office:value-type="string" calcext:value-type="string">
            <text:p>Tshih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61" calcext:value-type="float">
            <text:p>966061</text:p>
          </table:table-cell>
          <table:table-cell office:value-type="string" calcext:value-type="string">
            <text:p>Tshiiw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55" calcext:value-type="float">
            <text:p>966055</text:p>
          </table:table-cell>
          <table:table-cell office:value-type="string" calcext:value-type="string">
            <text:p>Tshikamb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50" calcext:value-type="float">
            <text:p>966150</text:p>
          </table:table-cell>
          <table:table-cell office:value-type="string" calcext:value-type="string">
            <text:p>Tshikhudi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00" calcext:value-type="float">
            <text:p>966100</text:p>
          </table:table-cell>
          <table:table-cell office:value-type="string" calcext:value-type="string">
            <text:p>Tshikomb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91" calcext:value-type="float">
            <text:p>966091</text:p>
          </table:table-cell>
          <table:table-cell office:value-type="string" calcext:value-type="string">
            <text:p>Tshikonel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91" calcext:value-type="float">
            <text:p>966091</text:p>
          </table:table-cell>
          <table:table-cell office:value-type="string" calcext:value-type="string">
            <text:p>Tshikonel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78" calcext:value-type="float">
            <text:p>966178</text:p>
          </table:table-cell>
          <table:table-cell office:value-type="string" calcext:value-type="string">
            <text:p>Tshikovh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27" calcext:value-type="float">
            <text:p>966127</text:p>
          </table:table-cell>
          <table:table-cell office:value-type="string" calcext:value-type="string">
            <text:p>Tshikund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41" calcext:value-type="float">
            <text:p>966141</text:p>
          </table:table-cell>
          <table:table-cell office:value-type="string" calcext:value-type="string">
            <text:p>Tshikwet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8" calcext:value-type="float">
            <text:p>966078</text:p>
          </table:table-cell>
          <table:table-cell office:value-type="string" calcext:value-type="string">
            <text:p>Tshilapfen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54" calcext:value-type="float">
            <text:p>966154</text:p>
          </table:table-cell>
          <table:table-cell office:value-type="string" calcext:value-type="string">
            <text:p>Tshilungom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65" calcext:value-type="float">
            <text:p>966065</text:p>
          </table:table-cell>
          <table:table-cell office:value-type="string" calcext:value-type="string">
            <text:p>Tshilungw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2 - ZALOI: Lowveld open access irrigated cropping</text:p>
          </table:table-cell>
          <table:table-cell office:value-type="float" office:value="966029" calcext:value-type="float">
            <text:p>966029</text:p>
          </table:table-cell>
          <table:table-cell office:value-type="string" calcext:value-type="string">
            <text:p>Tshiomb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64" calcext:value-type="float">
            <text:p>966064</text:p>
          </table:table-cell>
          <table:table-cell office:value-type="string" calcext:value-type="string">
            <text:p>Tshipak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01" calcext:value-type="float">
            <text:p>966101</text:p>
          </table:table-cell>
          <table:table-cell office:value-type="string" calcext:value-type="string">
            <text:p>Tshirenzhe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68" calcext:value-type="float">
            <text:p>966168</text:p>
          </table:table-cell>
          <table:table-cell office:value-type="string" calcext:value-type="string">
            <text:p>Tshisahul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66168" calcext:value-type="float">
            <text:p>966168</text:p>
          </table:table-cell>
          <table:table-cell office:value-type="string" calcext:value-type="string">
            <text:p>Tshisahul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12" calcext:value-type="float">
            <text:p>966112</text:p>
          </table:table-cell>
          <table:table-cell office:value-type="string" calcext:value-type="string">
            <text:p>Tshisinis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22" calcext:value-type="float">
            <text:p>966122</text:p>
          </table:table-cell>
          <table:table-cell office:value-type="string" calcext:value-type="string">
            <text:p>Tshitani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10" calcext:value-type="float">
            <text:p>966010</text:p>
          </table:table-cell>
          <table:table-cell office:value-type="string" calcext:value-type="string">
            <text:p>Tshitavh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5" calcext:value-type="float">
            <text:p>966075</text:p>
          </table:table-cell>
          <table:table-cell office:value-type="string" calcext:value-type="string">
            <text:p>Tshiterek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075" calcext:value-type="float">
            <text:p>966075</text:p>
          </table:table-cell>
          <table:table-cell office:value-type="string" calcext:value-type="string">
            <text:p>Tshiterek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84" calcext:value-type="float">
            <text:p>966084</text:p>
          </table:table-cell>
          <table:table-cell office:value-type="string" calcext:value-type="string">
            <text:p>Tshithuthu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07" calcext:value-type="float">
            <text:p>966107</text:p>
          </table:table-cell>
          <table:table-cell office:value-type="string" calcext:value-type="string">
            <text:p>Tshivhilidul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56" calcext:value-type="float">
            <text:p>966056</text:p>
          </table:table-cell>
          <table:table-cell office:value-type="string" calcext:value-type="string">
            <text:p>Tshivhilw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32" calcext:value-type="float">
            <text:p>966132</text:p>
          </table:table-cell>
          <table:table-cell office:value-type="string" calcext:value-type="string">
            <text:p>Tshivhulan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23" calcext:value-type="float">
            <text:p>966023</text:p>
          </table:table-cell>
          <table:table-cell office:value-type="string" calcext:value-type="string">
            <text:p>Tswer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79" calcext:value-type="float">
            <text:p>966179</text:p>
          </table:table-cell>
          <table:table-cell office:value-type="string" calcext:value-type="string">
            <text:p>Tswing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66179" calcext:value-type="float">
            <text:p>966179</text:p>
          </table:table-cell>
          <table:table-cell office:value-type="string" calcext:value-type="string">
            <text:p>Tswing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16" calcext:value-type="float">
            <text:p>966116</text:p>
          </table:table-cell>
          <table:table-cell office:value-type="string" calcext:value-type="string">
            <text:p>Vhudimbil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6" calcext:value-type="float">
            <text:p>966076</text:p>
          </table:table-cell>
          <table:table-cell office:value-type="string" calcext:value-type="string">
            <text:p>Vhuful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004" calcext:value-type="float">
            <text:p>966004</text:p>
          </table:table-cell>
          <table:table-cell office:value-type="string" calcext:value-type="string">
            <text:p>Vhurivhuri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59" calcext:value-type="float">
            <text:p>966059</text:p>
          </table:table-cell>
          <table:table-cell office:value-type="string" calcext:value-type="string">
            <text:p>Vhutalu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126" calcext:value-type="float">
            <text:p>966126</text:p>
          </table:table-cell>
          <table:table-cell office:value-type="string" calcext:value-type="string">
            <text:p>Vondo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01 - ZALOF: North eastern Limpopo open access farming</text:p>
          </table:table-cell>
          <table:table-cell office:value-type="float" office:value="966074" calcext:value-type="float">
            <text:p>966074</text:p>
          </table:table-cell>
          <table:table-cell office:value-type="string" calcext:value-type="string">
            <text:p>Vondw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145" calcext:value-type="float">
            <text:p>966145</text:p>
          </table:table-cell>
          <table:table-cell office:value-type="string" calcext:value-type="string">
            <text:p>Xaswita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966224" calcext:value-type="float">
            <text:p>966224</text:p>
          </table:table-cell>
          <table:table-cell office:value-type="string" calcext:value-type="string">
            <text:p>ka-Maveke</text:p>
          </table:table-cell>
          <table:table-cell office:value-type="string" calcext:value-type="string">
            <text:p>Thulamela</text:p>
          </table:table-cell>
          <table:table-cell office:value-type="string" calcext:value-type="string">
            <text:p>Vhembe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81003" calcext:value-type="float">
            <text:p>981003</text:p>
          </table:table-cell>
          <table:table-cell table:number-columns-repeated="2"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81003" calcext:value-type="float">
            <text:p>981003</text:p>
          </table:table-cell>
          <table:table-cell table:number-columns-repeated="2"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1003" calcext:value-type="float">
            <text:p>981003</text:p>
          </table:table-cell>
          <table:table-cell table:number-columns-repeated="2"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1002" calcext:value-type="float">
            <text:p>981002</text:p>
          </table:table-cell>
          <table:table-cell office:value-type="string" calcext:value-type="string">
            <text:p>Bela-Bela NU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981002" calcext:value-type="float">
            <text:p>981002</text:p>
          </table:table-cell>
          <table:table-cell office:value-type="string" calcext:value-type="string">
            <text:p>Bela-Bela NU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3 - ZASLC: Southern Limpopo crop farming</text:p>
          </table:table-cell>
          <table:table-cell office:value-type="float" office:value="981002" calcext:value-type="float">
            <text:p>981002</text:p>
          </table:table-cell>
          <table:table-cell office:value-type="string" calcext:value-type="string">
            <text:p>Bela-Bela NU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81002" calcext:value-type="float">
            <text:p>981002</text:p>
          </table:table-cell>
          <table:table-cell office:value-type="string" calcext:value-type="string">
            <text:p>Bela-Bela NU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1002" calcext:value-type="float">
            <text:p>981002</text:p>
          </table:table-cell>
          <table:table-cell office:value-type="string" calcext:value-type="string">
            <text:p>Bela-Bela NU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1009" calcext:value-type="float">
            <text:p>981009</text:p>
          </table:table-cell>
          <table:table-cell office:value-type="string" calcext:value-type="string">
            <text:p>Pienaarsrivier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1007" calcext:value-type="float">
            <text:p>981007</text:p>
          </table:table-cell>
          <table:table-cell office:value-type="string" calcext:value-type="string">
            <text:p>Rapotokwane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1008" calcext:value-type="float">
            <text:p>981008</text:p>
          </table:table-cell>
          <table:table-cell office:value-type="string" calcext:value-type="string">
            <text:p>Rust De Winter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3 - ZASLC: Southern Limpopo crop farming</text:p>
          </table:table-cell>
          <table:table-cell office:value-type="float" office:value="981005" calcext:value-type="float">
            <text:p>981005</text:p>
          </table:table-cell>
          <table:table-cell office:value-type="string" calcext:value-type="string">
            <text:p>Settlers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81005" calcext:value-type="float">
            <text:p>981005</text:p>
          </table:table-cell>
          <table:table-cell office:value-type="string" calcext:value-type="string">
            <text:p>Settlers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1001" calcext:value-type="float">
            <text:p>981001</text:p>
          </table:table-cell>
          <table:table-cell office:value-type="string" calcext:value-type="string">
            <text:p>Vingerkraal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1006" calcext:value-type="float">
            <text:p>981006</text:p>
          </table:table-cell>
          <table:table-cell office:value-type="string" calcext:value-type="string">
            <text:p>Welgegund Village</text:p>
          </table:table-cell>
          <table:table-cell office:value-type="string" calcext:value-type="string">
            <text:p>Bela-Bel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34" calcext:value-type="float">
            <text:p>978034</text:p>
          </table:table-cell>
          <table:table-cell office:value-type="string" calcext:value-type="string">
            <text:p>Bangalo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78007" calcext:value-type="float">
            <text:p>978007</text:p>
          </table:table-cell>
          <table:table-cell office:value-type="string" calcext:value-type="string">
            <text:p>Bossche Diesch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3" calcext:value-type="float">
            <text:p>978013</text:p>
          </table:table-cell>
          <table:table-cell office:value-type="string" calcext:value-type="string">
            <text:p>Botsalano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05" calcext:value-type="float">
            <text:p>978005</text:p>
          </table:table-cell>
          <table:table-cell office:value-type="string" calcext:value-type="string">
            <text:p>Botshabelo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30" calcext:value-type="float">
            <text:p>978030</text:p>
          </table:table-cell>
          <table:table-cell office:value-type="string" calcext:value-type="string">
            <text:p>Dimpompo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31" calcext:value-type="float">
            <text:p>978031</text:p>
          </table:table-cell>
          <table:table-cell office:value-type="string" calcext:value-type="string">
            <text:p>Ditlou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21" calcext:value-type="float">
            <text:p>978021</text:p>
          </table:table-cell>
          <table:table-cell office:value-type="string" calcext:value-type="string">
            <text:p>Ga-Machoko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35" calcext:value-type="float">
            <text:p>978035</text:p>
          </table:table-cell>
          <table:table-cell office:value-type="string" calcext:value-type="string">
            <text:p>Ga-Monyeki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33" calcext:value-type="float">
            <text:p>978033</text:p>
          </table:table-cell>
          <table:table-cell office:value-type="string" calcext:value-type="string">
            <text:p>Ga-Seleka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08" calcext:value-type="float">
            <text:p>978008</text:p>
          </table:table-cell>
          <table:table-cell office:value-type="string" calcext:value-type="string">
            <text:p>GaSeleka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27" calcext:value-type="float">
            <text:p>978027</text:p>
          </table:table-cell>
          <table:table-cell office:value-type="string" calcext:value-type="string">
            <text:p>Hlagalakwena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1" calcext:value-type="float">
            <text:p>978011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0" calcext:value-type="float">
            <text:p>978010</text:p>
          </table:table-cell>
          <table:table-cell office:value-type="string" calcext:value-type="string">
            <text:p>Kauletsi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5" calcext:value-type="float">
            <text:p>978015</text:p>
          </table:table-cell>
          <table:table-cell office:value-type="string" calcext:value-type="string">
            <text:p>Kgobagadimo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2" calcext:value-type="float">
            <text:p>978012</text:p>
          </table:table-cell>
          <table:table-cell office:value-type="string" calcext:value-type="string">
            <text:p>Khopano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26" calcext:value-type="float">
            <text:p>978026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04" calcext:value-type="float">
            <text:p>978004</text:p>
          </table:table-cell>
          <table:table-cell office:value-type="string" calcext:value-type="string">
            <text:p>Lebu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8038" calcext:value-type="float">
            <text:p>978038</text:p>
          </table:table-cell>
          <table:table-cell table:number-columns-repeated="2"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8038" calcext:value-type="float">
            <text:p>978038</text:p>
          </table:table-cell>
          <table:table-cell table:number-columns-repeated="2"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78002" calcext:value-type="float">
            <text:p>978002</text:p>
          </table:table-cell>
          <table:table-cell office:value-type="string" calcext:value-type="string">
            <text:p>Lephalale NU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02" calcext:value-type="float">
            <text:p>978002</text:p>
          </table:table-cell>
          <table:table-cell office:value-type="string" calcext:value-type="string">
            <text:p>Lephalale NU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1 - ZALIC: Limpopo River intensive crop farming</text:p>
          </table:table-cell>
          <table:table-cell office:value-type="float" office:value="978002" calcext:value-type="float">
            <text:p>978002</text:p>
          </table:table-cell>
          <table:table-cell office:value-type="string" calcext:value-type="string">
            <text:p>Lephalale NU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6 - ZANBI: North western bushveld irrigated</text:p>
          </table:table-cell>
          <table:table-cell office:value-type="float" office:value="978002" calcext:value-type="float">
            <text:p>978002</text:p>
          </table:table-cell>
          <table:table-cell office:value-type="string" calcext:value-type="string">
            <text:p>Lephalale NU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78002" calcext:value-type="float">
            <text:p>978002</text:p>
          </table:table-cell>
          <table:table-cell office:value-type="string" calcext:value-type="string">
            <text:p>Lephalale NU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8" calcext:value-type="float">
            <text:p>978018</text:p>
          </table:table-cell>
          <table:table-cell office:value-type="string" calcext:value-type="string">
            <text:p>Letlora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09" calcext:value-type="float">
            <text:p>978009</text:p>
          </table:table-cell>
          <table:table-cell office:value-type="string" calcext:value-type="string">
            <text:p>Magadimela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32" calcext:value-type="float">
            <text:p>978032</text:p>
          </table:table-cell>
          <table:table-cell office:value-type="string" calcext:value-type="string">
            <text:p>Mapela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78037" calcext:value-type="float">
            <text:p>978037</text:p>
          </table:table-cell>
          <table:table-cell office:value-type="string" calcext:value-type="string">
            <text:p>Marapo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8037" calcext:value-type="float">
            <text:p>978037</text:p>
          </table:table-cell>
          <table:table-cell office:value-type="string" calcext:value-type="string">
            <text:p>Marapo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8037" calcext:value-type="float">
            <text:p>978037</text:p>
          </table:table-cell>
          <table:table-cell office:value-type="string" calcext:value-type="string">
            <text:p>Marapo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24" calcext:value-type="float">
            <text:p>978024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28" calcext:value-type="float">
            <text:p>978028</text:p>
          </table:table-cell>
          <table:table-cell office:value-type="string" calcext:value-type="string">
            <text:p>Mmaletswai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22" calcext:value-type="float">
            <text:p>978022</text:p>
          </table:table-cell>
          <table:table-cell office:value-type="string" calcext:value-type="string">
            <text:p>Mongalo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06" calcext:value-type="float">
            <text:p>978006</text:p>
          </table:table-cell>
          <table:table-cell office:value-type="string" calcext:value-type="string">
            <text:p>Moo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03" calcext:value-type="float">
            <text:p>978003</text:p>
          </table:table-cell>
          <table:table-cell office:value-type="string" calcext:value-type="string">
            <text:p>Morwe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29" calcext:value-type="float">
            <text:p>978029</text:p>
          </table:table-cell>
          <table:table-cell office:value-type="string" calcext:value-type="string">
            <text:p>Motsweding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25" calcext:value-type="float">
            <text:p>978025</text:p>
          </table:table-cell>
          <table:table-cell office:value-type="string" calcext:value-type="string">
            <text:p>Reabetswe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01" calcext:value-type="float">
            <text:p>978001</text:p>
          </table:table-cell>
          <table:table-cell office:value-type="string" calcext:value-type="string">
            <text:p>Sefetlhogo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7" calcext:value-type="float">
            <text:p>978017</text:p>
          </table:table-cell>
          <table:table-cell office:value-type="string" calcext:value-type="string">
            <text:p>Senoela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36" calcext:value-type="float">
            <text:p>978036</text:p>
          </table:table-cell>
          <table:table-cell office:value-type="string" calcext:value-type="string">
            <text:p>Shongoane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8023" calcext:value-type="float">
            <text:p>978023</text:p>
          </table:table-cell>
          <table:table-cell office:value-type="string" calcext:value-type="string">
            <text:p>Thabo Mbeki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6" calcext:value-type="float">
            <text:p>978016</text:p>
          </table:table-cell>
          <table:table-cell office:value-type="string" calcext:value-type="string">
            <text:p>Tlapaliburethi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4" calcext:value-type="float">
            <text:p>978014</text:p>
          </table:table-cell>
          <table:table-cell office:value-type="string" calcext:value-type="string">
            <text:p>Tshelamake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78019" calcext:value-type="float">
            <text:p>978019</text:p>
          </table:table-cell>
          <table:table-cell office:value-type="string" calcext:value-type="string">
            <text:p>Witpoort</text:p>
          </table:table-cell>
          <table:table-cell office:value-type="string" calcext:value-type="string">
            <text:p>Lephala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6 - ZANBI: North western bushveld irrigated</text:p>
          </table:table-cell>
          <table:table-cell office:value-type="float" office:value="980004" calcext:value-type="float">
            <text:p>980004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0004" calcext:value-type="float">
            <text:p>980004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80001" calcext:value-type="float">
            <text:p>980001</text:p>
          </table:table-cell>
          <table:table-cell office:value-type="string" calcext:value-type="string">
            <text:p>Leseding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0001" calcext:value-type="float">
            <text:p>980001</text:p>
          </table:table-cell>
          <table:table-cell office:value-type="string" calcext:value-type="string">
            <text:p>Leseding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0006" calcext:value-type="float">
            <text:p>980006</text:p>
          </table:table-cell>
          <table:table-cell table:number-columns-repeated="2"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80006" calcext:value-type="float">
            <text:p>980006</text:p>
          </table:table-cell>
          <table:table-cell table:number-columns-repeated="2"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80006" calcext:value-type="float">
            <text:p>980006</text:p>
          </table:table-cell>
          <table:table-cell table:number-columns-repeated="2"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0006" calcext:value-type="float">
            <text:p>980006</text:p>
          </table:table-cell>
          <table:table-cell table:number-columns-repeated="2"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80006" calcext:value-type="float">
            <text:p>980006</text:p>
          </table:table-cell>
          <table:table-cell table:number-columns-repeated="2"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0006" calcext:value-type="float">
            <text:p>980006</text:p>
          </table:table-cell>
          <table:table-cell table:number-columns-repeated="2"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0003" calcext:value-type="float">
            <text:p>980003</text:p>
          </table:table-cell>
          <table:table-cell office:value-type="string" calcext:value-type="string">
            <text:p>Modimolle Munic NU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3 - ZASLC: Southern Limpopo crop farming</text:p>
          </table:table-cell>
          <table:table-cell office:value-type="float" office:value="980003" calcext:value-type="float">
            <text:p>980003</text:p>
          </table:table-cell>
          <table:table-cell office:value-type="string" calcext:value-type="string">
            <text:p>Modimolle Munic NU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6 - ZANBI: North western bushveld irrigated</text:p>
          </table:table-cell>
          <table:table-cell office:value-type="float" office:value="980003" calcext:value-type="float">
            <text:p>980003</text:p>
          </table:table-cell>
          <table:table-cell office:value-type="string" calcext:value-type="string">
            <text:p>Modimolle Munic NU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80005" calcext:value-type="float">
            <text:p>980005</text:p>
          </table:table-cell>
          <table:table-cell office:value-type="string" calcext:value-type="string">
            <text:p>Phagameng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0005" calcext:value-type="float">
            <text:p>980005</text:p>
          </table:table-cell>
          <table:table-cell office:value-type="string" calcext:value-type="string">
            <text:p>Phagameng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80002" calcext:value-type="float">
            <text:p>980002</text:p>
          </table:table-cell>
          <table:table-cell office:value-type="string" calcext:value-type="string">
            <text:p>Vaalwater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0002" calcext:value-type="float">
            <text:p>980002</text:p>
          </table:table-cell>
          <table:table-cell office:value-type="string" calcext:value-type="string">
            <text:p>Vaalwater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80002" calcext:value-type="float">
            <text:p>980002</text:p>
          </table:table-cell>
          <table:table-cell office:value-type="string" calcext:value-type="string">
            <text:p>Vaalwater</text:p>
          </table:table-cell>
          <table:table-cell office:value-type="string" calcext:value-type="string">
            <text:p>Modimolle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2009" calcext:value-type="float">
            <text:p>982009</text:p>
          </table:table-cell>
          <table:table-cell office:value-type="string" calcext:value-type="string">
            <text:p>Babirw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72" calcext:value-type="float">
            <text:p>982072</text:p>
          </table:table-cell>
          <table:table-cell office:value-type="string" calcext:value-type="string">
            <text:p>Bakenber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2" calcext:value-type="float">
            <text:p>982012</text:p>
          </table:table-cell>
          <table:table-cell office:value-type="string" calcext:value-type="string">
            <text:p>Bako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79" calcext:value-type="float">
            <text:p>982079</text:p>
          </table:table-cell>
          <table:table-cell office:value-type="string" calcext:value-type="string">
            <text:p>Basterpad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7" calcext:value-type="float">
            <text:p>982067</text:p>
          </table:table-cell>
          <table:table-cell office:value-type="string" calcext:value-type="string">
            <text:p>Bokwid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01" calcext:value-type="float">
            <text:p>982001</text:p>
          </table:table-cell>
          <table:table-cell office:value-type="string" calcext:value-type="string">
            <text:p>Bred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0" calcext:value-type="float">
            <text:p>982050</text:p>
          </table:table-cell>
          <table:table-cell office:value-type="string" calcext:value-type="string">
            <text:p>Buffelshoek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78" calcext:value-type="float">
            <text:p>982078</text:p>
          </table:table-cell>
          <table:table-cell office:value-type="string" calcext:value-type="string">
            <text:p>Dikgokgoph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8" calcext:value-type="float">
            <text:p>982038</text:p>
          </table:table-cell>
          <table:table-cell office:value-type="string" calcext:value-type="string">
            <text:p>Diper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3" calcext:value-type="float">
            <text:p>982053</text:p>
          </table:table-cell>
          <table:table-cell office:value-type="string" calcext:value-type="string">
            <text:p>Diphitsh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49" calcext:value-type="float">
            <text:p>982049</text:p>
          </table:table-cell>
          <table:table-cell office:value-type="string" calcext:value-type="string">
            <text:p>Diretsan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3" calcext:value-type="float">
            <text:p>982083</text:p>
          </table:table-cell>
          <table:table-cell office:value-type="string" calcext:value-type="string">
            <text:p>Ditlotswan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05" calcext:value-type="float">
            <text:p>982005</text:p>
          </table:table-cell>
          <table:table-cell office:value-type="string" calcext:value-type="string">
            <text:p>Doren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44" calcext:value-type="float">
            <text:p>982044</text:p>
          </table:table-cell>
          <table:table-cell office:value-type="string" calcext:value-type="string">
            <text:p>Ga-Dukakgomo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3" calcext:value-type="float">
            <text:p>982013</text:p>
          </table:table-cell>
          <table:table-cell office:value-type="string" calcext:value-type="string">
            <text:p>Ga-Hlako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16" calcext:value-type="float">
            <text:p>982116</text:p>
          </table:table-cell>
          <table:table-cell office:value-type="string" calcext:value-type="string">
            <text:p>Ga-Kgubud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45" calcext:value-type="float">
            <text:p>982045</text:p>
          </table:table-cell>
          <table:table-cell office:value-type="string" calcext:value-type="string">
            <text:p>Ga-Lebelo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15" calcext:value-type="float">
            <text:p>982115</text:p>
          </table:table-cell>
          <table:table-cell office:value-type="string" calcext:value-type="string">
            <text:p>Ga-Letwab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94" calcext:value-type="float">
            <text:p>982094</text:p>
          </table:table-cell>
          <table:table-cell office:value-type="string" calcext:value-type="string">
            <text:p>Ga-Mabue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74" calcext:value-type="float">
            <text:p>982074</text:p>
          </table:table-cell>
          <table:table-cell office:value-type="string" calcext:value-type="string">
            <text:p>Ga-Mabuse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4" calcext:value-type="float">
            <text:p>982084</text:p>
          </table:table-cell>
          <table:table-cell office:value-type="string" calcext:value-type="string">
            <text:p>Ga-Malok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5" calcext:value-type="float">
            <text:p>982025</text:p>
          </table:table-cell>
          <table:table-cell office:value-type="string" calcext:value-type="string">
            <text:p>Ga-Mush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12" calcext:value-type="float">
            <text:p>982112</text:p>
          </table:table-cell>
          <table:table-cell office:value-type="string" calcext:value-type="string">
            <text:p>GaMagongw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9" calcext:value-type="float">
            <text:p>982059</text:p>
          </table:table-cell>
          <table:table-cell office:value-type="string" calcext:value-type="string">
            <text:p>GaMalapil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4" calcext:value-type="float">
            <text:p>982054</text:p>
          </table:table-cell>
          <table:table-cell office:value-type="string" calcext:value-type="string">
            <text:p>GaMalop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07" calcext:value-type="float">
            <text:p>982107</text:p>
          </table:table-cell>
          <table:table-cell office:value-type="string" calcext:value-type="string">
            <text:p>GaMape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06" calcext:value-type="float">
            <text:p>982106</text:p>
          </table:table-cell>
          <table:table-cell office:value-type="string" calcext:value-type="string">
            <text:p>GaMaseny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0" calcext:value-type="float">
            <text:p>982030</text:p>
          </table:table-cell>
          <table:table-cell office:value-type="string" calcext:value-type="string">
            <text:p>GaMashi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6" calcext:value-type="float">
            <text:p>982066</text:p>
          </table:table-cell>
          <table:table-cell office:value-type="string" calcext:value-type="string">
            <text:p>GaMasip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0" calcext:value-type="float">
            <text:p>982020</text:p>
          </table:table-cell>
          <table:table-cell office:value-type="string" calcext:value-type="string">
            <text:p>GaMathapo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42" calcext:value-type="float">
            <text:p>982042</text:p>
          </table:table-cell>
          <table:table-cell office:value-type="string" calcext:value-type="string">
            <text:p>GaMathekg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8" calcext:value-type="float">
            <text:p>982088</text:p>
          </table:table-cell>
          <table:table-cell office:value-type="string" calcext:value-type="string">
            <text:p>GaModipan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10" calcext:value-type="float">
            <text:p>982110</text:p>
          </table:table-cell>
          <table:table-cell office:value-type="string" calcext:value-type="string">
            <text:p>GaMokab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0" calcext:value-type="float">
            <text:p>982060</text:p>
          </table:table-cell>
          <table:table-cell office:value-type="string" calcext:value-type="string">
            <text:p>GaMokwen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05" calcext:value-type="float">
            <text:p>982105</text:p>
          </table:table-cell>
          <table:table-cell office:value-type="string" calcext:value-type="string">
            <text:p>GaMolekan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1" calcext:value-type="float">
            <text:p>982061</text:p>
          </table:table-cell>
          <table:table-cell office:value-type="string" calcext:value-type="string">
            <text:p>GaMolekw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3" calcext:value-type="float">
            <text:p>982033</text:p>
          </table:table-cell>
          <table:table-cell office:value-type="string" calcext:value-type="string">
            <text:p>GaMonar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8" calcext:value-type="float">
            <text:p>982058</text:p>
          </table:table-cell>
          <table:table-cell office:value-type="string" calcext:value-type="string">
            <text:p>GaMone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90" calcext:value-type="float">
            <text:p>982090</text:p>
          </table:table-cell>
          <table:table-cell office:value-type="string" calcext:value-type="string">
            <text:p>GaMoseg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7" calcext:value-type="float">
            <text:p>982027</text:p>
          </table:table-cell>
          <table:table-cell office:value-type="string" calcext:value-type="string">
            <text:p>GaNkidikitl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2111" calcext:value-type="float">
            <text:p>982111</text:p>
          </table:table-cell>
          <table:table-cell office:value-type="string" calcext:value-type="string">
            <text:p>GaPi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2111" calcext:value-type="float">
            <text:p>982111</text:p>
          </table:table-cell>
          <table:table-cell office:value-type="string" calcext:value-type="string">
            <text:p>GaPi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5" calcext:value-type="float">
            <text:p>982065</text:p>
          </table:table-cell>
          <table:table-cell office:value-type="string" calcext:value-type="string">
            <text:p>GaRalenkw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1" calcext:value-type="float">
            <text:p>982021</text:p>
          </table:table-cell>
          <table:table-cell office:value-type="string" calcext:value-type="string">
            <text:p>GaRame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93" calcext:value-type="float">
            <text:p>982093</text:p>
          </table:table-cell>
          <table:table-cell office:value-type="string" calcext:value-type="string">
            <text:p>GaRamurul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7" calcext:value-type="float">
            <text:p>982037</text:p>
          </table:table-cell>
          <table:table-cell office:value-type="string" calcext:value-type="string">
            <text:p>GaRapad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2092" calcext:value-type="float">
            <text:p>982092</text:p>
          </table:table-cell>
          <table:table-cell office:value-type="string" calcext:value-type="string">
            <text:p>GaSekhaolelo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98" calcext:value-type="float">
            <text:p>982098</text:p>
          </table:table-cell>
          <table:table-cell office:value-type="string" calcext:value-type="string">
            <text:p>GaTshab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6" calcext:value-type="float">
            <text:p>982036</text:p>
          </table:table-cell>
          <table:table-cell office:value-type="string" calcext:value-type="string">
            <text:p>GaTshipan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2" calcext:value-type="float">
            <text:p>982022</text:p>
          </table:table-cell>
          <table:table-cell office:value-type="string" calcext:value-type="string">
            <text:p>GaTshokw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08" calcext:value-type="float">
            <text:p>982008</text:p>
          </table:table-cell>
          <table:table-cell office:value-type="string" calcext:value-type="string">
            <text:p>Galakwen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4" calcext:value-type="float">
            <text:p>982034</text:p>
          </table:table-cell>
          <table:table-cell office:value-type="string" calcext:value-type="string">
            <text:p>Galali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4" calcext:value-type="float">
            <text:p>982064</text:p>
          </table:table-cell>
          <table:table-cell office:value-type="string" calcext:value-type="string">
            <text:p>Goede Hoop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75" calcext:value-type="float">
            <text:p>982075</text:p>
          </table:table-cell>
          <table:table-cell office:value-type="string" calcext:value-type="string">
            <text:p>Hermansdaal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71" calcext:value-type="float">
            <text:p>982071</text:p>
          </table:table-cell>
          <table:table-cell office:value-type="string" calcext:value-type="string">
            <text:p>Kabe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2" calcext:value-type="float">
            <text:p>982082</text:p>
          </table:table-cell>
          <table:table-cell office:value-type="string" calcext:value-type="string">
            <text:p>Kaditshwe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2" calcext:value-type="float">
            <text:p>982052</text:p>
          </table:table-cell>
          <table:table-cell office:value-type="string" calcext:value-type="string">
            <text:p>Kgop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04" calcext:value-type="float">
            <text:p>982004</text:p>
          </table:table-cell>
          <table:table-cell office:value-type="string" calcext:value-type="string">
            <text:p>Kha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2" calcext:value-type="float">
            <text:p>982062</text:p>
          </table:table-cell>
          <table:table-cell office:value-type="string" calcext:value-type="string">
            <text:p>Kromkloof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9" calcext:value-type="float">
            <text:p>982089</text:p>
          </table:table-cell>
          <table:table-cell office:value-type="string" calcext:value-type="string">
            <text:p>KwaKwalat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18" calcext:value-type="float">
            <text:p>982118</text:p>
          </table:table-cell>
          <table:table-cell office:value-type="string" calcext:value-type="string">
            <text:p>Lekalaka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2118" calcext:value-type="float">
            <text:p>982118</text:p>
          </table:table-cell>
          <table:table-cell office:value-type="string" calcext:value-type="string">
            <text:p>Lekalaka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0" calcext:value-type="float">
            <text:p>982010</text:p>
          </table:table-cell>
          <table:table-cell office:value-type="string" calcext:value-type="string">
            <text:p>Lekgw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2" calcext:value-type="float">
            <text:p>982032</text:p>
          </table:table-cell>
          <table:table-cell office:value-type="string" calcext:value-type="string">
            <text:p>Lekhur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03" calcext:value-type="float">
            <text:p>982103</text:p>
          </table:table-cell>
          <table:table-cell office:value-type="string" calcext:value-type="string">
            <text:p>Lerul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2101" calcext:value-type="float">
            <text:p>982101</text:p>
          </table:table-cell>
          <table:table-cell office:value-type="string" calcext:value-type="string">
            <text:p>Lesodi Mmotlan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6" calcext:value-type="float">
            <text:p>982086</text:p>
          </table:table-cell>
          <table:table-cell office:value-type="string" calcext:value-type="string">
            <text:p>Lyden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76" calcext:value-type="float">
            <text:p>982076</text:p>
          </table:table-cell>
          <table:table-cell office:value-type="string" calcext:value-type="string">
            <text:p>Mabu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08" calcext:value-type="float">
            <text:p>982108</text:p>
          </table:table-cell>
          <table:table-cell office:value-type="string" calcext:value-type="string">
            <text:p>Machikir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19" calcext:value-type="float">
            <text:p>982119</text:p>
          </table:table-cell>
          <table:table-cell office:value-type="string" calcext:value-type="string">
            <text:p>Madib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982119" calcext:value-type="float">
            <text:p>982119</text:p>
          </table:table-cell>
          <table:table-cell office:value-type="string" calcext:value-type="string">
            <text:p>Madib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6" calcext:value-type="float">
            <text:p>982056</text:p>
          </table:table-cell>
          <table:table-cell office:value-type="string" calcext:value-type="string">
            <text:p>Magaban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1" calcext:value-type="float">
            <text:p>982051</text:p>
          </table:table-cell>
          <table:table-cell office:value-type="string" calcext:value-type="string">
            <text:p>Magagamata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07" calcext:value-type="float">
            <text:p>982007</text:p>
          </table:table-cell>
          <table:table-cell office:value-type="string" calcext:value-type="string">
            <text:p>Mahlwar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82120" calcext:value-type="float">
            <text:p>982120</text:p>
          </table:table-cell>
          <table:table-cell office:value-type="string" calcext:value-type="string">
            <text:p>Mahweler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82120" calcext:value-type="float">
            <text:p>982120</text:p>
          </table:table-cell>
          <table:table-cell office:value-type="string" calcext:value-type="string">
            <text:p>Mahweler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2120" calcext:value-type="float">
            <text:p>982120</text:p>
          </table:table-cell>
          <table:table-cell office:value-type="string" calcext:value-type="string">
            <text:p>Mahweler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2124" calcext:value-type="float">
            <text:p>982124</text:p>
          </table:table-cell>
          <table:table-cell office:value-type="string" calcext:value-type="string">
            <text:p>Makapan Valley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1" calcext:value-type="float">
            <text:p>982081</text:p>
          </table:table-cell>
          <table:table-cell office:value-type="string" calcext:value-type="string">
            <text:p>Makek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3" calcext:value-type="float">
            <text:p>982023</text:p>
          </table:table-cell>
          <table:table-cell office:value-type="string" calcext:value-type="string">
            <text:p>Makob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9" calcext:value-type="float">
            <text:p>982069</text:p>
          </table:table-cell>
          <table:table-cell office:value-type="string" calcext:value-type="string">
            <text:p>Maloko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2099" calcext:value-type="float">
            <text:p>982099</text:p>
          </table:table-cell>
          <table:table-cell office:value-type="string" calcext:value-type="string">
            <text:p>Mape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99" calcext:value-type="float">
            <text:p>982099</text:p>
          </table:table-cell>
          <table:table-cell office:value-type="string" calcext:value-type="string">
            <text:p>Mape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982099" calcext:value-type="float">
            <text:p>982099</text:p>
          </table:table-cell>
          <table:table-cell office:value-type="string" calcext:value-type="string">
            <text:p>Mape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70" calcext:value-type="float">
            <text:p>982070</text:p>
          </table:table-cell>
          <table:table-cell office:value-type="string" calcext:value-type="string">
            <text:p>Marulan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7" calcext:value-type="float">
            <text:p>982057</text:p>
          </table:table-cell>
          <table:table-cell office:value-type="string" calcext:value-type="string">
            <text:p>Matebel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5" calcext:value-type="float">
            <text:p>982015</text:p>
          </table:table-cell>
          <table:table-cell office:value-type="string" calcext:value-type="string">
            <text:p>Matsitsil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2073" calcext:value-type="float">
            <text:p>982073</text:p>
          </table:table-cell>
          <table:table-cell office:value-type="string" calcext:value-type="string">
            <text:p>Mellinium Park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95" calcext:value-type="float">
            <text:p>982095</text:p>
          </table:table-cell>
          <table:table-cell office:value-type="string" calcext:value-type="string">
            <text:p>Mmahlogo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4" calcext:value-type="float">
            <text:p>982014</text:p>
          </table:table-cell>
          <table:table-cell office:value-type="string" calcext:value-type="string">
            <text:p>Mmaka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14" calcext:value-type="float">
            <text:p>982114</text:p>
          </table:table-cell>
          <table:table-cell office:value-type="string" calcext:value-type="string">
            <text:p>Mmalepetlek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2104" calcext:value-type="float">
            <text:p>982104</text:p>
          </table:table-cell>
          <table:table-cell office:value-type="string" calcext:value-type="string">
            <text:p>Mmamatlakal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2002" calcext:value-type="float">
            <text:p>982002</text:p>
          </table:table-cell>
          <table:table-cell office:value-type="string" calcext:value-type="string">
            <text:p>Mogalakwena NU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2002" calcext:value-type="float">
            <text:p>982002</text:p>
          </table:table-cell>
          <table:table-cell office:value-type="string" calcext:value-type="string">
            <text:p>Mogalakwena NU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02" calcext:value-type="float">
            <text:p>982002</text:p>
          </table:table-cell>
          <table:table-cell office:value-type="string" calcext:value-type="string">
            <text:p>Mogalakwena NU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2002" calcext:value-type="float">
            <text:p>982002</text:p>
          </table:table-cell>
          <table:table-cell office:value-type="string" calcext:value-type="string">
            <text:p>Mogalakwena NU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96" calcext:value-type="float">
            <text:p>982096</text:p>
          </table:table-cell>
          <table:table-cell office:value-type="string" calcext:value-type="string">
            <text:p>Mohlotlo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82123" calcext:value-type="float">
            <text:p>982123</text:p>
          </table:table-cell>
          <table:table-cell office:value-type="string" calcext:value-type="string">
            <text:p>Mokop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2123" calcext:value-type="float">
            <text:p>982123</text:p>
          </table:table-cell>
          <table:table-cell office:value-type="string" calcext:value-type="string">
            <text:p>Mokop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82123" calcext:value-type="float">
            <text:p>982123</text:p>
          </table:table-cell>
          <table:table-cell office:value-type="string" calcext:value-type="string">
            <text:p>Mokop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8" calcext:value-type="float">
            <text:p>982028</text:p>
          </table:table-cell>
          <table:table-cell office:value-type="string" calcext:value-type="string">
            <text:p>Mongat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06" calcext:value-type="float">
            <text:p>982006</text:p>
          </table:table-cell>
          <table:table-cell office:value-type="string" calcext:value-type="string">
            <text:p>Monte Christo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8" calcext:value-type="float">
            <text:p>982068</text:p>
          </table:table-cell>
          <table:table-cell office:value-type="string" calcext:value-type="string">
            <text:p>Mookamed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43" calcext:value-type="float">
            <text:p>982043</text:p>
          </table:table-cell>
          <table:table-cell office:value-type="string" calcext:value-type="string">
            <text:p>Mosir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82046" calcext:value-type="float">
            <text:p>982046</text:p>
          </table:table-cell>
          <table:table-cell office:value-type="string" calcext:value-type="string">
            <text:p>Mosuk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2109" calcext:value-type="float">
            <text:p>982109</text:p>
          </table:table-cell>
          <table:table-cell office:value-type="string" calcext:value-type="string">
            <text:p>Mountain View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82041" calcext:value-type="float">
            <text:p>982041</text:p>
          </table:table-cell>
          <table:table-cell office:value-type="string" calcext:value-type="string">
            <text:p>Moyan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47" calcext:value-type="float">
            <text:p>982047</text:p>
          </table:table-cell>
          <table:table-cell office:value-type="string" calcext:value-type="string">
            <text:p>Mphelelo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77" calcext:value-type="float">
            <text:p>982077</text:p>
          </table:table-cell>
          <table:table-cell office:value-type="string" calcext:value-type="string">
            <text:p>Nkgor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4" calcext:value-type="float">
            <text:p>982024</text:p>
          </table:table-cell>
          <table:table-cell office:value-type="string" calcext:value-type="string">
            <text:p>Ntsintsi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1" calcext:value-type="float">
            <text:p>982031</text:p>
          </table:table-cell>
          <table:table-cell office:value-type="string" calcext:value-type="string">
            <text:p>Phahladir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2121" calcext:value-type="float">
            <text:p>982121</text:p>
          </table:table-cell>
          <table:table-cell office:value-type="string" calcext:value-type="string">
            <text:p>Phola Park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03" calcext:value-type="float">
            <text:p>982003</text:p>
          </table:table-cell>
          <table:table-cell office:value-type="string" calcext:value-type="string">
            <text:p>Polen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0" calcext:value-type="float">
            <text:p>982080</text:p>
          </table:table-cell>
          <table:table-cell office:value-type="string" calcext:value-type="string">
            <text:p>Rantlakan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82100" calcext:value-type="float">
            <text:p>982100</text:p>
          </table:table-cell>
          <table:table-cell office:value-type="string" calcext:value-type="string">
            <text:p>Rooibokfontein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02" calcext:value-type="float">
            <text:p>982102</text:p>
          </table:table-cell>
          <table:table-cell office:value-type="string" calcext:value-type="string">
            <text:p>Schemi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82091" calcext:value-type="float">
            <text:p>982091</text:p>
          </table:table-cell>
          <table:table-cell office:value-type="string" calcext:value-type="string">
            <text:p>Schuilpadkraal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9" calcext:value-type="float">
            <text:p>982039</text:p>
          </table:table-cell>
          <table:table-cell office:value-type="string" calcext:value-type="string">
            <text:p>Segol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22" calcext:value-type="float">
            <text:p>982122</text:p>
          </table:table-cell>
          <table:table-cell office:value-type="string" calcext:value-type="string">
            <text:p>Sekgakgap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7" calcext:value-type="float">
            <text:p>982087</text:p>
          </table:table-cell>
          <table:table-cell office:value-type="string" calcext:value-type="string">
            <text:p>Sekuruw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40" calcext:value-type="float">
            <text:p>982040</text:p>
          </table:table-cell>
          <table:table-cell office:value-type="string" calcext:value-type="string">
            <text:p>Senit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85" calcext:value-type="float">
            <text:p>982085</text:p>
          </table:table-cell>
          <table:table-cell office:value-type="string" calcext:value-type="string">
            <text:p>Sephara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7" calcext:value-type="float">
            <text:p>982017</text:p>
          </table:table-cell>
          <table:table-cell office:value-type="string" calcext:value-type="string">
            <text:p>Setuphilin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8" calcext:value-type="float">
            <text:p>982018</text:p>
          </table:table-cell>
          <table:table-cell office:value-type="string" calcext:value-type="string">
            <text:p>Sodom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63" calcext:value-type="float">
            <text:p>982063</text:p>
          </table:table-cell>
          <table:table-cell office:value-type="string" calcext:value-type="string">
            <text:p>Taolome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6" calcext:value-type="float">
            <text:p>982016</text:p>
          </table:table-cell>
          <table:table-cell office:value-type="string" calcext:value-type="string">
            <text:p>Thaba Letshoba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1" calcext:value-type="float">
            <text:p>982011</text:p>
          </table:table-cell>
          <table:table-cell office:value-type="string" calcext:value-type="string">
            <text:p>Tipe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9" calcext:value-type="float">
            <text:p>982029</text:p>
          </table:table-cell>
          <table:table-cell office:value-type="string" calcext:value-type="string">
            <text:p>Tlhohoyanku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17" calcext:value-type="float">
            <text:p>982117</text:p>
          </table:table-cell>
          <table:table-cell office:value-type="string" calcext:value-type="string">
            <text:p>Tsebesh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113" calcext:value-type="float">
            <text:p>982113</text:p>
          </table:table-cell>
          <table:table-cell office:value-type="string" calcext:value-type="string">
            <text:p>Tshamahansi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48" calcext:value-type="float">
            <text:p>982048</text:p>
          </table:table-cell>
          <table:table-cell office:value-type="string" calcext:value-type="string">
            <text:p>Uitspanning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19" calcext:value-type="float">
            <text:p>982019</text:p>
          </table:table-cell>
          <table:table-cell office:value-type="string" calcext:value-type="string">
            <text:p>Uitzicht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35" calcext:value-type="float">
            <text:p>982035</text:p>
          </table:table-cell>
          <table:table-cell office:value-type="string" calcext:value-type="string">
            <text:p>Vianen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26" calcext:value-type="float">
            <text:p>982026</text:p>
          </table:table-cell>
          <table:table-cell office:value-type="string" calcext:value-type="string">
            <text:p>Waterval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202 - ZANOC: Northern open access cattle and dryland crops</text:p>
          </table:table-cell>
          <table:table-cell office:value-type="float" office:value="982055" calcext:value-type="float">
            <text:p>982055</text:p>
          </table:table-cell>
          <table:table-cell office:value-type="string" calcext:value-type="string">
            <text:p>Wydhoek</text:p>
          </table:table-cell>
          <table:table-cell office:value-type="string" calcext:value-type="string">
            <text:p>Mogalakwena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979001" calcext:value-type="float">
            <text:p>979001</text:p>
          </table:table-cell>
          <table:table-cell table:number-columns-repeated="2"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79001" calcext:value-type="float">
            <text:p>979001</text:p>
          </table:table-cell>
          <table:table-cell table:number-columns-repeated="2"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9001" calcext:value-type="float">
            <text:p>979001</text:p>
          </table:table-cell>
          <table:table-cell table:number-columns-repeated="2"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9001" calcext:value-type="float">
            <text:p>979001</text:p>
          </table:table-cell>
          <table:table-cell table:number-columns-repeated="2"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9001" calcext:value-type="float">
            <text:p>979001</text:p>
          </table:table-cell>
          <table:table-cell table:number-columns-repeated="2"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1 - ZALER: Central Limpopo cattle ranching</text:p>
          </table:table-cell>
          <table:table-cell office:value-type="float" office:value="979002" calcext:value-type="float">
            <text:p>979002</text:p>
          </table:table-cell>
          <table:table-cell office:value-type="string" calcext:value-type="string">
            <text:p>Mookgopong Munic NU</text:p>
          </table:table-cell>
          <table:table-cell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79002" calcext:value-type="float">
            <text:p>979002</text:p>
          </table:table-cell>
          <table:table-cell office:value-type="string" calcext:value-type="string">
            <text:p>Mookgopong Munic NU</text:p>
          </table:table-cell>
          <table:table-cell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3 - ZASLC: Southern Limpopo crop farming</text:p>
          </table:table-cell>
          <table:table-cell office:value-type="float" office:value="979002" calcext:value-type="float">
            <text:p>979002</text:p>
          </table:table-cell>
          <table:table-cell office:value-type="string" calcext:value-type="string">
            <text:p>Mookgopong Munic NU</text:p>
          </table:table-cell>
          <table:table-cell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9002" calcext:value-type="float">
            <text:p>979002</text:p>
          </table:table-cell>
          <table:table-cell office:value-type="string" calcext:value-type="string">
            <text:p>Mookgopong Munic NU</text:p>
          </table:table-cell>
          <table:table-cell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79002" calcext:value-type="float">
            <text:p>979002</text:p>
          </table:table-cell>
          <table:table-cell office:value-type="string" calcext:value-type="string">
            <text:p>Mookgopong Munic NU</text:p>
          </table:table-cell>
          <table:table-cell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9003" calcext:value-type="float">
            <text:p>979003</text:p>
          </table:table-cell>
          <table:table-cell office:value-type="string" calcext:value-type="string">
            <text:p>Roedtan</text:p>
          </table:table-cell>
          <table:table-cell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9004" calcext:value-type="float">
            <text:p>979004</text:p>
          </table:table-cell>
          <table:table-cell office:value-type="string" calcext:value-type="string">
            <text:p>Thusang</text:p>
          </table:table-cell>
          <table:table-cell office:value-type="string" calcext:value-type="string">
            <text:p>Mookgopong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77003" calcext:value-type="float">
            <text:p>977003</text:p>
          </table:table-cell>
          <table:table-cell office:value-type="string" calcext:value-type="string">
            <text:p>Amandelbult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77006" calcext:value-type="float">
            <text:p>977006</text:p>
          </table:table-cell>
          <table:table-cell office:value-type="string" calcext:value-type="string">
            <text:p>Dwaalboom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7009" calcext:value-type="float">
            <text:p>977009</text:p>
          </table:table-cell>
          <table:table-cell office:value-type="string" calcext:value-type="string">
            <text:p>Leeupoort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7007" calcext:value-type="float">
            <text:p>977007</text:p>
          </table:table-cell>
          <table:table-cell office:value-type="string" calcext:value-type="string">
            <text:p>Middeldrift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77004" calcext:value-type="float">
            <text:p>977004</text:p>
          </table:table-cell>
          <table:table-cell office:value-type="string" calcext:value-type="string">
            <text:p>Northam A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7004" calcext:value-type="float">
            <text:p>977004</text:p>
          </table:table-cell>
          <table:table-cell office:value-type="string" calcext:value-type="string">
            <text:p>Northam A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7004" calcext:value-type="float">
            <text:p>977004</text:p>
          </table:table-cell>
          <table:table-cell office:value-type="string" calcext:value-type="string">
            <text:p>Northam A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77005" calcext:value-type="float">
            <text:p>977005</text:p>
          </table:table-cell>
          <table:table-cell office:value-type="string" calcext:value-type="string">
            <text:p>Northam B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7005" calcext:value-type="float">
            <text:p>977005</text:p>
          </table:table-cell>
          <table:table-cell office:value-type="string" calcext:value-type="string">
            <text:p>Northam B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7005" calcext:value-type="float">
            <text:p>977005</text:p>
          </table:table-cell>
          <table:table-cell office:value-type="string" calcext:value-type="string">
            <text:p>Northam B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7005" calcext:value-type="float">
            <text:p>977005</text:p>
          </table:table-cell>
          <table:table-cell office:value-type="string" calcext:value-type="string">
            <text:p>Northam B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77008" calcext:value-type="float">
            <text:p>977008</text:p>
          </table:table-cell>
          <table:table-cell office:value-type="string" calcext:value-type="string">
            <text:p>Rooiberg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7008" calcext:value-type="float">
            <text:p>977008</text:p>
          </table:table-cell>
          <table:table-cell office:value-type="string" calcext:value-type="string">
            <text:p>Rooiberg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77008" calcext:value-type="float">
            <text:p>977008</text:p>
          </table:table-cell>
          <table:table-cell office:value-type="string" calcext:value-type="string">
            <text:p>Rooiberg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7011" calcext:value-type="float">
            <text:p>977011</text:p>
          </table:table-cell>
          <table:table-cell office:value-type="string" calcext:value-type="string">
            <text:p>Sitrusvlakte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7010" calcext:value-type="float">
            <text:p>977010</text:p>
          </table:table-cell>
          <table:table-cell table:number-columns-repeated="2"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7010" calcext:value-type="float">
            <text:p>977010</text:p>
          </table:table-cell>
          <table:table-cell table:number-columns-repeated="2"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977002" calcext:value-type="float">
            <text:p>977002</text:p>
          </table:table-cell>
          <table:table-cell office:value-type="string" calcext:value-type="string">
            <text:p>Thabazimbi A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977002" calcext:value-type="float">
            <text:p>977002</text:p>
          </table:table-cell>
          <table:table-cell office:value-type="string" calcext:value-type="string">
            <text:p>Thabazimbi A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977002" calcext:value-type="float">
            <text:p>977002</text:p>
          </table:table-cell>
          <table:table-cell office:value-type="string" calcext:value-type="string">
            <text:p>Thabazimbi A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977002" calcext:value-type="float">
            <text:p>977002</text:p>
          </table:table-cell>
          <table:table-cell office:value-type="string" calcext:value-type="string">
            <text:p>Thabazimbi A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977002" calcext:value-type="float">
            <text:p>977002</text:p>
          </table:table-cell>
          <table:table-cell office:value-type="string" calcext:value-type="string">
            <text:p>Thabazimbi A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153 - ZAWCG: North western cattle and game ranching</text:p>
          </table:table-cell>
          <table:table-cell office:value-type="float" office:value="977001" calcext:value-type="float">
            <text:p>977001</text:p>
          </table:table-cell>
          <table:table-cell office:value-type="string" calcext:value-type="string">
            <text:p>Thabazimbi NU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356 - ZANBI: North western bushveld irrigated</text:p>
          </table:table-cell>
          <table:table-cell office:value-type="float" office:value="977001" calcext:value-type="float">
            <text:p>977001</text:p>
          </table:table-cell>
          <table:table-cell office:value-type="string" calcext:value-type="string">
            <text:p>Thabazimbi NU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977001" calcext:value-type="float">
            <text:p>977001</text:p>
          </table:table-cell>
          <table:table-cell office:value-type="string" calcext:value-type="string">
            <text:p>Thabazimbi NU</text:p>
          </table:table-cell>
          <table:table-cell office:value-type="string" calcext:value-type="string">
            <text:p>Thabazimbi</text:p>
          </table:table-cell>
          <table:table-cell office:value-type="string" calcext:value-type="string">
            <text:p>Waterberg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15" calcext:value-type="float">
            <text:p>877015</text:p>
          </table:table-cell>
          <table:table-cell office:value-type="string" calcext:value-type="string">
            <text:p>Acornhoek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15" calcext:value-type="float">
            <text:p>877015</text:p>
          </table:table-cell>
          <table:table-cell office:value-type="string" calcext:value-type="string">
            <text:p>Acornhoek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7015" calcext:value-type="float">
            <text:p>877015</text:p>
          </table:table-cell>
          <table:table-cell office:value-type="string" calcext:value-type="string">
            <text:p>Acornhoek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24" calcext:value-type="float">
            <text:p>877024</text:p>
          </table:table-cell>
          <table:table-cell office:value-type="string" calcext:value-type="string">
            <text:p>Bolla-Ta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24" calcext:value-type="float">
            <text:p>877024</text:p>
          </table:table-cell>
          <table:table-cell office:value-type="string" calcext:value-type="string">
            <text:p>Bolla-Ta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27" calcext:value-type="float">
            <text:p>877027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05" calcext:value-type="float">
            <text:p>877105</text:p>
          </table:table-cell>
          <table:table-cell table:number-columns-repeated="2"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08" calcext:value-type="float">
            <text:p>877008</text:p>
          </table:table-cell>
          <table:table-cell office:value-type="string" calcext:value-type="string">
            <text:p>Bushbuckridge N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6 - ZALCL: Lowveld cattle and livestock grazing</text:p>
          </table:table-cell>
          <table:table-cell office:value-type="float" office:value="877008" calcext:value-type="float">
            <text:p>877008</text:p>
          </table:table-cell>
          <table:table-cell office:value-type="string" calcext:value-type="string">
            <text:p>Bushbuckridge N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08" calcext:value-type="float">
            <text:p>877008</text:p>
          </table:table-cell>
          <table:table-cell office:value-type="string" calcext:value-type="string">
            <text:p>Bushbuckridge N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77008" calcext:value-type="float">
            <text:p>877008</text:p>
          </table:table-cell>
          <table:table-cell office:value-type="string" calcext:value-type="string">
            <text:p>Bushbuckridge N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83" calcext:value-type="float">
            <text:p>877083</text:p>
          </table:table-cell>
          <table:table-cell office:value-type="string" calcext:value-type="string">
            <text:p>Buyisonto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28" calcext:value-type="float">
            <text:p>877128</text:p>
          </table:table-cell>
          <table:table-cell office:value-type="string" calcext:value-type="string">
            <text:p>Chavelagaz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29" calcext:value-type="float">
            <text:p>877029</text:p>
          </table:table-cell>
          <table:table-cell office:value-type="string" calcext:value-type="string">
            <text:p>Clare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39" calcext:value-type="float">
            <text:p>877039</text:p>
          </table:table-cell>
          <table:table-cell office:value-type="string" calcext:value-type="string">
            <text:p>Clare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37" calcext:value-type="float">
            <text:p>877037</text:p>
          </table:table-cell>
          <table:table-cell office:value-type="string" calcext:value-type="string">
            <text:p>Clare C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08" calcext:value-type="float">
            <text:p>877108</text:p>
          </table:table-cell>
          <table:table-cell office:value-type="string" calcext:value-type="string">
            <text:p>Croquet Lawn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00" calcext:value-type="float">
            <text:p>877100</text:p>
          </table:table-cell>
          <table:table-cell office:value-type="string" calcext:value-type="string">
            <text:p>Croquet Lawn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62" calcext:value-type="float">
            <text:p>877062</text:p>
          </table:table-cell>
          <table:table-cell office:value-type="string" calcext:value-type="string">
            <text:p>Dingleday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49" calcext:value-type="float">
            <text:p>877049</text:p>
          </table:table-cell>
          <table:table-cell office:value-type="string" calcext:value-type="string">
            <text:p>Dingleydale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91" calcext:value-type="float">
            <text:p>877091</text:p>
          </table:table-cell>
          <table:table-cell office:value-type="string" calcext:value-type="string">
            <text:p>Dumfries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90" calcext:value-type="float">
            <text:p>877090</text:p>
          </table:table-cell>
          <table:table-cell office:value-type="string" calcext:value-type="string">
            <text:p>Dumfries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89" calcext:value-type="float">
            <text:p>877089</text:p>
          </table:table-cell>
          <table:table-cell office:value-type="string" calcext:value-type="string">
            <text:p>Dumfries C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61" calcext:value-type="float">
            <text:p>877061</text:p>
          </table:table-cell>
          <table:table-cell office:value-type="string" calcext:value-type="string">
            <text:p>Edinburgh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56" calcext:value-type="float">
            <text:p>877056</text:p>
          </table:table-cell>
          <table:table-cell office:value-type="string" calcext:value-type="string">
            <text:p>Edinburgh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46" calcext:value-type="float">
            <text:p>877046</text:p>
          </table:table-cell>
          <table:table-cell office:value-type="string" calcext:value-type="string">
            <text:p>Eglington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54" calcext:value-type="float">
            <text:p>877054</text:p>
          </table:table-cell>
          <table:table-cell office:value-type="string" calcext:value-type="string">
            <text:p>Eglington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27" calcext:value-type="float">
            <text:p>877127</text:p>
          </table:table-cell>
          <table:table-cell office:value-type="string" calcext:value-type="string">
            <text:p>Fayi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42" calcext:value-type="float">
            <text:p>877042</text:p>
          </table:table-cell>
          <table:table-cell office:value-type="string" calcext:value-type="string">
            <text:p>Ga-Joseph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42" calcext:value-type="float">
            <text:p>877042</text:p>
          </table:table-cell>
          <table:table-cell office:value-type="string" calcext:value-type="string">
            <text:p>Ga-Joseph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11" calcext:value-type="float">
            <text:p>877011</text:p>
          </table:table-cell>
          <table:table-cell office:value-type="string" calcext:value-type="string">
            <text:p>GaBoelang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70" calcext:value-type="float">
            <text:p>877070</text:p>
          </table:table-cell>
          <table:table-cell office:value-type="string" calcext:value-type="string">
            <text:p>Godid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31" calcext:value-type="float">
            <text:p>877031</text:p>
          </table:table-cell>
          <table:table-cell office:value-type="string" calcext:value-type="string">
            <text:p>Gottenburg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43" calcext:value-type="float">
            <text:p>877043</text:p>
          </table:table-cell>
          <table:table-cell office:value-type="string" calcext:value-type="string">
            <text:p>Graigieburn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7050" calcext:value-type="float">
            <text:p>877050</text:p>
          </table:table-cell>
          <table:table-cell office:value-type="string" calcext:value-type="string">
            <text:p>Hebron State Forest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25" calcext:value-type="float">
            <text:p>877025</text:p>
          </table:table-cell>
          <table:table-cell office:value-type="string" calcext:value-type="string">
            <text:p>Hlalakah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20" calcext:value-type="float">
            <text:p>877120</text:p>
          </table:table-cell>
          <table:table-cell office:value-type="string" calcext:value-type="string">
            <text:p>Hlangan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20" calcext:value-type="float">
            <text:p>877120</text:p>
          </table:table-cell>
          <table:table-cell office:value-type="string" calcext:value-type="string">
            <text:p>Hlangan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28" calcext:value-type="float">
            <text:p>877028</text:p>
          </table:table-cell>
          <table:table-cell office:value-type="string" calcext:value-type="string">
            <text:p>Hlavekis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36" calcext:value-type="float">
            <text:p>877036</text:p>
          </table:table-cell>
          <table:table-cell office:value-type="string" calcext:value-type="string">
            <text:p>Hluvuk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39" calcext:value-type="float">
            <text:p>877139</text:p>
          </table:table-cell>
          <table:table-cell office:value-type="string" calcext:value-type="string">
            <text:p>Hox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65" calcext:value-type="float">
            <text:p>877065</text:p>
          </table:table-cell>
          <table:table-cell office:value-type="string" calcext:value-type="string">
            <text:p>Humul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25" calcext:value-type="float">
            <text:p>877125</text:p>
          </table:table-cell>
          <table:table-cell office:value-type="string" calcext:value-type="string">
            <text:p>Hundzuk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26" calcext:value-type="float">
            <text:p>877026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37" calcext:value-type="float">
            <text:p>877137</text:p>
          </table:table-cell>
          <table:table-cell office:value-type="string" calcext:value-type="string">
            <text:p>Jim Brown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29" calcext:value-type="float">
            <text:p>877129</text:p>
          </table:table-cell>
          <table:table-cell office:value-type="string" calcext:value-type="string">
            <text:p>Jongilang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14" calcext:value-type="float">
            <text:p>877114</text:p>
          </table:table-cell>
          <table:table-cell office:value-type="string" calcext:value-type="string">
            <text:p>Kamalamu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20" calcext:value-type="float">
            <text:p>877020</text:p>
          </table:table-cell>
          <table:table-cell office:value-type="string" calcext:value-type="string">
            <text:p>Kgapamad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20" calcext:value-type="float">
            <text:p>877020</text:p>
          </table:table-cell>
          <table:table-cell office:value-type="string" calcext:value-type="string">
            <text:p>Kgapamad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19" calcext:value-type="float">
            <text:p>877019</text:p>
          </table:table-cell>
          <table:table-cell office:value-type="string" calcext:value-type="string">
            <text:p>Khielang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34" calcext:value-type="float">
            <text:p>877134</text:p>
          </table:table-cell>
          <table:table-cell office:value-type="string" calcext:value-type="string">
            <text:p>Khokhamoy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02" calcext:value-type="float">
            <text:p>877102</text:p>
          </table:table-cell>
          <table:table-cell office:value-type="string" calcext:value-type="string">
            <text:p>Khoman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7002" calcext:value-type="float">
            <text:p>877002</text:p>
          </table:table-cell>
          <table:table-cell office:value-type="string" calcext:value-type="string">
            <text:p>Klaserie Private Nature Reserv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7005" calcext:value-type="float">
            <text:p>877005</text:p>
          </table:table-cell>
          <table:table-cell office:value-type="string" calcext:value-type="string">
            <text:p>Kruger National Park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71" calcext:value-type="float">
            <text:p>877071</text:p>
          </table:table-cell>
          <table:table-cell office:value-type="string" calcext:value-type="string">
            <text:p>Kuman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48" calcext:value-type="float">
            <text:p>877048</text:p>
          </table:table-cell>
          <table:table-cell office:value-type="string" calcext:value-type="string">
            <text:p>Landela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66" calcext:value-type="float">
            <text:p>877066</text:p>
          </table:table-cell>
          <table:table-cell office:value-type="string" calcext:value-type="string">
            <text:p>Landela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17" calcext:value-type="float">
            <text:p>877117</text:p>
          </table:table-cell>
          <table:table-cell office:value-type="string" calcext:value-type="string">
            <text:p>Legokgw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17" calcext:value-type="float">
            <text:p>877117</text:p>
          </table:table-cell>
          <table:table-cell office:value-type="string" calcext:value-type="string">
            <text:p>Legokgw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11" calcext:value-type="float">
            <text:p>877111</text:p>
          </table:table-cell>
          <table:table-cell office:value-type="string" calcext:value-type="string">
            <text:p>Lillyda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47" calcext:value-type="float">
            <text:p>877047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24" calcext:value-type="float">
            <text:p>877124</text:p>
          </table:table-cell>
          <table:table-cell office:value-type="string" calcext:value-type="string">
            <text:p>Mabharu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59" calcext:value-type="float">
            <text:p>877059</text:p>
          </table:table-cell>
          <table:table-cell office:value-type="string" calcext:value-type="string">
            <text:p>Mabok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77" calcext:value-type="float">
            <text:p>877077</text:p>
          </table:table-cell>
          <table:table-cell office:value-type="string" calcext:value-type="string">
            <text:p>Madyembe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82" calcext:value-type="float">
            <text:p>877082</text:p>
          </table:table-cell>
          <table:table-cell office:value-type="string" calcext:value-type="string">
            <text:p>Mafem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7082" calcext:value-type="float">
            <text:p>877082</text:p>
          </table:table-cell>
          <table:table-cell office:value-type="string" calcext:value-type="string">
            <text:p>Mafem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26" calcext:value-type="float">
            <text:p>877126</text:p>
          </table:table-cell>
          <table:table-cell office:value-type="string" calcext:value-type="string">
            <text:p>Mahlobyani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38" calcext:value-type="float">
            <text:p>877138</text:p>
          </table:table-cell>
          <table:table-cell office:value-type="string" calcext:value-type="string">
            <text:p>Mahukule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40" calcext:value-type="float">
            <text:p>877140</text:p>
          </table:table-cell>
          <table:table-cell office:value-type="string" calcext:value-type="string">
            <text:p>Mahukule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13" calcext:value-type="float">
            <text:p>877113</text:p>
          </table:table-cell>
          <table:table-cell office:value-type="string" calcext:value-type="string">
            <text:p>Malamu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16" calcext:value-type="float">
            <text:p>877016</text:p>
          </table:table-cell>
          <table:table-cell office:value-type="string" calcext:value-type="string">
            <text:p>Mamelod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16" calcext:value-type="float">
            <text:p>877016</text:p>
          </table:table-cell>
          <table:table-cell office:value-type="string" calcext:value-type="string">
            <text:p>Mamelod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4 - ZAPRC: Community conservation area</text:p>
          </table:table-cell>
          <table:table-cell office:value-type="float" office:value="877141" calcext:value-type="float">
            <text:p>877141</text:p>
          </table:table-cell>
          <table:table-cell office:value-type="string" calcext:value-type="string">
            <text:p>Mangwaz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98" calcext:value-type="float">
            <text:p>877098</text:p>
          </table:table-cell>
          <table:table-cell office:value-type="string" calcext:value-type="string">
            <text:p>Manyakatan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7006" calcext:value-type="float">
            <text:p>877006</text:p>
          </table:table-cell>
          <table:table-cell office:value-type="string" calcext:value-type="string">
            <text:p>Manyeleti Game reserv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13" calcext:value-type="float">
            <text:p>877013</text:p>
          </table:table-cell>
          <table:table-cell office:value-type="string" calcext:value-type="string">
            <text:p>Maoto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13" calcext:value-type="float">
            <text:p>877013</text:p>
          </table:table-cell>
          <table:table-cell office:value-type="string" calcext:value-type="string">
            <text:p>Maoto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17" calcext:value-type="float">
            <text:p>877017</text:p>
          </table:table-cell>
          <table:table-cell office:value-type="string" calcext:value-type="string">
            <text:p>Mapaleng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23" calcext:value-type="float">
            <text:p>877023</text:p>
          </table:table-cell>
          <table:table-cell office:value-type="string" calcext:value-type="string">
            <text:p>Mapaleng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7107" calcext:value-type="float">
            <text:p>877107</text:p>
          </table:table-cell>
          <table:table-cell office:value-type="string" calcext:value-type="string">
            <text:p>Mapulaneng View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7107" calcext:value-type="float">
            <text:p>877107</text:p>
          </table:table-cell>
          <table:table-cell office:value-type="string" calcext:value-type="string">
            <text:p>Mapulaneng View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67" calcext:value-type="float">
            <text:p>877067</text:p>
          </table:table-cell>
          <table:table-cell office:value-type="string" calcext:value-type="string">
            <text:p>Marip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67" calcext:value-type="float">
            <text:p>877067</text:p>
          </table:table-cell>
          <table:table-cell office:value-type="string" calcext:value-type="string">
            <text:p>Marip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32" calcext:value-type="float">
            <text:p>877132</text:p>
          </table:table-cell>
          <table:table-cell office:value-type="string" calcext:value-type="string">
            <text:p>Marit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21" calcext:value-type="float">
            <text:p>877121</text:p>
          </table:table-cell>
          <table:table-cell office:value-type="string" calcext:value-type="string">
            <text:p>Marongwan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96" calcext:value-type="float">
            <text:p>877096</text:p>
          </table:table-cell>
          <table:table-cell office:value-type="string" calcext:value-type="string">
            <text:p>Masakeng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04" calcext:value-type="float">
            <text:p>877104</text:p>
          </table:table-cell>
          <table:table-cell office:value-type="string" calcext:value-type="string">
            <text:p>Masan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77110" calcext:value-type="float">
            <text:p>877110</text:p>
          </table:table-cell>
          <table:table-cell office:value-type="string" calcext:value-type="string">
            <text:p>Matenten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30" calcext:value-type="float">
            <text:p>877130</text:p>
          </table:table-cell>
          <table:table-cell office:value-type="string" calcext:value-type="string">
            <text:p>Mathibel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99" calcext:value-type="float">
            <text:p>877099</text:p>
          </table:table-cell>
          <table:table-cell office:value-type="string" calcext:value-type="string">
            <text:p>Matsavan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99" calcext:value-type="float">
            <text:p>877099</text:p>
          </table:table-cell>
          <table:table-cell office:value-type="string" calcext:value-type="string">
            <text:p>Matsavan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97" calcext:value-type="float">
            <text:p>877097</text:p>
          </table:table-cell>
          <table:table-cell office:value-type="string" calcext:value-type="string">
            <text:p>Matshay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06" calcext:value-type="float">
            <text:p>877106</text:p>
          </table:table-cell>
          <table:table-cell office:value-type="string" calcext:value-type="string">
            <text:p>Maviljan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84" calcext:value-type="float">
            <text:p>877084</text:p>
          </table:table-cell>
          <table:table-cell office:value-type="string" calcext:value-type="string">
            <text:p>Maviljan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72" calcext:value-type="float">
            <text:p>877072</text:p>
          </table:table-cell>
          <table:table-cell office:value-type="string" calcext:value-type="string">
            <text:p>Merry Pebble Stream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09" calcext:value-type="float">
            <text:p>877109</text:p>
          </table:table-cell>
          <table:table-cell office:value-type="string" calcext:value-type="string">
            <text:p>Mets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93" calcext:value-type="float">
            <text:p>877093</text:p>
          </table:table-cell>
          <table:table-cell office:value-type="string" calcext:value-type="string">
            <text:p>Mhlume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35" calcext:value-type="float">
            <text:p>877135</text:p>
          </table:table-cell>
          <table:table-cell office:value-type="string" calcext:value-type="string">
            <text:p>Mkhuhl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35" calcext:value-type="float">
            <text:p>877135</text:p>
          </table:table-cell>
          <table:table-cell office:value-type="string" calcext:value-type="string">
            <text:p>Mkhuhl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877135" calcext:value-type="float">
            <text:p>877135</text:p>
          </table:table-cell>
          <table:table-cell office:value-type="string" calcext:value-type="string">
            <text:p>Mkhuhl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7135" calcext:value-type="float">
            <text:p>877135</text:p>
          </table:table-cell>
          <table:table-cell office:value-type="string" calcext:value-type="string">
            <text:p>Mkhuhlu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35" calcext:value-type="float">
            <text:p>877035</text:p>
          </table:table-cell>
          <table:table-cell office:value-type="string" calcext:value-type="string">
            <text:p>Mokhololin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12" calcext:value-type="float">
            <text:p>877012</text:p>
          </table:table-cell>
          <table:table-cell office:value-type="string" calcext:value-type="string">
            <text:p>Moloro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58" calcext:value-type="float">
            <text:p>877058</text:p>
          </table:table-cell>
          <table:table-cell office:value-type="string" calcext:value-type="string">
            <text:p>Motlamoga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58" calcext:value-type="float">
            <text:p>877058</text:p>
          </table:table-cell>
          <table:table-cell office:value-type="string" calcext:value-type="string">
            <text:p>Motlamoga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34" calcext:value-type="float">
            <text:p>877034</text:p>
          </table:table-cell>
          <table:table-cell office:value-type="string" calcext:value-type="string">
            <text:p>Motlamogatsan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03" calcext:value-type="float">
            <text:p>877103</text:p>
          </table:table-cell>
          <table:table-cell office:value-type="string" calcext:value-type="string">
            <text:p>Mphenyatsats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86" calcext:value-type="float">
            <text:p>877086</text:p>
          </table:table-cell>
          <table:table-cell office:value-type="string" calcext:value-type="string">
            <text:p>New Forest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73" calcext:value-type="float">
            <text:p>877073</text:p>
          </table:table-cell>
          <table:table-cell office:value-type="string" calcext:value-type="string">
            <text:p>New Forest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33" calcext:value-type="float">
            <text:p>877033</text:p>
          </table:table-cell>
          <table:table-cell office:value-type="string" calcext:value-type="string">
            <text:p>New Lin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22" calcext:value-type="float">
            <text:p>877122</text:p>
          </table:table-cell>
          <table:table-cell office:value-type="string" calcext:value-type="string">
            <text:p>New Market Manor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18" calcext:value-type="float">
            <text:p>877118</text:p>
          </table:table-cell>
          <table:table-cell office:value-type="string" calcext:value-type="string">
            <text:p>Oakley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80" calcext:value-type="float">
            <text:p>877080</text:p>
          </table:table-cell>
          <table:table-cell office:value-type="string" calcext:value-type="string">
            <text:p>Orinoco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80" calcext:value-type="float">
            <text:p>877080</text:p>
          </table:table-cell>
          <table:table-cell office:value-type="string" calcext:value-type="string">
            <text:p>Orinoco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60" calcext:value-type="float">
            <text:p>877060</text:p>
          </table:table-cell>
          <table:table-cell office:value-type="string" calcext:value-type="string">
            <text:p>Orinoco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85" calcext:value-type="float">
            <text:p>877085</text:p>
          </table:table-cell>
          <table:table-cell office:value-type="string" calcext:value-type="string">
            <text:p>Orinoco C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18" calcext:value-type="float">
            <text:p>877018</text:p>
          </table:table-cell>
          <table:table-cell office:value-type="string" calcext:value-type="string">
            <text:p>Pelindab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07" calcext:value-type="float">
            <text:p>877007</text:p>
          </table:table-cell>
          <table:table-cell office:value-type="string" calcext:value-type="string">
            <text:p>Phungw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81" calcext:value-type="float">
            <text:p>877081</text:p>
          </table:table-cell>
          <table:table-cell office:value-type="string" calcext:value-type="string">
            <text:p>Rel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75" calcext:value-type="float">
            <text:p>877075</text:p>
          </table:table-cell>
          <table:table-cell office:value-type="string" calcext:value-type="string">
            <text:p>Rivo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30" calcext:value-type="float">
            <text:p>877030</text:p>
          </table:table-cell>
          <table:table-cell office:value-type="string" calcext:value-type="string">
            <text:p>Rooiboklaagte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41" calcext:value-type="float">
            <text:p>877041</text:p>
          </table:table-cell>
          <table:table-cell office:value-type="string" calcext:value-type="string">
            <text:p>Rooiboklaagte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12" calcext:value-type="float">
            <text:p>877112</text:p>
          </table:table-cell>
          <table:table-cell office:value-type="string" calcext:value-type="string">
            <text:p>Rul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7092" calcext:value-type="float">
            <text:p>877092</text:p>
          </table:table-cell>
          <table:table-cell office:value-type="string" calcext:value-type="string">
            <text:p>Sabi-Sand Game Reserv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7136" calcext:value-type="float">
            <text:p>877136</text:p>
          </table:table-cell>
          <table:table-cell office:value-type="string" calcext:value-type="string">
            <text:p>Sabie Park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7010" calcext:value-type="float">
            <text:p>877010</text:p>
          </table:table-cell>
          <table:table-cell office:value-type="string" calcext:value-type="string">
            <text:p>Salique State Forest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33" calcext:value-type="float">
            <text:p>877133</text:p>
          </table:table-cell>
          <table:table-cell office:value-type="string" calcext:value-type="string">
            <text:p>Sekrepeng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44" calcext:value-type="float">
            <text:p>877044</text:p>
          </table:table-cell>
          <table:table-cell office:value-type="string" calcext:value-type="string">
            <text:p>Setlhak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45" calcext:value-type="float">
            <text:p>877045</text:p>
          </table:table-cell>
          <table:table-cell office:value-type="string" calcext:value-type="string">
            <text:p>Seville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55" calcext:value-type="float">
            <text:p>877055</text:p>
          </table:table-cell>
          <table:table-cell office:value-type="string" calcext:value-type="string">
            <text:p>Seville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55" calcext:value-type="float">
            <text:p>877055</text:p>
          </table:table-cell>
          <table:table-cell office:value-type="string" calcext:value-type="string">
            <text:p>Seville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40" calcext:value-type="float">
            <text:p>877040</text:p>
          </table:table-cell>
          <table:table-cell office:value-type="string" calcext:value-type="string">
            <text:p>Seville C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78" calcext:value-type="float">
            <text:p>877078</text:p>
          </table:table-cell>
          <table:table-cell office:value-type="string" calcext:value-type="string">
            <text:p>Shat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7094" calcext:value-type="float">
            <text:p>877094</text:p>
          </table:table-cell>
          <table:table-cell office:value-type="string" calcext:value-type="string">
            <text:p>Shata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19" calcext:value-type="float">
            <text:p>877119</text:p>
          </table:table-cell>
          <table:table-cell office:value-type="string" calcext:value-type="string">
            <text:p>Teka Mahal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19" calcext:value-type="float">
            <text:p>877119</text:p>
          </table:table-cell>
          <table:table-cell office:value-type="string" calcext:value-type="string">
            <text:p>Teka Mahal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95" calcext:value-type="float">
            <text:p>877095</text:p>
          </table:table-cell>
          <table:table-cell office:value-type="string" calcext:value-type="string">
            <text:p>Thabakgolo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38" calcext:value-type="float">
            <text:p>877038</text:p>
          </table:table-cell>
          <table:table-cell office:value-type="string" calcext:value-type="string">
            <text:p>Thorndal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7004" calcext:value-type="float">
            <text:p>877004</text:p>
          </table:table-cell>
          <table:table-cell office:value-type="string" calcext:value-type="string">
            <text:p>Thornybush Game Reserv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7069" calcext:value-type="float">
            <text:p>877069</text:p>
          </table:table-cell>
          <table:table-cell office:value-type="string" calcext:value-type="string">
            <text:p>Thulamahash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7069" calcext:value-type="float">
            <text:p>877069</text:p>
          </table:table-cell>
          <table:table-cell office:value-type="string" calcext:value-type="string">
            <text:p>Thulamahash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32" calcext:value-type="float">
            <text:p>877032</text:p>
          </table:table-cell>
          <table:table-cell office:value-type="string" calcext:value-type="string">
            <text:p>Thul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7003" calcext:value-type="float">
            <text:p>877003</text:p>
          </table:table-cell>
          <table:table-cell office:value-type="string" calcext:value-type="string">
            <text:p>Timbavat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16" calcext:value-type="float">
            <text:p>877116</text:p>
          </table:table-cell>
          <table:table-cell office:value-type="string" calcext:value-type="string">
            <text:p>Tiyimeleni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16" calcext:value-type="float">
            <text:p>877116</text:p>
          </table:table-cell>
          <table:table-cell office:value-type="string" calcext:value-type="string">
            <text:p>Tiyimeleni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15" calcext:value-type="float">
            <text:p>877115</text:p>
          </table:table-cell>
          <table:table-cell office:value-type="string" calcext:value-type="string">
            <text:p>Tiyimeleni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21" calcext:value-type="float">
            <text:p>877021</text:p>
          </table:table-cell>
          <table:table-cell office:value-type="string" calcext:value-type="string">
            <text:p>Tsak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21" calcext:value-type="float">
            <text:p>877021</text:p>
          </table:table-cell>
          <table:table-cell office:value-type="string" calcext:value-type="string">
            <text:p>Tsak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877021" calcext:value-type="float">
            <text:p>877021</text:p>
          </table:table-cell>
          <table:table-cell office:value-type="string" calcext:value-type="string">
            <text:p>Tsakani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68" calcext:value-type="float">
            <text:p>877068</text:p>
          </table:table-cell>
          <table:table-cell office:value-type="string" calcext:value-type="string">
            <text:p>Tshunelani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63" calcext:value-type="float">
            <text:p>877063</text:p>
          </table:table-cell>
          <table:table-cell office:value-type="string" calcext:value-type="string">
            <text:p>Tshunelani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7001" calcext:value-type="float">
            <text:p>877001</text:p>
          </table:table-cell>
          <table:table-cell office:value-type="string" calcext:value-type="string">
            <text:p>Umbabat Nature Reserv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64" calcext:value-type="float">
            <text:p>877064</text:p>
          </table:table-cell>
          <table:table-cell office:value-type="string" calcext:value-type="string">
            <text:p>Utlha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57" calcext:value-type="float">
            <text:p>877057</text:p>
          </table:table-cell>
          <table:table-cell office:value-type="string" calcext:value-type="string">
            <text:p>Utlha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76" calcext:value-type="float">
            <text:p>877076</text:p>
          </table:table-cell>
          <table:table-cell office:value-type="string" calcext:value-type="string">
            <text:p>Violetbank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87" calcext:value-type="float">
            <text:p>877087</text:p>
          </table:table-cell>
          <table:table-cell office:value-type="string" calcext:value-type="string">
            <text:p>Violetbank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79" calcext:value-type="float">
            <text:p>877079</text:p>
          </table:table-cell>
          <table:table-cell office:value-type="string" calcext:value-type="string">
            <text:p>Violetbank C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79" calcext:value-type="float">
            <text:p>877079</text:p>
          </table:table-cell>
          <table:table-cell office:value-type="string" calcext:value-type="string">
            <text:p>Violetbank C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74" calcext:value-type="float">
            <text:p>877074</text:p>
          </table:table-cell>
          <table:table-cell office:value-type="string" calcext:value-type="string">
            <text:p>Violetbank D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23" calcext:value-type="float">
            <text:p>877123</text:p>
          </table:table-cell>
          <table:table-cell office:value-type="string" calcext:value-type="string">
            <text:p>Waterval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77123" calcext:value-type="float">
            <text:p>877123</text:p>
          </table:table-cell>
          <table:table-cell office:value-type="string" calcext:value-type="string">
            <text:p>Waterval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7051" calcext:value-type="float">
            <text:p>877051</text:p>
          </table:table-cell>
          <table:table-cell office:value-type="string" calcext:value-type="string">
            <text:p>Welgevonden State Forest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14" calcext:value-type="float">
            <text:p>877014</text:p>
          </table:table-cell>
          <table:table-cell office:value-type="string" calcext:value-type="string">
            <text:p>Welverdiend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101" calcext:value-type="float">
            <text:p>877101</text:p>
          </table:table-cell>
          <table:table-cell office:value-type="string" calcext:value-type="string">
            <text:p>Xanthi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01" calcext:value-type="float">
            <text:p>877101</text:p>
          </table:table-cell>
          <table:table-cell office:value-type="string" calcext:value-type="string">
            <text:p>Xanthi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22" calcext:value-type="float">
            <text:p>877022</text:p>
          </table:table-cell>
          <table:table-cell office:value-type="string" calcext:value-type="string">
            <text:p>Xikhuses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022" calcext:value-type="float">
            <text:p>877022</text:p>
          </table:table-cell>
          <table:table-cell office:value-type="string" calcext:value-type="string">
            <text:p>Xikhusese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88" calcext:value-type="float">
            <text:p>877088</text:p>
          </table:table-cell>
          <table:table-cell office:value-type="string" calcext:value-type="string">
            <text:p>Zoeknog A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7053" calcext:value-type="float">
            <text:p>877053</text:p>
          </table:table-cell>
          <table:table-cell office:value-type="string" calcext:value-type="string">
            <text:p>Zoeknog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7131" calcext:value-type="float">
            <text:p>877131</text:p>
          </table:table-cell>
          <table:table-cell office:value-type="string" calcext:value-type="string">
            <text:p>eMakhazeni B</text:p>
          </table:table-cell>
          <table:table-cell office:value-type="string" calcext:value-type="string">
            <text:p>Bushbuckridge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52" calcext:value-type="float">
            <text:p>874052</text:p>
          </table:table-cell>
          <table:table-cell office:value-type="string" calcext:value-type="string">
            <text:p>Aldi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37" calcext:value-type="float">
            <text:p>874037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70" calcext:value-type="float">
            <text:p>874070</text:p>
          </table:table-cell>
          <table:table-cell office:value-type="string" calcext:value-type="string">
            <text:p>Berlin State Forest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4070" calcext:value-type="float">
            <text:p>874070</text:p>
          </table:table-cell>
          <table:table-cell office:value-type="string" calcext:value-type="string">
            <text:p>Berlin State Forest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0" calcext:value-type="float">
            <text:p>874010</text:p>
          </table:table-cell>
          <table:table-cell office:value-type="string" calcext:value-type="string">
            <text:p>Bhekiswayo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48" calcext:value-type="float">
            <text:p>874048</text:p>
          </table:table-cell>
          <table:table-cell office:value-type="string" calcext:value-type="string">
            <text:p>Broedersvred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35" calcext:value-type="float">
            <text:p>874035</text:p>
          </table:table-cell>
          <table:table-cell office:value-type="string" calcext:value-type="string">
            <text:p>Buyela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59" calcext:value-type="float">
            <text:p>874059</text:p>
          </table:table-cell>
          <table:table-cell office:value-type="string" calcext:value-type="string">
            <text:p>Daantji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874059" calcext:value-type="float">
            <text:p>874059</text:p>
          </table:table-cell>
          <table:table-cell office:value-type="string" calcext:value-type="string">
            <text:p>Daantji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4059" calcext:value-type="float">
            <text:p>874059</text:p>
          </table:table-cell>
          <table:table-cell office:value-type="string" calcext:value-type="string">
            <text:p>Daantji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4057" calcext:value-type="float">
            <text:p>874057</text:p>
          </table:table-cell>
          <table:table-cell office:value-type="string" calcext:value-type="string">
            <text:p>Drum Rock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57" calcext:value-type="float">
            <text:p>874057</text:p>
          </table:table-cell>
          <table:table-cell office:value-type="string" calcext:value-type="string">
            <text:p>Drum Rock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38" calcext:value-type="float">
            <text:p>874038</text:p>
          </table:table-cell>
          <table:table-cell office:value-type="string" calcext:value-type="string">
            <text:p>Dwal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68" calcext:value-type="float">
            <text:p>874068</text:p>
          </table:table-cell>
          <table:table-cell office:value-type="string" calcext:value-type="string">
            <text:p>Elandshoek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4055" calcext:value-type="float">
            <text:p>874055</text:p>
          </table:table-cell>
          <table:table-cell office:value-type="string" calcext:value-type="string">
            <text:p>Emoy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62" calcext:value-type="float">
            <text:p>874062</text:p>
          </table:table-cell>
          <table:table-cell office:value-type="string" calcext:value-type="string">
            <text:p>Entokozw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34" calcext:value-type="float">
            <text:p>874034</text:p>
          </table:table-cell>
          <table:table-cell office:value-type="string" calcext:value-type="string">
            <text:p>Forsicht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24" calcext:value-type="float">
            <text:p>874024</text:p>
          </table:table-cell>
          <table:table-cell office:value-type="string" calcext:value-type="string">
            <text:p>Ga-Tshwe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28" calcext:value-type="float">
            <text:p>874028</text:p>
          </table:table-cell>
          <table:table-cell office:value-type="string" calcext:value-type="string">
            <text:p>Gutshw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29" calcext:value-type="float">
            <text:p>874029</text:p>
          </table:table-cell>
          <table:table-cell office:value-type="string" calcext:value-type="string">
            <text:p>Gutshwakop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4006" calcext:value-type="float">
            <text:p>874006</text:p>
          </table:table-cell>
          <table:table-cell office:value-type="string" calcext:value-type="string">
            <text:p>Hazyview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06" calcext:value-type="float">
            <text:p>874006</text:p>
          </table:table-cell>
          <table:table-cell office:value-type="string" calcext:value-type="string">
            <text:p>Hazyview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4006" calcext:value-type="float">
            <text:p>874006</text:p>
          </table:table-cell>
          <table:table-cell office:value-type="string" calcext:value-type="string">
            <text:p>Hazyview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4006" calcext:value-type="float">
            <text:p>874006</text:p>
          </table:table-cell>
          <table:table-cell office:value-type="string" calcext:value-type="string">
            <text:p>Hazyview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43" calcext:value-type="float">
            <text:p>874043</text:p>
          </table:table-cell>
          <table:table-cell office:value-type="string" calcext:value-type="string">
            <text:p>Hlauhla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8" calcext:value-type="float">
            <text:p>874018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31" calcext:value-type="float">
            <text:p>874031</text:p>
          </table:table-cell>
          <table:table-cell office:value-type="string" calcext:value-type="string">
            <text:p>Kabokw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4031" calcext:value-type="float">
            <text:p>874031</text:p>
          </table:table-cell>
          <table:table-cell office:value-type="string" calcext:value-type="string">
            <text:p>Kabokw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60" calcext:value-type="float">
            <text:p>874060</text:p>
          </table:table-cell>
          <table:table-cell office:value-type="string" calcext:value-type="string">
            <text:p>Kanyamaz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874060" calcext:value-type="float">
            <text:p>874060</text:p>
          </table:table-cell>
          <table:table-cell office:value-type="string" calcext:value-type="string">
            <text:p>Kanyamaz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874060" calcext:value-type="float">
            <text:p>874060</text:p>
          </table:table-cell>
          <table:table-cell office:value-type="string" calcext:value-type="string">
            <text:p>Kanyamaz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4060" calcext:value-type="float">
            <text:p>874060</text:p>
          </table:table-cell>
          <table:table-cell office:value-type="string" calcext:value-type="string">
            <text:p>Kanyamaz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64" calcext:value-type="float">
            <text:p>874064</text:p>
          </table:table-cell>
          <table:table-cell office:value-type="string" calcext:value-type="string">
            <text:p>Karino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4064" calcext:value-type="float">
            <text:p>874064</text:p>
          </table:table-cell>
          <table:table-cell office:value-type="string" calcext:value-type="string">
            <text:p>Karino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27" calcext:value-type="float">
            <text:p>874027</text:p>
          </table:table-cell>
          <table:table-cell office:value-type="string" calcext:value-type="string">
            <text:p>Khumbul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4022" calcext:value-type="float">
            <text:p>874022</text:p>
          </table:table-cell>
          <table:table-cell office:value-type="string" calcext:value-type="string">
            <text:p>Kruger National Park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20" calcext:value-type="float">
            <text:p>874020</text:p>
          </table:table-cell>
          <table:table-cell office:value-type="string" calcext:value-type="string">
            <text:p>Legogot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9" calcext:value-type="float">
            <text:p>874019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58" calcext:value-type="float">
            <text:p>874058</text:p>
          </table:table-cell>
          <table:table-cell office:value-type="string" calcext:value-type="string">
            <text:p>Luphis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36" calcext:value-type="float">
            <text:p>874036</text:p>
          </table:table-cell>
          <table:table-cell office:value-type="string" calcext:value-type="string">
            <text:p>Mahukub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02" calcext:value-type="float">
            <text:p>874002</text:p>
          </table:table-cell>
          <table:table-cell office:value-type="string" calcext:value-type="string">
            <text:p>Mahukule 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08" calcext:value-type="float">
            <text:p>874008</text:p>
          </table:table-cell>
          <table:table-cell office:value-type="string" calcext:value-type="string">
            <text:p>Mahush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72" calcext:value-type="float">
            <text:p>874072</text:p>
          </table:table-cell>
          <table:table-cell office:value-type="string" calcext:value-type="string">
            <text:p>Makawus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4023" calcext:value-type="float">
            <text:p>874023</text:p>
          </table:table-cell>
          <table:table-cell office:value-type="string" calcext:value-type="string">
            <text:p>Makoko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26" calcext:value-type="float">
            <text:p>874026</text:p>
          </table:table-cell>
          <table:table-cell office:value-type="string" calcext:value-type="string">
            <text:p>Malekut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6" calcext:value-type="float">
            <text:p>874016</text:p>
          </table:table-cell>
          <table:table-cell office:value-type="string" calcext:value-type="string">
            <text:p>Manzi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71" calcext:value-type="float">
            <text:p>874071</text:p>
          </table:table-cell>
          <table:table-cell office:value-type="string" calcext:value-type="string">
            <text:p>Matsul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874071" calcext:value-type="float">
            <text:p>874071</text:p>
          </table:table-cell>
          <table:table-cell office:value-type="string" calcext:value-type="string">
            <text:p>Matsul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4071" calcext:value-type="float">
            <text:p>874071</text:p>
          </table:table-cell>
          <table:table-cell office:value-type="string" calcext:value-type="string">
            <text:p>Matsul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4065" calcext:value-type="float">
            <text:p>874065</text:p>
          </table:table-cell>
          <table:table-cell table:number-columns-repeated="2"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4065" calcext:value-type="float">
            <text:p>874065</text:p>
          </table:table-cell>
          <table:table-cell table:number-columns-repeated="2"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4065" calcext:value-type="float">
            <text:p>874065</text:p>
          </table:table-cell>
          <table:table-cell table:number-columns-repeated="2"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4065" calcext:value-type="float">
            <text:p>874065</text:p>
          </table:table-cell>
          <table:table-cell table:number-columns-repeated="2"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65" calcext:value-type="float">
            <text:p>874065</text:p>
          </table:table-cell>
          <table:table-cell table:number-columns-repeated="2"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4065" calcext:value-type="float">
            <text:p>874065</text:p>
          </table:table-cell>
          <table:table-cell table:number-columns-repeated="2"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03" calcext:value-type="float">
            <text:p>874003</text:p>
          </table:table-cell>
          <table:table-cell office:value-type="string" calcext:value-type="string">
            <text:p>Mbombela N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74003" calcext:value-type="float">
            <text:p>874003</text:p>
          </table:table-cell>
          <table:table-cell office:value-type="string" calcext:value-type="string">
            <text:p>Mbombela N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6 - ZALCL: Lowveld cattle and livestock grazing</text:p>
          </table:table-cell>
          <table:table-cell office:value-type="float" office:value="874003" calcext:value-type="float">
            <text:p>874003</text:p>
          </table:table-cell>
          <table:table-cell office:value-type="string" calcext:value-type="string">
            <text:p>Mbombela N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4003" calcext:value-type="float">
            <text:p>874003</text:p>
          </table:table-cell>
          <table:table-cell office:value-type="string" calcext:value-type="string">
            <text:p>Mbombela N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57 - ZAELC: Eastern lowveld mixed cropping</text:p>
          </table:table-cell>
          <table:table-cell office:value-type="float" office:value="874003" calcext:value-type="float">
            <text:p>874003</text:p>
          </table:table-cell>
          <table:table-cell office:value-type="string" calcext:value-type="string">
            <text:p>Mbombela N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74003" calcext:value-type="float">
            <text:p>874003</text:p>
          </table:table-cell>
          <table:table-cell office:value-type="string" calcext:value-type="string">
            <text:p>Mbombela N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4003" calcext:value-type="float">
            <text:p>874003</text:p>
          </table:table-cell>
          <table:table-cell office:value-type="string" calcext:value-type="string">
            <text:p>Mbombela NU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7" calcext:value-type="float">
            <text:p>874017</text:p>
          </table:table-cell>
          <table:table-cell office:value-type="string" calcext:value-type="string">
            <text:p>Mgcoban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4017" calcext:value-type="float">
            <text:p>874017</text:p>
          </table:table-cell>
          <table:table-cell office:value-type="string" calcext:value-type="string">
            <text:p>Mgcoban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44" calcext:value-type="float">
            <text:p>874044</text:p>
          </table:table-cell>
          <table:table-cell office:value-type="string" calcext:value-type="string">
            <text:p>Mhway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67" calcext:value-type="float">
            <text:p>874067</text:p>
          </table:table-cell>
          <table:table-cell office:value-type="string" calcext:value-type="string">
            <text:p>Mpak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4041" calcext:value-type="float">
            <text:p>874041</text:p>
          </table:table-cell>
          <table:table-cell office:value-type="string" calcext:value-type="string">
            <text:p>Msholoz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41" calcext:value-type="float">
            <text:p>874041</text:p>
          </table:table-cell>
          <table:table-cell office:value-type="string" calcext:value-type="string">
            <text:p>Msholoz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54" calcext:value-type="float">
            <text:p>874054</text:p>
          </table:table-cell>
          <table:table-cell office:value-type="string" calcext:value-type="string">
            <text:p>Msogwab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3" calcext:value-type="float">
            <text:p>874013</text:p>
          </table:table-cell>
          <table:table-cell office:value-type="string" calcext:value-type="string">
            <text:p>Mthimb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47" calcext:value-type="float">
            <text:p>874047</text:p>
          </table:table-cell>
          <table:table-cell office:value-type="string" calcext:value-type="string">
            <text:p>Newscom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42" calcext:value-type="float">
            <text:p>874042</text:p>
          </table:table-cell>
          <table:table-cell office:value-type="string" calcext:value-type="string">
            <text:p>Ngodi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4073" calcext:value-type="float">
            <text:p>874073</text:p>
          </table:table-cell>
          <table:table-cell office:value-type="string" calcext:value-type="string">
            <text:p>Ngodwan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4073" calcext:value-type="float">
            <text:p>874073</text:p>
          </table:table-cell>
          <table:table-cell office:value-type="string" calcext:value-type="string">
            <text:p>Ngodwan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73" calcext:value-type="float">
            <text:p>874073</text:p>
          </table:table-cell>
          <table:table-cell office:value-type="string" calcext:value-type="string">
            <text:p>Ngodwan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07" calcext:value-type="float">
            <text:p>874007</text:p>
          </table:table-cell>
          <table:table-cell office:value-type="string" calcext:value-type="string">
            <text:p>Nkamb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30" calcext:value-type="float">
            <text:p>874030</text:p>
          </table:table-cell>
          <table:table-cell office:value-type="string" calcext:value-type="string">
            <text:p>Nkohlakalo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4025" calcext:value-type="float">
            <text:p>874025</text:p>
          </table:table-cell>
          <table:table-cell office:value-type="string" calcext:value-type="string">
            <text:p>Nsikaz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09" calcext:value-type="float">
            <text:p>874009</text:p>
          </table:table-cell>
          <table:table-cell office:value-type="string" calcext:value-type="string">
            <text:p>Numb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51" calcext:value-type="float">
            <text:p>874051</text:p>
          </table:table-cell>
          <table:table-cell office:value-type="string" calcext:value-type="string">
            <text:p>Nyamazan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2" calcext:value-type="float">
            <text:p>874012</text:p>
          </table:table-cell>
          <table:table-cell office:value-type="string" calcext:value-type="string">
            <text:p>Nyong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46" calcext:value-type="float">
            <text:p>874046</text:p>
          </table:table-cell>
          <table:table-cell office:value-type="string" calcext:value-type="string">
            <text:p>Phak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21" calcext:value-type="float">
            <text:p>874021</text:p>
          </table:table-cell>
          <table:table-cell office:value-type="string" calcext:value-type="string">
            <text:p>Phameni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32" calcext:value-type="float">
            <text:p>874032</text:p>
          </table:table-cell>
          <table:table-cell office:value-type="string" calcext:value-type="string">
            <text:p>Phathw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4" calcext:value-type="float">
            <text:p>874014</text:p>
          </table:table-cell>
          <table:table-cell office:value-type="string" calcext:value-type="string">
            <text:p>Phol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53" calcext:value-type="float">
            <text:p>874053</text:p>
          </table:table-cell>
          <table:table-cell office:value-type="string" calcext:value-type="string">
            <text:p>Pienaar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4066" calcext:value-type="float">
            <text:p>874066</text:p>
          </table:table-cell>
          <table:table-cell office:value-type="string" calcext:value-type="string">
            <text:p>Renosterkop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1" calcext:value-type="float">
            <text:p>874011</text:p>
          </table:table-cell>
          <table:table-cell office:value-type="string" calcext:value-type="string">
            <text:p>Salubindz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01" calcext:value-type="float">
            <text:p>874001</text:p>
          </table:table-cell>
          <table:table-cell office:value-type="string" calcext:value-type="string">
            <text:p>Sandfort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49" calcext:value-type="float">
            <text:p>874049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40" calcext:value-type="float">
            <text:p>874040</text:p>
          </table:table-cell>
          <table:table-cell office:value-type="string" calcext:value-type="string">
            <text:p>Siphelany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4040" calcext:value-type="float">
            <text:p>874040</text:p>
          </table:table-cell>
          <table:table-cell office:value-type="string" calcext:value-type="string">
            <text:p>Siphelany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15" calcext:value-type="float">
            <text:p>874015</text:p>
          </table:table-cell>
          <table:table-cell office:value-type="string" calcext:value-type="string">
            <text:p>Swalal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63" calcext:value-type="float">
            <text:p>874063</text:p>
          </table:table-cell>
          <table:table-cell office:value-type="string" calcext:value-type="string">
            <text:p>Tekw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4063" calcext:value-type="float">
            <text:p>874063</text:p>
          </table:table-cell>
          <table:table-cell office:value-type="string" calcext:value-type="string">
            <text:p>Tekwan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4061" calcext:value-type="float">
            <text:p>874061</text:p>
          </table:table-cell>
          <table:table-cell office:value-type="string" calcext:value-type="string">
            <text:p>Tekwane Estat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61" calcext:value-type="float">
            <text:p>874061</text:p>
          </table:table-cell>
          <table:table-cell office:value-type="string" calcext:value-type="string">
            <text:p>Tekwane Estat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05" calcext:value-type="float">
            <text:p>874005</text:p>
          </table:table-cell>
          <table:table-cell office:value-type="string" calcext:value-type="string">
            <text:p>Tshabalal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4005" calcext:value-type="float">
            <text:p>874005</text:p>
          </table:table-cell>
          <table:table-cell office:value-type="string" calcext:value-type="string">
            <text:p>Tshabalal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50" calcext:value-type="float">
            <text:p>874050</text:p>
          </table:table-cell>
          <table:table-cell office:value-type="string" calcext:value-type="string">
            <text:p>Verdoux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04" calcext:value-type="float">
            <text:p>874004</text:p>
          </table:table-cell>
          <table:table-cell office:value-type="string" calcext:value-type="string">
            <text:p>Villa Sabie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4033" calcext:value-type="float">
            <text:p>874033</text:p>
          </table:table-cell>
          <table:table-cell office:value-type="string" calcext:value-type="string">
            <text:p>White River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4033" calcext:value-type="float">
            <text:p>874033</text:p>
          </table:table-cell>
          <table:table-cell office:value-type="string" calcext:value-type="string">
            <text:p>White River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4033" calcext:value-type="float">
            <text:p>874033</text:p>
          </table:table-cell>
          <table:table-cell office:value-type="string" calcext:value-type="string">
            <text:p>White River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4033" calcext:value-type="float">
            <text:p>874033</text:p>
          </table:table-cell>
          <table:table-cell office:value-type="string" calcext:value-type="string">
            <text:p>White River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4033" calcext:value-type="float">
            <text:p>874033</text:p>
          </table:table-cell>
          <table:table-cell office:value-type="string" calcext:value-type="string">
            <text:p>White River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4033" calcext:value-type="float">
            <text:p>874033</text:p>
          </table:table-cell>
          <table:table-cell office:value-type="string" calcext:value-type="string">
            <text:p>White River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4045" calcext:value-type="float">
            <text:p>874045</text:p>
          </table:table-cell>
          <table:table-cell office:value-type="string" calcext:value-type="string">
            <text:p>Zwelisha</text:p>
          </table:table-cell>
          <table:table-cell office:value-type="string" calcext:value-type="string">
            <text:p>Mbombela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22" calcext:value-type="float">
            <text:p>876022</text:p>
          </table:table-cell>
          <table:table-cell office:value-type="string" calcext:value-type="string">
            <text:p>Albertsnek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37" calcext:value-type="float">
            <text:p>876037</text:p>
          </table:table-cell>
          <table:table-cell office:value-type="string" calcext:value-type="string">
            <text:p>Boschfontein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32" calcext:value-type="float">
            <text:p>876032</text:p>
          </table:table-cell>
          <table:table-cell office:value-type="string" calcext:value-type="string">
            <text:p>Driekoppies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32" calcext:value-type="float">
            <text:p>876032</text:p>
          </table:table-cell>
          <table:table-cell office:value-type="string" calcext:value-type="string">
            <text:p>Driekoppies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21" calcext:value-type="float">
            <text:p>876021</text:p>
          </table:table-cell>
          <table:table-cell office:value-type="string" calcext:value-type="string">
            <text:p>Embhoje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6006" calcext:value-type="float">
            <text:p>876006</text:p>
          </table:table-cell>
          <table:table-cell office:value-type="string" calcext:value-type="string">
            <text:p>Emjej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6006" calcext:value-type="float">
            <text:p>876006</text:p>
          </table:table-cell>
          <table:table-cell office:value-type="string" calcext:value-type="string">
            <text:p>Emjej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6006" calcext:value-type="float">
            <text:p>876006</text:p>
          </table:table-cell>
          <table:table-cell office:value-type="string" calcext:value-type="string">
            <text:p>Emjej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31" calcext:value-type="float">
            <text:p>876031</text:p>
          </table:table-cell>
          <table:table-cell office:value-type="string" calcext:value-type="string">
            <text:p>Emtfunti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48" calcext:value-type="float">
            <text:p>876048</text:p>
          </table:table-cell>
          <table:table-cell office:value-type="string" calcext:value-type="string">
            <text:p>Gob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40" calcext:value-type="float">
            <text:p>876040</text:p>
          </table:table-cell>
          <table:table-cell office:value-type="string" calcext:value-type="string">
            <text:p>Hlengesh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40" calcext:value-type="float">
            <text:p>876040</text:p>
          </table:table-cell>
          <table:table-cell office:value-type="string" calcext:value-type="string">
            <text:p>Hlengesh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44" calcext:value-type="float">
            <text:p>876044</text:p>
          </table:table-cell>
          <table:table-cell office:value-type="string" calcext:value-type="string">
            <text:p>Hoy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15" calcext:value-type="float">
            <text:p>876015</text:p>
          </table:table-cell>
          <table:table-cell office:value-type="string" calcext:value-type="string">
            <text:p>Ka-Sibhej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20" calcext:value-type="float">
            <text:p>876020</text:p>
          </table:table-cell>
          <table:table-cell office:value-type="string" calcext:value-type="string">
            <text:p>KaMatsamo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20" calcext:value-type="float">
            <text:p>876020</text:p>
          </table:table-cell>
          <table:table-cell office:value-type="string" calcext:value-type="string">
            <text:p>KaMatsamo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876020" calcext:value-type="float">
            <text:p>876020</text:p>
          </table:table-cell>
          <table:table-cell office:value-type="string" calcext:value-type="string">
            <text:p>KaMatsamo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10" calcext:value-type="float">
            <text:p>876010</text:p>
          </table:table-cell>
          <table:table-cell office:value-type="string" calcext:value-type="string">
            <text:p>Kaapmuiden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17" calcext:value-type="float">
            <text:p>876017</text:p>
          </table:table-cell>
          <table:table-cell office:value-type="string" calcext:value-type="string">
            <text:p>Kamaqhekez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17" calcext:value-type="float">
            <text:p>876017</text:p>
          </table:table-cell>
          <table:table-cell office:value-type="string" calcext:value-type="string">
            <text:p>Kamaqhekez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6017" calcext:value-type="float">
            <text:p>876017</text:p>
          </table:table-cell>
          <table:table-cell office:value-type="string" calcext:value-type="string">
            <text:p>Kamaqhekez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12" calcext:value-type="float">
            <text:p>876012</text:p>
          </table:table-cell>
          <table:table-cell office:value-type="string" calcext:value-type="string">
            <text:p>Kamhlushw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6012" calcext:value-type="float">
            <text:p>876012</text:p>
          </table:table-cell>
          <table:table-cell office:value-type="string" calcext:value-type="string">
            <text:p>Kamhlushw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6004" calcext:value-type="float">
            <text:p>876004</text:p>
          </table:table-cell>
          <table:table-cell office:value-type="string" calcext:value-type="string">
            <text:p>Komatipoort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6004" calcext:value-type="float">
            <text:p>876004</text:p>
          </table:table-cell>
          <table:table-cell office:value-type="string" calcext:value-type="string">
            <text:p>Komatipoort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6004" calcext:value-type="float">
            <text:p>876004</text:p>
          </table:table-cell>
          <table:table-cell office:value-type="string" calcext:value-type="string">
            <text:p>Komatipoort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6001" calcext:value-type="float">
            <text:p>876001</text:p>
          </table:table-cell>
          <table:table-cell office:value-type="string" calcext:value-type="string">
            <text:p>Kruger National Park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46" calcext:value-type="float">
            <text:p>876046</text:p>
          </table:table-cell>
          <table:table-cell office:value-type="string" calcext:value-type="string">
            <text:p>KwaMandul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47" calcext:value-type="float">
            <text:p>876047</text:p>
          </table:table-cell>
          <table:table-cell office:value-type="string" calcext:value-type="string">
            <text:p>KwaSipun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47" calcext:value-type="float">
            <text:p>876047</text:p>
          </table:table-cell>
          <table:table-cell office:value-type="string" calcext:value-type="string">
            <text:p>KwaSipun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28" calcext:value-type="float">
            <text:p>876028</text:p>
          </table:table-cell>
          <table:table-cell office:value-type="string" calcext:value-type="string">
            <text:p>KwaZibukw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6005" calcext:value-type="float">
            <text:p>876005</text:p>
          </table:table-cell>
          <table:table-cell office:value-type="string" calcext:value-type="string">
            <text:p>Lebombo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25" calcext:value-type="float">
            <text:p>876025</text:p>
          </table:table-cell>
          <table:table-cell office:value-type="string" calcext:value-type="string">
            <text:p>Lilydal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24" calcext:value-type="float">
            <text:p>876024</text:p>
          </table:table-cell>
          <table:table-cell office:value-type="string" calcext:value-type="string">
            <text:p>Louievill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6008" calcext:value-type="float">
            <text:p>876008</text:p>
          </table:table-cell>
          <table:table-cell office:value-type="string" calcext:value-type="string">
            <text:p>M'hat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6008" calcext:value-type="float">
            <text:p>876008</text:p>
          </table:table-cell>
          <table:table-cell office:value-type="string" calcext:value-type="string">
            <text:p>M'hat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42" calcext:value-type="float">
            <text:p>876042</text:p>
          </table:table-cell>
          <table:table-cell office:value-type="string" calcext:value-type="string">
            <text:p>Madane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42" calcext:value-type="float">
            <text:p>876042</text:p>
          </table:table-cell>
          <table:table-cell office:value-type="string" calcext:value-type="string">
            <text:p>Madane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43" calcext:value-type="float">
            <text:p>876043</text:p>
          </table:table-cell>
          <table:table-cell office:value-type="string" calcext:value-type="string">
            <text:p>Magoge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51" calcext:value-type="float">
            <text:p>876051</text:p>
          </table:table-cell>
          <table:table-cell office:value-type="string" calcext:value-type="string">
            <text:p>Magud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6009" calcext:value-type="float">
            <text:p>876009</text:p>
          </table:table-cell>
          <table:table-cell office:value-type="string" calcext:value-type="string">
            <text:p>Malal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6009" calcext:value-type="float">
            <text:p>876009</text:p>
          </table:table-cell>
          <table:table-cell office:value-type="string" calcext:value-type="string">
            <text:p>Malal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6009" calcext:value-type="float">
            <text:p>876009</text:p>
          </table:table-cell>
          <table:table-cell office:value-type="string" calcext:value-type="string">
            <text:p>Malal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56" calcext:value-type="float">
            <text:p>876056</text:p>
          </table:table-cell>
          <table:table-cell office:value-type="string" calcext:value-type="string">
            <text:p>Manang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39" calcext:value-type="float">
            <text:p>876039</text:p>
          </table:table-cell>
          <table:table-cell office:value-type="string" calcext:value-type="string">
            <text:p>Mangwe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6002" calcext:value-type="float">
            <text:p>876002</text:p>
          </table:table-cell>
          <table:table-cell office:value-type="string" calcext:value-type="string">
            <text:p>Marloth Park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52" calcext:value-type="float">
            <text:p>876052</text:p>
          </table:table-cell>
          <table:table-cell office:value-type="string" calcext:value-type="string">
            <text:p>Masibekel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52" calcext:value-type="float">
            <text:p>876052</text:p>
          </table:table-cell>
          <table:table-cell office:value-type="string" calcext:value-type="string">
            <text:p>Masibekel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34" calcext:value-type="float">
            <text:p>876034</text:p>
          </table:table-cell>
          <table:table-cell office:value-type="string" calcext:value-type="string">
            <text:p>Matsamo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34" calcext:value-type="float">
            <text:p>876034</text:p>
          </table:table-cell>
          <table:table-cell office:value-type="string" calcext:value-type="string">
            <text:p>Matsamo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45" calcext:value-type="float">
            <text:p>876045</text:p>
          </table:table-cell>
          <table:table-cell office:value-type="string" calcext:value-type="string">
            <text:p>Mbangw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54" calcext:value-type="float">
            <text:p>876054</text:p>
          </table:table-cell>
          <table:table-cell office:value-type="string" calcext:value-type="string">
            <text:p>Mbuzi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50" calcext:value-type="float">
            <text:p>876050</text:p>
          </table:table-cell>
          <table:table-cell office:value-type="string" calcext:value-type="string">
            <text:p>Mgobod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19" calcext:value-type="float">
            <text:p>876019</text:p>
          </table:table-cell>
          <table:table-cell office:value-type="string" calcext:value-type="string">
            <text:p>Mhlambanyats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33" calcext:value-type="float">
            <text:p>876033</text:p>
          </table:table-cell>
          <table:table-cell office:value-type="string" calcext:value-type="string">
            <text:p>Middelplaas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33" calcext:value-type="float">
            <text:p>876033</text:p>
          </table:table-cell>
          <table:table-cell office:value-type="string" calcext:value-type="string">
            <text:p>Middelplaas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30" calcext:value-type="float">
            <text:p>876030</text:p>
          </table:table-cell>
          <table:table-cell office:value-type="string" calcext:value-type="string">
            <text:p>Mzint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6030" calcext:value-type="float">
            <text:p>876030</text:p>
          </table:table-cell>
          <table:table-cell office:value-type="string" calcext:value-type="string">
            <text:p>Mzint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36" calcext:value-type="float">
            <text:p>876036</text:p>
          </table:table-cell>
          <table:table-cell office:value-type="string" calcext:value-type="string">
            <text:p>Ngwenyeni 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18" calcext:value-type="float">
            <text:p>876018</text:p>
          </table:table-cell>
          <table:table-cell office:value-type="string" calcext:value-type="string">
            <text:p>Ngwenyeni B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18" calcext:value-type="float">
            <text:p>876018</text:p>
          </table:table-cell>
          <table:table-cell office:value-type="string" calcext:value-type="string">
            <text:p>Ngwenyeni B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03" calcext:value-type="float">
            <text:p>876003</text:p>
          </table:table-cell>
          <table:table-cell office:value-type="string" calcext:value-type="string">
            <text:p>Nkomazi N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6 - ZALCL: Lowveld cattle and livestock grazing</text:p>
          </table:table-cell>
          <table:table-cell office:value-type="float" office:value="876003" calcext:value-type="float">
            <text:p>876003</text:p>
          </table:table-cell>
          <table:table-cell office:value-type="string" calcext:value-type="string">
            <text:p>Nkomazi N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03" calcext:value-type="float">
            <text:p>876003</text:p>
          </table:table-cell>
          <table:table-cell office:value-type="string" calcext:value-type="string">
            <text:p>Nkomazi N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57 - ZAELC: Eastern lowveld mixed cropping</text:p>
          </table:table-cell>
          <table:table-cell office:value-type="float" office:value="876003" calcext:value-type="float">
            <text:p>876003</text:p>
          </table:table-cell>
          <table:table-cell office:value-type="string" calcext:value-type="string">
            <text:p>Nkomazi N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03" calcext:value-type="float">
            <text:p>876003</text:p>
          </table:table-cell>
          <table:table-cell office:value-type="string" calcext:value-type="string">
            <text:p>Nkomazi N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76003" calcext:value-type="float">
            <text:p>876003</text:p>
          </table:table-cell>
          <table:table-cell office:value-type="string" calcext:value-type="string">
            <text:p>Nkomazi N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53" calcext:value-type="float">
            <text:p>876053</text:p>
          </table:table-cell>
          <table:table-cell office:value-type="string" calcext:value-type="string">
            <text:p>Nsizw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35" calcext:value-type="float">
            <text:p>876035</text:p>
          </table:table-cell>
          <table:table-cell office:value-type="string" calcext:value-type="string">
            <text:p>Ntund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14" calcext:value-type="float">
            <text:p>876014</text:p>
          </table:table-cell>
          <table:table-cell office:value-type="string" calcext:value-type="string">
            <text:p>Phiv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07" calcext:value-type="float">
            <text:p>876007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6007" calcext:value-type="float">
            <text:p>876007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23" calcext:value-type="float">
            <text:p>876023</text:p>
          </table:table-cell>
          <table:table-cell office:value-type="string" calcext:value-type="string">
            <text:p>Shiyalongubo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49" calcext:value-type="float">
            <text:p>876049</text:p>
          </table:table-cell>
          <table:table-cell office:value-type="string" calcext:value-type="string">
            <text:p>Sibang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16" calcext:value-type="float">
            <text:p>876016</text:p>
          </table:table-cell>
          <table:table-cell office:value-type="string" calcext:value-type="string">
            <text:p>Sibaye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16" calcext:value-type="float">
            <text:p>876016</text:p>
          </table:table-cell>
          <table:table-cell office:value-type="string" calcext:value-type="string">
            <text:p>Sibaye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876016" calcext:value-type="float">
            <text:p>876016</text:p>
          </table:table-cell>
          <table:table-cell office:value-type="string" calcext:value-type="string">
            <text:p>Sibayeni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13" calcext:value-type="float">
            <text:p>876013</text:p>
          </table:table-cell>
          <table:table-cell office:value-type="string" calcext:value-type="string">
            <text:p>Sidlamaf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41" calcext:value-type="float">
            <text:p>876041</text:p>
          </table:table-cell>
          <table:table-cell office:value-type="string" calcext:value-type="string">
            <text:p>Sikhwahlan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26" calcext:value-type="float">
            <text:p>876026</text:p>
          </table:table-cell>
          <table:table-cell office:value-type="string" calcext:value-type="string">
            <text:p>Sincobile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38" calcext:value-type="float">
            <text:p>876038</text:p>
          </table:table-cell>
          <table:table-cell office:value-type="string" calcext:value-type="string">
            <text:p>Skoonplaas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6055" calcext:value-type="float">
            <text:p>876055</text:p>
          </table:table-cell>
          <table:table-cell office:value-type="string" calcext:value-type="string">
            <text:p>Thambokhulu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29" calcext:value-type="float">
            <text:p>876029</text:p>
          </table:table-cell>
          <table:table-cell office:value-type="string" calcext:value-type="string">
            <text:p>Tonga 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29" calcext:value-type="float">
            <text:p>876029</text:p>
          </table:table-cell>
          <table:table-cell office:value-type="string" calcext:value-type="string">
            <text:p>Tonga A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6027" calcext:value-type="float">
            <text:p>876027</text:p>
          </table:table-cell>
          <table:table-cell office:value-type="string" calcext:value-type="string">
            <text:p>Tonga B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6011" calcext:value-type="float">
            <text:p>876011</text:p>
          </table:table-cell>
          <table:table-cell office:value-type="string" calcext:value-type="string">
            <text:p>Vlakbult</text:p>
          </table:table-cell>
          <table:table-cell office:value-type="string" calcext:value-type="string">
            <text:p>Nkomaz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3002" calcext:value-type="float">
            <text:p>873002</text:p>
          </table:table-cell>
          <table:table-cell office:value-type="string" calcext:value-type="string">
            <text:p>Blyde River Canyon Nature Reserv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3015" calcext:value-type="float">
            <text:p>873015</text:p>
          </table:table-cell>
          <table:table-cell office:value-type="string" calcext:value-type="string">
            <text:p>Bosoord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3016" calcext:value-type="float">
            <text:p>873016</text:p>
          </table:table-cell>
          <table:table-cell office:value-type="string" calcext:value-type="string">
            <text:p>Brooklands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3007" calcext:value-type="float">
            <text:p>873007</text:p>
          </table:table-cell>
          <table:table-cell office:value-type="string" calcext:value-type="string">
            <text:p>Graskop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3007" calcext:value-type="float">
            <text:p>873007</text:p>
          </table:table-cell>
          <table:table-cell office:value-type="string" calcext:value-type="string">
            <text:p>Graskop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3007" calcext:value-type="float">
            <text:p>873007</text:p>
          </table:table-cell>
          <table:table-cell office:value-type="string" calcext:value-type="string">
            <text:p>Graskop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3001" calcext:value-type="float">
            <text:p>873001</text:p>
          </table:table-cell>
          <table:table-cell office:value-type="string" calcext:value-type="string">
            <text:p>Leroro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3014" calcext:value-type="float">
            <text:p>873014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3011" calcext:value-type="float">
            <text:p>873011</text:p>
          </table:table-cell>
          <table:table-cell office:value-type="string" calcext:value-type="string">
            <text:p>Lydenburg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3011" calcext:value-type="float">
            <text:p>873011</text:p>
          </table:table-cell>
          <table:table-cell office:value-type="string" calcext:value-type="string">
            <text:p>Lydenburg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3012" calcext:value-type="float">
            <text:p>873012</text:p>
          </table:table-cell>
          <table:table-cell office:value-type="string" calcext:value-type="string">
            <text:p>Mashishing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3012" calcext:value-type="float">
            <text:p>873012</text:p>
          </table:table-cell>
          <table:table-cell office:value-type="string" calcext:value-type="string">
            <text:p>Mashishing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3012" calcext:value-type="float">
            <text:p>873012</text:p>
          </table:table-cell>
          <table:table-cell office:value-type="string" calcext:value-type="string">
            <text:p>Mashishing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3012" calcext:value-type="float">
            <text:p>873012</text:p>
          </table:table-cell>
          <table:table-cell office:value-type="string" calcext:value-type="string">
            <text:p>Mashishing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3012" calcext:value-type="float">
            <text:p>873012</text:p>
          </table:table-cell>
          <table:table-cell office:value-type="string" calcext:value-type="string">
            <text:p>Mashishing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3012" calcext:value-type="float">
            <text:p>873012</text:p>
          </table:table-cell>
          <table:table-cell office:value-type="string" calcext:value-type="string">
            <text:p>Mashishing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3003" calcext:value-type="float">
            <text:p>873003</text:p>
          </table:table-cell>
          <table:table-cell office:value-type="string" calcext:value-type="string">
            <text:p>Matibidi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1 - ZALCM: Lowveld open access mixed farming</text:p>
          </table:table-cell>
          <table:table-cell office:value-type="float" office:value="873005" calcext:value-type="float">
            <text:p>873005</text:p>
          </table:table-cell>
          <table:table-cell office:value-type="string" calcext:value-type="string">
            <text:p>Moremela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3006" calcext:value-type="float">
            <text:p>873006</text:p>
          </table:table-cell>
          <table:table-cell office:value-type="string" calcext:value-type="string">
            <text:p>Pilgrim's Rest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3006" calcext:value-type="float">
            <text:p>873006</text:p>
          </table:table-cell>
          <table:table-cell office:value-type="string" calcext:value-type="string">
            <text:p>Pilgrim's Rest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3006" calcext:value-type="float">
            <text:p>873006</text:p>
          </table:table-cell>
          <table:table-cell office:value-type="string" calcext:value-type="string">
            <text:p>Pilgrim's Rest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3006" calcext:value-type="float">
            <text:p>873006</text:p>
          </table:table-cell>
          <table:table-cell office:value-type="string" calcext:value-type="string">
            <text:p>Pilgrim's Rest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3009" calcext:value-type="float">
            <text:p>873009</text:p>
          </table:table-cell>
          <table:table-cell office:value-type="string" calcext:value-type="string">
            <text:p>Sabi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3009" calcext:value-type="float">
            <text:p>873009</text:p>
          </table:table-cell>
          <table:table-cell office:value-type="string" calcext:value-type="string">
            <text:p>Sabi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3009" calcext:value-type="float">
            <text:p>873009</text:p>
          </table:table-cell>
          <table:table-cell office:value-type="string" calcext:value-type="string">
            <text:p>Sabi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3009" calcext:value-type="float">
            <text:p>873009</text:p>
          </table:table-cell>
          <table:table-cell office:value-type="string" calcext:value-type="string">
            <text:p>Sabi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3009" calcext:value-type="float">
            <text:p>873009</text:p>
          </table:table-cell>
          <table:table-cell office:value-type="string" calcext:value-type="string">
            <text:p>Sabi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3008" calcext:value-type="float">
            <text:p>873008</text:p>
          </table:table-cell>
          <table:table-cell office:value-type="string" calcext:value-type="string">
            <text:p>Simil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3008" calcext:value-type="float">
            <text:p>873008</text:p>
          </table:table-cell>
          <table:table-cell office:value-type="string" calcext:value-type="string">
            <text:p>Simil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3008" calcext:value-type="float">
            <text:p>873008</text:p>
          </table:table-cell>
          <table:table-cell office:value-type="string" calcext:value-type="string">
            <text:p>Simil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3008" calcext:value-type="float">
            <text:p>873008</text:p>
          </table:table-cell>
          <table:table-cell office:value-type="string" calcext:value-type="string">
            <text:p>Simile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3013" calcext:value-type="float">
            <text:p>873013</text:p>
          </table:table-cell>
          <table:table-cell office:value-type="string" calcext:value-type="string">
            <text:p>Sterkspruit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73004" calcext:value-type="float">
            <text:p>873004</text:p>
          </table:table-cell>
          <table:table-cell office:value-type="string" calcext:value-type="string">
            <text:p>Thaba Chweu NU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3 - ZAEMA: Eastern mountains mixed agriculture</text:p>
          </table:table-cell>
          <table:table-cell office:value-type="float" office:value="873004" calcext:value-type="float">
            <text:p>873004</text:p>
          </table:table-cell>
          <table:table-cell office:value-type="string" calcext:value-type="string">
            <text:p>Thaba Chweu NU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73004" calcext:value-type="float">
            <text:p>873004</text:p>
          </table:table-cell>
          <table:table-cell office:value-type="string" calcext:value-type="string">
            <text:p>Thaba Chweu NU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3004" calcext:value-type="float">
            <text:p>873004</text:p>
          </table:table-cell>
          <table:table-cell office:value-type="string" calcext:value-type="string">
            <text:p>Thaba Chweu NU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50 - ZAPRP: Protected, private nature or game reserve</text:p>
          </table:table-cell>
          <table:table-cell office:value-type="float" office:value="873004" calcext:value-type="float">
            <text:p>873004</text:p>
          </table:table-cell>
          <table:table-cell office:value-type="string" calcext:value-type="string">
            <text:p>Thaba Chweu NU</text:p>
          </table:table-cell>
          <table:table-cell office:value-type="string" calcext:value-type="string">
            <text:p>Thaba Chweu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6 - ZALCL: Lowveld cattle and livestock grazing</text:p>
          </table:table-cell>
          <table:table-cell office:value-type="float" office:value="875006" calcext:value-type="float">
            <text:p>875006</text:p>
          </table:table-cell>
          <table:table-cell office:value-type="string" calcext:value-type="string">
            <text:p>Barberton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5006" calcext:value-type="float">
            <text:p>875006</text:p>
          </table:table-cell>
          <table:table-cell office:value-type="string" calcext:value-type="string">
            <text:p>Barberton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5006" calcext:value-type="float">
            <text:p>875006</text:p>
          </table:table-cell>
          <table:table-cell office:value-type="string" calcext:value-type="string">
            <text:p>Barberton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5006" calcext:value-type="float">
            <text:p>875006</text:p>
          </table:table-cell>
          <table:table-cell office:value-type="string" calcext:value-type="string">
            <text:p>Barberton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5006" calcext:value-type="float">
            <text:p>875006</text:p>
          </table:table-cell>
          <table:table-cell office:value-type="string" calcext:value-type="string">
            <text:p>Barberton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59101 - ZALOC: Lowveld open access cattle and other income</text:p>
          </table:table-cell>
          <table:table-cell office:value-type="float" office:value="875001" calcext:value-type="float">
            <text:p>875001</text:p>
          </table:table-cell>
          <table:table-cell office:value-type="string" calcext:value-type="string">
            <text:p>Bonanza Gold Mine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5007" calcext:value-type="float">
            <text:p>875007</text:p>
          </table:table-cell>
          <table:table-cell office:value-type="string" calcext:value-type="string">
            <text:p>Emjindini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5007" calcext:value-type="float">
            <text:p>875007</text:p>
          </table:table-cell>
          <table:table-cell office:value-type="string" calcext:value-type="string">
            <text:p>Emjindini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5007" calcext:value-type="float">
            <text:p>875007</text:p>
          </table:table-cell>
          <table:table-cell office:value-type="string" calcext:value-type="string">
            <text:p>Emjindini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75003" calcext:value-type="float">
            <text:p>875003</text:p>
          </table:table-cell>
          <table:table-cell office:value-type="string" calcext:value-type="string">
            <text:p>Glenthorpe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6 - ZALCL: Lowveld cattle and livestock grazing</text:p>
          </table:table-cell>
          <table:table-cell office:value-type="float" office:value="875004" calcext:value-type="float">
            <text:p>875004</text:p>
          </table:table-cell>
          <table:table-cell office:value-type="string" calcext:value-type="string">
            <text:p>Staatsgrond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75002" calcext:value-type="float">
            <text:p>875002</text:p>
          </table:table-cell>
          <table:table-cell office:value-type="string" calcext:value-type="string">
            <text:p>Umjindi NU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6 - ZALCL: Lowveld cattle and livestock grazing</text:p>
          </table:table-cell>
          <table:table-cell office:value-type="float" office:value="875002" calcext:value-type="float">
            <text:p>875002</text:p>
          </table:table-cell>
          <table:table-cell office:value-type="string" calcext:value-type="string">
            <text:p>Umjindi NU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57 - ZAELC: Eastern lowveld mixed cropping</text:p>
          </table:table-cell>
          <table:table-cell office:value-type="float" office:value="875002" calcext:value-type="float">
            <text:p>875002</text:p>
          </table:table-cell>
          <table:table-cell office:value-type="string" calcext:value-type="string">
            <text:p>Umjindi NU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451 - ZALSU: Lowveld commercial sugar farming</text:p>
          </table:table-cell>
          <table:table-cell office:value-type="float" office:value="875002" calcext:value-type="float">
            <text:p>875002</text:p>
          </table:table-cell>
          <table:table-cell office:value-type="string" calcext:value-type="string">
            <text:p>Umjindi NU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75002" calcext:value-type="float">
            <text:p>875002</text:p>
          </table:table-cell>
          <table:table-cell office:value-type="string" calcext:value-type="string">
            <text:p>Umjindi NU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5002" calcext:value-type="float">
            <text:p>875002</text:p>
          </table:table-cell>
          <table:table-cell office:value-type="string" calcext:value-type="string">
            <text:p>Umjindi NU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5002" calcext:value-type="float">
            <text:p>875002</text:p>
          </table:table-cell>
          <table:table-cell office:value-type="string" calcext:value-type="string">
            <text:p>Umjindi NU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5005" calcext:value-type="float">
            <text:p>875005</text:p>
          </table:table-cell>
          <table:table-cell office:value-type="string" calcext:value-type="string">
            <text:p>Verulum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5005" calcext:value-type="float">
            <text:p>875005</text:p>
          </table:table-cell>
          <table:table-cell office:value-type="string" calcext:value-type="string">
            <text:p>Verulum</text:p>
          </table:table-cell>
          <table:table-cell office:value-type="string" calcext:value-type="string">
            <text:p>Umjindi</text:p>
          </table:table-cell>
          <table:table-cell office:value-type="string" calcext:value-type="string">
            <text:p>Ehlanzeni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18" calcext:value-type="float">
            <text:p>860018</text:p>
          </table:table-cell>
          <table:table-cell office:value-type="string" calcext:value-type="string">
            <text:p>Aarnhemburg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02" calcext:value-type="float">
            <text:p>860002</text:p>
          </table:table-cell>
          <table:table-cell office:value-type="string" calcext:value-type="string">
            <text:p>Albert Luthuli NU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60002" calcext:value-type="float">
            <text:p>860002</text:p>
          </table:table-cell>
          <table:table-cell office:value-type="string" calcext:value-type="string">
            <text:p>Albert Luthuli NU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0002" calcext:value-type="float">
            <text:p>860002</text:p>
          </table:table-cell>
          <table:table-cell office:value-type="string" calcext:value-type="string">
            <text:p>Albert Luthuli NU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6 - ZAMLC: Cold highveld mixed livestock and crops</text:p>
          </table:table-cell>
          <table:table-cell office:value-type="float" office:value="860002" calcext:value-type="float">
            <text:p>860002</text:p>
          </table:table-cell>
          <table:table-cell office:value-type="string" calcext:value-type="string">
            <text:p>Albert Luthuli NU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58 - ZAHVC: Highveld vegetables and crops</text:p>
          </table:table-cell>
          <table:table-cell office:value-type="float" office:value="860002" calcext:value-type="float">
            <text:p>860002</text:p>
          </table:table-cell>
          <table:table-cell office:value-type="string" calcext:value-type="string">
            <text:p>Albert Luthuli NU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0002" calcext:value-type="float">
            <text:p>860002</text:p>
          </table:table-cell>
          <table:table-cell office:value-type="string" calcext:value-type="string">
            <text:p>Albert Luthuli NU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06" calcext:value-type="float">
            <text:p>860006</text:p>
          </table:table-cell>
          <table:table-cell office:value-type="string" calcext:value-type="string">
            <text:p>Avontuur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0005" calcext:value-type="float">
            <text:p>860005</text:p>
          </table:table-cell>
          <table:table-cell office:value-type="string" calcext:value-type="string">
            <text:p>Badplaas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0005" calcext:value-type="float">
            <text:p>860005</text:p>
          </table:table-cell>
          <table:table-cell office:value-type="string" calcext:value-type="string">
            <text:p>Badplaas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9" calcext:value-type="float">
            <text:p>860039</text:p>
          </table:table-cell>
          <table:table-cell office:value-type="string" calcext:value-type="string">
            <text:p>Betty's Goed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4" calcext:value-type="float">
            <text:p>860044</text:p>
          </table:table-cell>
          <table:table-cell office:value-type="string" calcext:value-type="string">
            <text:p>Caithness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0020" calcext:value-type="float">
            <text:p>8600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0020" calcext:value-type="float">
            <text:p>8600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0020" calcext:value-type="float">
            <text:p>8600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0020" calcext:value-type="float">
            <text:p>8600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0020" calcext:value-type="float">
            <text:p>8600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0053" calcext:value-type="float">
            <text:p>860053</text:p>
          </table:table-cell>
          <table:table-cell office:value-type="string" calcext:value-type="string">
            <text:p>Daval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60014" calcext:value-type="float">
            <text:p>860014</text:p>
          </table:table-cell>
          <table:table-cell office:value-type="string" calcext:value-type="string">
            <text:p>Dibab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51" calcext:value-type="float">
            <text:p>860051</text:p>
          </table:table-cell>
          <table:table-cell office:value-type="string" calcext:value-type="string">
            <text:p>Diepdal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0051" calcext:value-type="float">
            <text:p>860051</text:p>
          </table:table-cell>
          <table:table-cell office:value-type="string" calcext:value-type="string">
            <text:p>Diepdal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9" calcext:value-type="float">
            <text:p>860049</text:p>
          </table:table-cell>
          <table:table-cell office:value-type="string" calcext:value-type="string">
            <text:p>Dumbarton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5" calcext:value-type="float">
            <text:p>860035</text:p>
          </table:table-cell>
          <table:table-cell office:value-type="string" calcext:value-type="string">
            <text:p>Dundonald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0017" calcext:value-type="float">
            <text:p>860017</text:p>
          </table:table-cell>
          <table:table-cell office:value-type="string" calcext:value-type="string">
            <text:p>Ekulinden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11" calcext:value-type="float">
            <text:p>860011</text:p>
          </table:table-cell>
          <table:table-cell office:value-type="string" calcext:value-type="string">
            <text:p>Embhulen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15" calcext:value-type="float">
            <text:p>860015</text:p>
          </table:table-cell>
          <table:table-cell office:value-type="string" calcext:value-type="string">
            <text:p>Engonin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22" calcext:value-type="float">
            <text:p>860022</text:p>
          </table:table-cell>
          <table:table-cell office:value-type="string" calcext:value-type="string">
            <text:p>Enkhab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29" calcext:value-type="float">
            <text:p>860029</text:p>
          </table:table-cell>
          <table:table-cell office:value-type="string" calcext:value-type="string">
            <text:p>Esgwil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0029" calcext:value-type="float">
            <text:p>860029</text:p>
          </table:table-cell>
          <table:table-cell office:value-type="string" calcext:value-type="string">
            <text:p>Esgwil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1" calcext:value-type="float">
            <text:p>860031</text:p>
          </table:table-cell>
          <table:table-cell office:value-type="string" calcext:value-type="string">
            <text:p>Etjelembub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50" calcext:value-type="float">
            <text:p>860050</text:p>
          </table:table-cell>
          <table:table-cell office:value-type="string" calcext:value-type="string">
            <text:p>Ferni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7" calcext:value-type="float">
            <text:p>860037</text:p>
          </table:table-cell>
          <table:table-cell office:value-type="string" calcext:value-type="string">
            <text:p>Glenmor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0" calcext:value-type="float">
            <text:p>860040</text:p>
          </table:table-cell>
          <table:table-cell office:value-type="string" calcext:value-type="string">
            <text:p>Hereford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0040" calcext:value-type="float">
            <text:p>860040</text:p>
          </table:table-cell>
          <table:table-cell office:value-type="string" calcext:value-type="string">
            <text:p>Hereford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8" calcext:value-type="float">
            <text:p>860038</text:p>
          </table:table-cell>
          <table:table-cell office:value-type="string" calcext:value-type="string">
            <text:p>Holek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2" calcext:value-type="float">
            <text:p>860032</text:p>
          </table:table-cell>
          <table:table-cell office:value-type="string" calcext:value-type="string">
            <text:p>Houtbos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7" calcext:value-type="float">
            <text:p>860047</text:p>
          </table:table-cell>
          <table:table-cell office:value-type="string" calcext:value-type="string">
            <text:p>Izidong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26" calcext:value-type="float">
            <text:p>860026</text:p>
          </table:table-cell>
          <table:table-cell office:value-type="string" calcext:value-type="string">
            <text:p>Kalwerskraal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19" calcext:value-type="float">
            <text:p>860019</text:p>
          </table:table-cell>
          <table:table-cell office:value-type="string" calcext:value-type="string">
            <text:p>Lukwatin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860019" calcext:value-type="float">
            <text:p>860019</text:p>
          </table:table-cell>
          <table:table-cell office:value-type="string" calcext:value-type="string">
            <text:p>Lukwatin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60019" calcext:value-type="float">
            <text:p>860019</text:p>
          </table:table-cell>
          <table:table-cell office:value-type="string" calcext:value-type="string">
            <text:p>Lukwatin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1" calcext:value-type="float">
            <text:p>860041</text:p>
          </table:table-cell>
          <table:table-cell office:value-type="string" calcext:value-type="string">
            <text:p>Mafumulo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12" calcext:value-type="float">
            <text:p>860012</text:p>
          </table:table-cell>
          <table:table-cell office:value-type="string" calcext:value-type="string">
            <text:p>Malahlek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16" calcext:value-type="float">
            <text:p>860016</text:p>
          </table:table-cell>
          <table:table-cell office:value-type="string" calcext:value-type="string">
            <text:p>Manaar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0004" calcext:value-type="float">
            <text:p>860004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0004" calcext:value-type="float">
            <text:p>860004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0004" calcext:value-type="float">
            <text:p>860004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3" calcext:value-type="float">
            <text:p>860033</text:p>
          </table:table-cell>
          <table:table-cell office:value-type="string" calcext:value-type="string">
            <text:p>Maphundlwan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0003" calcext:value-type="float">
            <text:p>860003</text:p>
          </table:table-cell>
          <table:table-cell office:value-type="string" calcext:value-type="string">
            <text:p>Maryval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6" calcext:value-type="float">
            <text:p>860046</text:p>
          </table:table-cell>
          <table:table-cell office:value-type="string" calcext:value-type="string">
            <text:p>Maxflower Gat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5" calcext:value-type="float">
            <text:p>860045</text:p>
          </table:table-cell>
          <table:table-cell office:value-type="string" calcext:value-type="string">
            <text:p>Mayflower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60045" calcext:value-type="float">
            <text:p>860045</text:p>
          </table:table-cell>
          <table:table-cell office:value-type="string" calcext:value-type="string">
            <text:p>Mayflower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08" calcext:value-type="float">
            <text:p>860008</text:p>
          </table:table-cell>
          <table:table-cell office:value-type="string" calcext:value-type="string">
            <text:p>Mbejek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24" calcext:value-type="float">
            <text:p>860024</text:p>
          </table:table-cell>
          <table:table-cell office:value-type="string" calcext:value-type="string">
            <text:p>Modergat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23" calcext:value-type="float">
            <text:p>860023</text:p>
          </table:table-cell>
          <table:table-cell office:value-type="string" calcext:value-type="string">
            <text:p>Mooiplaas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8" calcext:value-type="float">
            <text:p>860048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21" calcext:value-type="float">
            <text:p>860021</text:p>
          </table:table-cell>
          <table:table-cell office:value-type="string" calcext:value-type="string">
            <text:p>Nhlab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10" calcext:value-type="float">
            <text:p>860010</text:p>
          </table:table-cell>
          <table:table-cell office:value-type="string" calcext:value-type="string">
            <text:p>Nhlazatj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860010" calcext:value-type="float">
            <text:p>860010</text:p>
          </table:table-cell>
          <table:table-cell office:value-type="string" calcext:value-type="string">
            <text:p>Nhlazatj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60010" calcext:value-type="float">
            <text:p>860010</text:p>
          </table:table-cell>
          <table:table-cell office:value-type="string" calcext:value-type="string">
            <text:p>Nhlazatj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0007" calcext:value-type="float">
            <text:p>860007</text:p>
          </table:table-cell>
          <table:table-cell office:value-type="string" calcext:value-type="string">
            <text:p>Nooitgedachdam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0052" calcext:value-type="float">
            <text:p>860052</text:p>
          </table:table-cell>
          <table:table-cell office:value-type="string" calcext:value-type="string">
            <text:p>Northden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4" calcext:value-type="float">
            <text:p>860034</text:p>
          </table:table-cell>
          <table:table-cell office:value-type="string" calcext:value-type="string">
            <text:p>Phophonyan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6" calcext:value-type="float">
            <text:p>860036</text:p>
          </table:table-cell>
          <table:table-cell office:value-type="string" calcext:value-type="string">
            <text:p>Redhill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0036" calcext:value-type="float">
            <text:p>860036</text:p>
          </table:table-cell>
          <table:table-cell office:value-type="string" calcext:value-type="string">
            <text:p>Redhill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2" calcext:value-type="float">
            <text:p>860042</text:p>
          </table:table-cell>
          <table:table-cell office:value-type="string" calcext:value-type="string">
            <text:p>Robinsdale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13" calcext:value-type="float">
            <text:p>860013</text:p>
          </table:table-cell>
          <table:table-cell office:value-type="string" calcext:value-type="string">
            <text:p>Theeboom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09" calcext:value-type="float">
            <text:p>860009</text:p>
          </table:table-cell>
          <table:table-cell office:value-type="string" calcext:value-type="string">
            <text:p>Tjakastad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60009" calcext:value-type="float">
            <text:p>860009</text:p>
          </table:table-cell>
          <table:table-cell office:value-type="string" calcext:value-type="string">
            <text:p>Tjakastad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28" calcext:value-type="float">
            <text:p>860028</text:p>
          </table:table-cell>
          <table:table-cell office:value-type="string" calcext:value-type="string">
            <text:p>Vlakplaas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0001" calcext:value-type="float">
            <text:p>860001</text:p>
          </table:table-cell>
          <table:table-cell office:value-type="string" calcext:value-type="string">
            <text:p>Vygeboomdam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0001" calcext:value-type="float">
            <text:p>860001</text:p>
          </table:table-cell>
          <table:table-cell office:value-type="string" calcext:value-type="string">
            <text:p>Vygeboomdam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43" calcext:value-type="float">
            <text:p>860043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27" calcext:value-type="float">
            <text:p>860027</text:p>
          </table:table-cell>
          <table:table-cell office:value-type="string" calcext:value-type="string">
            <text:p>eMbangwen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0027" calcext:value-type="float">
            <text:p>860027</text:p>
          </table:table-cell>
          <table:table-cell office:value-type="string" calcext:value-type="string">
            <text:p>eMbangweni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04 - ZABOL: Highveld border open access livestock</text:p>
          </table:table-cell>
          <table:table-cell office:value-type="float" office:value="860030" calcext:value-type="float">
            <text:p>860030</text:p>
          </table:table-cell>
          <table:table-cell office:value-type="string" calcext:value-type="string">
            <text:p>eMphelandaba</text:p>
          </table:table-cell>
          <table:table-cell office:value-type="string" calcext:value-type="string">
            <text:p>Albert Luthul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5002" calcext:value-type="float">
            <text:p>865002</text:p>
          </table:table-cell>
          <table:table-cell office:value-type="string" calcext:value-type="string">
            <text:p>Balfour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5002" calcext:value-type="float">
            <text:p>865002</text:p>
          </table:table-cell>
          <table:table-cell office:value-type="string" calcext:value-type="string">
            <text:p>Balfour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5003" calcext:value-type="float">
            <text:p>865003</text:p>
          </table:table-cell>
          <table:table-cell office:value-type="string" calcext:value-type="string">
            <text:p>Dipaleseng NU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58 - ZAHVC: Highveld vegetables and crops</text:p>
          </table:table-cell>
          <table:table-cell office:value-type="float" office:value="865003" calcext:value-type="float">
            <text:p>865003</text:p>
          </table:table-cell>
          <table:table-cell office:value-type="string" calcext:value-type="string">
            <text:p>Dipaleseng NU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5004" calcext:value-type="float">
            <text:p>865004</text:p>
          </table:table-cell>
          <table:table-cell office:value-type="string" calcext:value-type="string">
            <text:p>Greylingstad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5006" calcext:value-type="float">
            <text:p>865006</text:p>
          </table:table-cell>
          <table:table-cell office:value-type="string" calcext:value-type="string">
            <text:p>Grootvlei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5006" calcext:value-type="float">
            <text:p>865006</text:p>
          </table:table-cell>
          <table:table-cell office:value-type="string" calcext:value-type="string">
            <text:p>Grootvlei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5006" calcext:value-type="float">
            <text:p>865006</text:p>
          </table:table-cell>
          <table:table-cell office:value-type="string" calcext:value-type="string">
            <text:p>Grootvlei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5006" calcext:value-type="float">
            <text:p>865006</text:p>
          </table:table-cell>
          <table:table-cell office:value-type="string" calcext:value-type="string">
            <text:p>Grootvlei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5006" calcext:value-type="float">
            <text:p>865006</text:p>
          </table:table-cell>
          <table:table-cell office:value-type="string" calcext:value-type="string">
            <text:p>Grootvlei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5005" calcext:value-type="float">
            <text:p>865005</text:p>
          </table:table-cell>
          <table:table-cell office:value-type="string" calcext:value-type="string">
            <text:p>Nthorwane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5005" calcext:value-type="float">
            <text:p>865005</text:p>
          </table:table-cell>
          <table:table-cell office:value-type="string" calcext:value-type="string">
            <text:p>Nthorwane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5001" calcext:value-type="float">
            <text:p>865001</text:p>
          </table:table-cell>
          <table:table-cell office:value-type="string" calcext:value-type="string">
            <text:p>Siyathemba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5001" calcext:value-type="float">
            <text:p>865001</text:p>
          </table:table-cell>
          <table:table-cell office:value-type="string" calcext:value-type="string">
            <text:p>Siyathemba</text:p>
          </table:table-cell>
          <table:table-cell office:value-type="string" calcext:value-type="string">
            <text:p>Dipaleseng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6008" calcext:value-type="float">
            <text:p>866008</text:p>
          </table:table-cell>
          <table:table-cell office:value-type="string" calcext:value-type="string">
            <text:p>Bethal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6008" calcext:value-type="float">
            <text:p>866008</text:p>
          </table:table-cell>
          <table:table-cell office:value-type="string" calcext:value-type="string">
            <text:p>Bethal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6008" calcext:value-type="float">
            <text:p>866008</text:p>
          </table:table-cell>
          <table:table-cell office:value-type="string" calcext:value-type="string">
            <text:p>Bethal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08" calcext:value-type="float">
            <text:p>866008</text:p>
          </table:table-cell>
          <table:table-cell office:value-type="string" calcext:value-type="string">
            <text:p>Bethal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6008" calcext:value-type="float">
            <text:p>866008</text:p>
          </table:table-cell>
          <table:table-cell office:value-type="string" calcext:value-type="string">
            <text:p>Bethal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12" calcext:value-type="float">
            <text:p>866012</text:p>
          </table:table-cell>
          <table:table-cell office:value-type="string" calcext:value-type="string">
            <text:p>Charl Cilliers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6011" calcext:value-type="float">
            <text:p>866011</text:p>
          </table:table-cell>
          <table:table-cell office:value-type="string" calcext:value-type="string">
            <text:p>Embalenhle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6011" calcext:value-type="float">
            <text:p>866011</text:p>
          </table:table-cell>
          <table:table-cell office:value-type="string" calcext:value-type="string">
            <text:p>Embalenhle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11" calcext:value-type="float">
            <text:p>866011</text:p>
          </table:table-cell>
          <table:table-cell office:value-type="string" calcext:value-type="string">
            <text:p>Embalenhle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6005" calcext:value-type="float">
            <text:p>866005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6005" calcext:value-type="float">
            <text:p>866005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6005" calcext:value-type="float">
            <text:p>866005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05" calcext:value-type="float">
            <text:p>866005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6003" calcext:value-type="float">
            <text:p>866003</text:p>
          </table:table-cell>
          <table:table-cell office:value-type="string" calcext:value-type="string">
            <text:p>Govan Mbeki NU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6004" calcext:value-type="float">
            <text:p>866004</text:p>
          </table:table-cell>
          <table:table-cell office:value-type="string" calcext:value-type="string">
            <text:p>Kinross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6004" calcext:value-type="float">
            <text:p>866004</text:p>
          </table:table-cell>
          <table:table-cell office:value-type="string" calcext:value-type="string">
            <text:p>Kinross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04" calcext:value-type="float">
            <text:p>866004</text:p>
          </table:table-cell>
          <table:table-cell office:value-type="string" calcext:value-type="string">
            <text:p>Kinross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6010" calcext:value-type="float">
            <text:p>866010</text:p>
          </table:table-cell>
          <table:table-cell office:value-type="string" calcext:value-type="string">
            <text:p>Langverwag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6001" calcext:value-type="float">
            <text:p>866001</text:p>
          </table:table-cell>
          <table:table-cell office:value-type="string" calcext:value-type="string">
            <text:p>Leandra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01" calcext:value-type="float">
            <text:p>866001</text:p>
          </table:table-cell>
          <table:table-cell office:value-type="string" calcext:value-type="string">
            <text:p>Leandra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6001" calcext:value-type="float">
            <text:p>866001</text:p>
          </table:table-cell>
          <table:table-cell office:value-type="string" calcext:value-type="string">
            <text:p>Leandra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02" calcext:value-type="float">
            <text:p>866002</text:p>
          </table:table-cell>
          <table:table-cell office:value-type="string" calcext:value-type="string">
            <text:p>Lebohang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6009" calcext:value-type="float">
            <text:p>866009</text:p>
          </table:table-cell>
          <table:table-cell office:value-type="string" calcext:value-type="string">
            <text:p>Leslie Gold Mines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09" calcext:value-type="float">
            <text:p>866009</text:p>
          </table:table-cell>
          <table:table-cell office:value-type="string" calcext:value-type="string">
            <text:p>Leslie Gold Mines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6006" calcext:value-type="float">
            <text:p>866006</text:p>
          </table:table-cell>
          <table:table-cell office:value-type="string" calcext:value-type="string">
            <text:p>Secunda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6006" calcext:value-type="float">
            <text:p>866006</text:p>
          </table:table-cell>
          <table:table-cell office:value-type="string" calcext:value-type="string">
            <text:p>Secunda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6006" calcext:value-type="float">
            <text:p>866006</text:p>
          </table:table-cell>
          <table:table-cell office:value-type="string" calcext:value-type="string">
            <text:p>Secunda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6006" calcext:value-type="float">
            <text:p>866006</text:p>
          </table:table-cell>
          <table:table-cell office:value-type="string" calcext:value-type="string">
            <text:p>Secunda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06" calcext:value-type="float">
            <text:p>866006</text:p>
          </table:table-cell>
          <table:table-cell office:value-type="string" calcext:value-type="string">
            <text:p>Secunda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6006" calcext:value-type="float">
            <text:p>866006</text:p>
          </table:table-cell>
          <table:table-cell office:value-type="string" calcext:value-type="string">
            <text:p>Secunda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6007" calcext:value-type="float">
            <text:p>866007</text:p>
          </table:table-cell>
          <table:table-cell office:value-type="string" calcext:value-type="string">
            <text:p>Trichardt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6007" calcext:value-type="float">
            <text:p>866007</text:p>
          </table:table-cell>
          <table:table-cell office:value-type="string" calcext:value-type="string">
            <text:p>Trichardt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6007" calcext:value-type="float">
            <text:p>866007</text:p>
          </table:table-cell>
          <table:table-cell office:value-type="string" calcext:value-type="string">
            <text:p>Trichardt</text:p>
          </table:table-cell>
          <table:table-cell office:value-type="string" calcext:value-type="string">
            <text:p>Govan Mbeki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4003" calcext:value-type="float">
            <text:p>864003</text:p>
          </table:table-cell>
          <table:table-cell office:value-type="string" calcext:value-type="string">
            <text:p>Lekwa NU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6 - ZAMLC: Cold highveld mixed livestock and crops</text:p>
          </table:table-cell>
          <table:table-cell office:value-type="float" office:value="864003" calcext:value-type="float">
            <text:p>864003</text:p>
          </table:table-cell>
          <table:table-cell office:value-type="string" calcext:value-type="string">
            <text:p>Lekwa NU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4001" calcext:value-type="float">
            <text:p>864001</text:p>
          </table:table-cell>
          <table:table-cell office:value-type="string" calcext:value-type="string">
            <text:p>Morgenzon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4001" calcext:value-type="float">
            <text:p>864001</text:p>
          </table:table-cell>
          <table:table-cell office:value-type="string" calcext:value-type="string">
            <text:p>Morgenzon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4007" calcext:value-type="float">
            <text:p>864007</text:p>
          </table:table-cell>
          <table:table-cell office:value-type="string" calcext:value-type="string">
            <text:p>Sakhile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4007" calcext:value-type="float">
            <text:p>864007</text:p>
          </table:table-cell>
          <table:table-cell office:value-type="string" calcext:value-type="string">
            <text:p>Sakhile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4007" calcext:value-type="float">
            <text:p>864007</text:p>
          </table:table-cell>
          <table:table-cell office:value-type="string" calcext:value-type="string">
            <text:p>Sakhile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4002" calcext:value-type="float">
            <text:p>864002</text:p>
          </table:table-cell>
          <table:table-cell office:value-type="string" calcext:value-type="string">
            <text:p>Sivukile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4006" calcext:value-type="float">
            <text:p>864006</text:p>
          </table:table-cell>
          <table:table-cell office:value-type="string" calcext:value-type="string">
            <text:p>Standerton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4006" calcext:value-type="float">
            <text:p>864006</text:p>
          </table:table-cell>
          <table:table-cell office:value-type="string" calcext:value-type="string">
            <text:p>Standerton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4006" calcext:value-type="float">
            <text:p>864006</text:p>
          </table:table-cell>
          <table:table-cell office:value-type="string" calcext:value-type="string">
            <text:p>Standerton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4006" calcext:value-type="float">
            <text:p>864006</text:p>
          </table:table-cell>
          <table:table-cell office:value-type="string" calcext:value-type="string">
            <text:p>Standerton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4005" calcext:value-type="float">
            <text:p>864005</text:p>
          </table:table-cell>
          <table:table-cell office:value-type="string" calcext:value-type="string">
            <text:p>Thuthukani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4005" calcext:value-type="float">
            <text:p>864005</text:p>
          </table:table-cell>
          <table:table-cell office:value-type="string" calcext:value-type="string">
            <text:p>Thuthukani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4004" calcext:value-type="float">
            <text:p>864004</text:p>
          </table:table-cell>
          <table:table-cell office:value-type="string" calcext:value-type="string">
            <text:p>Tutuka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4004" calcext:value-type="float">
            <text:p>864004</text:p>
          </table:table-cell>
          <table:table-cell office:value-type="string" calcext:value-type="string">
            <text:p>Tutuka</text:p>
          </table:table-cell>
          <table:table-cell office:value-type="string" calcext:value-type="string">
            <text:p>Lek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2001" calcext:value-type="float">
            <text:p>86200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2010" calcext:value-type="float">
            <text:p>862010</text:p>
          </table:table-cell>
          <table:table-cell office:value-type="string" calcext:value-type="string">
            <text:p>Dirkiesdorp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2004" calcext:value-type="float">
            <text:p>862004</text:p>
          </table:table-cell>
          <table:table-cell office:value-type="string" calcext:value-type="string">
            <text:p>Iswepe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2004" calcext:value-type="float">
            <text:p>862004</text:p>
          </table:table-cell>
          <table:table-cell office:value-type="string" calcext:value-type="string">
            <text:p>Iswepe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62006" calcext:value-type="float">
            <text:p>862006</text:p>
          </table:table-cell>
          <table:table-cell office:value-type="string" calcext:value-type="string">
            <text:p>KwaNgema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2006" calcext:value-type="float">
            <text:p>862006</text:p>
          </table:table-cell>
          <table:table-cell office:value-type="string" calcext:value-type="string">
            <text:p>KwaNgema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6 - ZAMLC: Cold highveld mixed livestock and crops</text:p>
          </table:table-cell>
          <table:table-cell office:value-type="float" office:value="862002" calcext:value-type="float">
            <text:p>862002</text:p>
          </table:table-cell>
          <table:table-cell office:value-type="string" calcext:value-type="string">
            <text:p>KwaThandeka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8 - ZAPLD: Upland dairy and stock farming</text:p>
          </table:table-cell>
          <table:table-cell office:value-type="float" office:value="862003" calcext:value-type="float">
            <text:p>862003</text:p>
          </table:table-cell>
          <table:table-cell office:value-type="string" calcext:value-type="string">
            <text:p>Mkhondo NU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6 - ZAMLC: Cold highveld mixed livestock and crops</text:p>
          </table:table-cell>
          <table:table-cell office:value-type="float" office:value="862003" calcext:value-type="float">
            <text:p>862003</text:p>
          </table:table-cell>
          <table:table-cell office:value-type="string" calcext:value-type="string">
            <text:p>Mkhondo NU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2003" calcext:value-type="float">
            <text:p>862003</text:p>
          </table:table-cell>
          <table:table-cell office:value-type="string" calcext:value-type="string">
            <text:p>Mkhondo NU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2003" calcext:value-type="float">
            <text:p>862003</text:p>
          </table:table-cell>
          <table:table-cell office:value-type="string" calcext:value-type="string">
            <text:p>Mkhondo NU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62007" calcext:value-type="float">
            <text:p>862007</text:p>
          </table:table-cell>
          <table:table-cell office:value-type="string" calcext:value-type="string">
            <text:p>Ngema Tribal Trust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2008" calcext:value-type="float">
            <text:p>862008</text:p>
          </table:table-cell>
          <table:table-cell office:value-type="string" calcext:value-type="string">
            <text:p>Nkosanjaneni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2009" calcext:value-type="float">
            <text:p>862009</text:p>
          </table:table-cell>
          <table:table-cell office:value-type="string" calcext:value-type="string">
            <text:p>Piet Retief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2009" calcext:value-type="float">
            <text:p>862009</text:p>
          </table:table-cell>
          <table:table-cell office:value-type="string" calcext:value-type="string">
            <text:p>Piet Retief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2009" calcext:value-type="float">
            <text:p>862009</text:p>
          </table:table-cell>
          <table:table-cell office:value-type="string" calcext:value-type="string">
            <text:p>Piet Retief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2009" calcext:value-type="float">
            <text:p>862009</text:p>
          </table:table-cell>
          <table:table-cell office:value-type="string" calcext:value-type="string">
            <text:p>Piet Retief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62005" calcext:value-type="float">
            <text:p>862005</text:p>
          </table:table-cell>
          <table:table-cell office:value-type="string" calcext:value-type="string">
            <text:p>Saul Mkhizeville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62005" calcext:value-type="float">
            <text:p>862005</text:p>
          </table:table-cell>
          <table:table-cell office:value-type="string" calcext:value-type="string">
            <text:p>Saul Mkhizeville</text:p>
          </table:table-cell>
          <table:table-cell office:value-type="string" calcext:value-type="string">
            <text:p>Mkhondo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1004" calcext:value-type="float">
            <text:p>861004</text:p>
          </table:table-cell>
          <table:table-cell office:value-type="string" calcext:value-type="string">
            <text:p>Breyten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04" calcext:value-type="float">
            <text:p>861004</text:p>
          </table:table-cell>
          <table:table-cell office:value-type="string" calcext:value-type="string">
            <text:p>Breyten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09" calcext:value-type="float">
            <text:p>861009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03" calcext:value-type="float">
            <text:p>861003</text:p>
          </table:table-cell>
          <table:table-cell office:value-type="string" calcext:value-type="string">
            <text:p>Chrissiesmeer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06" calcext:value-type="float">
            <text:p>861006</text:p>
          </table:table-cell>
          <table:table-cell office:value-type="string" calcext:value-type="string">
            <text:p>Davel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6 - ZAMLC: Cold highveld mixed livestock and crops</text:p>
          </table:table-cell>
          <table:table-cell office:value-type="float" office:value="861008" calcext:value-type="float">
            <text:p>861008</text:p>
          </table:table-cell>
          <table:table-cell office:value-type="string" calcext:value-type="string">
            <text:p>Ermelo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1008" calcext:value-type="float">
            <text:p>861008</text:p>
          </table:table-cell>
          <table:table-cell office:value-type="string" calcext:value-type="string">
            <text:p>Ermelo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1008" calcext:value-type="float">
            <text:p>861008</text:p>
          </table:table-cell>
          <table:table-cell office:value-type="string" calcext:value-type="string">
            <text:p>Ermelo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1008" calcext:value-type="float">
            <text:p>861008</text:p>
          </table:table-cell>
          <table:table-cell office:value-type="string" calcext:value-type="string">
            <text:p>Ermelo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1008" calcext:value-type="float">
            <text:p>861008</text:p>
          </table:table-cell>
          <table:table-cell office:value-type="string" calcext:value-type="string">
            <text:p>Ermelo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08" calcext:value-type="float">
            <text:p>861008</text:p>
          </table:table-cell>
          <table:table-cell office:value-type="string" calcext:value-type="string">
            <text:p>Ermelo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11" calcext:value-type="float">
            <text:p>861011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07" calcext:value-type="float">
            <text:p>861007</text:p>
          </table:table-cell>
          <table:table-cell office:value-type="string" calcext:value-type="string">
            <text:p>KwaDela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1005" calcext:value-type="float">
            <text:p>861005</text:p>
          </table:table-cell>
          <table:table-cell office:value-type="string" calcext:value-type="string">
            <text:p>Lothair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1005" calcext:value-type="float">
            <text:p>861005</text:p>
          </table:table-cell>
          <table:table-cell office:value-type="string" calcext:value-type="string">
            <text:p>Lothair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05" calcext:value-type="float">
            <text:p>861005</text:p>
          </table:table-cell>
          <table:table-cell office:value-type="string" calcext:value-type="string">
            <text:p>Lothair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1013" calcext:value-type="float">
            <text:p>861013</text:p>
          </table:table-cell>
          <table:table-cell office:value-type="string" calcext:value-type="string">
            <text:p>Morgenstond Dam Nature Reserve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1002" calcext:value-type="float">
            <text:p>861002</text:p>
          </table:table-cell>
          <table:table-cell office:value-type="string" calcext:value-type="string">
            <text:p>Msukaligwa NU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6 - ZAMLC: Cold highveld mixed livestock and crops</text:p>
          </table:table-cell>
          <table:table-cell office:value-type="float" office:value="861002" calcext:value-type="float">
            <text:p>861002</text:p>
          </table:table-cell>
          <table:table-cell office:value-type="string" calcext:value-type="string">
            <text:p>Msukaligwa NU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61002" calcext:value-type="float">
            <text:p>861002</text:p>
          </table:table-cell>
          <table:table-cell office:value-type="string" calcext:value-type="string">
            <text:p>Msukaligwa NU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12" calcext:value-type="float">
            <text:p>861012</text:p>
          </table:table-cell>
          <table:table-cell office:value-type="string" calcext:value-type="string">
            <text:p>Sheepmoor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1001" calcext:value-type="float">
            <text:p>861001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1001" calcext:value-type="float">
            <text:p>861001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Msukaligwa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3001" calcext:value-type="float">
            <text:p>863001</text:p>
          </table:table-cell>
          <table:table-cell office:value-type="string" calcext:value-type="string">
            <text:p>Amersfoort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3001" calcext:value-type="float">
            <text:p>863001</text:p>
          </table:table-cell>
          <table:table-cell office:value-type="string" calcext:value-type="string">
            <text:p>Amersfoort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63005" calcext:value-type="float">
            <text:p>863005</text:p>
          </table:table-cell>
          <table:table-cell office:value-type="string" calcext:value-type="string">
            <text:p>Daggakraal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63005" calcext:value-type="float">
            <text:p>863005</text:p>
          </table:table-cell>
          <table:table-cell office:value-type="string" calcext:value-type="string">
            <text:p>Daggakraal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8 - ZAPLD: Upland dairy and stock farming</text:p>
          </table:table-cell>
          <table:table-cell office:value-type="float" office:value="863003" calcext:value-type="float">
            <text:p>863003</text:p>
          </table:table-cell>
          <table:table-cell office:value-type="string" calcext:value-type="string">
            <text:p>Majuba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3006" calcext:value-type="float">
            <text:p>863006</text:p>
          </table:table-cell>
          <table:table-cell office:value-type="string" calcext:value-type="string">
            <text:p>Paardekop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3006" calcext:value-type="float">
            <text:p>863006</text:p>
          </table:table-cell>
          <table:table-cell office:value-type="string" calcext:value-type="string">
            <text:p>Paardekop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63004" calcext:value-type="float">
            <text:p>863004</text:p>
          </table:table-cell>
          <table:table-cell office:value-type="string" calcext:value-type="string">
            <text:p>Palmietfontein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8 - ZAPLD: Upland dairy and stock farming</text:p>
          </table:table-cell>
          <table:table-cell office:value-type="float" office:value="863002" calcext:value-type="float">
            <text:p>863002</text:p>
          </table:table-cell>
          <table:table-cell office:value-type="string" calcext:value-type="string">
            <text:p>Seme NU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6 - ZAMLC: Cold highveld mixed livestock and crops</text:p>
          </table:table-cell>
          <table:table-cell office:value-type="float" office:value="863002" calcext:value-type="float">
            <text:p>863002</text:p>
          </table:table-cell>
          <table:table-cell office:value-type="string" calcext:value-type="string">
            <text:p>Seme NU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3008" calcext:value-type="float">
            <text:p>863008</text:p>
          </table:table-cell>
          <table:table-cell office:value-type="string" calcext:value-type="string">
            <text:p>Volksrust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3007" calcext:value-type="float">
            <text:p>863007</text:p>
          </table:table-cell>
          <table:table-cell office:value-type="string" calcext:value-type="string">
            <text:p>Wakkestroom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3007" calcext:value-type="float">
            <text:p>863007</text:p>
          </table:table-cell>
          <table:table-cell office:value-type="string" calcext:value-type="string">
            <text:p>Wakkestroom</text:p>
          </table:table-cell>
          <table:table-cell office:value-type="string" calcext:value-type="string">
            <text:p>Pixley Ka Seme</text:p>
          </table:table-cell>
          <table:table-cell office:value-type="string" calcext:value-type="string">
            <text:p>Gert Sibande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31" calcext:value-type="float">
            <text:p>872031</text:p>
          </table:table-cell>
          <table:table-cell office:value-type="string" calcext:value-type="string">
            <text:p>Allemansdrift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2031" calcext:value-type="float">
            <text:p>872031</text:p>
          </table:table-cell>
          <table:table-cell office:value-type="string" calcext:value-type="string">
            <text:p>Allemansdrift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34" calcext:value-type="float">
            <text:p>872034</text:p>
          </table:table-cell>
          <table:table-cell office:value-type="string" calcext:value-type="string">
            <text:p>Borolo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14" calcext:value-type="float">
            <text:p>872014</text:p>
          </table:table-cell>
          <table:table-cell office:value-type="string" calcext:value-type="string">
            <text:p>Diheke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03" calcext:value-type="float">
            <text:p>872003</text:p>
          </table:table-cell>
          <table:table-cell office:value-type="string" calcext:value-type="string">
            <text:p>Ditlhokw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04" calcext:value-type="float">
            <text:p>872004</text:p>
          </table:table-cell>
          <table:table-cell office:value-type="string" calcext:value-type="string">
            <text:p>Dr JS Moroka NU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04" calcext:value-type="float">
            <text:p>872004</text:p>
          </table:table-cell>
          <table:table-cell office:value-type="string" calcext:value-type="string">
            <text:p>Dr JS Moroka NU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872004" calcext:value-type="float">
            <text:p>872004</text:p>
          </table:table-cell>
          <table:table-cell office:value-type="string" calcext:value-type="string">
            <text:p>Dr JS Moroka NU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24" calcext:value-type="float">
            <text:p>872024</text:p>
          </table:table-cell>
          <table:table-cell office:value-type="string" calcext:value-type="string">
            <text:p>Ga-Morw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49" calcext:value-type="float">
            <text:p>872049</text:p>
          </table:table-cell>
          <table:table-cell office:value-type="string" calcext:value-type="string">
            <text:p>Kameelpoort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28" calcext:value-type="float">
            <text:p>872028</text:p>
          </table:table-cell>
          <table:table-cell office:value-type="string" calcext:value-type="string">
            <text:p>Kgobokwan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11" calcext:value-type="float">
            <text:p>872011</text:p>
          </table:table-cell>
          <table:table-cell office:value-type="string" calcext:value-type="string">
            <text:p>Koedoespoort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45" calcext:value-type="float">
            <text:p>872045</text:p>
          </table:table-cell>
          <table:table-cell office:value-type="string" calcext:value-type="string">
            <text:p>Leeufontein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01" calcext:value-type="float">
            <text:p>872001</text:p>
          </table:table-cell>
          <table:table-cell office:value-type="string" calcext:value-type="string">
            <text:p>Lefiso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02" calcext:value-type="float">
            <text:p>872002</text:p>
          </table:table-cell>
          <table:table-cell office:value-type="string" calcext:value-type="string">
            <text:p>Lefiswan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10" calcext:value-type="float">
            <text:p>872010</text:p>
          </table:table-cell>
          <table:table-cell office:value-type="string" calcext:value-type="string">
            <text:p>Leselesele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22" calcext:value-type="float">
            <text:p>872022</text:p>
          </table:table-cell>
          <table:table-cell office:value-type="string" calcext:value-type="string">
            <text:p>Lodi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33" calcext:value-type="float">
            <text:p>872033</text:p>
          </table:table-cell>
          <table:table-cell office:value-type="string" calcext:value-type="string">
            <text:p>Madubaduba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27" calcext:value-type="float">
            <text:p>872027</text:p>
          </table:table-cell>
          <table:table-cell office:value-type="string" calcext:value-type="string">
            <text:p>Maganagobuswa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43" calcext:value-type="float">
            <text:p>872043</text:p>
          </table:table-cell>
          <table:table-cell office:value-type="string" calcext:value-type="string">
            <text:p>Magola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29" calcext:value-type="float">
            <text:p>872029</text:p>
          </table:table-cell>
          <table:table-cell office:value-type="string" calcext:value-type="string">
            <text:p>Makometsan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38" calcext:value-type="float">
            <text:p>872038</text:p>
          </table:table-cell>
          <table:table-cell office:value-type="string" calcext:value-type="string">
            <text:p>Mantlol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23" calcext:value-type="float">
            <text:p>872023</text:p>
          </table:table-cell>
          <table:table-cell office:value-type="string" calcext:value-type="string">
            <text:p>Mapoch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08" calcext:value-type="float">
            <text:p>872008</text:p>
          </table:table-cell>
          <table:table-cell office:value-type="string" calcext:value-type="string">
            <text:p>Marapyan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41" calcext:value-type="float">
            <text:p>872041</text:p>
          </table:table-cell>
          <table:table-cell office:value-type="string" calcext:value-type="string">
            <text:p>Marothobolo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37" calcext:value-type="float">
            <text:p>872037</text:p>
          </table:table-cell>
          <table:table-cell office:value-type="string" calcext:value-type="string">
            <text:p>Masoby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37" calcext:value-type="float">
            <text:p>872037</text:p>
          </table:table-cell>
          <table:table-cell office:value-type="string" calcext:value-type="string">
            <text:p>Masoby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15" calcext:value-type="float">
            <text:p>872015</text:p>
          </table:table-cell>
          <table:table-cell office:value-type="string" calcext:value-type="string">
            <text:p>Matimpul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42" calcext:value-type="float">
            <text:p>872042</text:p>
          </table:table-cell>
          <table:table-cell office:value-type="string" calcext:value-type="string">
            <text:p>Matshidi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39" calcext:value-type="float">
            <text:p>872039</text:p>
          </table:table-cell>
          <table:table-cell office:value-type="string" calcext:value-type="string">
            <text:p>Metsemadiba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05" calcext:value-type="float">
            <text:p>872005</text:p>
          </table:table-cell>
          <table:table-cell office:value-type="string" calcext:value-type="string">
            <text:p>Mmaduma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19" calcext:value-type="float">
            <text:p>872019</text:p>
          </table:table-cell>
          <table:table-cell office:value-type="string" calcext:value-type="string">
            <text:p>Mmamethlak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19" calcext:value-type="float">
            <text:p>872019</text:p>
          </table:table-cell>
          <table:table-cell office:value-type="string" calcext:value-type="string">
            <text:p>Mmamethlak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25" calcext:value-type="float">
            <text:p>872025</text:p>
          </table:table-cell>
          <table:table-cell office:value-type="string" calcext:value-type="string">
            <text:p>Mogonone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21" calcext:value-type="float">
            <text:p>872021</text:p>
          </table:table-cell>
          <table:table-cell office:value-type="string" calcext:value-type="string">
            <text:p>Moletji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09" calcext:value-type="float">
            <text:p>872009</text:p>
          </table:table-cell>
          <table:table-cell office:value-type="string" calcext:value-type="string">
            <text:p>Moretel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44" calcext:value-type="float">
            <text:p>872044</text:p>
          </table:table-cell>
          <table:table-cell office:value-type="string" calcext:value-type="string">
            <text:p>Morw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47" calcext:value-type="float">
            <text:p>872047</text:p>
          </table:table-cell>
          <table:table-cell office:value-type="string" calcext:value-type="string">
            <text:p>Moteti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20" calcext:value-type="float">
            <text:p>872020</text:p>
          </table:table-cell>
          <table:table-cell office:value-type="string" calcext:value-type="string">
            <text:p>Nokane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20" calcext:value-type="float">
            <text:p>872020</text:p>
          </table:table-cell>
          <table:table-cell office:value-type="string" calcext:value-type="string">
            <text:p>Nokane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36" calcext:value-type="float">
            <text:p>872036</text:p>
          </table:table-cell>
          <table:table-cell office:value-type="string" calcext:value-type="string">
            <text:p>Phak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35" calcext:value-type="float">
            <text:p>872035</text:p>
          </table:table-cell>
          <table:table-cell office:value-type="string" calcext:value-type="string">
            <text:p>Phake Thabe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46" calcext:value-type="float">
            <text:p>872046</text:p>
          </table:table-cell>
          <table:table-cell office:value-type="string" calcext:value-type="string">
            <text:p>Pieterskraal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13" calcext:value-type="float">
            <text:p>872013</text:p>
          </table:table-cell>
          <table:table-cell office:value-type="string" calcext:value-type="string">
            <text:p>Ramantsho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16" calcext:value-type="float">
            <text:p>872016</text:p>
          </table:table-cell>
          <table:table-cell office:value-type="string" calcext:value-type="string">
            <text:p>Ramokgeletsan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07" calcext:value-type="float">
            <text:p>872007</text:p>
          </table:table-cell>
          <table:table-cell office:value-type="string" calcext:value-type="string">
            <text:p>Seab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18" calcext:value-type="float">
            <text:p>872018</text:p>
          </table:table-cell>
          <table:table-cell office:value-type="string" calcext:value-type="string">
            <text:p>Semohlase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12" calcext:value-type="float">
            <text:p>872012</text:p>
          </table:table-cell>
          <table:table-cell office:value-type="string" calcext:value-type="string">
            <text:p>Senotlelo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2026" calcext:value-type="float">
            <text:p>872026</text:p>
          </table:table-cell>
          <table:table-cell office:value-type="string" calcext:value-type="string">
            <text:p>Siyabuswa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06" calcext:value-type="float">
            <text:p>872006</text:p>
          </table:table-cell>
          <table:table-cell office:value-type="string" calcext:value-type="string">
            <text:p>Terateng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17" calcext:value-type="float">
            <text:p>872017</text:p>
          </table:table-cell>
          <table:table-cell office:value-type="string" calcext:value-type="string">
            <text:p>Thabana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30" calcext:value-type="float">
            <text:p>872030</text:p>
          </table:table-cell>
          <table:table-cell office:value-type="string" calcext:value-type="string">
            <text:p>Ukukhanya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2032" calcext:value-type="float">
            <text:p>872032</text:p>
          </table:table-cell>
          <table:table-cell office:value-type="string" calcext:value-type="string">
            <text:p>Vaalbank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2040" calcext:value-type="float">
            <text:p>872040</text:p>
          </table:table-cell>
          <table:table-cell office:value-type="string" calcext:value-type="string">
            <text:p>Waterval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2040" calcext:value-type="float">
            <text:p>872040</text:p>
          </table:table-cell>
          <table:table-cell office:value-type="string" calcext:value-type="string">
            <text:p>Waterval</text:p>
          </table:table-cell>
          <table:table-cell office:value-type="string" calcext:value-type="string">
            <text:p>Dr JS Moroka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0002" calcext:value-type="float">
            <text:p>870002</text:p>
          </table:table-cell>
          <table:table-cell office:value-type="string" calcext:value-type="string">
            <text:p>Dullstroom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0004" calcext:value-type="float">
            <text:p>870004</text:p>
          </table:table-cell>
          <table:table-cell office:value-type="string" calcext:value-type="string">
            <text:p>Emgweny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0004" calcext:value-type="float">
            <text:p>870004</text:p>
          </table:table-cell>
          <table:table-cell office:value-type="string" calcext:value-type="string">
            <text:p>Emgweny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0004" calcext:value-type="float">
            <text:p>870004</text:p>
          </table:table-cell>
          <table:table-cell office:value-type="string" calcext:value-type="string">
            <text:p>Emgweny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70004" calcext:value-type="float">
            <text:p>870004</text:p>
          </table:table-cell>
          <table:table-cell office:value-type="string" calcext:value-type="string">
            <text:p>Emgweny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0009" calcext:value-type="float">
            <text:p>870009</text:p>
          </table:table-cell>
          <table:table-cell office:value-type="string" calcext:value-type="string">
            <text:p>Machadodorp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0009" calcext:value-type="float">
            <text:p>870009</text:p>
          </table:table-cell>
          <table:table-cell office:value-type="string" calcext:value-type="string">
            <text:p>Machadodorp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0001" calcext:value-type="float">
            <text:p>870001</text:p>
          </table:table-cell>
          <table:table-cell office:value-type="string" calcext:value-type="string">
            <text:p>Sakhelwe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0007" calcext:value-type="float">
            <text:p>870007</text:p>
          </table:table-cell>
          <table:table-cell office:value-type="string" calcext:value-type="string">
            <text:p>Siyathuthuk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0006" calcext:value-type="float">
            <text:p>870006</text:p>
          </table:table-cell>
          <table:table-cell office:value-type="string" calcext:value-type="string">
            <text:p>eMakhazeni 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70006" calcext:value-type="float">
            <text:p>870006</text:p>
          </table:table-cell>
          <table:table-cell office:value-type="string" calcext:value-type="string">
            <text:p>eMakhazeni 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0006" calcext:value-type="float">
            <text:p>870006</text:p>
          </table:table-cell>
          <table:table-cell office:value-type="string" calcext:value-type="string">
            <text:p>eMakhazeni 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0006" calcext:value-type="float">
            <text:p>870006</text:p>
          </table:table-cell>
          <table:table-cell office:value-type="string" calcext:value-type="string">
            <text:p>eMakhazeni 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0006" calcext:value-type="float">
            <text:p>870006</text:p>
          </table:table-cell>
          <table:table-cell office:value-type="string" calcext:value-type="string">
            <text:p>eMakhazeni 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0006" calcext:value-type="float">
            <text:p>870006</text:p>
          </table:table-cell>
          <table:table-cell office:value-type="string" calcext:value-type="string">
            <text:p>eMakhazeni A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70003" calcext:value-type="float">
            <text:p>870003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70003" calcext:value-type="float">
            <text:p>870003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551 - ZAFOR: Agriforestry plantations and forests</text:p>
          </table:table-cell>
          <table:table-cell office:value-type="float" office:value="870003" calcext:value-type="float">
            <text:p>870003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0003" calcext:value-type="float">
            <text:p>870003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0008" calcext:value-type="float">
            <text:p>870008</text:p>
          </table:table-cell>
          <table:table-cell office:value-type="string" calcext:value-type="string">
            <text:p>eNtokozweni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0008" calcext:value-type="float">
            <text:p>870008</text:p>
          </table:table-cell>
          <table:table-cell office:value-type="string" calcext:value-type="string">
            <text:p>eNtokozweni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0008" calcext:value-type="float">
            <text:p>870008</text:p>
          </table:table-cell>
          <table:table-cell office:value-type="string" calcext:value-type="string">
            <text:p>eNtokozweni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0008" calcext:value-type="float">
            <text:p>870008</text:p>
          </table:table-cell>
          <table:table-cell office:value-type="string" calcext:value-type="string">
            <text:p>eNtokozweni</text:p>
          </table:table-cell>
          <table:table-cell office:value-type="string" calcext:value-type="string">
            <text:p>Emakhaz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68007" calcext:value-type="float">
            <text:p>868007</text:p>
          </table:table-cell>
          <table:table-cell office:value-type="string" calcext:value-type="string">
            <text:p>Bloukrans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8007" calcext:value-type="float">
            <text:p>868007</text:p>
          </table:table-cell>
          <table:table-cell office:value-type="string" calcext:value-type="string">
            <text:p>Bloukrans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8006" calcext:value-type="float">
            <text:p>868006</text:p>
          </table:table-cell>
          <table:table-cell office:value-type="string" calcext:value-type="string">
            <text:p>Clewer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8006" calcext:value-type="float">
            <text:p>868006</text:p>
          </table:table-cell>
          <table:table-cell office:value-type="string" calcext:value-type="string">
            <text:p>Clewer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06" calcext:value-type="float">
            <text:p>868006</text:p>
          </table:table-cell>
          <table:table-cell office:value-type="string" calcext:value-type="string">
            <text:p>Clewer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8006" calcext:value-type="float">
            <text:p>868006</text:p>
          </table:table-cell>
          <table:table-cell office:value-type="string" calcext:value-type="string">
            <text:p>Clewer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25" calcext:value-type="float">
            <text:p>868025</text:p>
          </table:table-cell>
          <table:table-cell office:value-type="string" calcext:value-type="string">
            <text:p>Ga-Nala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8009" calcext:value-type="float">
            <text:p>868009</text:p>
          </table:table-cell>
          <table:table-cell office:value-type="string" calcext:value-type="string">
            <text:p>Greenside Colliery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09" calcext:value-type="float">
            <text:p>868009</text:p>
          </table:table-cell>
          <table:table-cell office:value-type="string" calcext:value-type="string">
            <text:p>Greenside Colliery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01" calcext:value-type="float">
            <text:p>868001</text:p>
          </table:table-cell>
          <table:table-cell office:value-type="string" calcext:value-type="string">
            <text:p>Hlalanikahle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8012" calcext:value-type="float">
            <text:p>868012</text:p>
          </table:table-cell>
          <table:table-cell office:value-type="string" calcext:value-type="string">
            <text:p>Ikageng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8003" calcext:value-type="float">
            <text:p>868003</text:p>
          </table:table-cell>
          <table:table-cell office:value-type="string" calcext:value-type="string">
            <text:p>KwaGuqa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8003" calcext:value-type="float">
            <text:p>868003</text:p>
          </table:table-cell>
          <table:table-cell office:value-type="string" calcext:value-type="string">
            <text:p>KwaGuqa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8003" calcext:value-type="float">
            <text:p>868003</text:p>
          </table:table-cell>
          <table:table-cell office:value-type="string" calcext:value-type="string">
            <text:p>KwaGuqa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03" calcext:value-type="float">
            <text:p>868003</text:p>
          </table:table-cell>
          <table:table-cell office:value-type="string" calcext:value-type="string">
            <text:p>KwaGuqa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8008" calcext:value-type="float">
            <text:p>868008</text:p>
          </table:table-cell>
          <table:table-cell office:value-type="string" calcext:value-type="string">
            <text:p>Landau Colliery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8008" calcext:value-type="float">
            <text:p>868008</text:p>
          </table:table-cell>
          <table:table-cell office:value-type="string" calcext:value-type="string">
            <text:p>Landau Colliery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08" calcext:value-type="float">
            <text:p>868008</text:p>
          </table:table-cell>
          <table:table-cell office:value-type="string" calcext:value-type="string">
            <text:p>Landau Colliery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8016" calcext:value-type="float">
            <text:p>868016</text:p>
          </table:table-cell>
          <table:table-cell office:value-type="string" calcext:value-type="string">
            <text:p>Masakhane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8011" calcext:value-type="float">
            <text:p>868011</text:p>
          </table:table-cell>
          <table:table-cell office:value-type="string" calcext:value-type="string">
            <text:p>Naauwpoort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14" calcext:value-type="float">
            <text:p>868014</text:p>
          </table:table-cell>
          <table:table-cell office:value-type="string" calcext:value-type="string">
            <text:p>New Largo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8019" calcext:value-type="float">
            <text:p>868019</text:p>
          </table:table-cell>
          <table:table-cell office:value-type="string" calcext:value-type="string">
            <text:p>Ogies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8019" calcext:value-type="float">
            <text:p>868019</text:p>
          </table:table-cell>
          <table:table-cell office:value-type="string" calcext:value-type="string">
            <text:p>Ogies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19" calcext:value-type="float">
            <text:p>868019</text:p>
          </table:table-cell>
          <table:table-cell office:value-type="string" calcext:value-type="string">
            <text:p>Ogies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13" calcext:value-type="float">
            <text:p>868013</text:p>
          </table:table-cell>
          <table:table-cell office:value-type="string" calcext:value-type="string">
            <text:p>Pambili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8017" calcext:value-type="float">
            <text:p>868017</text:p>
          </table:table-cell>
          <table:table-cell office:value-type="string" calcext:value-type="string">
            <text:p>Phola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8017" calcext:value-type="float">
            <text:p>868017</text:p>
          </table:table-cell>
          <table:table-cell office:value-type="string" calcext:value-type="string">
            <text:p>Phola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17" calcext:value-type="float">
            <text:p>868017</text:p>
          </table:table-cell>
          <table:table-cell office:value-type="string" calcext:value-type="string">
            <text:p>Phola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8023" calcext:value-type="float">
            <text:p>868023</text:p>
          </table:table-cell>
          <table:table-cell office:value-type="string" calcext:value-type="string">
            <text:p>Reedstream Park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23" calcext:value-type="float">
            <text:p>868023</text:p>
          </table:table-cell>
          <table:table-cell office:value-type="string" calcext:value-type="string">
            <text:p>Reedstream Park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21" calcext:value-type="float">
            <text:p>868021</text:p>
          </table:table-cell>
          <table:table-cell office:value-type="string" calcext:value-type="string">
            <text:p>Rethabile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8005" calcext:value-type="float">
            <text:p>868005</text:p>
          </table:table-cell>
          <table:table-cell office:value-type="string" calcext:value-type="string">
            <text:p>Skoongesig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8020" calcext:value-type="float">
            <text:p>868020</text:p>
          </table:table-cell>
          <table:table-cell office:value-type="string" calcext:value-type="string">
            <text:p>Springbok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20" calcext:value-type="float">
            <text:p>868020</text:p>
          </table:table-cell>
          <table:table-cell office:value-type="string" calcext:value-type="string">
            <text:p>Springbok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24" calcext:value-type="float">
            <text:p>868024</text:p>
          </table:table-cell>
          <table:table-cell office:value-type="string" calcext:value-type="string">
            <text:p>Thubelihle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04" calcext:value-type="float">
            <text:p>868004</text:p>
          </table:table-cell>
          <table:table-cell office:value-type="string" calcext:value-type="string">
            <text:p>Vosman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15" calcext:value-type="float">
            <text:p>868015</text:p>
          </table:table-cell>
          <table:table-cell office:value-type="string" calcext:value-type="string">
            <text:p>Wilge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8018" calcext:value-type="float">
            <text:p>868018</text:p>
          </table:table-cell>
          <table:table-cell office:value-type="string" calcext:value-type="string">
            <text:p>Wolwekrans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8002" calcext:value-type="float">
            <text:p>868002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8002" calcext:value-type="float">
            <text:p>868002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8002" calcext:value-type="float">
            <text:p>868002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8002" calcext:value-type="float">
            <text:p>868002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02" calcext:value-type="float">
            <text:p>868002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8002" calcext:value-type="float">
            <text:p>868002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8002" calcext:value-type="float">
            <text:p>868002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68010" calcext:value-type="float">
            <text:p>868010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8010" calcext:value-type="float">
            <text:p>868010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58 - ZAHVC: Highveld vegetables and crops</text:p>
          </table:table-cell>
          <table:table-cell office:value-type="float" office:value="868010" calcext:value-type="float">
            <text:p>868010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8010" calcext:value-type="float">
            <text:p>868010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8010" calcext:value-type="float">
            <text:p>868010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8010" calcext:value-type="float">
            <text:p>868010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8010" calcext:value-type="float">
            <text:p>868010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8010" calcext:value-type="float">
            <text:p>868010</text:p>
          </table:table-cell>
          <table:table-cell office:value-type="string" calcext:value-type="string">
            <text:p>eMalahleni NU</text:p>
          </table:table-cell>
          <table:table-cell office:value-type="string" calcext:value-type="string">
            <text:p>Emalahleni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08" calcext:value-type="float">
            <text:p>869008</text:p>
          </table:table-cell>
          <table:table-cell office:value-type="string" calcext:value-type="string">
            <text:p>Blinkpan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9013" calcext:value-type="float">
            <text:p>869013</text:p>
          </table:table-cell>
          <table:table-cell office:value-type="string" calcext:value-type="string">
            <text:p>Hendrina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13" calcext:value-type="float">
            <text:p>869013</text:p>
          </table:table-cell>
          <table:table-cell office:value-type="string" calcext:value-type="string">
            <text:p>Hendrina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10" calcext:value-type="float">
            <text:p>869010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09" calcext:value-type="float">
            <text:p>869009</text:p>
          </table:table-cell>
          <table:table-cell office:value-type="string" calcext:value-type="string">
            <text:p>Komati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9001" calcext:value-type="float">
            <text:p>869001</text:p>
          </table:table-cell>
          <table:table-cell office:value-type="string" calcext:value-type="string">
            <text:p>Kranspoort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01" calcext:value-type="float">
            <text:p>869001</text:p>
          </table:table-cell>
          <table:table-cell office:value-type="string" calcext:value-type="string">
            <text:p>Kranspoort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9012" calcext:value-type="float">
            <text:p>869012</text:p>
          </table:table-cell>
          <table:table-cell office:value-type="string" calcext:value-type="string">
            <text:p>KwaZamokuhle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9012" calcext:value-type="float">
            <text:p>869012</text:p>
          </table:table-cell>
          <table:table-cell office:value-type="string" calcext:value-type="string">
            <text:p>KwaZamokuhle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12" calcext:value-type="float">
            <text:p>869012</text:p>
          </table:table-cell>
          <table:table-cell office:value-type="string" calcext:value-type="string">
            <text:p>KwaZamokuhle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9004" calcext:value-type="float">
            <text:p>869004</text:p>
          </table:table-cell>
          <table:table-cell office:value-type="string" calcext:value-type="string">
            <text:p>Mhluzi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9004" calcext:value-type="float">
            <text:p>869004</text:p>
          </table:table-cell>
          <table:table-cell office:value-type="string" calcext:value-type="string">
            <text:p>Mhluzi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04" calcext:value-type="float">
            <text:p>869004</text:p>
          </table:table-cell>
          <table:table-cell office:value-type="string" calcext:value-type="string">
            <text:p>Mhluzi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9005" calcext:value-type="float">
            <text:p>869005</text:p>
          </table:table-cell>
          <table:table-cell office:value-type="string" calcext:value-type="string">
            <text:p>Middelburg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9005" calcext:value-type="float">
            <text:p>869005</text:p>
          </table:table-cell>
          <table:table-cell office:value-type="string" calcext:value-type="string">
            <text:p>Middelburg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9005" calcext:value-type="float">
            <text:p>869005</text:p>
          </table:table-cell>
          <table:table-cell office:value-type="string" calcext:value-type="string">
            <text:p>Middelburg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69005" calcext:value-type="float">
            <text:p>869005</text:p>
          </table:table-cell>
          <table:table-cell office:value-type="string" calcext:value-type="string">
            <text:p>Middelburg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05" calcext:value-type="float">
            <text:p>869005</text:p>
          </table:table-cell>
          <table:table-cell office:value-type="string" calcext:value-type="string">
            <text:p>Middelburg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9003" calcext:value-type="float">
            <text:p>869003</text:p>
          </table:table-cell>
          <table:table-cell office:value-type="string" calcext:value-type="string">
            <text:p>Piet Tlou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03" calcext:value-type="float">
            <text:p>869003</text:p>
          </table:table-cell>
          <table:table-cell office:value-type="string" calcext:value-type="string">
            <text:p>Piet Tlou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07" calcext:value-type="float">
            <text:p>869007</text:p>
          </table:table-cell>
          <table:table-cell office:value-type="string" calcext:value-type="string">
            <text:p>Pullens Hope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9006" calcext:value-type="float">
            <text:p>869006</text:p>
          </table:table-cell>
          <table:table-cell office:value-type="string" calcext:value-type="string">
            <text:p>Rietkuil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06" calcext:value-type="float">
            <text:p>869006</text:p>
          </table:table-cell>
          <table:table-cell office:value-type="string" calcext:value-type="string">
            <text:p>Rietkuil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9011" calcext:value-type="float">
            <text:p>869011</text:p>
          </table:table-cell>
          <table:table-cell office:value-type="string" calcext:value-type="string">
            <text:p>Sizanane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9011" calcext:value-type="float">
            <text:p>869011</text:p>
          </table:table-cell>
          <table:table-cell office:value-type="string" calcext:value-type="string">
            <text:p>Sizanane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69002" calcext:value-type="float">
            <text:p>869002</text:p>
          </table:table-cell>
          <table:table-cell office:value-type="string" calcext:value-type="string">
            <text:p>Steve Tshwete NU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9002" calcext:value-type="float">
            <text:p>869002</text:p>
          </table:table-cell>
          <table:table-cell office:value-type="string" calcext:value-type="string">
            <text:p>Steve Tshwete NU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69002" calcext:value-type="float">
            <text:p>869002</text:p>
          </table:table-cell>
          <table:table-cell office:value-type="string" calcext:value-type="string">
            <text:p>Steve Tshwete NU</text:p>
          </table:table-cell>
          <table:table-cell office:value-type="string" calcext:value-type="string">
            <text:p>Steve Tshwet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1004" calcext:value-type="float">
            <text:p>871004</text:p>
          </table:table-cell>
          <table:table-cell office:value-type="string" calcext:value-type="string">
            <text:p>Bhundu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903 - ZAPRO: Protected nature, forest or game reserve, gazetted</text:p>
          </table:table-cell>
          <table:table-cell office:value-type="float" office:value="871009" calcext:value-type="float">
            <text:p>871009</text:p>
          </table:table-cell>
          <table:table-cell office:value-type="string" calcext:value-type="string">
            <text:p>Die Bron Vakansiedorp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1003" calcext:value-type="float">
            <text:p>871003</text:p>
          </table:table-cell>
          <table:table-cell office:value-type="string" calcext:value-type="string">
            <text:p>Dipasana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1012" calcext:value-type="float">
            <text:p>871012</text:p>
          </table:table-cell>
          <table:table-cell office:value-type="string" calcext:value-type="string">
            <text:p>Enkeldoornoog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1012" calcext:value-type="float">
            <text:p>871012</text:p>
          </table:table-cell>
          <table:table-cell office:value-type="string" calcext:value-type="string">
            <text:p>Enkeldoornoog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15" calcext:value-type="float">
            <text:p>871015</text:p>
          </table:table-cell>
          <table:table-cell office:value-type="string" calcext:value-type="string">
            <text:p>Gemsbokspruit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1015" calcext:value-type="float">
            <text:p>871015</text:p>
          </table:table-cell>
          <table:table-cell office:value-type="string" calcext:value-type="string">
            <text:p>Gemsbokspruit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11" calcext:value-type="float">
            <text:p>871011</text:p>
          </table:table-cell>
          <table:table-cell office:value-type="string" calcext:value-type="string">
            <text:p>Kameelpoortnek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5 - ZAUNT: Traditional tenure industrial area</text:p>
          </table:table-cell>
          <table:table-cell office:value-type="float" office:value="871011" calcext:value-type="float">
            <text:p>871011</text:p>
          </table:table-cell>
          <table:table-cell office:value-type="string" calcext:value-type="string">
            <text:p>Kameelpoortnek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52 - ZAUUH: Urban, residential, municipal high-rise high unemployment</text:p>
          </table:table-cell>
          <table:table-cell office:value-type="float" office:value="871018" calcext:value-type="float">
            <text:p>871018</text:p>
          </table:table-cell>
          <table:table-cell office:value-type="string" calcext:value-type="string">
            <text:p>KwaMhlanga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1018" calcext:value-type="float">
            <text:p>871018</text:p>
          </table:table-cell>
          <table:table-cell office:value-type="string" calcext:value-type="string">
            <text:p>KwaMhlanga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16" calcext:value-type="float">
            <text:p>871016</text:p>
          </table:table-cell>
          <table:table-cell office:value-type="string" calcext:value-type="string">
            <text:p>KwaMhlanga Crossroads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06" calcext:value-type="float">
            <text:p>871006</text:p>
          </table:table-cell>
          <table:table-cell office:value-type="string" calcext:value-type="string">
            <text:p>Kwaggafontein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1 - ZAUCT: Traditional tenure commercial/mercantile area</text:p>
          </table:table-cell>
          <table:table-cell office:value-type="float" office:value="871006" calcext:value-type="float">
            <text:p>871006</text:p>
          </table:table-cell>
          <table:table-cell office:value-type="string" calcext:value-type="string">
            <text:p>Kwaggafontein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871006" calcext:value-type="float">
            <text:p>871006</text:p>
          </table:table-cell>
          <table:table-cell office:value-type="string" calcext:value-type="string">
            <text:p>Kwaggafontein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17" calcext:value-type="float">
            <text:p>871017</text:p>
          </table:table-cell>
          <table:table-cell office:value-type="string" calcext:value-type="string">
            <text:p>Leratong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10" calcext:value-type="float">
            <text:p>871010</text:p>
          </table:table-cell>
          <table:table-cell office:value-type="string" calcext:value-type="string">
            <text:p>LithuliVillage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01" calcext:value-type="float">
            <text:p>871001</text:p>
          </table:table-cell>
          <table:table-cell office:value-type="string" calcext:value-type="string">
            <text:p>Mathys Zyn Loop-A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03 - ZAHIC: Highveld open access intensive cropping</text:p>
          </table:table-cell>
          <table:table-cell office:value-type="float" office:value="871005" calcext:value-type="float">
            <text:p>871005</text:p>
          </table:table-cell>
          <table:table-cell office:value-type="string" calcext:value-type="string">
            <text:p>Mkobola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19" calcext:value-type="float">
            <text:p>871019</text:p>
          </table:table-cell>
          <table:table-cell office:value-type="string" calcext:value-type="string">
            <text:p>Moloto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1019" calcext:value-type="float">
            <text:p>871019</text:p>
          </table:table-cell>
          <table:table-cell office:value-type="string" calcext:value-type="string">
            <text:p>Moloto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21" calcext:value-type="float">
            <text:p>871021</text:p>
          </table:table-cell>
          <table:table-cell office:value-type="string" calcext:value-type="string">
            <text:p>Sehlakwana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1007" calcext:value-type="float">
            <text:p>871007</text:p>
          </table:table-cell>
          <table:table-cell office:value-type="string" calcext:value-type="string">
            <text:p>Somphalali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71002" calcext:value-type="float">
            <text:p>871002</text:p>
          </table:table-cell>
          <table:table-cell office:value-type="string" calcext:value-type="string">
            <text:p>Thembisile NU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02" calcext:value-type="float">
            <text:p>871002</text:p>
          </table:table-cell>
          <table:table-cell office:value-type="string" calcext:value-type="string">
            <text:p>Thembisile NU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58 - ZAHVC: Highveld vegetables and crops</text:p>
          </table:table-cell>
          <table:table-cell office:value-type="float" office:value="871002" calcext:value-type="float">
            <text:p>871002</text:p>
          </table:table-cell>
          <table:table-cell office:value-type="string" calcext:value-type="string">
            <text:p>Thembisile NU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0 - ZAUIT: Traditional tenure informal settlement</text:p>
          </table:table-cell>
          <table:table-cell office:value-type="float" office:value="871002" calcext:value-type="float">
            <text:p>871002</text:p>
          </table:table-cell>
          <table:table-cell office:value-type="string" calcext:value-type="string">
            <text:p>Thembisile NU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13" calcext:value-type="float">
            <text:p>871013</text:p>
          </table:table-cell>
          <table:table-cell office:value-type="string" calcext:value-type="string">
            <text:p>Tweefontein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71013" calcext:value-type="float">
            <text:p>871013</text:p>
          </table:table-cell>
          <table:table-cell office:value-type="string" calcext:value-type="string">
            <text:p>Tweefontein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1013" calcext:value-type="float">
            <text:p>871013</text:p>
          </table:table-cell>
          <table:table-cell office:value-type="string" calcext:value-type="string">
            <text:p>Tweefontein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1013" calcext:value-type="float">
            <text:p>871013</text:p>
          </table:table-cell>
          <table:table-cell office:value-type="string" calcext:value-type="string">
            <text:p>Tweefontein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71020" calcext:value-type="float">
            <text:p>871020</text:p>
          </table:table-cell>
          <table:table-cell office:value-type="string" calcext:value-type="string">
            <text:p>Verena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71020" calcext:value-type="float">
            <text:p>871020</text:p>
          </table:table-cell>
          <table:table-cell office:value-type="string" calcext:value-type="string">
            <text:p>Verena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14" calcext:value-type="float">
            <text:p>871014</text:p>
          </table:table-cell>
          <table:table-cell office:value-type="string" calcext:value-type="string">
            <text:p>Vlaaklaagte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0 - ZAULT: Formal residential in traditional tenure</text:p>
          </table:table-cell>
          <table:table-cell office:value-type="float" office:value="871014" calcext:value-type="float">
            <text:p>871014</text:p>
          </table:table-cell>
          <table:table-cell office:value-type="string" calcext:value-type="string">
            <text:p>Vlaaklaagte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05 - ZAHMI: Highveld open access mixed income</text:p>
          </table:table-cell>
          <table:table-cell office:value-type="float" office:value="871008" calcext:value-type="float">
            <text:p>871008</text:p>
          </table:table-cell>
          <table:table-cell office:value-type="string" calcext:value-type="string">
            <text:p>eNgwengameni</text:p>
          </table:table-cell>
          <table:table-cell office:value-type="string" calcext:value-type="string">
            <text:p>Thembisil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7001" calcext:value-type="float">
            <text:p>867001</text:p>
          </table:table-cell>
          <table:table-cell office:value-type="string" calcext:value-type="string">
            <text:p>Botleng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31 - ZAUIS: Urban, residential, informal better serviced</text:p>
          </table:table-cell>
          <table:table-cell office:value-type="float" office:value="867001" calcext:value-type="float">
            <text:p>867001</text:p>
          </table:table-cell>
          <table:table-cell office:value-type="string" calcext:value-type="string">
            <text:p>Botleng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7001" calcext:value-type="float">
            <text:p>867001</text:p>
          </table:table-cell>
          <table:table-cell office:value-type="string" calcext:value-type="string">
            <text:p>Botleng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2 - ZAUCO: Urban, commercial / mercantile</text:p>
          </table:table-cell>
          <table:table-cell office:value-type="float" office:value="867004" calcext:value-type="float">
            <text:p>867004</text:p>
          </table:table-cell>
          <table:table-cell office:value-type="string" calcext:value-type="string">
            <text:p>Delmas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06 - ZAUIN: Urban, industrial / transport</text:p>
          </table:table-cell>
          <table:table-cell office:value-type="float" office:value="867004" calcext:value-type="float">
            <text:p>867004</text:p>
          </table:table-cell>
          <table:table-cell office:value-type="string" calcext:value-type="string">
            <text:p>Delmas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7004" calcext:value-type="float">
            <text:p>867004</text:p>
          </table:table-cell>
          <table:table-cell office:value-type="string" calcext:value-type="string">
            <text:p>Delmas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7004" calcext:value-type="float">
            <text:p>867004</text:p>
          </table:table-cell>
          <table:table-cell office:value-type="string" calcext:value-type="string">
            <text:p>Delmas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7008" calcext:value-type="float">
            <text:p>867008</text:p>
          </table:table-cell>
          <table:table-cell office:value-type="string" calcext:value-type="string">
            <text:p>Eloff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7008" calcext:value-type="float">
            <text:p>867008</text:p>
          </table:table-cell>
          <table:table-cell office:value-type="string" calcext:value-type="string">
            <text:p>Eloff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81 - ZAULM: Urban, residential, low-rise affluent and middle-income</text:p>
          </table:table-cell>
          <table:table-cell office:value-type="float" office:value="867007" calcext:value-type="float">
            <text:p>867007</text:p>
          </table:table-cell>
          <table:table-cell office:value-type="string" calcext:value-type="string">
            <text:p>Middelbult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7003" calcext:value-type="float">
            <text:p>867003</text:p>
          </table:table-cell>
          <table:table-cell office:value-type="string" calcext:value-type="string">
            <text:p>Modder East Orchards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7005" calcext:value-type="float">
            <text:p>867005</text:p>
          </table:table-cell>
          <table:table-cell office:value-type="string" calcext:value-type="string">
            <text:p>Rietkol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890 - ZAUSM: Urban, smallholdings, uncultivated or grazing</text:p>
          </table:table-cell>
          <table:table-cell office:value-type="float" office:value="867006" calcext:value-type="float">
            <text:p>867006</text:p>
          </table:table-cell>
          <table:table-cell office:value-type="string" calcext:value-type="string">
            <text:p>Sundra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155 - ZAHGR: Highveld cattle and game farming</text:p>
          </table:table-cell>
          <table:table-cell office:value-type="float" office:value="867002" calcext:value-type="float">
            <text:p>867002</text:p>
          </table:table-cell>
          <table:table-cell office:value-type="string" calcext:value-type="string">
            <text:p>Victor Khanye NU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254 - ZACMW: Central maize, wheat and cattle</text:p>
          </table:table-cell>
          <table:table-cell office:value-type="float" office:value="867002" calcext:value-type="float">
            <text:p>867002</text:p>
          </table:table-cell>
          <table:table-cell office:value-type="string" calcext:value-type="string">
            <text:p>Victor Khanye NU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59358 - ZAHVC: Highveld vegetables and crops</text:p>
          </table:table-cell>
          <table:table-cell office:value-type="float" office:value="867002" calcext:value-type="float">
            <text:p>867002</text:p>
          </table:table-cell>
          <table:table-cell office:value-type="string" calcext:value-type="string">
            <text:p>Victor Khanye NU</text:p>
          </table:table-cell>
          <table:table-cell office:value-type="string" calcext:value-type="string">
            <text:p>Victor Khanye</text:p>
          </table:table-cell>
          <table:table-cell office:value-type="string" calcext:value-type="string">
            <text:p>Nkangala</text:p>
          </table:table-cell>
          <table:table-cell office:value-type="string" calcext:value-type="string">
            <text:p>Mpumalanga</text:p>
          </table:table-cell>
        </table:table-row>
        <table:table-row table:style-name="ro1" table:visibility="filter">
          <table:table-cell office:value-type="string" calcext:value-type="string">
            <text:p>3230 rows)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_villages.A1:list_villages.F3232" table:display-filter-buttons="true">
          <table:filter>
            <table:filter-and>
              <table:filter-condition table:field-number="0" table:value="59101 - ZALOC: Lowveld open access cattle and other incom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0:42:40.533457000</dc:date>
    <dc:creator>Charles Rethman</dc:creator>
    <meta:editing-duration>PT3M53S</meta:editing-duration>
    <meta:editing-cycles>1</meta:editing-cycles>
    <meta:generator>LibreOffice/5.1.5.2$MacOSX_X86_64 LibreOffice_project/7a864d8825610a8c07cfc3bc01dd4fce6a9447e5</meta:generator>
    <meta:document-statistic meta:table-count="1" meta:cell-count="19387" meta:object-count="0"/>
  </office:meta>
</office:document-meta>
</file>